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1.7mm"/>
    </style:style>
    <style:style style:name="co4" style:family="table-column">
      <style:table-column-properties fo:break-before="auto" style:column-width="31.89mm"/>
    </style:style>
    <style:style style:name="co5" style:family="table-column">
      <style:table-column-properties fo:break-before="auto" style:column-width="37.73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48.28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51.82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8.94mm"/>
    </style:style>
    <style:style style:name="co13" style:family="table-column">
      <style:table-column-properties fo:break-before="auto" style:column-width="30.04mm"/>
    </style:style>
    <style:style style:name="co14" style:family="table-column">
      <style:table-column-properties fo:break-before="auto" style:column-width="30.85mm"/>
    </style:style>
    <style:style style:name="co15" style:family="table-column">
      <style:table-column-properties fo:break-before="auto" style:column-width="26.44mm"/>
    </style:style>
    <style:style style:name="co16" style:family="table-column">
      <style:table-column-properties fo:break-before="auto" style:column-width="38.2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326.38mm" svg:height="143.36mm" svg:x="159.09mm" svg:y="6.99mm">
            <loext:p draw:notify-on-update-of-ranges="search_results.K2:search_results.K358 search_results.D1:search_results.D1 search_results.D2:search_results.D358 search_results.V2:search_results.V358 search_results.V2:search_results.V358 search_results.K2:search_results.K358 search_results.C1:search_results.C1 search_results.C2:search_results.C358 search_results.U2:search_results.U358 search_results.U2:search_results.U3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1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2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30.1614120006561" calcext:value-type="float">
            <text:p>30.1614120006561</text:p>
          </table:table-cell>
          <table:table-cell office:value-type="float" office:value="0.964926958084106" calcext:value-type="float">
            <text:p>0.96492695808410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607787150007" calcext:value-type="float">
            <text:p>0.9860778715000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643095624431337" calcext:value-type="float">
            <text:p>0.643095624431337</text:p>
          </table:table-cell>
          <table:table-cell office:value-type="float" office:value="0.0232921837073415" calcext:value-type="float">
            <text:p>0.023292183707342</text:p>
          </table:table-cell>
          <table:table-cell office:value-type="float" office:value="0.00541674262054538" calcext:value-type="float">
            <text:p>0.005416742620545</text:p>
          </table:table-cell>
          <table:table-cell office:value-type="float" office:value="0.00199703810802678" calcext:value-type="float">
            <text:p>0.001997038108027</text:p>
          </table:table-cell>
        </table:table-row>
        <table:table-row table:style-name="ro1">
          <table:table-cell table:number-columns-repeated="2"/>
          <table:table-cell office:value-type="float" office:value="0.933787128712871" calcext:value-type="float">
            <text:p>0.933787128712871</text:p>
          </table:table-cell>
          <table:table-cell office:value-type="float" office:value="0.978961337830164" calcext:value-type="float">
            <text:p>0.97896133783016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111436392774149" calcext:value-type="float">
            <text:p>0.111436392774149</text:p>
          </table:table-cell>
          <table:table-cell office:value-type="float" office:value="0.0487758586080252" calcext:value-type="float">
            <text:p>0.048775858608025</text:p>
          </table:table-cell>
          <table:table-cell office:value-type="float" office:value="0.00724198384580547" calcext:value-type="float">
            <text:p>0.007241983845805</text:p>
          </table:table-cell>
          <table:table-cell office:value-type="float" office:value="0.001564904260757" calcext:value-type="float">
            <text:p>0.001564904260757</text:p>
          </table:table-cell>
        </table:table-row>
        <table:table-row table:style-name="ro1">
          <table:table-cell table:number-columns-repeated="2"/>
          <table:table-cell office:value-type="float" office:value="0.934405940594059" calcext:value-type="float">
            <text:p>0.934405940594059</text:p>
          </table:table-cell>
          <table:table-cell office:value-type="float" office:value="0.982672487717628" calcext:value-type="float">
            <text:p>0.9826724877176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164889938269" calcext:value-type="float">
            <text:p>1.164889938269</text:p>
          </table:table-cell>
          <table:table-cell office:value-type="float" office:value="1.22329724472158" calcext:value-type="float">
            <text:p>1.22329724472158</text:p>
          </table:table-cell>
          <table:table-cell office:value-type="float" office:value="0.0143691727697679" calcext:value-type="float">
            <text:p>0.014369172769768</text:p>
          </table:table-cell>
          <table:table-cell office:value-type="float" office:value="0.00175736645648181" calcext:value-type="float">
            <text:p>0.001757366456482</text:p>
          </table:table-cell>
        </table:table-row>
        <table:table-row table:style-name="ro1">
          <table:table-cell office:value-type="float" office:value="28.0070097446442" calcext:value-type="float">
            <text:p>28.0070097446442</text:p>
          </table:table-cell>
          <table:table-cell office:value-type="float" office:value="0.737162669499715" calcext:value-type="float">
            <text:p>0.73716266949971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8762509397135" calcext:value-type="float">
            <text:p>0.9876250939713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70858254520955" calcext:value-type="float">
            <text:p>0.70858254520955</text:p>
          </table:table-cell>
          <table:table-cell office:value-type="float" office:value="0.0377647278578198" calcext:value-type="float">
            <text:p>0.03776472785782</text:p>
          </table:table-cell>
          <table:table-cell office:value-type="float" office:value="0.00471847657720391" calcext:value-type="float">
            <text:p>0.004718476577204</text:p>
          </table:table-cell>
          <table:table-cell office:value-type="float" office:value="0.00156801348283582" calcext:value-type="float">
            <text:p>0.001568013482836</text:p>
          </table:table-cell>
        </table:table-row>
        <table:table-row table:style-name="ro1">
          <table:table-cell office:value-type="float" office:value="28.4883875052134" calcext:value-type="float">
            <text:p>28.4883875052134</text:p>
          </table:table-cell>
          <table:table-cell office:value-type="float" office:value="0.779841105143229" calcext:value-type="float">
            <text:p>0.77984110514322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86697450186563" calcext:value-type="float">
            <text:p>0.98669745018656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26803257385624" calcext:value-type="float">
            <text:p>0.26803257385624</text:p>
          </table:table-cell>
          <table:table-cell office:value-type="float" office:value="0.06910770887963" calcext:value-type="float">
            <text:p>0.06910770887963</text:p>
          </table:table-cell>
          <table:table-cell office:value-type="float" office:value="0.006216416534606" calcext:value-type="float">
            <text:p>0.006216416534606</text:p>
          </table:table-cell>
          <table:table-cell office:value-type="float" office:value="0.00230550356676402" calcext:value-type="float">
            <text:p>0.002305503566764</text:p>
          </table:table-cell>
        </table:table-row>
        <table:table-row table:style-name="ro1">
          <table:table-cell office:value-type="float" office:value="28.3556234836578" calcext:value-type="float">
            <text:p>28.3556234836578</text:p>
          </table:table-cell>
          <table:table-cell office:value-type="float" office:value="0.843067804972331" calcext:value-type="float">
            <text:p>0.84306780497233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86386511346681" calcext:value-type="float">
            <text:p>0.98638651134668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359721862170132" calcext:value-type="float">
            <text:p>0.359721862170132</text:p>
          </table:table-cell>
          <table:table-cell office:value-type="float" office:value="0.140414722818021" calcext:value-type="float">
            <text:p>0.140414722818021</text:p>
          </table:table-cell>
          <table:table-cell office:value-type="float" office:value="0.00581086058907023" calcext:value-type="float">
            <text:p>0.00581086058907</text:p>
          </table:table-cell>
          <table:table-cell office:value-type="float" office:value="0.000868957113717872" calcext:value-type="float">
            <text:p>0.000868957113718</text:p>
          </table:table-cell>
        </table:table-row>
        <table:table-row table:style-name="ro1">
          <table:table-cell table:number-columns-repeated="2"/>
          <table:table-cell office:value-type="float" office:value="0.933168316831683" calcext:value-type="float">
            <text:p>0.933168316831683</text:p>
          </table:table-cell>
          <table:table-cell office:value-type="float" office:value="0.980507410804808" calcext:value-type="float">
            <text:p>0.98050741080480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2" calcext:value-type="float">
            <text:p>2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97854839784603" calcext:value-type="float">
            <text:p>1.97854839784603</text:p>
          </table:table-cell>
          <table:table-cell office:value-type="float" office:value="0.329379505108249" calcext:value-type="float">
            <text:p>0.329379505108249</text:p>
          </table:table-cell>
          <table:table-cell office:value-type="float" office:value="0.0031323686922315" calcext:value-type="float">
            <text:p>0.003132368692232</text:p>
          </table:table-cell>
          <table:table-cell office:value-type="float" office:value="0.00151493212165867" calcext:value-type="float">
            <text:p>0.001514932121659</text:p>
          </table:table-cell>
        </table:table-row>
        <table:table-row table:style-name="ro1">
          <table:table-cell table:number-columns-repeated="2"/>
          <table:table-cell office:value-type="float" office:value="0.933168316831683" calcext:value-type="float">
            <text:p>0.933168316831683</text:p>
          </table:table-cell>
          <table:table-cell office:value-type="float" office:value="0.980506836056491" calcext:value-type="float">
            <text:p>0.98050683605649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" calcext:value-type="float">
            <text:p>2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50548179037087" calcext:value-type="float">
            <text:p>0.750548179037087</text:p>
          </table:table-cell>
          <table:table-cell office:value-type="float" office:value="0.0351634418456372" calcext:value-type="float">
            <text:p>0.035163441845637</text:p>
          </table:table-cell>
          <table:table-cell office:value-type="float" office:value="0.00531178509972419" calcext:value-type="float">
            <text:p>0.005311785099724</text:p>
          </table:table-cell>
          <table:table-cell office:value-type="float" office:value="0.0013209181892925" calcext:value-type="float">
            <text:p>0.001320918189293</text:p>
          </table:table-cell>
        </table:table-row>
        <table:table-row table:style-name="ro1">
          <table:table-cell table:number-columns-repeated="2"/>
          <table:table-cell office:value-type="float" office:value="0.933168316831683" calcext:value-type="float">
            <text:p>0.933168316831683</text:p>
          </table:table-cell>
          <table:table-cell office:value-type="float" office:value="0.978961337830164" calcext:value-type="float">
            <text:p>0.97896133783016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" calcext:value-type="float">
            <text:p>2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96063240108785" calcext:value-type="float">
            <text:p>1.96063240108785</text:p>
          </table:table-cell>
          <table:table-cell office:value-type="float" office:value="0.25666649794001" calcext:value-type="float">
            <text:p>0.25666649794001</text:p>
          </table:table-cell>
          <table:table-cell office:value-type="float" office:value="0.00397562511965141" calcext:value-type="float">
            <text:p>0.003975625119651</text:p>
          </table:table-cell>
          <table:table-cell office:value-type="float" office:value="0.00114085991985478" calcext:value-type="float">
            <text:p>0.001140859919855</text:p>
          </table:table-cell>
        </table:table-row>
        <table:table-row table:style-name="ro1">
          <table:table-cell table:number-columns-repeated="2"/>
          <table:table-cell office:value-type="float" office:value="0.933168316831683" calcext:value-type="float">
            <text:p>0.933168316831683</text:p>
          </table:table-cell>
          <table:table-cell office:value-type="float" office:value="0.980507985553126" calcext:value-type="float">
            <text:p>0.98050798555312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2" calcext:value-type="float">
            <text:p>2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2.00867449987695" calcext:value-type="float">
            <text:p>2.00867449987695</text:p>
          </table:table-cell>
          <table:table-cell office:value-type="float" office:value="1.51391375674895" calcext:value-type="float">
            <text:p>1.51391375674895</text:p>
          </table:table-cell>
          <table:table-cell office:value-type="float" office:value="0.00549741164797042" calcext:value-type="float">
            <text:p>0.00549741164797</text:p>
          </table:table-cell>
          <table:table-cell office:value-type="float" office:value="0.000743384015577099" calcext:value-type="float">
            <text:p>0.000743384015577</text:p>
          </table:table-cell>
        </table:table-row>
        <table:table-row table:style-name="ro1">
          <table:table-cell table:number-columns-repeated="2"/>
          <table:table-cell office:value-type="float" office:value="0.933168316831683" calcext:value-type="float">
            <text:p>0.933168316831683</text:p>
          </table:table-cell>
          <table:table-cell office:value-type="float" office:value="0.984532373273744" calcext:value-type="float">
            <text:p>0.98453237327374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2" calcext:value-type="float">
            <text:p>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403748164134322" calcext:value-type="float">
            <text:p>0.403748164134322</text:p>
          </table:table-cell>
          <table:table-cell office:value-type="float" office:value="0.568166133019871" calcext:value-type="float">
            <text:p>0.568166133019871</text:p>
          </table:table-cell>
          <table:table-cell office:value-type="float" office:value="0.0115358435501442" calcext:value-type="float">
            <text:p>0.011535843550144</text:p>
          </table:table-cell>
          <table:table-cell office:value-type="float" office:value="0.0031439151165865" calcext:value-type="float">
            <text:p>0.003143915116587</text:p>
          </table:table-cell>
        </table:table-row>
        <table:table-row table:style-name="ro1">
          <table:table-cell table:number-columns-repeated="2"/>
          <table:table-cell office:value-type="float" office:value="0.932549504950495" calcext:value-type="float">
            <text:p>0.932549504950495</text:p>
          </table:table-cell>
          <table:table-cell office:value-type="float" office:value="0.98298342655751" calcext:value-type="float">
            <text:p>0.9829834265575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4" calcext:value-type="float">
            <text:p>4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19712373091465" calcext:value-type="float">
            <text:p>2.19712373091465</text:p>
          </table:table-cell>
          <table:table-cell office:value-type="float" office:value="1.34593866722162" calcext:value-type="float">
            <text:p>1.34593866722162</text:p>
          </table:table-cell>
          <table:table-cell office:value-type="float" office:value="0.0103585218855812" calcext:value-type="float">
            <text:p>0.010358521885581</text:p>
          </table:table-cell>
          <table:table-cell office:value-type="float" office:value="0.00114656541756247" calcext:value-type="float">
            <text:p>0.001146565417562</text:p>
          </table:table-cell>
        </table:table-row>
        <table:table-row table:style-name="ro1">
          <table:table-cell table:number-columns-repeated="2"/>
          <table:table-cell office:value-type="float" office:value="0.932549504950495" calcext:value-type="float">
            <text:p>0.932549504950495</text:p>
          </table:table-cell>
          <table:table-cell office:value-type="float" office:value="0.990100534975734" calcext:value-type="float">
            <text:p>0.99010053497573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4" calcext:value-type="float">
            <text:p>4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68688121453078" calcext:value-type="float">
            <text:p>1.68688121453078</text:p>
          </table:table-cell>
          <table:table-cell office:value-type="float" office:value="1.55878204768294" calcext:value-type="float">
            <text:p>1.55878204768294</text:p>
          </table:table-cell>
          <table:table-cell office:value-type="float" office:value="0.00844529613205244" calcext:value-type="float">
            <text:p>0.008445296132052</text:p>
          </table:table-cell>
          <table:table-cell office:value-type="float" office:value="0.00174267936040161" calcext:value-type="float">
            <text:p>0.001742679360402</text:p>
          </table:table-cell>
        </table:table-row>
        <table:table-row table:style-name="ro1">
          <table:table-cell table:number-columns-repeated="2"/>
          <table:table-cell office:value-type="float" office:value="0.932549504950495" calcext:value-type="float">
            <text:p>0.932549504950495</text:p>
          </table:table-cell>
          <table:table-cell office:value-type="float" office:value="0.988553312504454" calcext:value-type="float">
            <text:p>0.98855331250445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" calcext:value-type="float">
            <text:p>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3.0182024726378" calcext:value-type="float">
            <text:p>3.0182024726378</text:p>
          </table:table-cell>
          <table:table-cell office:value-type="float" office:value="1.29628167608915" calcext:value-type="float">
            <text:p>1.29628167608915</text:p>
          </table:table-cell>
          <table:table-cell office:value-type="float" office:value="0.0108439479369756" calcext:value-type="float">
            <text:p>0.010843947936976</text:p>
          </table:table-cell>
          <table:table-cell office:value-type="float" office:value="0.00189960640260511" calcext:value-type="float">
            <text:p>0.001899606402605</text:p>
          </table:table-cell>
        </table:table-row>
        <table:table-row table:style-name="ro1">
          <table:table-cell office:value-type="float" office:value="28.2651953697205" calcext:value-type="float">
            <text:p>28.2651953697205</text:p>
          </table:table-cell>
          <table:table-cell office:value-type="float" office:value="0.807747602462769" calcext:value-type="float">
            <text:p>0.80774760246276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8700723952981" calcext:value-type="float">
            <text:p>0.9870072395298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671492659431122" calcext:value-type="float">
            <text:p>0.671492659431122</text:p>
          </table:table-cell>
          <table:table-cell office:value-type="float" office:value="0.207369206234736" calcext:value-type="float">
            <text:p>0.207369206234736</text:p>
          </table:table-cell>
          <table:table-cell office:value-type="float" office:value="0.00693184576785377" calcext:value-type="float">
            <text:p>0.006931845767854</text:p>
          </table:table-cell>
          <table:table-cell office:value-type="float" office:value="0.00272310100008702" calcext:value-type="float">
            <text:p>0.002723101000087</text:p>
          </table:table-cell>
        </table:table-row>
        <table:table-row table:style-name="ro1">
          <table:table-cell office:value-type="float" office:value="29.2160351276398" calcext:value-type="float">
            <text:p>29.2160351276398</text:p>
          </table:table-cell>
          <table:table-cell office:value-type="float" office:value="0.963898181915283" calcext:value-type="float">
            <text:p>0.96389818191528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88242373664572" calcext:value-type="float">
            <text:p>0.98824237366457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168165217683382" calcext:value-type="float">
            <text:p>0.168165217683382</text:p>
          </table:table-cell>
          <table:table-cell office:value-type="float" office:value="0.016853452397339" calcext:value-type="float">
            <text:p>0.016853452397339</text:p>
          </table:table-cell>
          <table:table-cell office:value-type="float" office:value="0.00895858853626378" calcext:value-type="float">
            <text:p>0.008958588536264</text:p>
          </table:table-cell>
          <table:table-cell office:value-type="float" office:value="0.00115901842446761" calcext:value-type="float">
            <text:p>0.001159018424468</text:p>
          </table:table-cell>
        </table:table-row>
        <table:table-row table:style-name="ro1">
          <table:table-cell office:value-type="float" office:value="31.0238134860992" calcext:value-type="float">
            <text:p>31.0238134860992</text:p>
          </table:table-cell>
          <table:table-cell office:value-type="float" office:value="0.829826752344767" calcext:value-type="float">
            <text:p>0.82982675234476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86697450186563" calcext:value-type="float">
            <text:p>0.98669745018656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365813042233371" calcext:value-type="float">
            <text:p>0.365813042233371</text:p>
          </table:table-cell>
          <table:table-cell office:value-type="float" office:value="0.150893757814235" calcext:value-type="float">
            <text:p>0.150893757814235</text:p>
          </table:table-cell>
          <table:table-cell office:value-type="float" office:value="0.00491833921901974" calcext:value-type="float">
            <text:p>0.00491833921902</text:p>
          </table:table-cell>
          <table:table-cell office:value-type="float" office:value="0.00314718964328164" calcext:value-type="float">
            <text:p>0.003147189643282</text:p>
          </table:table-cell>
        </table:table-row>
        <table:table-row table:style-name="ro1">
          <table:table-cell office:value-type="float" office:value="32.6652198632558" calcext:value-type="float">
            <text:p>32.6652198632558</text:p>
          </table:table-cell>
          <table:table-cell office:value-type="float" office:value="1.0662583510081" calcext:value-type="float">
            <text:p>1.066258351008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83909920845662" calcext:value-type="float">
            <text:p>0.98390992084566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548269011099905" calcext:value-type="float">
            <text:p>0.548269011099905</text:p>
          </table:table-cell>
          <table:table-cell office:value-type="float" office:value="0.142552095612012" calcext:value-type="float">
            <text:p>0.142552095612012</text:p>
          </table:table-cell>
          <table:table-cell office:value-type="float" office:value="0.00754819498253617" calcext:value-type="float">
            <text:p>0.007548194982536</text:p>
          </table:table-cell>
          <table:table-cell office:value-type="float" office:value="0.00158743841421762" calcext:value-type="float">
            <text:p>0.001587438414218</text:p>
          </table:table-cell>
        </table:table-row>
        <table:table-row table:style-name="ro1">
          <table:table-cell table:number-columns-repeated="2"/>
          <table:table-cell office:value-type="float" office:value="0.931930693069307" calcext:value-type="float">
            <text:p>0.931930693069307</text:p>
          </table:table-cell>
          <table:table-cell office:value-type="float" office:value="0.981125265246349" calcext:value-type="float">
            <text:p>0.98112526524634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5" calcext:value-type="float">
            <text:p>5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80765859662873" calcext:value-type="float">
            <text:p>2.80765859662873</text:p>
          </table:table-cell>
          <table:table-cell office:value-type="float" office:value="1.27182057057962" calcext:value-type="float">
            <text:p>1.27182057057962</text:p>
          </table:table-cell>
          <table:table-cell office:value-type="float" office:value="0.00371905170598251" calcext:value-type="float">
            <text:p>0.003719051705983</text:p>
          </table:table-cell>
          <table:table-cell office:value-type="float" office:value="0.00219547297313235" calcext:value-type="float">
            <text:p>0.002195472973132</text:p>
          </table:table-cell>
        </table:table-row>
        <table:table-row table:style-name="ro1">
          <table:table-cell table:number-columns-repeated="2"/>
          <table:table-cell office:value-type="float" office:value="0.931930693069307" calcext:value-type="float">
            <text:p>0.931930693069307</text:p>
          </table:table-cell>
          <table:table-cell office:value-type="float" office:value="0.981127564239619" calcext:value-type="float">
            <text:p>0.98112756423961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5" calcext:value-type="float">
            <text:p>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19090318758075" calcext:value-type="float">
            <text:p>1.19090318758075</text:p>
          </table:table-cell>
          <table:table-cell office:value-type="float" office:value="0.562453683280694" calcext:value-type="float">
            <text:p>0.562453683280694</text:p>
          </table:table-cell>
          <table:table-cell office:value-type="float" office:value="0.00764838248336575" calcext:value-type="float">
            <text:p>0.007648382483366</text:p>
          </table:table-cell>
          <table:table-cell office:value-type="float" office:value="0.00189439905287568" calcext:value-type="float">
            <text:p>0.001894399052876</text:p>
          </table:table-cell>
        </table:table-row>
        <table:table-row table:style-name="ro1">
          <table:table-cell table:number-columns-repeated="2"/>
          <table:table-cell office:value-type="float" office:value="0.931930693069307" calcext:value-type="float">
            <text:p>0.931930693069307</text:p>
          </table:table-cell>
          <table:table-cell office:value-type="float" office:value="0.980819499141326" calcext:value-type="float">
            <text:p>0.98081949914132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5" calcext:value-type="float">
            <text:p>5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31394328143355" calcext:value-type="float">
            <text:p>1.31394328143355</text:p>
          </table:table-cell>
          <table:table-cell office:value-type="float" office:value="0.128698508021644" calcext:value-type="float">
            <text:p>0.128698508021644</text:p>
          </table:table-cell>
          <table:table-cell office:value-type="float" office:value="0.0112163372042189" calcext:value-type="float">
            <text:p>0.011216337204219</text:p>
          </table:table-cell>
          <table:table-cell office:value-type="float" office:value="0.00304806324697111" calcext:value-type="float">
            <text:p>0.003048063246971</text:p>
          </table:table-cell>
        </table:table-row>
        <table:table-row table:style-name="ro1">
          <table:table-cell table:number-columns-repeated="2"/>
          <table:table-cell office:value-type="float" office:value="0.931930693069307" calcext:value-type="float">
            <text:p>0.931930693069307</text:p>
          </table:table-cell>
          <table:table-cell office:value-type="float" office:value="0.986384787101728" calcext:value-type="float">
            <text:p>0.9863847871017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" calcext:value-type="float">
            <text:p>7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3.65342746758699" calcext:value-type="float">
            <text:p>3.65342746758699</text:p>
          </table:table-cell>
          <table:table-cell office:value-type="float" office:value="2.23958380388376" calcext:value-type="float">
            <text:p>2.23958380388376</text:p>
          </table:table-cell>
          <table:table-cell office:value-type="float" office:value="0.00693933736407246" calcext:value-type="float">
            <text:p>0.006939337364072</text:p>
          </table:table-cell>
          <table:table-cell office:value-type="float" office:value="0.00191723961112938" calcext:value-type="float">
            <text:p>0.001917239611129</text:p>
          </table:table-cell>
        </table:table-row>
        <table:table-row table:style-name="ro1">
          <table:table-cell table:number-columns-repeated="2"/>
          <table:table-cell office:value-type="float" office:value="0.931311881188119" calcext:value-type="float">
            <text:p>0.931311881188119</text:p>
          </table:table-cell>
          <table:table-cell office:value-type="float" office:value="0.977725628947084" calcext:value-type="float">
            <text:p>0.97772562894708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8" calcext:value-type="float">
            <text:p>8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723787478826592" calcext:value-type="float">
            <text:p>0.723787478826592</text:p>
          </table:table-cell>
          <table:table-cell office:value-type="float" office:value="0.197122159619012" calcext:value-type="float">
            <text:p>0.197122159619012</text:p>
          </table:table-cell>
          <table:table-cell office:value-type="float" office:value="0.0106603096445299" calcext:value-type="float">
            <text:p>0.01066030964453</text:p>
          </table:table-cell>
          <table:table-cell office:value-type="float" office:value="0.00345633616113495" calcext:value-type="float">
            <text:p>0.003456336161135</text:p>
          </table:table-cell>
        </table:table-row>
        <table:table-row table:style-name="ro1">
          <table:table-cell table:number-columns-repeated="2"/>
          <table:table-cell office:value-type="float" office:value="0.931311881188119" calcext:value-type="float">
            <text:p>0.931311881188119</text:p>
          </table:table-cell>
          <table:table-cell office:value-type="float" office:value="0.985768656905141" calcext:value-type="float">
            <text:p>0.98576865690514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208658833407174" calcext:value-type="float">
            <text:p>0.208658833407174</text:p>
          </table:table-cell>
          <table:table-cell office:value-type="float" office:value="0.107413365594222" calcext:value-type="float">
            <text:p>0.107413365594222</text:p>
          </table:table-cell>
          <table:table-cell office:value-type="float" office:value="0.00531346128444942" calcext:value-type="float">
            <text:p>0.005313461284449</text:p>
          </table:table-cell>
          <table:table-cell office:value-type="float" office:value="0.0015664360244403" calcext:value-type="float">
            <text:p>0.00156643602444</text:p>
          </table:table-cell>
        </table:table-row>
        <table:table-row table:style-name="ro1">
          <table:table-cell table:number-columns-repeated="2"/>
          <table:table-cell office:value-type="float" office:value="0.931311881188119" calcext:value-type="float">
            <text:p>0.931311881188119</text:p>
          </table:table-cell>
          <table:table-cell office:value-type="float" office:value="0.983292641152439" calcext:value-type="float">
            <text:p>0.98329264115243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3000" calcext:value-type="float">
            <text:p>283000</text:p>
          </table:table-cell>
          <table:table-cell office:value-type="float" office:value="8" calcext:value-type="float">
            <text:p>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2.81922421730517" calcext:value-type="float">
            <text:p>2.81922421730517</text:p>
          </table:table-cell>
          <table:table-cell office:value-type="float" office:value="0.142048981487554" calcext:value-type="float">
            <text:p>0.142048981487554</text:p>
          </table:table-cell>
          <table:table-cell office:value-type="float" office:value="0.00409032898986816" calcext:value-type="float">
            <text:p>0.004090328989868</text:p>
          </table:table-cell>
          <table:table-cell office:value-type="float" office:value="0.00199945927594121" calcext:value-type="float">
            <text:p>0.001999459275941</text:p>
          </table:table-cell>
        </table:table-row>
        <table:table-row table:style-name="ro1">
          <table:table-cell table:number-columns-repeated="2"/>
          <table:table-cell office:value-type="float" office:value="0.931311881188119" calcext:value-type="float">
            <text:p>0.931311881188119</text:p>
          </table:table-cell>
          <table:table-cell office:value-type="float" office:value="0.987004365788221" calcext:value-type="float">
            <text:p>0.98700436578822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80000" calcext:value-type="float">
            <text:p>880000</text:p>
          </table:table-cell>
          <table:table-cell office:value-type="float" office:value="8" calcext:value-type="float">
            <text:p>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2.70854713975758" calcext:value-type="float">
            <text:p>2.70854713975758</text:p>
          </table:table-cell>
          <table:table-cell office:value-type="float" office:value="1.62929123532088" calcext:value-type="float">
            <text:p>1.62929123532088</text:p>
          </table:table-cell>
          <table:table-cell office:value-type="float" office:value="0.00409032898986816" calcext:value-type="float">
            <text:p>0.004090328989868</text:p>
          </table:table-cell>
          <table:table-cell office:value-type="float" office:value="0.00131802484236138" calcext:value-type="float">
            <text:p>0.001318024842361</text:p>
          </table:table-cell>
        </table:table-row>
        <table:table-row table:style-name="ro1">
          <table:table-cell table:number-columns-repeated="2"/>
          <table:table-cell office:value-type="float" office:value="0.931311881188119" calcext:value-type="float">
            <text:p>0.931311881188119</text:p>
          </table:table-cell>
          <table:table-cell office:value-type="float" office:value="0.98669572594161" calcext:value-type="float">
            <text:p>0.9866957259416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8" calcext:value-type="float">
            <text:p>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78646937534148" calcext:value-type="float">
            <text:p>1.78646937534148</text:p>
          </table:table-cell>
          <table:table-cell office:value-type="float" office:value="1.92339592240069" calcext:value-type="float">
            <text:p>1.92339592240069</text:p>
          </table:table-cell>
          <table:table-cell office:value-type="float" office:value="0.00256830316163591" calcext:value-type="float">
            <text:p>0.002568303161636</text:p>
          </table:table-cell>
          <table:table-cell office:value-type="float" office:value="0.00115487862379299" calcext:value-type="float">
            <text:p>0.001154878623793</text:p>
          </table:table-cell>
        </table:table-row>
        <table:table-row table:style-name="ro1">
          <table:table-cell office:value-type="float" office:value="30.8870775699615" calcext:value-type="float">
            <text:p>30.8870775699615</text:p>
          </table:table-cell>
          <table:table-cell office:value-type="float" office:value="0.854364236195882" calcext:value-type="float">
            <text:p>0.85436423619588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87006090033174" calcext:value-type="float">
            <text:p>0.98700609003317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09501645196397" calcext:value-type="float">
            <text:p>0.909501645196397</text:p>
          </table:table-cell>
          <table:table-cell office:value-type="float" office:value="0.0908956054505524" calcext:value-type="float">
            <text:p>0.090895605450552</text:p>
          </table:table-cell>
          <table:table-cell office:value-type="float" office:value="0.00323905580150489" calcext:value-type="float">
            <text:p>0.003239055801505</text:p>
          </table:table-cell>
          <table:table-cell office:value-type="float" office:value="0.00150639681095063" calcext:value-type="float">
            <text:p>0.001506396810951</text:p>
          </table:table-cell>
        </table:table-row>
        <table:table-row table:style-name="ro1">
          <table:table-cell office:value-type="float" office:value="31.3453776836395" calcext:value-type="float">
            <text:p>31.3453776836395</text:p>
          </table:table-cell>
          <table:table-cell office:value-type="float" office:value="0.83248782157898" calcext:value-type="float">
            <text:p>0.8324878215789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86388810339952" calcext:value-type="float">
            <text:p>0.98638881033995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000" calcext:value-type="float">
            <text:p>14000</text:p>
          </table:table-cell>
          <table:table-cell office:value-type="float" office:value="9" calcext:value-type="float">
            <text:p>9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23699947038678" calcext:value-type="float">
            <text:p>0.23699947038678</text:p>
          </table:table-cell>
          <table:table-cell office:value-type="float" office:value="0.0307072998894396" calcext:value-type="float">
            <text:p>0.03070729988944</text:p>
          </table:table-cell>
          <table:table-cell office:value-type="float" office:value="0.00724419305147847" calcext:value-type="float">
            <text:p>0.007244193051478</text:p>
          </table:table-cell>
          <table:table-cell office:value-type="float" office:value="0.0031454928934251" calcext:value-type="float">
            <text:p>0.003145492893425</text:p>
          </table:table-cell>
        </table:table-row>
        <table:table-row table:style-name="ro1">
          <table:table-cell office:value-type="float" office:value="28.2396021684011" calcext:value-type="float">
            <text:p>28.2396021684011</text:p>
          </table:table-cell>
          <table:table-cell office:value-type="float" office:value="0.854941527048747" calcext:value-type="float">
            <text:p>0.85494152704874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85769231653459" calcext:value-type="float">
            <text:p>0.98576923165345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56667977338928" calcext:value-type="float">
            <text:p>0.56667977338928</text:p>
          </table:table-cell>
          <table:table-cell office:value-type="float" office:value="0.0646895839121623" calcext:value-type="float">
            <text:p>0.064689583912162</text:p>
          </table:table-cell>
          <table:table-cell office:value-type="float" office:value="0.00845144627038235" calcext:value-type="float">
            <text:p>0.008451446270382</text:p>
          </table:table-cell>
          <table:table-cell office:value-type="float" office:value="0.00230473588084088" calcext:value-type="float">
            <text:p>0.002304735880841</text:p>
          </table:table-cell>
        </table:table-row>
        <table:table-row table:style-name="ro1">
          <table:table-cell office:value-type="float" office:value="27.9931665261586" calcext:value-type="float">
            <text:p>27.9931665261586</text:p>
          </table:table-cell>
          <table:table-cell office:value-type="float" office:value="0.810070037841797" calcext:value-type="float">
            <text:p>0.81007003784179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86078446248388" calcext:value-type="float">
            <text:p>0.98607844624838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000" calcext:value-type="float">
            <text:p>17000</text:p>
          </table:table-cell>
          <table:table-cell office:value-type="float" office:value="9" calcext:value-type="float">
            <text:p>9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602496490861329" calcext:value-type="float">
            <text:p>0.602496490861329</text:p>
          </table:table-cell>
          <table:table-cell office:value-type="float" office:value="0.0911562657881106" calcext:value-type="float">
            <text:p>0.091156265788111</text:p>
          </table:table-cell>
          <table:table-cell office:value-type="float" office:value="0.00443769604029529" calcext:value-type="float">
            <text:p>0.004437696040295</text:p>
          </table:table-cell>
          <table:table-cell office:value-type="float" office:value="0.00199436241792583" calcext:value-type="float">
            <text:p>0.001994362417926</text:p>
          </table:table-cell>
        </table:table-row>
        <table:table-row table:style-name="ro1">
          <table:table-cell office:value-type="float" office:value="29.6603850523631" calcext:value-type="float">
            <text:p>29.6603850523631</text:p>
          </table:table-cell>
          <table:table-cell office:value-type="float" office:value="0.93257999420166" calcext:value-type="float">
            <text:p>0.9325799942016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85149078218648" calcext:value-type="float">
            <text:p>0.98514907821864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00" calcext:value-type="float">
            <text:p>20000</text:p>
          </table:table-cell>
          <table:table-cell office:value-type="float" office:value="9" calcext:value-type="float">
            <text:p>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590501245804" calcext:value-type="float">
            <text:p>0.590501245804</text:p>
          </table:table-cell>
          <table:table-cell office:value-type="float" office:value="0.0543618933487556" calcext:value-type="float">
            <text:p>0.054361893348756</text:p>
          </table:table-cell>
          <table:table-cell office:value-type="float" office:value="0.00614768341532631" calcext:value-type="float">
            <text:p>0.006147683415326</text:p>
          </table:table-cell>
          <table:table-cell office:value-type="float" office:value="0.00199998193991998" calcext:value-type="float">
            <text:p>0.00199998193992</text:p>
          </table:table-cell>
        </table:table-row>
        <table:table-row table:style-name="ro1">
          <table:table-cell office:value-type="float" office:value="31.7622763315837" calcext:value-type="float">
            <text:p>31.7622763315837</text:p>
          </table:table-cell>
          <table:table-cell office:value-type="float" office:value="1.6773890654246" calcext:value-type="float">
            <text:p>1.677389065424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81746568177795" calcext:value-type="float">
            <text:p>0.98174656817779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9" calcext:value-type="float">
            <text:p>9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25449575399468" calcext:value-type="float">
            <text:p>1.25449575399468</text:p>
          </table:table-cell>
          <table:table-cell office:value-type="float" office:value="0.075838318448113" calcext:value-type="float">
            <text:p>0.075838318448113</text:p>
          </table:table-cell>
          <table:table-cell office:value-type="float" office:value="0.00720409390269291" calcext:value-type="float">
            <text:p>0.007204093902693</text:p>
          </table:table-cell>
          <table:table-cell office:value-type="float" office:value="0.00230352256763068" calcext:value-type="float">
            <text:p>0.002303522567631</text:p>
          </table:table-cell>
        </table:table-row>
        <table:table-row table:style-name="ro1">
          <table:table-cell table:number-columns-repeated="2"/>
          <table:table-cell office:value-type="float" office:value="0.930693069306931" calcext:value-type="float">
            <text:p>0.930693069306931</text:p>
          </table:table-cell>
          <table:table-cell office:value-type="float" office:value="0.984529499532155" calcext:value-type="float">
            <text:p>0.98452949953215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60000" calcext:value-type="float">
            <text:p>860000</text:p>
          </table:table-cell>
          <table:table-cell office:value-type="float" office:value="10" calcext:value-type="float">
            <text:p>10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3.21456945219106" calcext:value-type="float">
            <text:p>3.21456945219106</text:p>
          </table:table-cell>
          <table:table-cell office:value-type="float" office:value="1.98814225649955" calcext:value-type="float">
            <text:p>1.98814225649955</text:p>
          </table:table-cell>
          <table:table-cell office:value-type="float" office:value="0.00896069225032634" calcext:value-type="float">
            <text:p>0.008960692250326</text:p>
          </table:table-cell>
          <table:table-cell office:value-type="float" office:value="0.00115966579381831" calcext:value-type="float">
            <text:p>0.001159665793818</text:p>
          </table:table-cell>
        </table:table-row>
        <table:table-row table:style-name="ro1">
          <table:table-cell table:number-columns-repeated="2"/>
          <table:table-cell office:value-type="float" office:value="0.930693069306931" calcext:value-type="float">
            <text:p>0.930693069306931</text:p>
          </table:table-cell>
          <table:table-cell office:value-type="float" office:value="0.985147353973695" calcext:value-type="float">
            <text:p>0.98514735397369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0" calcext:value-type="float">
            <text:p>10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3.16075920331183" calcext:value-type="float">
            <text:p>3.16075920331183</text:p>
          </table:table-cell>
          <table:table-cell office:value-type="float" office:value="1.00081992153669" calcext:value-type="float">
            <text:p>1.00081992153669</text:p>
          </table:table-cell>
          <table:table-cell office:value-type="float" office:value="0.00828072487747881" calcext:value-type="float">
            <text:p>0.008280724877479</text:p>
          </table:table-cell>
          <table:table-cell office:value-type="float" office:value="0.00263111870349004" calcext:value-type="float">
            <text:p>0.00263111870349</text:p>
          </table:table-cell>
        </table:table-row>
        <table:table-row table:style-name="ro1">
          <table:table-cell table:number-columns-repeated="2"/>
          <table:table-cell office:value-type="float" office:value="0.930693069306931" calcext:value-type="float">
            <text:p>0.930693069306931</text:p>
          </table:table-cell>
          <table:table-cell office:value-type="float" office:value="0.99071953891391" calcext:value-type="float">
            <text:p>0.9907195389139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10" calcext:value-type="float">
            <text:p>10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2.50123411122459" calcext:value-type="float">
            <text:p>2.50123411122459</text:p>
          </table:table-cell>
          <table:table-cell office:value-type="float" office:value="1.74237376802549" calcext:value-type="float">
            <text:p>1.74237376802549</text:p>
          </table:table-cell>
          <table:table-cell office:value-type="float" office:value="0.00495021813984466" calcext:value-type="float">
            <text:p>0.004950218139845</text:p>
          </table:table-cell>
          <table:table-cell office:value-type="float" office:value="0.00199835270695833" calcext:value-type="float">
            <text:p>0.001998352706958</text:p>
          </table:table-cell>
        </table:table-row>
        <table:table-row table:style-name="ro1">
          <table:table-cell table:number-columns-repeated="2"/>
          <table:table-cell office:value-type="float" office:value="0.930693069306931" calcext:value-type="float">
            <text:p>0.930693069306931</text:p>
          </table:table-cell>
          <table:table-cell office:value-type="float" office:value="0.978653272731871" calcext:value-type="float">
            <text:p>0.97865327273187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4000" calcext:value-type="float">
            <text:p>184000</text:p>
          </table:table-cell>
          <table:table-cell office:value-type="float" office:value="11" calcext:value-type="float">
            <text:p>11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603876778485875" calcext:value-type="float">
            <text:p>0.603876778485875</text:p>
          </table:table-cell>
          <table:table-cell office:value-type="float" office:value="0.339760863986154" calcext:value-type="float">
            <text:p>0.339760863986154</text:p>
          </table:table-cell>
          <table:table-cell office:value-type="float" office:value="0.00693456435490319" calcext:value-type="float">
            <text:p>0.006934564354903</text:p>
          </table:table-cell>
          <table:table-cell office:value-type="float" office:value="0.00301630731724047" calcext:value-type="float">
            <text:p>0.00301630731724</text:p>
          </table:table-cell>
        </table:table-row>
        <table:table-row table:style-name="ro1">
          <table:table-cell table:number-columns-repeated="2"/>
          <table:table-cell office:value-type="float" office:value="0.930693069306931" calcext:value-type="float">
            <text:p>0.930693069306931</text:p>
          </table:table-cell>
          <table:table-cell office:value-type="float" office:value="0.979579192271704" calcext:value-type="float">
            <text:p>0.97957919227170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11" calcext:value-type="float">
            <text:p>1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40899693831593" calcext:value-type="float">
            <text:p>1.40899693831593</text:p>
          </table:table-cell>
          <table:table-cell office:value-type="float" office:value="0.145660667906409" calcext:value-type="float">
            <text:p>0.145660667906409</text:p>
          </table:table-cell>
          <table:table-cell office:value-type="float" office:value="0.00240808434609619" calcext:value-type="float">
            <text:p>0.002408084346096</text:p>
          </table:table-cell>
          <table:table-cell office:value-type="float" office:value="0.00227232429763189" calcext:value-type="float">
            <text:p>0.002272324297632</text:p>
          </table:table-cell>
        </table:table-row>
        <table:table-row table:style-name="ro1">
          <table:table-cell table:number-columns-repeated="2"/>
          <table:table-cell office:value-type="float" office:value="0.930693069306931" calcext:value-type="float">
            <text:p>0.930693069306931</text:p>
          </table:table-cell>
          <table:table-cell office:value-type="float" office:value="0.982675936207535" calcext:value-type="float">
            <text:p>0.98267593620753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11" calcext:value-type="float">
            <text:p>11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607705291509681" calcext:value-type="float">
            <text:p>0.607705291509681</text:p>
          </table:table-cell>
          <table:table-cell office:value-type="float" office:value="0.185190269604049" calcext:value-type="float">
            <text:p>0.185190269604049</text:p>
          </table:table-cell>
          <table:table-cell office:value-type="float" office:value="0.00533779422780509" calcext:value-type="float">
            <text:p>0.005337794227805</text:p>
          </table:table-cell>
          <table:table-cell office:value-type="float" office:value="0.0038031224300307" calcext:value-type="float">
            <text:p>0.003803122430031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3293215900757" calcext:value-type="float">
            <text:p>0.98329321590075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" calcext:value-type="float">
            <text:p>13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43492653042029" calcext:value-type="float">
            <text:p>1.43492653042029</text:p>
          </table:table-cell>
          <table:table-cell office:value-type="float" office:value="1.07182280438993" calcext:value-type="float">
            <text:p>1.07182280438993</text:p>
          </table:table-cell>
          <table:table-cell office:value-type="float" office:value="0.011036677780524" calcext:value-type="float">
            <text:p>0.011036677780524</text:p>
          </table:table-cell>
          <table:table-cell office:value-type="float" office:value="0.00129888135164263" calcext:value-type="float">
            <text:p>0.001298881351643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3911070342297" calcext:value-type="float">
            <text:p>0.98391107034229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13" calcext:value-type="float">
            <text:p>13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51211990612933" calcext:value-type="float">
            <text:p>1.51211990612933</text:p>
          </table:table-cell>
          <table:table-cell office:value-type="float" office:value="1.29116330105926" calcext:value-type="float">
            <text:p>1.29116330105926</text:p>
          </table:table-cell>
          <table:table-cell office:value-type="float" office:value="0.00472345298159614" calcext:value-type="float">
            <text:p>0.004723452981596</text:p>
          </table:table-cell>
          <table:table-cell office:value-type="float" office:value="0.00190459122436291" calcext:value-type="float">
            <text:p>0.001904591224363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669572594161" calcext:value-type="float">
            <text:p>0.9866957259416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3" calcext:value-type="float">
            <text:p>1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2.9237360493544" calcext:value-type="float">
            <text:p>2.9237360493544</text:p>
          </table:table-cell>
          <table:table-cell office:value-type="float" office:value="0.493498081378181" calcext:value-type="float">
            <text:p>0.493498081378181</text:p>
          </table:table-cell>
          <table:table-cell office:value-type="float" office:value="0.0101253692776465" calcext:value-type="float">
            <text:p>0.010125369277647</text:p>
          </table:table-cell>
          <table:table-cell office:value-type="float" office:value="0.00265905332378194" calcext:value-type="float">
            <text:p>0.002659053323782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9479806792606" calcext:value-type="float">
            <text:p>0.98947980679260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3" calcext:value-type="float">
            <text:p>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1.124223582051" calcext:value-type="float">
            <text:p>1.124223582051</text:p>
          </table:table-cell>
          <table:table-cell office:value-type="float" office:value="1.91675789069814" calcext:value-type="float">
            <text:p>1.91675789069814</text:p>
          </table:table-cell>
          <table:table-cell office:value-type="float" office:value="0.00606765262877756" calcext:value-type="float">
            <text:p>0.006067652628778</text:p>
          </table:table-cell>
          <table:table-cell office:value-type="float" office:value="0.000447049276222445" calcext:value-type="float">
            <text:p>0.000447049276222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7935458062914" calcext:value-type="float">
            <text:p>0.98793545806291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3" calcext:value-type="float">
            <text:p>13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1.51069700564696" calcext:value-type="float">
            <text:p>1.51069700564696</text:p>
          </table:table-cell>
          <table:table-cell office:value-type="float" office:value="2.00545411413824" calcext:value-type="float">
            <text:p>2.00545411413824</text:p>
          </table:table-cell>
          <table:table-cell office:value-type="float" office:value="0.011036677780524" calcext:value-type="float">
            <text:p>0.011036677780524</text:p>
          </table:table-cell>
          <table:table-cell office:value-type="float" office:value="0.00261645749120001" calcext:value-type="float">
            <text:p>0.0026164574912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79891280608222" calcext:value-type="float">
            <text:p>0.97989128060822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14" calcext:value-type="float">
            <text:p>14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510367750852283" calcext:value-type="float">
            <text:p>0.510367750852283</text:p>
          </table:table-cell>
          <table:table-cell office:value-type="float" office:value="0.83098839323139" calcext:value-type="float">
            <text:p>0.83098839323139</text:p>
          </table:table-cell>
          <table:table-cell office:value-type="float" office:value="0.01270671518379" calcext:value-type="float">
            <text:p>0.01270671518379</text:p>
          </table:table-cell>
          <table:table-cell office:value-type="float" office:value="0.00304725043010529" calcext:value-type="float">
            <text:p>0.003047250430105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79891280608222" calcext:value-type="float">
            <text:p>0.97989128060822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14" calcext:value-type="float">
            <text:p>1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4.64457307479134" calcext:value-type="float">
            <text:p>4.64457307479134</text:p>
          </table:table-cell>
          <table:table-cell office:value-type="float" office:value="0.244346927260107" calcext:value-type="float">
            <text:p>0.244346927260107</text:p>
          </table:table-cell>
          <table:table-cell office:value-type="float" office:value="0.00979409604586704" calcext:value-type="float">
            <text:p>0.009794096045867</text:p>
          </table:table-cell>
          <table:table-cell office:value-type="float" office:value="0.00313997088809418" calcext:value-type="float">
            <text:p>0.003139970888094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0198770958197" calcext:value-type="float">
            <text:p>0.98019877095819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14" calcext:value-type="float">
            <text:p>14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429637638028892" calcext:value-type="float">
            <text:p>0.429637638028892</text:p>
          </table:table-cell>
          <table:table-cell office:value-type="float" office:value="0.661728007610787" calcext:value-type="float">
            <text:p>0.661728007610787</text:p>
          </table:table-cell>
          <table:table-cell office:value-type="float" office:value="0.0101824275605207" calcext:value-type="float">
            <text:p>0.010182427560521</text:p>
          </table:table-cell>
          <table:table-cell office:value-type="float" office:value="0.00388314153242895" calcext:value-type="float">
            <text:p>0.003883141532429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1746568177795" calcext:value-type="float">
            <text:p>0.98174656817779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3000" calcext:value-type="float">
            <text:p>223000</text:p>
          </table:table-cell>
          <table:table-cell office:value-type="float" office:value="14" calcext:value-type="float">
            <text:p>1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53924238602505" calcext:value-type="float">
            <text:p>0.953924238602505</text:p>
          </table:table-cell>
          <table:table-cell office:value-type="float" office:value="0.149122065530578" calcext:value-type="float">
            <text:p>0.149122065530578</text:p>
          </table:table-cell>
          <table:table-cell office:value-type="float" office:value="0.00465806438612613" calcext:value-type="float">
            <text:p>0.004658064386126</text:p>
          </table:table-cell>
          <table:table-cell office:value-type="float" office:value="0.00189345457740009" calcext:value-type="float">
            <text:p>0.0018934545774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1438503079501" calcext:value-type="float">
            <text:p>0.98143850307950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4" calcext:value-type="float">
            <text:p>1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175241817689885" calcext:value-type="float">
            <text:p>0.175241817689885</text:p>
          </table:table-cell>
          <table:table-cell office:value-type="float" office:value="0.0471417846555798" calcext:value-type="float">
            <text:p>0.04714178465558</text:p>
          </table:table-cell>
          <table:table-cell office:value-type="float" office:value="0.00915471427930053" calcext:value-type="float">
            <text:p>0.009154714279301</text:p>
          </table:table-cell>
          <table:table-cell office:value-type="float" office:value="0.00345940692542347" calcext:value-type="float">
            <text:p>0.003459406925423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23632731227" calcext:value-type="float">
            <text:p>0.982363273122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14" calcext:value-type="float">
            <text:p>1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509480094549154" calcext:value-type="float">
            <text:p>0.509480094549154</text:p>
          </table:table-cell>
          <table:table-cell office:value-type="float" office:value="0.017830567883565" calcext:value-type="float">
            <text:p>0.017830567883565</text:p>
          </table:table-cell>
          <table:table-cell office:value-type="float" office:value="0.00840355533619532" calcext:value-type="float">
            <text:p>0.008403555336195</text:p>
          </table:table-cell>
          <table:table-cell office:value-type="float" office:value="0.00200931946111309" calcext:value-type="float">
            <text:p>0.002009319461113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2056357521042" calcext:value-type="float">
            <text:p>0.98205635752104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14" calcext:value-type="float">
            <text:p>1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63705859711275" calcext:value-type="float">
            <text:p>1.63705859711275</text:p>
          </table:table-cell>
          <table:table-cell office:value-type="float" office:value="0.0664039054893736" calcext:value-type="float">
            <text:p>0.066403905489374</text:p>
          </table:table-cell>
          <table:table-cell office:value-type="float" office:value="0.00483223087824465" calcext:value-type="float">
            <text:p>0.004832230878245</text:p>
          </table:table-cell>
          <table:table-cell office:value-type="float" office:value="0.00372865843765413" calcext:value-type="float">
            <text:p>0.003728658437654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0199345706515" calcext:value-type="float">
            <text:p>0.98019934570651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14" calcext:value-type="float">
            <text:p>1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505754110925655" calcext:value-type="float">
            <text:p>0.505754110925655</text:p>
          </table:table-cell>
          <table:table-cell office:value-type="float" office:value="0.0907848274175972" calcext:value-type="float">
            <text:p>0.090784827417597</text:p>
          </table:table-cell>
          <table:table-cell office:value-type="float" office:value="0.00472345298159614" calcext:value-type="float">
            <text:p>0.004723452981596</text:p>
          </table:table-cell>
          <table:table-cell office:value-type="float" office:value="0.0018937486972715" calcext:value-type="float">
            <text:p>0.001893748697272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82055782772724" calcext:value-type="float">
            <text:p>0.98205578277272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14" calcext:value-type="float">
            <text:p>14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193477300534438" calcext:value-type="float">
            <text:p>0.193477300534438</text:p>
          </table:table-cell>
          <table:table-cell office:value-type="float" office:value="0.286297119874603" calcext:value-type="float">
            <text:p>0.286297119874603</text:p>
          </table:table-cell>
          <table:table-cell office:value-type="float" office:value="0.00969112188934178" calcext:value-type="float">
            <text:p>0.009691121889342</text:p>
          </table:table-cell>
          <table:table-cell office:value-type="float" office:value="0.00156328140377645" calcext:value-type="float">
            <text:p>0.001563281403776</text:p>
          </table:table-cell>
        </table:table-row>
        <table:table-row table:style-name="ro1">
          <table:table-cell table:number-columns-repeated="2"/>
          <table:table-cell office:value-type="float" office:value="0.930074257425743" calcext:value-type="float">
            <text:p>0.930074257425743</text:p>
          </table:table-cell>
          <table:table-cell office:value-type="float" office:value="0.978959613585211" calcext:value-type="float">
            <text:p>0.97895961358521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14" calcext:value-type="float">
            <text:p>14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77695167286245" calcext:value-type="float">
            <text:p>0.97769516728624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57684573537957" calcext:value-type="float">
            <text:p>1.57684573537957</text:p>
          </table:table-cell>
          <table:table-cell office:value-type="float" office:value="0.110711179427055" calcext:value-type="float">
            <text:p>0.110711179427055</text:p>
          </table:table-cell>
          <table:table-cell office:value-type="float" office:value="0.0110237395858415" calcext:value-type="float">
            <text:p>0.011023739585842</text:p>
          </table:table-cell>
          <table:table-cell office:value-type="float" office:value="0.000894098552444838" calcext:value-type="float">
            <text:p>0.000894098552445</text:p>
          </table:table-cell>
        </table:table-row>
        <table:table-row table:style-name="ro1">
          <table:table-cell office:value-type="float" office:value="28.9803862571716" calcext:value-type="float">
            <text:p>28.9803862571716</text:p>
          </table:table-cell>
          <table:table-cell office:value-type="float" office:value="0.707435846328735" calcext:value-type="float">
            <text:p>0.70743584632873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88863676596019" calcext:value-type="float">
            <text:p>0.98886367659601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86945819912598" calcext:value-type="float">
            <text:p>0.86945819912598</text:p>
          </table:table-cell>
          <table:table-cell office:value-type="float" office:value="0.076435101504296" calcext:value-type="float">
            <text:p>0.076435101504296</text:p>
          </table:table-cell>
          <table:table-cell office:value-type="float" office:value="0.00810054871430165" calcext:value-type="float">
            <text:p>0.008100548714302</text:p>
          </table:table-cell>
          <table:table-cell office:value-type="float" office:value="0.0027246625221824" calcext:value-type="float">
            <text:p>0.002724662522182</text:p>
          </table:table-cell>
        </table:table-row>
        <table:table-row table:style-name="ro1">
          <table:table-cell office:value-type="float" office:value="31.8258786996206" calcext:value-type="float">
            <text:p>31.8258786996206</text:p>
          </table:table-cell>
          <table:table-cell office:value-type="float" office:value="0.935663382212321" calcext:value-type="float">
            <text:p>0.93566338221232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84530074280473" calcext:value-type="float">
            <text:p>0.98453007428047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000" calcext:value-type="float">
            <text:p>23000</text:p>
          </table:table-cell>
          <table:table-cell office:value-type="float" office:value="15" calcext:value-type="float">
            <text:p>1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432328558039148" calcext:value-type="float">
            <text:p>0.432328558039148</text:p>
          </table:table-cell>
          <table:table-cell office:value-type="float" office:value="0.0153920350519306" calcext:value-type="float">
            <text:p>0.015392035051931</text:p>
          </table:table-cell>
          <table:table-cell office:value-type="float" office:value="0.00697381903734005" calcext:value-type="float">
            <text:p>0.00697381903734</text:p>
          </table:table-cell>
          <table:table-cell office:value-type="float" office:value="0.000424290403978358" calcext:value-type="float">
            <text:p>0.000424290403978</text:p>
          </table:table-cell>
        </table:table-row>
        <table:table-row table:style-name="ro1">
          <table:table-cell office:value-type="float" office:value="30.6166497071584" calcext:value-type="float">
            <text:p>30.6166497071584</text:p>
          </table:table-cell>
          <table:table-cell office:value-type="float" office:value="1.95074661572774" calcext:value-type="float">
            <text:p>1.9507466157277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80507410804808" calcext:value-type="float">
            <text:p>0.98050741080480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5" calcext:value-type="float">
            <text:p>15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549919663212028" calcext:value-type="float">
            <text:p>0.549919663212028</text:p>
          </table:table-cell>
          <table:table-cell office:value-type="float" office:value="0.36521723576974" calcext:value-type="float">
            <text:p>0.36521723576974</text:p>
          </table:table-cell>
          <table:table-cell office:value-type="float" office:value="0.00152146360788492" calcext:value-type="float">
            <text:p>0.001521463607885</text:p>
          </table:table-cell>
          <table:table-cell table:style-name="ce2" office:value-type="float" office:value="0.000017069154183078" calcext:value-type="float">
            <text:p>1.71E-05</text:p>
          </table:table-cell>
        </table:table-row>
        <table:table-row table:style-name="ro1">
          <table:table-cell office:value-type="float" office:value="48.7359660466512" calcext:value-type="float">
            <text:p>48.7359660466512</text:p>
          </table:table-cell>
          <table:table-cell office:value-type="float" office:value="2.27758240699768" calcext:value-type="float">
            <text:p>2.2775824069976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8019819620988" calcext:value-type="float">
            <text:p>0.9801981962098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15" calcext:value-type="float">
            <text:p>1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2.14351475886689" calcext:value-type="float">
            <text:p>2.14351475886689</text:p>
          </table:table-cell>
          <table:table-cell office:value-type="float" office:value="0.0636910770390181" calcext:value-type="float">
            <text:p>0.063691077039018</text:p>
          </table:table-cell>
          <table:table-cell office:value-type="float" office:value="0.00268824580200769" calcext:value-type="float">
            <text:p>0.002688245802008</text:p>
          </table:table-cell>
          <table:table-cell office:value-type="float" office:value="0.00265861587206926" calcext:value-type="float">
            <text:p>0.002658615872069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0201644699786" calcext:value-type="float">
            <text:p>0.98020164469978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336045520624131" calcext:value-type="float">
            <text:p>0.336045520624131</text:p>
          </table:table-cell>
          <table:table-cell office:value-type="float" office:value="0.629192921539137" calcext:value-type="float">
            <text:p>0.629192921539137</text:p>
          </table:table-cell>
          <table:table-cell office:value-type="float" office:value="0.00806581405869543" calcext:value-type="float">
            <text:p>0.008065814058695</text:p>
          </table:table-cell>
          <table:table-cell office:value-type="float" office:value="0.00429510175388619" calcext:value-type="float">
            <text:p>0.004295101753886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2363847871017" calcext:value-type="float">
            <text:p>0.98236384787101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18" calcext:value-type="float">
            <text:p>1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42804221811236" calcext:value-type="float">
            <text:p>1.42804221811236</text:p>
          </table:table-cell>
          <table:table-cell office:value-type="float" office:value="0.951094671912907" calcext:value-type="float">
            <text:p>0.951094671912907</text:p>
          </table:table-cell>
          <table:table-cell office:value-type="float" office:value="0.00292443592937894" calcext:value-type="float">
            <text:p>0.002924435929379</text:p>
          </table:table-cell>
          <table:table-cell office:value-type="float" office:value="0.00075757540656105" calcext:value-type="float">
            <text:p>0.000757575406561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3910495593979" calcext:value-type="float">
            <text:p>0.98391049559397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60000" calcext:value-type="float">
            <text:p>760000</text:p>
          </table:table-cell>
          <table:table-cell office:value-type="float" office:value="18" calcext:value-type="float">
            <text:p>18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2.05883325220052" calcext:value-type="float">
            <text:p>2.05883325220052</text:p>
          </table:table-cell>
          <table:table-cell office:value-type="float" office:value="1.43153448012808" calcext:value-type="float">
            <text:p>1.43153448012808</text:p>
          </table:table-cell>
          <table:table-cell office:value-type="float" office:value="0.00397367784036013" calcext:value-type="float">
            <text:p>0.00397367784036</text:p>
          </table:table-cell>
          <table:table-cell office:value-type="float" office:value="0.000881997315266557" calcext:value-type="float">
            <text:p>0.000881997315267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5457143316941" calcext:value-type="float">
            <text:p>0.98545714331694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40000" calcext:value-type="float">
            <text:p>940000</text:p>
          </table:table-cell>
          <table:table-cell office:value-type="float" office:value="18" calcext:value-type="float">
            <text:p>1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2.1733307000567" calcext:value-type="float">
            <text:p>2.1733307000567</text:p>
          </table:table-cell>
          <table:table-cell office:value-type="float" office:value="0.636020199000269" calcext:value-type="float">
            <text:p>0.636020199000269</text:p>
          </table:table-cell>
          <table:table-cell office:value-type="float" office:value="0.00665985083862026" calcext:value-type="float">
            <text:p>0.00665985083862</text:p>
          </table:table-cell>
          <table:table-cell office:value-type="float" office:value="0.00388989975636466" calcext:value-type="float">
            <text:p>0.003889899756365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174541868116" calcext:value-type="float">
            <text:p>0.9817454186811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18" calcext:value-type="float">
            <text:p>18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2.30082274275123" calcext:value-type="float">
            <text:p>2.30082274275123</text:p>
          </table:table-cell>
          <table:table-cell office:value-type="float" office:value="0.573808867949569" calcext:value-type="float">
            <text:p>0.573808867949569</text:p>
          </table:table-cell>
          <table:table-cell office:value-type="float" office:value="0.00443952054773374" calcext:value-type="float">
            <text:p>0.004439520547734</text:p>
          </table:table-cell>
          <table:table-cell office:value-type="float" office:value="0.000866972355310912" calcext:value-type="float">
            <text:p>0.000866972355311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7315879376421" calcext:value-type="float">
            <text:p>0.98731587937642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8" calcext:value-type="float">
            <text:p>1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2.27917577562285" calcext:value-type="float">
            <text:p>2.27917577562285</text:p>
          </table:table-cell>
          <table:table-cell office:value-type="float" office:value="1.93559199508471" calcext:value-type="float">
            <text:p>1.93559199508471</text:p>
          </table:table-cell>
          <table:table-cell office:value-type="float" office:value="0.00162331283726143" calcext:value-type="float">
            <text:p>0.001623312837261</text:p>
          </table:table-cell>
          <table:table-cell office:value-type="float" office:value="0.00189792529317093" calcext:value-type="float">
            <text:p>0.001897925293171</text:p>
          </table:table-cell>
        </table:table-row>
        <table:table-row table:style-name="ro1">
          <table:table-cell office:value-type="float" office:value="28.2492696444194" calcext:value-type="float">
            <text:p>28.2492696444194</text:p>
          </table:table-cell>
          <table:table-cell office:value-type="float" office:value="1.143581310908" calcext:value-type="float">
            <text:p>1.14358131090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2984001305828" calcext:value-type="float">
            <text:p>0.9829840013058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0000" calcext:value-type="float">
            <text:p>30000</text:p>
          </table:table-cell>
          <table:table-cell office:value-type="float" office:value="19" calcext:value-type="float">
            <text:p>1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505929998138989" calcext:value-type="float">
            <text:p>0.505929998138989</text:p>
          </table:table-cell>
          <table:table-cell office:value-type="float" office:value="0.0924439831776855" calcext:value-type="float">
            <text:p>0.092443983177686</text:p>
          </table:table-cell>
          <table:table-cell office:value-type="float" office:value="0.00566646382152187" calcext:value-type="float">
            <text:p>0.005666463821522</text:p>
          </table:table-cell>
          <table:table-cell office:value-type="float" office:value="0.00189570014026522" calcext:value-type="float">
            <text:p>0.001895700140265</text:p>
          </table:table-cell>
        </table:table-row>
        <table:table-row table:style-name="ro1">
          <table:table-cell office:value-type="float" office:value="31.3354802926381" calcext:value-type="float">
            <text:p>31.3354802926381</text:p>
          </table:table-cell>
          <table:table-cell office:value-type="float" office:value="2.04762069384257" calcext:value-type="float">
            <text:p>2.0476206938425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081605065142" calcext:value-type="float">
            <text:p>0.9808160506514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19" calcext:value-type="float">
            <text:p>19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1.20809222912524" calcext:value-type="float">
            <text:p>1.20809222912524</text:p>
          </table:table-cell>
          <table:table-cell office:value-type="float" office:value="0.226747104673059" calcext:value-type="float">
            <text:p>0.226747104673059</text:p>
          </table:table-cell>
          <table:table-cell office:value-type="float" office:value="0.00533779422780509" calcext:value-type="float">
            <text:p>0.005337794227805</text:p>
          </table:table-cell>
          <table:table-cell office:value-type="float" office:value="0.00315838880118826" calcext:value-type="float">
            <text:p>0.003158388801188</text:p>
          </table:table-cell>
        </table:table-row>
        <table:table-row table:style-name="ro1">
          <table:table-cell office:value-type="float" office:value="45.1297924518585" calcext:value-type="float">
            <text:p>45.1297924518585</text:p>
          </table:table-cell>
          <table:table-cell office:value-type="float" office:value="2.13707399368286" calcext:value-type="float">
            <text:p>2.1370739936828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0199920454833" calcext:value-type="float">
            <text:p>0.98019992045483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9" calcext:value-type="float">
            <text:p>1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862747683854964" calcext:value-type="float">
            <text:p>0.862747683854964</text:p>
          </table:table-cell>
          <table:table-cell office:value-type="float" office:value="0.0680985472522551" calcext:value-type="float">
            <text:p>0.068098547252255</text:p>
          </table:table-cell>
          <table:table-cell office:value-type="float" office:value="0.00169350817558499" calcext:value-type="float">
            <text:p>0.001693508175585</text:p>
          </table:table-cell>
          <table:table-cell office:value-type="float" office:value="0.00264795126767446" calcext:value-type="float">
            <text:p>0.002647951267674</text:p>
          </table:table-cell>
        </table:table-row>
        <table:table-row table:style-name="ro1">
          <table:table-cell office:value-type="float" office:value="29.5570237636566" calcext:value-type="float">
            <text:p>29.5570237636566</text:p>
          </table:table-cell>
          <table:table-cell office:value-type="float" office:value="0.76795220375061" calcext:value-type="float">
            <text:p>0.7679522037506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87936032811232" calcext:value-type="float">
            <text:p>0.98793603281123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286781349663712" calcext:value-type="float">
            <text:p>0.286781349663712</text:p>
          </table:table-cell>
          <table:table-cell office:value-type="float" office:value="0.133617562737607" calcext:value-type="float">
            <text:p>0.133617562737607</text:p>
          </table:table-cell>
          <table:table-cell office:value-type="float" office:value="0.0156456635284599" calcext:value-type="float">
            <text:p>0.01564566352846</text:p>
          </table:table-cell>
          <table:table-cell office:value-type="float" office:value="0.00329504889771346" calcext:value-type="float">
            <text:p>0.003295048897713</text:p>
          </table:table-cell>
        </table:table-row>
        <table:table-row table:style-name="ro1">
          <table:table-cell office:value-type="float" office:value="29.3671084245046" calcext:value-type="float">
            <text:p>29.3671084245046</text:p>
          </table:table-cell>
          <table:table-cell office:value-type="float" office:value="0.81676173210144" calcext:value-type="float">
            <text:p>0.8167617321014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88246396902796" calcext:value-type="float">
            <text:p>0.98824639690279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  <table:table-cell office:value-type="float" office:value="22" calcext:value-type="float">
            <text:p>22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4423791821561" calcext:value-type="float">
            <text:p>0.994423791821561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639101066932822" calcext:value-type="float">
            <text:p>0.639101066932822</text:p>
          </table:table-cell>
          <table:table-cell office:value-type="float" office:value="0.0242325594380056" calcext:value-type="float">
            <text:p>0.024232559438006</text:p>
          </table:table-cell>
          <table:table-cell office:value-type="float" office:value="0.0107448728451299" calcext:value-type="float">
            <text:p>0.01074487284513</text:p>
          </table:table-cell>
          <table:table-cell office:value-type="float" office:value="0.00436807783712614" calcext:value-type="float">
            <text:p>0.004368077837126</text:p>
          </table:table-cell>
        </table:table-row>
        <table:table-row table:style-name="ro1">
          <table:table-cell office:value-type="float" office:value="28.3204258282979" calcext:value-type="float">
            <text:p>28.3204258282979</text:p>
          </table:table-cell>
          <table:table-cell office:value-type="float" office:value="0.954594850540161" calcext:value-type="float">
            <text:p>0.95459485054016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8453064902879" calcext:value-type="float">
            <text:p>0.9845306490287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" calcext:value-type="float">
            <text:p>2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117018905253064" calcext:value-type="float">
            <text:p>0.117018905253064</text:p>
          </table:table-cell>
          <table:table-cell office:value-type="float" office:value="0.0388425738685694" calcext:value-type="float">
            <text:p>0.038842573868569</text:p>
          </table:table-cell>
          <table:table-cell office:value-type="float" office:value="0.00479728182748591" calcext:value-type="float">
            <text:p>0.004797281827486</text:p>
          </table:table-cell>
          <table:table-cell office:value-type="float" office:value="0.00156826205540998" calcext:value-type="float">
            <text:p>0.00156826205541</text:p>
          </table:table-cell>
        </table:table-row>
        <table:table-row table:style-name="ro1">
          <table:table-cell office:value-type="float" office:value="28.8597294489543" calcext:value-type="float">
            <text:p>28.8597294489543</text:p>
          </table:table-cell>
          <table:table-cell office:value-type="float" office:value="1.05665977795919" calcext:value-type="float">
            <text:p>1.0566597779591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82673637214264" calcext:value-type="float">
            <text:p>0.9826736372142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1000" calcext:value-type="float">
            <text:p>31000</text:p>
          </table:table-cell>
          <table:table-cell office:value-type="float" office:value="22" calcext:value-type="float">
            <text:p>22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0366836695037216" calcext:value-type="float">
            <text:p>0.036683669503722</text:p>
          </table:table-cell>
          <table:table-cell office:value-type="float" office:value="0.064319313810342" calcext:value-type="float">
            <text:p>0.064319313810342</text:p>
          </table:table-cell>
          <table:table-cell office:value-type="float" office:value="0.0061482091076735" calcext:value-type="float">
            <text:p>0.006148209107674</text:p>
          </table:table-cell>
          <table:table-cell office:value-type="float" office:value="0.000867368146930625" calcext:value-type="float">
            <text:p>0.000867368146931</text:p>
          </table:table-cell>
        </table:table-row>
        <table:table-row table:style-name="ro1">
          <table:table-cell office:value-type="float" office:value="34.1240763664246" calcext:value-type="float">
            <text:p>34.1240763664246</text:p>
          </table:table-cell>
          <table:table-cell office:value-type="float" office:value="1.23315191268921" calcext:value-type="float">
            <text:p>1.2331519126892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82364422619335" calcext:value-type="float">
            <text:p>0.98236442261933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4000" calcext:value-type="float">
            <text:p>44000</text:p>
          </table:table-cell>
          <table:table-cell office:value-type="float" office:value="22" calcext:value-type="float">
            <text:p>2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659379833675471" calcext:value-type="float">
            <text:p>0.659379833675471</text:p>
          </table:table-cell>
          <table:table-cell office:value-type="float" office:value="0.0922579997050428" calcext:value-type="float">
            <text:p>0.092257999705043</text:p>
          </table:table-cell>
          <table:table-cell office:value-type="float" office:value="0.00720513378601417" calcext:value-type="float">
            <text:p>0.007205133786014</text:p>
          </table:table-cell>
          <table:table-cell office:value-type="float" office:value="0.00130463259924901" calcext:value-type="float">
            <text:p>0.001304632599249</text:p>
          </table:table-cell>
        </table:table-row>
        <table:table-row table:style-name="ro1">
          <table:table-cell office:value-type="float" office:value="38.894033352534" calcext:value-type="float">
            <text:p>38.894033352534</text:p>
          </table:table-cell>
          <table:table-cell office:value-type="float" office:value="1.33606123924255" calcext:value-type="float">
            <text:p>1.3360612392425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80199345706515" calcext:value-type="float">
            <text:p>0.98019934570651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22" calcext:value-type="float">
            <text:p>22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70010089910027" calcext:value-type="float">
            <text:p>2.70010089910027</text:p>
          </table:table-cell>
          <table:table-cell office:value-type="float" office:value="0.16391981955173" calcext:value-type="float">
            <text:p>0.16391981955173</text:p>
          </table:table-cell>
          <table:table-cell office:value-type="float" office:value="0.00451314021827922" calcext:value-type="float">
            <text:p>0.004513140218279</text:p>
          </table:table-cell>
          <table:table-cell office:value-type="float" office:value="0.00242507981427956" calcext:value-type="float">
            <text:p>0.00242507981428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7958034176834" calcext:value-type="float">
            <text:p>0.9795803417683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1000" calcext:value-type="float">
            <text:p>171000</text:p>
          </table:table-cell>
          <table:table-cell office:value-type="float" office:value="24" calcext:value-type="float">
            <text:p>2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3.71269605321687" calcext:value-type="float">
            <text:p>3.71269605321687</text:p>
          </table:table-cell>
          <table:table-cell office:value-type="float" office:value="0.405115744941536" calcext:value-type="float">
            <text:p>0.405115744941536</text:p>
          </table:table-cell>
          <table:table-cell office:value-type="float" office:value="0.00531513892445805" calcext:value-type="float">
            <text:p>0.005315138924458</text:p>
          </table:table-cell>
          <table:table-cell office:value-type="float" office:value="0.00129563008417921" calcext:value-type="float">
            <text:p>0.001295630084179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0506836056491" calcext:value-type="float">
            <text:p>0.98050683605649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24" calcext:value-type="float">
            <text:p>2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46067541320426" calcext:value-type="float">
            <text:p>2.46067541320426</text:p>
          </table:table-cell>
          <table:table-cell office:value-type="float" office:value="0.52963484056544" calcext:value-type="float">
            <text:p>0.52963484056544</text:p>
          </table:table-cell>
          <table:table-cell office:value-type="float" office:value="0.00950588930593137" calcext:value-type="float">
            <text:p>0.009505889305931</text:p>
          </table:table-cell>
          <table:table-cell office:value-type="float" office:value="0.000772955932896201" calcext:value-type="float">
            <text:p>0.000772955932896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79891855356539" calcext:value-type="float">
            <text:p>0.97989185535653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4000" calcext:value-type="float">
            <text:p>174000</text:p>
          </table:table-cell>
          <table:table-cell office:value-type="float" office:value="24" calcext:value-type="float">
            <text:p>24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2.21879857928553" calcext:value-type="float">
            <text:p>2.21879857928553</text:p>
          </table:table-cell>
          <table:table-cell office:value-type="float" office:value="0.232094399071326" calcext:value-type="float">
            <text:p>0.232094399071326</text:p>
          </table:table-cell>
          <table:table-cell office:value-type="float" office:value="0.00810270081859196" calcext:value-type="float">
            <text:p>0.008102700818592</text:p>
          </table:table-cell>
          <table:table-cell office:value-type="float" office:value="0.00372331630907206" calcext:value-type="float">
            <text:p>0.003723316309072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79890705859904" calcext:value-type="float">
            <text:p>0.97989070585990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4" calcext:value-type="float">
            <text:p>24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3.75766131753993" calcext:value-type="float">
            <text:p>3.75766131753993</text:p>
          </table:table-cell>
          <table:table-cell office:value-type="float" office:value="0.297723739544344" calcext:value-type="float">
            <text:p>0.297723739544344</text:p>
          </table:table-cell>
          <table:table-cell office:value-type="float" office:value="0.00152172348249398" calcext:value-type="float">
            <text:p>0.001521723482494</text:p>
          </table:table-cell>
          <table:table-cell office:value-type="float" office:value="0.00242030658944637" calcext:value-type="float">
            <text:p>0.002420306589446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0819499141326" calcext:value-type="float">
            <text:p>0.98081949914132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24" calcext:value-type="float">
            <text:p>24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521268306928871" calcext:value-type="float">
            <text:p>0.521268306928871</text:p>
          </table:table-cell>
          <table:table-cell office:value-type="float" office:value="0.192202362137004" calcext:value-type="float">
            <text:p>0.192202362137004</text:p>
          </table:table-cell>
          <table:table-cell office:value-type="float" office:value="0.0095521598394" calcext:value-type="float">
            <text:p>0.0095521598394</text:p>
          </table:table-cell>
          <table:table-cell office:value-type="float" office:value="0.00314075970934397" calcext:value-type="float">
            <text:p>0.003140759709344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78652697983553" calcext:value-type="float">
            <text:p>0.97865269798355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4" calcext:value-type="float">
            <text:p>2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98244434454383" calcext:value-type="float">
            <text:p>1.98244434454383</text:p>
          </table:table-cell>
          <table:table-cell office:value-type="float" office:value="0.0290897995617293" calcext:value-type="float">
            <text:p>0.029089799561729</text:p>
          </table:table-cell>
          <table:table-cell office:value-type="float" office:value="0.00555459987704248" calcext:value-type="float">
            <text:p>0.005554599877042</text:p>
          </table:table-cell>
          <table:table-cell office:value-type="float" office:value="0.00329184488633285" calcext:value-type="float">
            <text:p>0.003291844886333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1436204086231" calcext:value-type="float">
            <text:p>0.98143620408623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" calcext:value-type="float">
            <text:p>24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248467727912293" calcext:value-type="float">
            <text:p>0.248467727912293</text:p>
          </table:table-cell>
          <table:table-cell office:value-type="float" office:value="0.118329915012025" calcext:value-type="float">
            <text:p>0.118329915012025</text:p>
          </table:table-cell>
          <table:table-cell office:value-type="float" office:value="0.0124980273241606" calcext:value-type="float">
            <text:p>0.012498027324161</text:p>
          </table:table-cell>
          <table:table-cell office:value-type="float" office:value="0.00130423323851616" calcext:value-type="float">
            <text:p>0.001304233238516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1437353582866" calcext:value-type="float">
            <text:p>0.98143735358286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4" calcext:value-type="float">
            <text:p>2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2.06838958682474" calcext:value-type="float">
            <text:p>2.06838958682474</text:p>
          </table:table-cell>
          <table:table-cell office:value-type="float" office:value="0.277851020775829" calcext:value-type="float">
            <text:p>0.277851020775829</text:p>
          </table:table-cell>
          <table:table-cell office:value-type="float" office:value="0.00555459987704248" calcext:value-type="float">
            <text:p>0.005554599877042</text:p>
          </table:table-cell>
          <table:table-cell office:value-type="float" office:value="0.00329329110949084" calcext:value-type="float">
            <text:p>0.003293291109491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0818349644691" calcext:value-type="float">
            <text:p>0.98081834964469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4" calcext:value-type="float">
            <text:p>2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00673452430628" calcext:value-type="float">
            <text:p>1.00673452430628</text:p>
          </table:table-cell>
          <table:table-cell office:value-type="float" office:value="0.17787888148841" calcext:value-type="float">
            <text:p>0.17787888148841</text:p>
          </table:table-cell>
          <table:table-cell office:value-type="float" office:value="0.00256679798935938" calcext:value-type="float">
            <text:p>0.002566797989359</text:p>
          </table:table-cell>
          <table:table-cell office:value-type="float" office:value="0.0023029102922142" calcext:value-type="float">
            <text:p>0.002302910292214</text:p>
          </table:table-cell>
        </table:table-row>
        <table:table-row table:style-name="ro1">
          <table:table-cell table:number-columns-repeated="2"/>
          <table:table-cell office:value-type="float" office:value="0.929455445544554" calcext:value-type="float">
            <text:p>0.929455445544554</text:p>
          </table:table-cell>
          <table:table-cell office:value-type="float" office:value="0.982367871109241" calcext:value-type="float">
            <text:p>0.98236787110924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4" calcext:value-type="float">
            <text:p>2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2.66445394094678" calcext:value-type="float">
            <text:p>2.66445394094678</text:p>
          </table:table-cell>
          <table:table-cell office:value-type="float" office:value="0.209009955894194" calcext:value-type="float">
            <text:p>0.209009955894194</text:p>
          </table:table-cell>
          <table:table-cell office:value-type="float" office:value="0.0066825201298032" calcext:value-type="float">
            <text:p>0.006682520129803</text:p>
          </table:table-cell>
          <table:table-cell office:value-type="float" office:value="0.00459747297539043" calcext:value-type="float">
            <text:p>0.00459747297539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77414690107202" calcext:value-type="float">
            <text:p>0.97741469010720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24" calcext:value-type="float">
            <text:p>2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1.05094491789334" calcext:value-type="float">
            <text:p>1.05094491789334</text:p>
          </table:table-cell>
          <table:table-cell office:value-type="float" office:value="0.459217532963121" calcext:value-type="float">
            <text:p>0.459217532963121</text:p>
          </table:table-cell>
          <table:table-cell office:value-type="float" office:value="0.00431618545203183" calcext:value-type="float">
            <text:p>0.004316185452032</text:p>
          </table:table-cell>
          <table:table-cell office:value-type="float" office:value="0.00155933868627416" calcext:value-type="float">
            <text:p>0.001559338686274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9171741694312" calcext:value-type="float">
            <text:p>0.98917174169431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24" calcext:value-type="float">
            <text:p>2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1.21533493917404" calcext:value-type="float">
            <text:p>1.21533493917404</text:p>
          </table:table-cell>
          <table:table-cell office:value-type="float" office:value="1.25776091345971" calcext:value-type="float">
            <text:p>1.25776091345971</text:p>
          </table:table-cell>
          <table:table-cell office:value-type="float" office:value="0.00495230629569629" calcext:value-type="float">
            <text:p>0.004952306295696</text:p>
          </table:table-cell>
          <table:table-cell office:value-type="float" office:value="0.00218242463699265" calcext:value-type="float">
            <text:p>0.002182424636993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2055208024406" calcext:value-type="float">
            <text:p>0.98205520802440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6" calcext:value-type="float">
            <text:p>26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5834154422429" calcext:value-type="float">
            <text:p>1.5834154422429</text:p>
          </table:table-cell>
          <table:table-cell office:value-type="float" office:value="0.911416298437204" calcext:value-type="float">
            <text:p>0.911416298437204</text:p>
          </table:table-cell>
          <table:table-cell office:value-type="float" office:value="0.00243323644046652" calcext:value-type="float">
            <text:p>0.002433236440467</text:p>
          </table:table-cell>
          <table:table-cell office:value-type="float" office:value="0.00114595532884061" calcext:value-type="float">
            <text:p>0.001145955328841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5150227715284" calcext:value-type="float">
            <text:p>0.98515022771528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40000" calcext:value-type="float">
            <text:p>740000</text:p>
          </table:table-cell>
          <table:table-cell office:value-type="float" office:value="26" calcext:value-type="float">
            <text:p>2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3.61554286259821" calcext:value-type="float">
            <text:p>3.61554286259821</text:p>
          </table:table-cell>
          <table:table-cell office:value-type="float" office:value="1.67435849577815" calcext:value-type="float">
            <text:p>1.67435849577815</text:p>
          </table:table-cell>
          <table:table-cell office:value-type="float" office:value="0.0112184334609152" calcext:value-type="float">
            <text:p>0.011218433460915</text:p>
          </table:table-cell>
          <table:table-cell office:value-type="float" office:value="0.00199356439589693" calcext:value-type="float">
            <text:p>0.001993564395897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4531798525426" calcext:value-type="float">
            <text:p>0.98453179852542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26" calcext:value-type="float">
            <text:p>26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2.42910348115645" calcext:value-type="float">
            <text:p>2.42910348115645</text:p>
          </table:table-cell>
          <table:table-cell office:value-type="float" office:value="0.506101912958316" calcext:value-type="float">
            <text:p>0.506101912958316</text:p>
          </table:table-cell>
          <table:table-cell office:value-type="float" office:value="0.00579013217099435" calcext:value-type="float">
            <text:p>0.005790132170994</text:p>
          </table:table-cell>
          <table:table-cell office:value-type="float" office:value="0.0030527729707911" calcext:value-type="float">
            <text:p>0.003052772970791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6696875438246" calcext:value-type="float">
            <text:p>0.98669687543824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26" calcext:value-type="float">
            <text:p>26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3.49855983956303" calcext:value-type="float">
            <text:p>3.49855983956303</text:p>
          </table:table-cell>
          <table:table-cell office:value-type="float" office:value="0.8304202183746" calcext:value-type="float">
            <text:p>0.8304202183746</text:p>
          </table:table-cell>
          <table:table-cell office:value-type="float" office:value="0.00606608054616252" calcext:value-type="float">
            <text:p>0.006066080546163</text:p>
          </table:table-cell>
          <table:table-cell office:value-type="float" office:value="0.00242863858069728" calcext:value-type="float">
            <text:p>0.002428638580697</text:p>
          </table:table-cell>
        </table:table-row>
        <table:table-row table:style-name="ro1">
          <table:table-cell office:value-type="float" office:value="30.8584382534027" calcext:value-type="float">
            <text:p>30.8584382534027</text:p>
          </table:table-cell>
          <table:table-cell office:value-type="float" office:value="0.922054131825765" calcext:value-type="float">
            <text:p>0.9220541318257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6696300689928" calcext:value-type="float">
            <text:p>0.9866963006899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000" calcext:value-type="float">
            <text:p>15000</text:p>
          </table:table-cell>
          <table:table-cell office:value-type="float" office:value="28" calcext:value-type="float">
            <text:p>2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2.31501826473452" calcext:value-type="float">
            <text:p>2.31501826473452</text:p>
          </table:table-cell>
          <table:table-cell office:value-type="float" office:value="0.237027680612677" calcext:value-type="float">
            <text:p>0.237027680612677</text:p>
          </table:table-cell>
          <table:table-cell office:value-type="float" office:value="0.00313805265486563" calcext:value-type="float">
            <text:p>0.003138052654866</text:p>
          </table:table-cell>
          <table:table-cell office:value-type="float" office:value="0.00174392259498229" calcext:value-type="float">
            <text:p>0.001743922594982</text:p>
          </table:table-cell>
        </table:table-row>
        <table:table-row table:style-name="ro1">
          <table:table-cell office:value-type="float" office:value="32.5728464126587" calcext:value-type="float">
            <text:p>32.5728464126587</text:p>
          </table:table-cell>
          <table:table-cell office:value-type="float" office:value="1.12300435702006" calcext:value-type="float">
            <text:p>1.123004357020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7315304628103" calcext:value-type="float">
            <text:p>0.98731530462810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000" calcext:value-type="float">
            <text:p>22000</text:p>
          </table:table-cell>
          <table:table-cell office:value-type="float" office:value="28" calcext:value-type="float">
            <text:p>2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897835284901825" calcext:value-type="float">
            <text:p>0.897835284901825</text:p>
          </table:table-cell>
          <table:table-cell office:value-type="float" office:value="0.0413350611219336" calcext:value-type="float">
            <text:p>0.041335061121934</text:p>
          </table:table-cell>
          <table:table-cell office:value-type="float" office:value="0.00846449183492677" calcext:value-type="float">
            <text:p>0.008464491834927</text:p>
          </table:table-cell>
          <table:table-cell office:value-type="float" office:value="0.00114776303674137" calcext:value-type="float">
            <text:p>0.001147763036741</text:p>
          </table:table-cell>
        </table:table-row>
        <table:table-row table:style-name="ro1">
          <table:table-cell office:value-type="float" office:value="28.7752640247345" calcext:value-type="float">
            <text:p>28.7752640247345</text:p>
          </table:table-cell>
          <table:table-cell office:value-type="float" office:value="1.11768094698588" calcext:value-type="float">
            <text:p>1.1176809469858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3292641152439" calcext:value-type="float">
            <text:p>0.98329264115243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7000" calcext:value-type="float">
            <text:p>37000</text:p>
          </table:table-cell>
          <table:table-cell office:value-type="float" office:value="28" calcext:value-type="float">
            <text:p>2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719327286780764" calcext:value-type="float">
            <text:p>0.719327286780764</text:p>
          </table:table-cell>
          <table:table-cell office:value-type="float" office:value="0.0239688970370982" calcext:value-type="float">
            <text:p>0.023968897037098</text:p>
          </table:table-cell>
          <table:table-cell office:value-type="float" office:value="0.00697448656687839" calcext:value-type="float">
            <text:p>0.006974486566878</text:p>
          </table:table-cell>
          <table:table-cell office:value-type="float" office:value="0.00130503234402015" calcext:value-type="float">
            <text:p>0.00130503234402</text:p>
          </table:table-cell>
        </table:table-row>
        <table:table-row table:style-name="ro1">
          <table:table-cell office:value-type="float" office:value="28.8135373592377" calcext:value-type="float">
            <text:p>28.8135373592377</text:p>
          </table:table-cell>
          <table:table-cell office:value-type="float" office:value="1.19324994087219" calcext:value-type="float">
            <text:p>1.1932499408721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3602430495686" calcext:value-type="float">
            <text:p>0.98360243049568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" calcext:value-type="float">
            <text:p>2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354337947945299" calcext:value-type="float">
            <text:p>0.354337947945299</text:p>
          </table:table-cell>
          <table:table-cell office:value-type="float" office:value="0.228088546436673" calcext:value-type="float">
            <text:p>0.228088546436673</text:p>
          </table:table-cell>
          <table:table-cell office:value-type="float" office:value="0.00697448656687839" calcext:value-type="float">
            <text:p>0.006974486566878</text:p>
          </table:table-cell>
          <table:table-cell office:value-type="float" office:value="0.00286260529807851" calcext:value-type="float">
            <text:p>0.002862605298079</text:p>
          </table:table-cell>
        </table:table-row>
        <table:table-row table:style-name="ro1">
          <table:table-cell office:value-type="float" office:value="29.1260592937469" calcext:value-type="float">
            <text:p>29.1260592937469</text:p>
          </table:table-cell>
          <table:table-cell office:value-type="float" office:value="1.14647102355957" calcext:value-type="float">
            <text:p>1.1464710235595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0818924393008" calcext:value-type="float">
            <text:p>0.98081892439300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9000" calcext:value-type="float">
            <text:p>49000</text:p>
          </table:table-cell>
          <table:table-cell office:value-type="float" office:value="28" calcext:value-type="float">
            <text:p>2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206696406930841" calcext:value-type="float">
            <text:p>0.206696406930841</text:p>
          </table:table-cell>
          <table:table-cell office:value-type="float" office:value="0.0284360474312975" calcext:value-type="float">
            <text:p>0.028436047431298</text:p>
          </table:table-cell>
          <table:table-cell office:value-type="float" office:value="0.00697448656687839" calcext:value-type="float">
            <text:p>0.006974486566878</text:p>
          </table:table-cell>
          <table:table-cell office:value-type="float" office:value="0.00305022338226859" calcext:value-type="float">
            <text:p>0.003050223382269</text:p>
          </table:table-cell>
        </table:table-row>
        <table:table-row table:style-name="ro1">
          <table:table-cell office:value-type="float" office:value="29.3775223096212" calcext:value-type="float">
            <text:p>29.3775223096212</text:p>
          </table:table-cell>
          <table:table-cell office:value-type="float" office:value="1.24309412638346" calcext:value-type="float">
            <text:p>1.2430941263834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79272276670046" calcext:value-type="float">
            <text:p>0.97927227667004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5000" calcext:value-type="float">
            <text:p>55000</text:p>
          </table:table-cell>
          <table:table-cell office:value-type="float" office:value="28" calcext:value-type="float">
            <text:p>28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208800115803183" calcext:value-type="float">
            <text:p>0.208800115803183</text:p>
          </table:table-cell>
          <table:table-cell office:value-type="float" office:value="0.18583059414215" calcext:value-type="float">
            <text:p>0.18583059414215</text:p>
          </table:table-cell>
          <table:table-cell office:value-type="float" office:value="0.00397367784036013" calcext:value-type="float">
            <text:p>0.00397367784036</text:p>
          </table:table-cell>
          <table:table-cell office:value-type="float" office:value="0.00285303629195503" calcext:value-type="float">
            <text:p>0.002853036291955</text:p>
          </table:table-cell>
        </table:table-row>
        <table:table-row table:style-name="ro1">
          <table:table-cell office:value-type="float" office:value="29.3754359086355" calcext:value-type="float">
            <text:p>29.3754359086355</text:p>
          </table:table-cell>
          <table:table-cell office:value-type="float" office:value="1.25368650754293" calcext:value-type="float">
            <text:p>1.253686507542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1128713736255" calcext:value-type="float">
            <text:p>0.98112871373625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8000" calcext:value-type="float">
            <text:p>58000</text:p>
          </table:table-cell>
          <table:table-cell office:value-type="float" office:value="28" calcext:value-type="float">
            <text:p>2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107782744651971" calcext:value-type="float">
            <text:p>0.107782744651971</text:p>
          </table:table-cell>
          <table:table-cell office:value-type="float" office:value="0.187984816335674" calcext:value-type="float">
            <text:p>0.187984816335674</text:p>
          </table:table-cell>
          <table:table-cell office:value-type="float" office:value="0.00152172348249398" calcext:value-type="float">
            <text:p>0.001521723482494</text:p>
          </table:table-cell>
          <table:table-cell office:value-type="float" office:value="0.00304899600126339" calcext:value-type="float">
            <text:p>0.003048996001263</text:p>
          </table:table-cell>
        </table:table-row>
        <table:table-row table:style-name="ro1">
          <table:table-cell office:value-type="float" office:value="30.0100257396698" calcext:value-type="float">
            <text:p>30.0100257396698</text:p>
          </table:table-cell>
          <table:table-cell office:value-type="float" office:value="1.51330884297689" calcext:value-type="float">
            <text:p>1.5133088429768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1127564239619" calcext:value-type="float">
            <text:p>0.98112756423961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5000" calcext:value-type="float">
            <text:p>95000</text:p>
          </table:table-cell>
          <table:table-cell office:value-type="float" office:value="28" calcext:value-type="float">
            <text:p>2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514598241867109" calcext:value-type="float">
            <text:p>0.514598241867109</text:p>
          </table:table-cell>
          <table:table-cell office:value-type="float" office:value="0.190824698154816" calcext:value-type="float">
            <text:p>0.190824698154816</text:p>
          </table:table-cell>
          <table:table-cell office:value-type="float" office:value="0.00549910315869665" calcext:value-type="float">
            <text:p>0.005499103158697</text:p>
          </table:table-cell>
          <table:table-cell office:value-type="float" office:value="0.00156249281052168" calcext:value-type="float">
            <text:p>0.001562492810522</text:p>
          </table:table-cell>
        </table:table-row>
        <table:table-row table:style-name="ro1">
          <table:table-cell office:value-type="float" office:value="30.5277544657389" calcext:value-type="float">
            <text:p>30.5277544657389</text:p>
          </table:table-cell>
          <table:table-cell office:value-type="float" office:value="1.55491534868876" calcext:value-type="float">
            <text:p>1.5549153486887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2674786710899" calcext:value-type="float">
            <text:p>0.98267478671089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28" calcext:value-type="float">
            <text:p>2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23659118756506" calcext:value-type="float">
            <text:p>0.723659118756506</text:p>
          </table:table-cell>
          <table:table-cell office:value-type="float" office:value="0.106278736236076" calcext:value-type="float">
            <text:p>0.106278736236076</text:p>
          </table:table-cell>
          <table:table-cell office:value-type="float" office:value="0.0066825201298032" calcext:value-type="float">
            <text:p>0.006682520129803</text:p>
          </table:table-cell>
          <table:table-cell office:value-type="float" office:value="0.0018941995574959" calcext:value-type="float">
            <text:p>0.001894199557496</text:p>
          </table:table-cell>
        </table:table-row>
        <table:table-row table:style-name="ro1">
          <table:table-cell office:value-type="float" office:value="31.1571882565816" calcext:value-type="float">
            <text:p>31.1571882565816</text:p>
          </table:table-cell>
          <table:table-cell office:value-type="float" office:value="1.61471319198608" calcext:value-type="float">
            <text:p>1.614713191986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80817200148055" calcext:value-type="float">
            <text:p>0.98081720014805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28" calcext:value-type="float">
            <text:p>2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623014784806103" calcext:value-type="float">
            <text:p>0.623014784806103</text:p>
          </table:table-cell>
          <table:table-cell office:value-type="float" office:value="0.12087609315368" calcext:value-type="float">
            <text:p>0.12087609315368</text:p>
          </table:table-cell>
          <table:table-cell office:value-type="float" office:value="0.00806581405869543" calcext:value-type="float">
            <text:p>0.008065814058695</text:p>
          </table:table-cell>
          <table:table-cell office:value-type="float" office:value="0.00157226013486509" calcext:value-type="float">
            <text:p>0.001572260134865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83911070342297" calcext:value-type="float">
            <text:p>0.98391107034229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30" calcext:value-type="float">
            <text:p>30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2.80851290761748" calcext:value-type="float">
            <text:p>2.80851290761748</text:p>
          </table:table-cell>
          <table:table-cell office:value-type="float" office:value="1.75488154241508" calcext:value-type="float">
            <text:p>1.75488154241508</text:p>
          </table:table-cell>
          <table:table-cell office:value-type="float" office:value="0.00910115439520697" calcext:value-type="float">
            <text:p>0.009101154395207</text:p>
          </table:table-cell>
          <table:table-cell office:value-type="float" office:value="0.00265886436241739" calcext:value-type="float">
            <text:p>0.002658864362417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84221434433862" calcext:value-type="float">
            <text:p>0.98422143443386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20000" calcext:value-type="float">
            <text:p>820000</text:p>
          </table:table-cell>
          <table:table-cell office:value-type="float" office:value="30" calcext:value-type="float">
            <text:p>30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4.36408829623417" calcext:value-type="float">
            <text:p>4.36408829623417</text:p>
          </table:table-cell>
          <table:table-cell office:value-type="float" office:value="2.31244348311052" calcext:value-type="float">
            <text:p>2.31244348311052</text:p>
          </table:table-cell>
          <table:table-cell office:value-type="float" office:value="0.00682325877908125" calcext:value-type="float">
            <text:p>0.006823258779081</text:p>
          </table:table-cell>
          <table:table-cell office:value-type="float" office:value="0.00129969416850849" calcext:value-type="float">
            <text:p>0.001299694168509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87315879376421" calcext:value-type="float">
            <text:p>0.98731587937642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30" calcext:value-type="float">
            <text:p>30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75659432537953" calcext:value-type="float">
            <text:p>2.75659432537953</text:p>
          </table:table-cell>
          <table:table-cell office:value-type="float" office:value="0.612464618763346" calcext:value-type="float">
            <text:p>0.612464618763346</text:p>
          </table:table-cell>
          <table:table-cell office:value-type="float" office:value="0.010617740730634" calcext:value-type="float">
            <text:p>0.010617740730634</text:p>
          </table:table-cell>
          <table:table-cell office:value-type="float" office:value="0.00230719882137723" calcext:value-type="float">
            <text:p>0.002307198821377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89482105785876" calcext:value-type="float">
            <text:p>0.98948210578587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30" calcext:value-type="float">
            <text:p>30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23989967799937" calcext:value-type="float">
            <text:p>1.23989967799937</text:p>
          </table:table-cell>
          <table:table-cell office:value-type="float" office:value="1.55035553869762" calcext:value-type="float">
            <text:p>1.55035553869762</text:p>
          </table:table-cell>
          <table:table-cell office:value-type="float" office:value="0.0078161423302534" calcext:value-type="float">
            <text:p>0.007816142330253</text:p>
          </table:table-cell>
          <table:table-cell office:value-type="float" office:value="0.00230780680998099" calcext:value-type="float">
            <text:p>0.002307806809981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79890131111586" calcext:value-type="float">
            <text:p>0.97989013111158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34" calcext:value-type="float">
            <text:p>3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59277688706013" calcext:value-type="float">
            <text:p>1.59277688706013</text:p>
          </table:table-cell>
          <table:table-cell office:value-type="float" office:value="0.859487820748125" calcext:value-type="float">
            <text:p>0.859487820748125</text:p>
          </table:table-cell>
          <table:table-cell office:value-type="float" office:value="0.00619094767685673" calcext:value-type="float">
            <text:p>0.006190947676857</text:p>
          </table:table-cell>
          <table:table-cell office:value-type="float" office:value="0.00173373837487719" calcext:value-type="float">
            <text:p>0.001733738374877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2055208024406" calcext:value-type="float">
            <text:p>0.98205520802440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34" calcext:value-type="float">
            <text:p>3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45489792385149" calcext:value-type="float">
            <text:p>1.45489792385149</text:p>
          </table:table-cell>
          <table:table-cell office:value-type="float" office:value="0.774800755425178" calcext:value-type="float">
            <text:p>0.774800755425178</text:p>
          </table:table-cell>
          <table:table-cell office:value-type="float" office:value="0.00712988637140143" calcext:value-type="float">
            <text:p>0.007129886371401</text:p>
          </table:table-cell>
          <table:table-cell office:value-type="float" office:value="0.00174191262657026" calcext:value-type="float">
            <text:p>0.00174191262657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7803311929706" calcext:value-type="float">
            <text:p>0.9780331192970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34" calcext:value-type="float">
            <text:p>3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2.02713226788574" calcext:value-type="float">
            <text:p>2.02713226788574</text:p>
          </table:table-cell>
          <table:table-cell office:value-type="float" office:value="0.309938401890978" calcext:value-type="float">
            <text:p>0.309938401890978</text:p>
          </table:table-cell>
          <table:table-cell office:value-type="float" office:value="0.00753200905862159" calcext:value-type="float">
            <text:p>0.007532009058622</text:p>
          </table:table-cell>
          <table:table-cell office:value-type="float" office:value="0.00114009322422013" calcext:value-type="float">
            <text:p>0.00114009322422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77725628947084" calcext:value-type="float">
            <text:p>0.97772562894708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34" calcext:value-type="float">
            <text:p>3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38778683294367" calcext:value-type="float">
            <text:p>1.38778683294367</text:p>
          </table:table-cell>
          <table:table-cell office:value-type="float" office:value="0.318358441101666" calcext:value-type="float">
            <text:p>0.318358441101666</text:p>
          </table:table-cell>
          <table:table-cell office:value-type="float" office:value="0.00753200905862159" calcext:value-type="float">
            <text:p>0.007532009058622</text:p>
          </table:table-cell>
          <table:table-cell office:value-type="float" office:value="0.00345633616113495" calcext:value-type="float">
            <text:p>0.003456336161135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0817200148055" calcext:value-type="float">
            <text:p>0.98081720014805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4" calcext:value-type="float">
            <text:p>3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1.51491335008287" calcext:value-type="float">
            <text:p>1.51491335008287</text:p>
          </table:table-cell>
          <table:table-cell office:value-type="float" office:value="0.963132539436127" calcext:value-type="float">
            <text:p>0.963132539436127</text:p>
          </table:table-cell>
          <table:table-cell office:value-type="float" office:value="0.00492080841883671" calcext:value-type="float">
            <text:p>0.004920808418837</text:p>
          </table:table-cell>
          <table:table-cell office:value-type="float" office:value="0.00231093312391276" calcext:value-type="float">
            <text:p>0.002310933123913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0201069951468" calcext:value-type="float">
            <text:p>0.98020106995146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34" calcext:value-type="float">
            <text:p>3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2.75192567609421" calcext:value-type="float">
            <text:p>2.75192567609421</text:p>
          </table:table-cell>
          <table:table-cell office:value-type="float" office:value="0.401870112691776" calcext:value-type="float">
            <text:p>0.401870112691776</text:p>
          </table:table-cell>
          <table:table-cell office:value-type="float" office:value="0.00492080841883671" calcext:value-type="float">
            <text:p>0.004920808418837</text:p>
          </table:table-cell>
          <table:table-cell office:value-type="float" office:value="0.00416063256745883" calcext:value-type="float">
            <text:p>0.004160632567459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78964211571753" calcext:value-type="float">
            <text:p>0.97896421157175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7000" calcext:value-type="float">
            <text:p>207000</text:p>
          </table:table-cell>
          <table:table-cell office:value-type="float" office:value="34" calcext:value-type="float">
            <text:p>3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788758601629366" calcext:value-type="float">
            <text:p>0.788758601629366</text:p>
          </table:table-cell>
          <table:table-cell office:value-type="float" office:value="0.924672332793189" calcext:value-type="float">
            <text:p>0.924672332793189</text:p>
          </table:table-cell>
          <table:table-cell office:value-type="float" office:value="0.00712988637140143" calcext:value-type="float">
            <text:p>0.007129886371401</text:p>
          </table:table-cell>
          <table:table-cell office:value-type="float" office:value="0.0044252506263343" calcext:value-type="float">
            <text:p>0.004425250626334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1745993429477" calcext:value-type="float">
            <text:p>0.98174599342947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34" calcext:value-type="float">
            <text:p>3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78085224663126" calcext:value-type="float">
            <text:p>1.78085224663126</text:p>
          </table:table-cell>
          <table:table-cell office:value-type="float" office:value="0.627726482409804" calcext:value-type="float">
            <text:p>0.627726482409804</text:p>
          </table:table-cell>
          <table:table-cell office:value-type="float" office:value="0.00611304559988274" calcext:value-type="float">
            <text:p>0.006113045599883</text:p>
          </table:table-cell>
          <table:table-cell office:value-type="float" office:value="0.00156658215994111" calcext:value-type="float">
            <text:p>0.001566582159941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1437353582866" calcext:value-type="float">
            <text:p>0.98143735358286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6000" calcext:value-type="float">
            <text:p>246000</text:p>
          </table:table-cell>
          <table:table-cell office:value-type="float" office:value="34" calcext:value-type="float">
            <text:p>3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481862480439321" calcext:value-type="float">
            <text:p>0.481862480439321</text:p>
          </table:table-cell>
          <table:table-cell office:value-type="float" office:value="0.0824617612357107" calcext:value-type="float">
            <text:p>0.082461761235711</text:p>
          </table:table-cell>
          <table:table-cell office:value-type="float" office:value="0.00431618545203183" calcext:value-type="float">
            <text:p>0.004316185452032</text:p>
          </table:table-cell>
          <table:table-cell office:value-type="float" office:value="0.00226029785400716" calcext:value-type="float">
            <text:p>0.002260297854007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79272276670046" calcext:value-type="float">
            <text:p>0.97927227667004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34" calcext:value-type="float">
            <text:p>34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254950395099589" calcext:value-type="float">
            <text:p>0.254950395099589</text:p>
          </table:table-cell>
          <table:table-cell office:value-type="float" office:value="0.0494420142392378" calcext:value-type="float">
            <text:p>0.049442014239238</text:p>
          </table:table-cell>
          <table:table-cell office:value-type="float" office:value="0.0127840572065001" calcext:value-type="float">
            <text:p>0.0127840572065</text:p>
          </table:table-cell>
          <table:table-cell office:value-type="float" office:value="0.00340322024691698" calcext:value-type="float">
            <text:p>0.003403220246917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2055782772724" calcext:value-type="float">
            <text:p>0.98205578277272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34" calcext:value-type="float">
            <text:p>3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312154429510645" calcext:value-type="float">
            <text:p>0.312154429510645</text:p>
          </table:table-cell>
          <table:table-cell office:value-type="float" office:value="0.213203405962822" calcext:value-type="float">
            <text:p>0.213203405962822</text:p>
          </table:table-cell>
          <table:table-cell office:value-type="float" office:value="0.00881687959475962" calcext:value-type="float">
            <text:p>0.00881687959476</text:p>
          </table:table-cell>
          <table:table-cell office:value-type="float" office:value="0.00242609577576947" calcext:value-type="float">
            <text:p>0.002426095775769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79273426166682" calcext:value-type="float">
            <text:p>0.97927342616668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34" calcext:value-type="float">
            <text:p>3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150587540152087" calcext:value-type="float">
            <text:p>0.150587540152087</text:p>
          </table:table-cell>
          <table:table-cell office:value-type="float" office:value="0.101221512861007" calcext:value-type="float">
            <text:p>0.101221512861007</text:p>
          </table:table-cell>
          <table:table-cell office:value-type="float" office:value="0.00755206081488436" calcext:value-type="float">
            <text:p>0.007552060814884</text:p>
          </table:table-cell>
          <table:table-cell office:value-type="float" office:value="0.00455366820845133" calcext:value-type="float">
            <text:p>0.004553668208451</text:p>
          </table:table-cell>
        </table:table-row>
        <table:table-row table:style-name="ro1">
          <table:table-cell table:number-columns-repeated="2"/>
          <table:table-cell office:value-type="float" office:value="0.928836633663366" calcext:value-type="float">
            <text:p>0.928836633663366</text:p>
          </table:table-cell>
          <table:table-cell office:value-type="float" office:value="0.982364422619335" calcext:value-type="float">
            <text:p>0.98236442261933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34" calcext:value-type="float">
            <text:p>3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802351582669044" calcext:value-type="float">
            <text:p>0.802351582669044</text:p>
          </table:table-cell>
          <table:table-cell office:value-type="float" office:value="0.229359808161149" calcext:value-type="float">
            <text:p>0.229359808161149</text:p>
          </table:table-cell>
          <table:table-cell office:value-type="float" office:value="0.0121568618662764" calcext:value-type="float">
            <text:p>0.012156861866276</text:p>
          </table:table-cell>
          <table:table-cell office:value-type="float" office:value="0.000744783344617" calcext:value-type="float">
            <text:p>0.000744783344617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2675361459217" calcext:value-type="float">
            <text:p>0.98267536145921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4" calcext:value-type="float">
            <text:p>34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1.31744282898275" calcext:value-type="float">
            <text:p>1.31744282898275</text:p>
          </table:table-cell>
          <table:table-cell office:value-type="float" office:value="0.723439886265822" calcext:value-type="float">
            <text:p>0.723439886265822</text:p>
          </table:table-cell>
          <table:table-cell office:value-type="float" office:value="0.00694030980399965" calcext:value-type="float">
            <text:p>0.006940309804</text:p>
          </table:table-cell>
          <table:table-cell office:value-type="float" office:value="0.00305149800979461" calcext:value-type="float">
            <text:p>0.003051498009795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236557211597" calcext:value-type="float">
            <text:p>0.9823655721159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4" calcext:value-type="float">
            <text:p>3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58070536973747" calcext:value-type="float">
            <text:p>0.958070536973747</text:p>
          </table:table-cell>
          <table:table-cell office:value-type="float" office:value="0.154254873332292" calcext:value-type="float">
            <text:p>0.154254873332292</text:p>
          </table:table-cell>
          <table:table-cell office:value-type="float" office:value="0.00753338300916382" calcext:value-type="float">
            <text:p>0.007533383009164</text:p>
          </table:table-cell>
          <table:table-cell office:value-type="float" office:value="0.00272155314739857" calcext:value-type="float">
            <text:p>0.002721553147399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4220284937226" calcext:value-type="float">
            <text:p>0.98422028493722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4" calcext:value-type="float">
            <text:p>34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2.87014452808992" calcext:value-type="float">
            <text:p>2.87014452808992</text:p>
          </table:table-cell>
          <table:table-cell office:value-type="float" office:value="1.76336265587769" calcext:value-type="float">
            <text:p>1.76336265587769</text:p>
          </table:table-cell>
          <table:table-cell office:value-type="float" office:value="0.0109141509537593" calcext:value-type="float">
            <text:p>0.010914150953759</text:p>
          </table:table-cell>
          <table:table-cell office:value-type="float" office:value="0.00151489897722661" calcext:value-type="float">
            <text:p>0.001514898977227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9071953891391" calcext:value-type="float">
            <text:p>0.9907195389139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34" calcext:value-type="float">
            <text:p>3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3.33180352654833" calcext:value-type="float">
            <text:p>3.33180352654833</text:p>
          </table:table-cell>
          <table:table-cell office:value-type="float" office:value="1.60550238753016" calcext:value-type="float">
            <text:p>1.60550238753016</text:p>
          </table:table-cell>
          <table:table-cell office:value-type="float" office:value="0.00987480741870339" calcext:value-type="float">
            <text:p>0.009874807418703</text:p>
          </table:table-cell>
          <table:table-cell office:value-type="float" office:value="0.00329812029389982" calcext:value-type="float">
            <text:p>0.0032981202939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91956972041943" calcext:value-type="float">
            <text:p>0.99195697204194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34" calcext:value-type="float">
            <text:p>34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94423791821561" calcext:value-type="float">
            <text:p>0.994423791821561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2.03846201646645" calcext:value-type="float">
            <text:p>2.03846201646645</text:p>
          </table:table-cell>
          <table:table-cell office:value-type="float" office:value="1.98822678209532" calcext:value-type="float">
            <text:p>1.98822678209532</text:p>
          </table:table-cell>
          <table:table-cell office:value-type="float" office:value="0.013778841766773" calcext:value-type="float">
            <text:p>0.013778841766773</text:p>
          </table:table-cell>
          <table:table-cell office:value-type="float" office:value="0.00174430499413339" calcext:value-type="float">
            <text:p>0.001744304994133</text:p>
          </table:table-cell>
        </table:table-row>
        <table:table-row table:style-name="ro1">
          <table:table-cell office:value-type="float" office:value="29.6899833679199" calcext:value-type="float">
            <text:p>29.6899833679199</text:p>
          </table:table-cell>
          <table:table-cell office:value-type="float" office:value="0.822112480799357" calcext:value-type="float">
            <text:p>0.82211248079935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7006090033174" calcext:value-type="float">
            <text:p>0.98700609003317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711983155885599" calcext:value-type="float">
            <text:p>0.711983155885599</text:p>
          </table:table-cell>
          <table:table-cell office:value-type="float" office:value="0.131228992160751" calcext:value-type="float">
            <text:p>0.131228992160751</text:p>
          </table:table-cell>
          <table:table-cell office:value-type="float" office:value="0.00639771139903396" calcext:value-type="float">
            <text:p>0.006397711399034</text:p>
          </table:table-cell>
          <table:table-cell office:value-type="float" office:value="0.00150639681095063" calcext:value-type="float">
            <text:p>0.001506396810951</text:p>
          </table:table-cell>
        </table:table-row>
        <table:table-row table:style-name="ro1">
          <table:table-cell office:value-type="float" office:value="29.1032632986705" calcext:value-type="float">
            <text:p>29.1032632986705</text:p>
          </table:table-cell>
          <table:table-cell office:value-type="float" office:value="0.806756099065145" calcext:value-type="float">
            <text:p>0.80675609906514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6385936598364" calcext:value-type="float">
            <text:p>0.9863859365983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000" calcext:value-type="float">
            <text:p>19000</text:p>
          </table:table-cell>
          <table:table-cell office:value-type="float" office:value="38" calcext:value-type="float">
            <text:p>38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102273297880348" calcext:value-type="float">
            <text:p>0.102273297880348</text:p>
          </table:table-cell>
          <table:table-cell office:value-type="float" office:value="0.0997300936758255" calcext:value-type="float">
            <text:p>0.099730093675826</text:p>
          </table:table-cell>
          <table:table-cell office:value-type="float" office:value="0.00762056885954208" calcext:value-type="float">
            <text:p>0.007620568859542</text:p>
          </table:table-cell>
          <table:table-cell office:value-type="float" office:value="0.000443517304639159" calcext:value-type="float">
            <text:p>0.000443517304639</text:p>
          </table:table-cell>
        </table:table-row>
        <table:table-row table:style-name="ro1">
          <table:table-cell office:value-type="float" office:value="28.5696957111359" calcext:value-type="float">
            <text:p>28.5696957111359</text:p>
          </table:table-cell>
          <table:table-cell office:value-type="float" office:value="1.05481918652852" calcext:value-type="float">
            <text:p>1.0548191865285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3603005244004" calcext:value-type="float">
            <text:p>0.98360300524400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4000" calcext:value-type="float">
            <text:p>34000</text:p>
          </table:table-cell>
          <table:table-cell office:value-type="float" office:value="38" calcext:value-type="float">
            <text:p>3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491007965601879" calcext:value-type="float">
            <text:p>0.491007965601879</text:p>
          </table:table-cell>
          <table:table-cell office:value-type="float" office:value="0.115615166630346" calcext:value-type="float">
            <text:p>0.115615166630346</text:p>
          </table:table-cell>
          <table:table-cell office:value-type="float" office:value="0.00431618545203183" calcext:value-type="float">
            <text:p>0.004316185452032</text:p>
          </table:table-cell>
          <table:table-cell office:value-type="float" office:value="0.00173698964234065" calcext:value-type="float">
            <text:p>0.001736989642341</text:p>
          </table:table-cell>
        </table:table-row>
        <table:table-row table:style-name="ro1">
          <table:table-cell office:value-type="float" office:value="28.5858256816864" calcext:value-type="float">
            <text:p>28.5858256816864</text:p>
          </table:table-cell>
          <table:table-cell office:value-type="float" office:value="1.22053217887878" calcext:value-type="float">
            <text:p>1.2205321788787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298342655751" calcext:value-type="float">
            <text:p>0.9829834265575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1000" calcext:value-type="float">
            <text:p>41000</text:p>
          </table:table-cell>
          <table:table-cell office:value-type="float" office:value="38" calcext:value-type="float">
            <text:p>3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288699654546732" calcext:value-type="float">
            <text:p>0.288699654546732</text:p>
          </table:table-cell>
          <table:table-cell office:value-type="float" office:value="0.0722570907002651" calcext:value-type="float">
            <text:p>0.072257090700265</text:p>
          </table:table-cell>
          <table:table-cell office:value-type="float" office:value="0.0039145464597579" calcext:value-type="float">
            <text:p>0.003914546459758</text:p>
          </table:table-cell>
          <table:table-cell office:value-type="float" office:value="0.00242982884400686" calcext:value-type="float">
            <text:p>0.002429828844007</text:p>
          </table:table-cell>
        </table:table-row>
        <table:table-row table:style-name="ro1">
          <table:table-cell office:value-type="float" office:value="29.5364796320597" calcext:value-type="float">
            <text:p>29.5364796320597</text:p>
          </table:table-cell>
          <table:table-cell office:value-type="float" office:value="1.14613111813863" calcext:value-type="float">
            <text:p>1.1461311181386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2675361459217" calcext:value-type="float">
            <text:p>0.98267536145921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6000" calcext:value-type="float">
            <text:p>46000</text:p>
          </table:table-cell>
          <table:table-cell office:value-type="float" office:value="38" calcext:value-type="float">
            <text:p>3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207835348939115" calcext:value-type="float">
            <text:p>0.207835348939115</text:p>
          </table:table-cell>
          <table:table-cell office:value-type="float" office:value="0.183479897265048" calcext:value-type="float">
            <text:p>0.183479897265048</text:p>
          </table:table-cell>
          <table:table-cell office:value-type="float" office:value="0.00781159459637109" calcext:value-type="float">
            <text:p>0.007811594596371</text:p>
          </table:table-cell>
          <table:table-cell office:value-type="float" office:value="0.00242271503441228" calcext:value-type="float">
            <text:p>0.002422715034412</text:p>
          </table:table-cell>
        </table:table-row>
        <table:table-row table:style-name="ro1">
          <table:table-cell office:value-type="float" office:value="28.930060227712" calcext:value-type="float">
            <text:p>28.930060227712</text:p>
          </table:table-cell>
          <table:table-cell office:value-type="float" office:value="1.22116446495056" calcext:value-type="float">
            <text:p>1.221164464950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0817774896373" calcext:value-type="float">
            <text:p>0.98081777489637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7000" calcext:value-type="float">
            <text:p>47000</text:p>
          </table:table-cell>
          <table:table-cell office:value-type="float" office:value="38" calcext:value-type="float">
            <text:p>3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0488830532063921" calcext:value-type="float">
            <text:p>0.048883053206392</text:p>
          </table:table-cell>
          <table:table-cell office:value-type="float" office:value="0.105059773217532" calcext:value-type="float">
            <text:p>0.105059773217532</text:p>
          </table:table-cell>
          <table:table-cell office:value-type="float" office:value="0.00892946356793802" calcext:value-type="float">
            <text:p>0.008929463567938</text:p>
          </table:table-cell>
          <table:table-cell office:value-type="float" office:value="0.00156602263808662" calcext:value-type="float">
            <text:p>0.001566022638087</text:p>
          </table:table-cell>
        </table:table-row>
        <table:table-row table:style-name="ro1">
          <table:table-cell office:value-type="float" office:value="29.5437552928925" calcext:value-type="float">
            <text:p>29.5437552928925</text:p>
          </table:table-cell>
          <table:table-cell office:value-type="float" office:value="1.48756106694539" calcext:value-type="float">
            <text:p>1.4875610669453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8651548486918" calcext:value-type="float">
            <text:p>0.97865154848691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9000" calcext:value-type="float">
            <text:p>89000</text:p>
          </table:table-cell>
          <table:table-cell office:value-type="float" office:value="38" calcext:value-type="float">
            <text:p>3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08363476577016" calcext:value-type="float">
            <text:p>0.708363476577016</text:p>
          </table:table-cell>
          <table:table-cell office:value-type="float" office:value="0.139503389687278" calcext:value-type="float">
            <text:p>0.139503389687278</text:p>
          </table:table-cell>
          <table:table-cell office:value-type="float" office:value="0.00495230629569629" calcext:value-type="float">
            <text:p>0.004952306295696</text:p>
          </table:table-cell>
          <table:table-cell office:value-type="float" office:value="0.00346759030599434" calcext:value-type="float">
            <text:p>0.003467590305994</text:p>
          </table:table-cell>
        </table:table-row>
        <table:table-row table:style-name="ro1">
          <table:table-cell office:value-type="float" office:value="30.3720144430796" calcext:value-type="float">
            <text:p>30.3720144430796</text:p>
          </table:table-cell>
          <table:table-cell office:value-type="float" office:value="1.61411627133687" calcext:value-type="float">
            <text:p>1.6141162713368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8020049520315" calcext:value-type="float">
            <text:p>0.9802004952031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38" calcext:value-type="float">
            <text:p>38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00412413629626" calcext:value-type="float">
            <text:p>1.00412413629626</text:p>
          </table:table-cell>
          <table:table-cell office:value-type="float" office:value="0.264096699638311" calcext:value-type="float">
            <text:p>0.264096699638311</text:p>
          </table:table-cell>
          <table:table-cell office:value-type="float" office:value="0.00896279664710152" calcext:value-type="float">
            <text:p>0.008962796647102</text:p>
          </table:table-cell>
          <table:table-cell office:value-type="float" office:value="0.00304824173632886" calcext:value-type="float">
            <text:p>0.003048241736329</text:p>
          </table:table-cell>
        </table:table-row>
        <table:table-row table:style-name="ro1">
          <table:table-cell office:value-type="float" office:value="30.3585720856984" calcext:value-type="float">
            <text:p>30.3585720856984</text:p>
          </table:table-cell>
          <table:table-cell office:value-type="float" office:value="2.07676657040914" calcext:value-type="float">
            <text:p>2.0767665704091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9891280608222" calcext:value-type="float">
            <text:p>0.97989128060822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38" calcext:value-type="float">
            <text:p>3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847442601274489" calcext:value-type="float">
            <text:p>0.847442601274489</text:p>
          </table:table-cell>
          <table:table-cell office:value-type="float" office:value="0.0209499233912964" calcext:value-type="float">
            <text:p>0.020949923391296</text:p>
          </table:table-cell>
          <table:table-cell office:value-type="float" office:value="0.00753200905862159" calcext:value-type="float">
            <text:p>0.007532009058622</text:p>
          </table:table-cell>
          <table:table-cell office:value-type="float" office:value="0.00313997088809418" calcext:value-type="float">
            <text:p>0.003139970888094</text:p>
          </table:table-cell>
        </table:table-row>
        <table:table-row table:style-name="ro1">
          <table:table-cell office:value-type="float" office:value="31.7120826244354" calcext:value-type="float">
            <text:p>31.7120826244354</text:p>
          </table:table-cell>
          <table:table-cell office:value-type="float" office:value="2.00740170478821" calcext:value-type="float">
            <text:p>2.0074017047882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8963062075117" calcext:value-type="float">
            <text:p>0.97896306207511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38" calcext:value-type="float">
            <text:p>3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31834937926166" calcext:value-type="float">
            <text:p>0.31834937926166</text:p>
          </table:table-cell>
          <table:table-cell office:value-type="float" office:value="0.193728569661961" calcext:value-type="float">
            <text:p>0.193728569661961</text:p>
          </table:table-cell>
          <table:table-cell office:value-type="float" office:value="0.00684828536470441" calcext:value-type="float">
            <text:p>0.006848285364704</text:p>
          </table:table-cell>
          <table:table-cell office:value-type="float" office:value="0.00429647460602235" calcext:value-type="float">
            <text:p>0.004296474606022</text:p>
          </table:table-cell>
        </table:table-row>
        <table:table-row table:style-name="ro1">
          <table:table-cell office:value-type="float" office:value="30.902931133906" calcext:value-type="float">
            <text:p>30.902931133906</text:p>
          </table:table-cell>
          <table:table-cell office:value-type="float" office:value="1.82369343439738" calcext:value-type="float">
            <text:p>1.8236934343973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7104900763956" calcext:value-type="float">
            <text:p>0.97710490076395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38" calcext:value-type="float">
            <text:p>3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21347822836439" calcext:value-type="float">
            <text:p>1.21347822836439</text:p>
          </table:table-cell>
          <table:table-cell office:value-type="float" office:value="0.251676496136139" calcext:value-type="float">
            <text:p>0.251676496136139</text:p>
          </table:table-cell>
          <table:table-cell office:value-type="float" office:value="0.00542481627056088" calcext:value-type="float">
            <text:p>0.005424816270561</text:p>
          </table:table-cell>
          <table:table-cell office:value-type="float" office:value="0.00217719017319341" calcext:value-type="float">
            <text:p>0.002177190173193</text:p>
          </table:table-cell>
        </table:table-row>
        <table:table-row table:style-name="ro1">
          <table:table-cell office:value-type="float" office:value="47.1755932966868" calcext:value-type="float">
            <text:p>47.1755932966868</text:p>
          </table:table-cell>
          <table:table-cell office:value-type="float" office:value="2.21913997332255" calcext:value-type="float">
            <text:p>2.219139973322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9890131111586" calcext:value-type="float">
            <text:p>0.97989013111158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38" calcext:value-type="float">
            <text:p>38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98109861718052" calcext:value-type="float">
            <text:p>0.998109861718052</text:p>
          </table:table-cell>
          <table:table-cell office:value-type="float" office:value="0.111395650873719" calcext:value-type="float">
            <text:p>0.111395650873719</text:p>
          </table:table-cell>
          <table:table-cell office:value-type="float" office:value="0.00913113600874477" calcext:value-type="float">
            <text:p>0.009131136008745</text:p>
          </table:table-cell>
          <table:table-cell office:value-type="float" office:value="0.00349066765266431" calcext:value-type="float">
            <text:p>0.003490667652664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2985150802464" calcext:value-type="float">
            <text:p>0.9829851508024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60000" calcext:value-type="float">
            <text:p>560000</text:p>
          </table:table-cell>
          <table:table-cell office:value-type="float" office:value="39" calcext:value-type="float">
            <text:p>39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9968705886717" calcext:value-type="float">
            <text:p>1.9968705886717</text:p>
          </table:table-cell>
          <table:table-cell office:value-type="float" office:value="1.53927790972574" calcext:value-type="float">
            <text:p>1.53927790972574</text:p>
          </table:table-cell>
          <table:table-cell office:value-type="float" office:value="0.00614926550188275" calcext:value-type="float">
            <text:p>0.006149265501883</text:p>
          </table:table-cell>
          <table:table-cell office:value-type="float" office:value="0.003878453092151" calcext:value-type="float">
            <text:p>0.003878453092151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1437928331184" calcext:value-type="float">
            <text:p>0.98143792833118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40" calcext:value-type="float">
            <text:p>40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06285613909015" calcext:value-type="float">
            <text:p>2.06285613909015</text:p>
          </table:table-cell>
          <table:table-cell office:value-type="float" office:value="0.937612596618616" calcext:value-type="float">
            <text:p>0.937612596618616</text:p>
          </table:table-cell>
          <table:table-cell office:value-type="float" office:value="0.00405663963627144" calcext:value-type="float">
            <text:p>0.004056639636271</text:p>
          </table:table-cell>
          <table:table-cell office:value-type="float" office:value="0.00271841688479954" calcext:value-type="float">
            <text:p>0.0027184168848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6385936598364" calcext:value-type="float">
            <text:p>0.9863859365983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40" calcext:value-type="float">
            <text:p>40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3.56119071727218" calcext:value-type="float">
            <text:p>3.56119071727218</text:p>
          </table:table-cell>
          <table:table-cell office:value-type="float" office:value="0.937702018639463" calcext:value-type="float">
            <text:p>0.937702018639463</text:p>
          </table:table-cell>
          <table:table-cell office:value-type="float" office:value="0.00443394489162353" calcext:value-type="float">
            <text:p>0.004433944891624</text:p>
          </table:table-cell>
          <table:table-cell office:value-type="float" office:value="0.00417218976421017" calcext:value-type="float">
            <text:p>0.00417218976421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2672487717628" calcext:value-type="float">
            <text:p>0.9826724877176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" calcext:value-type="float">
            <text:p>42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1.30995043260362" calcext:value-type="float">
            <text:p>1.30995043260362</text:p>
          </table:table-cell>
          <table:table-cell office:value-type="float" office:value="1.87950524576131" calcext:value-type="float">
            <text:p>1.87950524576131</text:p>
          </table:table-cell>
          <table:table-cell office:value-type="float" office:value="0.0046105004113055" calcext:value-type="float">
            <text:p>0.004610500411306</text:p>
          </table:table-cell>
          <table:table-cell office:value-type="float" office:value="0.00175736645648181" calcext:value-type="float">
            <text:p>0.001757366456482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3291491655804" calcext:value-type="float">
            <text:p>0.98329149165580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42" calcext:value-type="float">
            <text:p>42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1.94972868072759" calcext:value-type="float">
            <text:p>1.94972868072759</text:p>
          </table:table-cell>
          <table:table-cell office:value-type="float" office:value="1.51508933091625" calcext:value-type="float">
            <text:p>1.51508933091625</text:p>
          </table:table-cell>
          <table:table-cell office:value-type="float" office:value="0.00219094048071629" calcext:value-type="float">
            <text:p>0.002190940480716</text:p>
          </table:table-cell>
          <table:table-cell office:value-type="float" office:value="0.000770831136764917" calcext:value-type="float">
            <text:p>0.000770831136765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4839288875401" calcext:value-type="float">
            <text:p>0.98483928887540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42" calcext:value-type="float">
            <text:p>42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3.56490248256982" calcext:value-type="float">
            <text:p>3.56490248256982</text:p>
          </table:table-cell>
          <table:table-cell office:value-type="float" office:value="1.36620635775362" calcext:value-type="float">
            <text:p>1.36620635775362</text:p>
          </table:table-cell>
          <table:table-cell office:value-type="float" office:value="0.00774635024545807" calcext:value-type="float">
            <text:p>0.007746350245458</text:p>
          </table:table-cell>
          <table:table-cell office:value-type="float" office:value="0.000430940140961634" calcext:value-type="float">
            <text:p>0.000430940140962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7314729879786" calcext:value-type="float">
            <text:p>0.98731472987978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40000" calcext:value-type="float">
            <text:p>1240000</text:p>
          </table:table-cell>
          <table:table-cell office:value-type="float" office:value="42" calcext:value-type="float">
            <text:p>4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3.22121831160136" calcext:value-type="float">
            <text:p>3.22121831160136</text:p>
          </table:table-cell>
          <table:table-cell office:value-type="float" office:value="1.59692030224471" calcext:value-type="float">
            <text:p>1.59692030224471</text:p>
          </table:table-cell>
          <table:table-cell office:value-type="float" office:value="0.0024156587821711" calcext:value-type="float">
            <text:p>0.002415658782171</text:p>
          </table:table-cell>
          <table:table-cell office:value-type="float" office:value="0.000426728854575956" calcext:value-type="float">
            <text:p>0.000426728854576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3604729488957" calcext:value-type="float">
            <text:p>0.98360472948895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46" calcext:value-type="float">
            <text:p>4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11739873237579" calcext:value-type="float">
            <text:p>1.11739873237579</text:p>
          </table:table-cell>
          <table:table-cell office:value-type="float" office:value="0.728219235947859" calcext:value-type="float">
            <text:p>0.728219235947859</text:p>
          </table:table-cell>
          <table:table-cell office:value-type="float" office:value="0.00765008082138926" calcext:value-type="float">
            <text:p>0.007650080821389</text:p>
          </table:table-cell>
          <table:table-cell office:value-type="float" office:value="0.00387744043514625" calcext:value-type="float">
            <text:p>0.003877440435146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7007814278127" calcext:value-type="float">
            <text:p>0.98700781427812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60000" calcext:value-type="float">
            <text:p>960000</text:p>
          </table:table-cell>
          <table:table-cell office:value-type="float" office:value="46" calcext:value-type="float">
            <text:p>46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2.39613137286871" calcext:value-type="float">
            <text:p>2.39613137286871</text:p>
          </table:table-cell>
          <table:table-cell office:value-type="float" office:value="0.766581621116706" calcext:value-type="float">
            <text:p>0.766581621116706</text:p>
          </table:table-cell>
          <table:table-cell office:value-type="float" office:value="0.00683202712308144" calcext:value-type="float">
            <text:p>0.006832027123081</text:p>
          </table:table-cell>
          <table:table-cell office:value-type="float" office:value="0.00346401368953573" calcext:value-type="float">
            <text:p>0.003464013689536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298342655751" calcext:value-type="float">
            <text:p>0.9829834265575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" calcext:value-type="float">
            <text:p>46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3.28595914604588" calcext:value-type="float">
            <text:p>3.28595914604588</text:p>
          </table:table-cell>
          <table:table-cell office:value-type="float" office:value="0.841076029652216" calcext:value-type="float">
            <text:p>0.841076029652216</text:p>
          </table:table-cell>
          <table:table-cell office:value-type="float" office:value="0.00324831412935619" calcext:value-type="float">
            <text:p>0.003248314129356</text:p>
          </table:table-cell>
          <table:table-cell office:value-type="float" office:value="0.000860773060944652" calcext:value-type="float">
            <text:p>0.000860773060945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79887257369998" calcext:value-type="float">
            <text:p>0.97988725736999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47" calcext:value-type="float">
            <text:p>47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77695167286245" calcext:value-type="float">
            <text:p>0.97769516728624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3.42716717317521" calcext:value-type="float">
            <text:p>3.42716717317521</text:p>
          </table:table-cell>
          <table:table-cell office:value-type="float" office:value="1.00313474700023" calcext:value-type="float">
            <text:p>1.00313474700023</text:p>
          </table:table-cell>
          <table:table-cell office:value-type="float" office:value="0.00720617498255237" calcext:value-type="float">
            <text:p>0.007206174982552</text:p>
          </table:table-cell>
          <table:table-cell office:value-type="float" office:value="0.00192182568273568" calcext:value-type="float">
            <text:p>0.001921825682736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0201069951468" calcext:value-type="float">
            <text:p>0.98020106995146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23635246218439" calcext:value-type="float">
            <text:p>1.23635246218439</text:p>
          </table:table-cell>
          <table:table-cell office:value-type="float" office:value="0.569942736899996" calcext:value-type="float">
            <text:p>0.569942736899996</text:p>
          </table:table-cell>
          <table:table-cell office:value-type="float" office:value="0.0112184334609152" calcext:value-type="float">
            <text:p>0.011218433460915</text:p>
          </table:table-cell>
          <table:table-cell office:value-type="float" office:value="0.00356670820322905" calcext:value-type="float">
            <text:p>0.003566708203229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1434479841278" calcext:value-type="float">
            <text:p>0.98143447984127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47" calcext:value-type="float">
            <text:p>47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2.092557660192" calcext:value-type="float">
            <text:p>2.092557660192</text:p>
          </table:table-cell>
          <table:table-cell office:value-type="float" office:value="0.724655544163578" calcext:value-type="float">
            <text:p>0.724655544163578</text:p>
          </table:table-cell>
          <table:table-cell office:value-type="float" office:value="0.0110251929497465" calcext:value-type="float">
            <text:p>0.011025192949747</text:p>
          </table:table-cell>
          <table:table-cell office:value-type="float" office:value="0.00153034831725157" calcext:value-type="float">
            <text:p>0.001530348317252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7958264076161" calcext:value-type="float">
            <text:p>0.9795826407616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47" calcext:value-type="float">
            <text:p>47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1.34815835969782" calcext:value-type="float">
            <text:p>1.34815835969782</text:p>
          </table:table-cell>
          <table:table-cell office:value-type="float" office:value="0.106503521660563" calcext:value-type="float">
            <text:p>0.106503521660563</text:p>
          </table:table-cell>
          <table:table-cell office:value-type="float" office:value="0.00614873647000214" calcext:value-type="float">
            <text:p>0.006148736470002</text:p>
          </table:table-cell>
          <table:table-cell office:value-type="float" office:value="0.00399510925069548" calcext:value-type="float">
            <text:p>0.003995109250695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1437353582866" calcext:value-type="float">
            <text:p>0.98143735358286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1000" calcext:value-type="float">
            <text:p>211000</text:p>
          </table:table-cell>
          <table:table-cell office:value-type="float" office:value="47" calcext:value-type="float">
            <text:p>47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49796384439054" calcext:value-type="float">
            <text:p>1.49796384439054</text:p>
          </table:table-cell>
          <table:table-cell office:value-type="float" office:value="0.693980719094606" calcext:value-type="float">
            <text:p>0.693980719094606</text:p>
          </table:table-cell>
          <table:table-cell office:value-type="float" office:value="0.00579013217099435" calcext:value-type="float">
            <text:p>0.005790132170994</text:p>
          </table:table-cell>
          <table:table-cell office:value-type="float" office:value="0.00199037242751828" calcext:value-type="float">
            <text:p>0.001990372427518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0510284546397" calcext:value-type="float">
            <text:p>0.98051028454639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47" calcext:value-type="float">
            <text:p>47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711720743129078" calcext:value-type="float">
            <text:p>0.711720743129078</text:p>
          </table:table-cell>
          <table:table-cell office:value-type="float" office:value="0.534637030575859" calcext:value-type="float">
            <text:p>0.534637030575859</text:p>
          </table:table-cell>
          <table:table-cell office:value-type="float" office:value="0.00380457340002406" calcext:value-type="float">
            <text:p>0.003804573400024</text:p>
          </table:table-cell>
          <table:table-cell office:value-type="float" office:value="0.0052938909112193" calcext:value-type="float">
            <text:p>0.005293890911219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78033694045378" calcext:value-type="float">
            <text:p>0.97803369404537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47" calcext:value-type="float">
            <text:p>47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359406475482267" calcext:value-type="float">
            <text:p>0.359406475482267</text:p>
          </table:table-cell>
          <table:table-cell office:value-type="float" office:value="0.413700111232094" calcext:value-type="float">
            <text:p>0.413700111232094</text:p>
          </table:table-cell>
          <table:table-cell office:value-type="float" office:value="0.00243323644046652" calcext:value-type="float">
            <text:p>0.002433236440467</text:p>
          </table:table-cell>
          <table:table-cell office:value-type="float" office:value="0.00189047521600802" calcext:value-type="float">
            <text:p>0.001890475216008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79578617523387" calcext:value-type="float">
            <text:p>0.97957861752338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47" calcext:value-type="float">
            <text:p>47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45733382203557" calcext:value-type="float">
            <text:p>1.45733382203557</text:p>
          </table:table-cell>
          <table:table-cell office:value-type="float" office:value="0.123013005330903" calcext:value-type="float">
            <text:p>0.123013005330903</text:p>
          </table:table-cell>
          <table:table-cell office:value-type="float" office:value="0.00834773985704574" calcext:value-type="float">
            <text:p>0.008347739857046</text:p>
          </table:table-cell>
          <table:table-cell office:value-type="float" office:value="0.00132133300739059" calcext:value-type="float">
            <text:p>0.001321333007391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0816625399737" calcext:value-type="float">
            <text:p>0.98081662539973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47" calcext:value-type="float">
            <text:p>47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257697783515055" calcext:value-type="float">
            <text:p>0.257697783515055</text:p>
          </table:table-cell>
          <table:table-cell office:value-type="float" office:value="0.0884934793415025" calcext:value-type="float">
            <text:p>0.088493479341503</text:p>
          </table:table-cell>
          <table:table-cell office:value-type="float" office:value="0.00982569318397318" calcext:value-type="float">
            <text:p>0.009825693183973</text:p>
          </table:table-cell>
          <table:table-cell office:value-type="float" office:value="0.00116032191219909" calcext:value-type="float">
            <text:p>0.001160321912199</text:p>
          </table:table-cell>
        </table:table-row>
        <table:table-row table:style-name="ro1">
          <table:table-cell table:number-columns-repeated="2"/>
          <table:table-cell office:value-type="float" office:value="0.928217821782178" calcext:value-type="float">
            <text:p>0.928217821782178</text:p>
          </table:table-cell>
          <table:table-cell office:value-type="float" office:value="0.982055208024406" calcext:value-type="float">
            <text:p>0.98205520802440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47" calcext:value-type="float">
            <text:p>47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1.23198972225388" calcext:value-type="float">
            <text:p>1.23198972225388</text:p>
          </table:table-cell>
          <table:table-cell office:value-type="float" office:value="0.324995484854317" calcext:value-type="float">
            <text:p>0.324995484854317</text:p>
          </table:table-cell>
          <table:table-cell office:value-type="float" office:value="0.00561077680992048" calcext:value-type="float">
            <text:p>0.00561077680992</text:p>
          </table:table-cell>
          <table:table-cell office:value-type="float" office:value="0.00174191262657026" calcext:value-type="float">
            <text:p>0.00174191262657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82984001305828" calcext:value-type="float">
            <text:p>0.9829840013058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49" calcext:value-type="float">
            <text:p>49</text:p>
          </table:table-cell>
          <table:table-cell office:value-type="float" office:value="0.914814814814815" calcext:value-type="float">
            <text:p>0.914814814814815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61338164003033" calcext:value-type="float">
            <text:p>2.61338164003033</text:p>
          </table:table-cell>
          <table:table-cell office:value-type="float" office:value="1.7952788987376" calcext:value-type="float">
            <text:p>1.7952788987376</text:p>
          </table:table-cell>
          <table:table-cell office:value-type="float" office:value="0.00746156890861651" calcext:value-type="float">
            <text:p>0.007461568908617</text:p>
          </table:table-cell>
          <table:table-cell office:value-type="float" office:value="0.00156407002183319" calcext:value-type="float">
            <text:p>0.001564070021833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86696300689928" calcext:value-type="float">
            <text:p>0.9866963006899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80000" calcext:value-type="float">
            <text:p>780000</text:p>
          </table:table-cell>
          <table:table-cell office:value-type="float" office:value="49" calcext:value-type="float">
            <text:p>49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2.96933364219311" calcext:value-type="float">
            <text:p>2.96933364219311</text:p>
          </table:table-cell>
          <table:table-cell office:value-type="float" office:value="1.7764925327834" calcext:value-type="float">
            <text:p>1.7764925327834</text:p>
          </table:table-cell>
          <table:table-cell office:value-type="float" office:value="0.00409905374942418" calcext:value-type="float">
            <text:p>0.004099053749424</text:p>
          </table:table-cell>
          <table:table-cell office:value-type="float" office:value="0.000864024328408063" calcext:value-type="float">
            <text:p>0.000864024328408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85458292813577" calcext:value-type="float">
            <text:p>0.98545829281357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49" calcext:value-type="float">
            <text:p>49</text:p>
          </table:table-cell>
          <table:table-cell office:value-type="float" office:value="0.914814814814815" calcext:value-type="float">
            <text:p>0.914814814814815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3.4321167010852" calcext:value-type="float">
            <text:p>3.4321167010852</text:p>
          </table:table-cell>
          <table:table-cell office:value-type="float" office:value="1.17729548064505" calcext:value-type="float">
            <text:p>1.17729548064505</text:p>
          </table:table-cell>
          <table:table-cell office:value-type="float" office:value="0.00833531679477253" calcext:value-type="float">
            <text:p>0.008335316794773</text:p>
          </table:table-cell>
          <table:table-cell office:value-type="float" office:value="0.000868559003565311" calcext:value-type="float">
            <text:p>0.000868559003565</text:p>
          </table:table-cell>
        </table:table-row>
        <table:table-row table:style-name="ro1">
          <table:table-cell office:value-type="float" office:value="29.4620634714762" calcext:value-type="float">
            <text:p>29.4620634714762</text:p>
          </table:table-cell>
          <table:table-cell office:value-type="float" office:value="1.19919268290202" calcext:value-type="float">
            <text:p>1.1991926829020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1745993429477" calcext:value-type="float">
            <text:p>0.98174599342947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5000" calcext:value-type="float">
            <text:p>65000</text:p>
          </table:table-cell>
          <table:table-cell office:value-type="float" office:value="50" calcext:value-type="float">
            <text:p>50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376964300050807" calcext:value-type="float">
            <text:p>0.376964300050807</text:p>
          </table:table-cell>
          <table:table-cell office:value-type="float" office:value="0.123263405858882" calcext:value-type="float">
            <text:p>0.123263405858882</text:p>
          </table:table-cell>
          <table:table-cell office:value-type="float" office:value="0.00465876043289978" calcext:value-type="float">
            <text:p>0.0046587604329</text:p>
          </table:table-cell>
          <table:table-cell office:value-type="float" office:value="0.00156658215994111" calcext:value-type="float">
            <text:p>0.001566582159941</text:p>
          </table:table-cell>
        </table:table-row>
        <table:table-row table:style-name="ro1">
          <table:table-cell office:value-type="float" office:value="29.8304506937663" calcext:value-type="float">
            <text:p>29.8304506937663</text:p>
          </table:table-cell>
          <table:table-cell office:value-type="float" office:value="1.69157648086548" calcext:value-type="float">
            <text:p>1.691576480865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9889556363268" calcext:value-type="float">
            <text:p>0.97988955636326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7000" calcext:value-type="float">
            <text:p>97000</text:p>
          </table:table-cell>
          <table:table-cell office:value-type="float" office:value="50" calcext:value-type="float">
            <text:p>5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79700977230454" calcext:value-type="float">
            <text:p>0.79700977230454</text:p>
          </table:table-cell>
          <table:table-cell office:value-type="float" office:value="0.117018910773703" calcext:value-type="float">
            <text:p>0.117018910773703</text:p>
          </table:table-cell>
          <table:table-cell office:value-type="float" office:value="0.00706679022721528" calcext:value-type="float">
            <text:p>0.007066790227215</text:p>
          </table:table-cell>
          <table:table-cell office:value-type="float" office:value="0.00114162667930108" calcext:value-type="float">
            <text:p>0.001141626679301</text:p>
          </table:table-cell>
        </table:table-row>
        <table:table-row table:style-name="ro1">
          <table:table-cell office:value-type="float" office:value="30.2953358491262" calcext:value-type="float">
            <text:p>30.2953358491262</text:p>
          </table:table-cell>
          <table:table-cell office:value-type="float" office:value="1.61841861406962" calcext:value-type="float">
            <text:p>1.6184186140696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1745993429477" calcext:value-type="float">
            <text:p>0.98174599342947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9000" calcext:value-type="float">
            <text:p>99000</text:p>
          </table:table-cell>
          <table:table-cell office:value-type="float" office:value="50" calcext:value-type="float">
            <text:p>50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657050689071927" calcext:value-type="float">
            <text:p>0.657050689071927</text:p>
          </table:table-cell>
          <table:table-cell office:value-type="float" office:value="0.168741617974459" calcext:value-type="float">
            <text:p>0.168741617974459</text:p>
          </table:table-cell>
          <table:table-cell office:value-type="float" office:value="0.00720617498255237" calcext:value-type="float">
            <text:p>0.007206174982552</text:p>
          </table:table-cell>
          <table:table-cell office:value-type="float" office:value="0.00156658215994111" calcext:value-type="float">
            <text:p>0.001566582159941</text:p>
          </table:table-cell>
        </table:table-row>
        <table:table-row table:style-name="ro1">
          <table:table-cell office:value-type="float" office:value="30.3434585730235" calcext:value-type="float">
            <text:p>30.3434585730235</text:p>
          </table:table-cell>
          <table:table-cell office:value-type="float" office:value="1.42859490712484" calcext:value-type="float">
            <text:p>1.4285949071248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0197621461562" calcext:value-type="float">
            <text:p>0.98019762146156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50" calcext:value-type="float">
            <text:p>5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9681036499942" calcext:value-type="float">
            <text:p>0.929681036499942</text:p>
          </table:table-cell>
          <table:table-cell office:value-type="float" office:value="0.0753833721379703" calcext:value-type="float">
            <text:p>0.07538337213797</text:p>
          </table:table-cell>
          <table:table-cell office:value-type="float" office:value="0.00840495492862645" calcext:value-type="float">
            <text:p>0.008404954928626</text:p>
          </table:table-cell>
          <table:table-cell office:value-type="float" office:value="0.000883667641497995" calcext:value-type="float">
            <text:p>0.000883667641498</text:p>
          </table:table-cell>
        </table:table-row>
        <table:table-row table:style-name="ro1">
          <table:table-cell office:value-type="float" office:value="30.2430609067281" calcext:value-type="float">
            <text:p>30.2430609067281</text:p>
          </table:table-cell>
          <table:table-cell office:value-type="float" office:value="1.71135473251343" calcext:value-type="float">
            <text:p>1.7113547325134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988898161495" calcext:value-type="float">
            <text:p>0.9798889816149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50" calcext:value-type="float">
            <text:p>5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62195989813526" calcext:value-type="float">
            <text:p>0.762195989813526</text:p>
          </table:table-cell>
          <table:table-cell office:value-type="float" office:value="0.210844705093419" calcext:value-type="float">
            <text:p>0.210844705093419</text:p>
          </table:table-cell>
          <table:table-cell office:value-type="float" office:value="0.00483113859132874" calcext:value-type="float">
            <text:p>0.004831138591329</text:p>
          </table:table-cell>
          <table:table-cell office:value-type="float" office:value="0.000420226319649082" calcext:value-type="float">
            <text:p>0.000420226319649</text:p>
          </table:table-cell>
        </table:table-row>
        <table:table-row table:style-name="ro1">
          <table:table-cell office:value-type="float" office:value="30.8238047758738" calcext:value-type="float">
            <text:p>30.8238047758738</text:p>
          </table:table-cell>
          <table:table-cell office:value-type="float" office:value="1.60763223965963" calcext:value-type="float">
            <text:p>1.6076322396596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9890705859904" calcext:value-type="float">
            <text:p>0.97989070585990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50" calcext:value-type="float">
            <text:p>50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2170686456401" calcext:value-type="float">
            <text:p>0.97217068645640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375144312481279" calcext:value-type="float">
            <text:p>0.375144312481279</text:p>
          </table:table-cell>
          <table:table-cell office:value-type="float" office:value="0.18293281727724" calcext:value-type="float">
            <text:p>0.18293281727724</text:p>
          </table:table-cell>
          <table:table-cell office:value-type="float" office:value="0.00614873647000214" calcext:value-type="float">
            <text:p>0.006148736470002</text:p>
          </table:table-cell>
          <table:table-cell office:value-type="float" office:value="0.00547289025539611" calcext:value-type="float">
            <text:p>0.005472890255396</text:p>
          </table:table-cell>
        </table:table-row>
        <table:table-row table:style-name="ro1">
          <table:table-cell office:value-type="float" office:value="30.3978260358175" calcext:value-type="float">
            <text:p>30.3978260358175</text:p>
          </table:table-cell>
          <table:table-cell office:value-type="float" office:value="1.81358774503072" calcext:value-type="float">
            <text:p>1.8135877450307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1000" calcext:value-type="float">
            <text:p>121000</text:p>
          </table:table-cell>
          <table:table-cell office:value-type="float" office:value="50" calcext:value-type="float">
            <text:p>5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858705858617812" calcext:value-type="float">
            <text:p>0.858705858617812</text:p>
          </table:table-cell>
          <table:table-cell office:value-type="float" office:value="0.222273283405849" calcext:value-type="float">
            <text:p>0.222273283405849</text:p>
          </table:table-cell>
          <table:table-cell office:value-type="float" office:value="0.0112184334609152" calcext:value-type="float">
            <text:p>0.011218433460915</text:p>
          </table:table-cell>
          <table:table-cell office:value-type="float" office:value="0.00230166544705274" calcext:value-type="float">
            <text:p>0.002301665447053</text:p>
          </table:table-cell>
        </table:table-row>
        <table:table-row table:style-name="ro1">
          <table:table-cell office:value-type="float" office:value="30.56112464269" calcext:value-type="float">
            <text:p>30.56112464269</text:p>
          </table:table-cell>
          <table:table-cell office:value-type="float" office:value="1.95769166946411" calcext:value-type="float">
            <text:p>1.9576916694641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8963062075117" calcext:value-type="float">
            <text:p>0.97896306207511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50" calcext:value-type="float">
            <text:p>50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3147545854316" calcext:value-type="float">
            <text:p>1.3147545854316</text:p>
          </table:table-cell>
          <table:table-cell office:value-type="float" office:value="0.338055484422701" calcext:value-type="float">
            <text:p>0.338055484422701</text:p>
          </table:table-cell>
          <table:table-cell office:value-type="float" office:value="0.00444107363893001" calcext:value-type="float">
            <text:p>0.00444107363893</text:p>
          </table:table-cell>
          <table:table-cell office:value-type="float" office:value="0.00304643761323943" calcext:value-type="float">
            <text:p>0.003046437613239</text:p>
          </table:table-cell>
        </table:table-row>
        <table:table-row table:style-name="ro1">
          <table:table-cell office:value-type="float" office:value="40.4233696460724" calcext:value-type="float">
            <text:p>40.4233696460724</text:p>
          </table:table-cell>
          <table:table-cell office:value-type="float" office:value="2.28883361816406" calcext:value-type="float">
            <text:p>2.2888336181640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3295514894028" calcext:value-type="float">
            <text:p>0.9832955148940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50" calcext:value-type="float">
            <text:p>50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3.78106121995616" calcext:value-type="float">
            <text:p>3.78106121995616</text:p>
          </table:table-cell>
          <table:table-cell office:value-type="float" office:value="0.283547390338893" calcext:value-type="float">
            <text:p>0.283547390338893</text:p>
          </table:table-cell>
          <table:table-cell office:value-type="float" office:value="0.0072486138070128" calcext:value-type="float">
            <text:p>0.007248613807013</text:p>
          </table:table-cell>
          <table:table-cell office:value-type="float" office:value="0.00453606345260482" calcext:value-type="float">
            <text:p>0.004536063452605</text:p>
          </table:table-cell>
        </table:table-row>
        <table:table-row table:style-name="ro1">
          <table:table-cell table:number-columns-repeated="2"/>
          <table:table-cell office:value-type="float" office:value="0.923267326732673" calcext:value-type="float">
            <text:p>0.923267326732673</text:p>
          </table:table-cell>
          <table:table-cell office:value-type="float" office:value="0.985768082156823" calcext:value-type="float">
            <text:p>0.98576808215682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40000" calcext:value-type="float">
            <text:p>840000</text:p>
          </table:table-cell>
          <table:table-cell office:value-type="float" office:value="52" calcext:value-type="float">
            <text:p>5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2.128985186702" calcext:value-type="float">
            <text:p>2.128985186702</text:p>
          </table:table-cell>
          <table:table-cell office:value-type="float" office:value="2.09114817065704" calcext:value-type="float">
            <text:p>2.09114817065704</text:p>
          </table:table-cell>
          <table:table-cell office:value-type="float" office:value="0.0107827451284227" calcext:value-type="float">
            <text:p>0.010782745128423</text:p>
          </table:table-cell>
          <table:table-cell office:value-type="float" office:value="0.00174352002881175" calcext:value-type="float">
            <text:p>0.001743520028812</text:p>
          </table:table-cell>
        </table:table-row>
        <table:table-row table:style-name="ro1">
          <table:table-cell table:number-columns-repeated="2"/>
          <table:table-cell office:value-type="float" office:value="0.922648514851485" calcext:value-type="float">
            <text:p>0.922648514851485</text:p>
          </table:table-cell>
          <table:table-cell office:value-type="float" office:value="0.981747142926113" calcext:value-type="float">
            <text:p>0.98174714292611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20000" calcext:value-type="float">
            <text:p>620000</text:p>
          </table:table-cell>
          <table:table-cell office:value-type="float" office:value="53" calcext:value-type="float">
            <text:p>53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22840453860267" calcext:value-type="float">
            <text:p>2.22840453860267</text:p>
          </table:table-cell>
          <table:table-cell office:value-type="float" office:value="1.06898156397982" calcext:value-type="float">
            <text:p>1.06898156397982</text:p>
          </table:table-cell>
          <table:table-cell office:value-type="float" office:value="0.00840915983193378" calcext:value-type="float">
            <text:p>0.008409159831934</text:p>
          </table:table-cell>
          <table:table-cell office:value-type="float" office:value="0.00264821123683121" calcext:value-type="float">
            <text:p>0.002648211236831</text:p>
          </table:table-cell>
        </table:table-row>
        <table:table-row table:style-name="ro1">
          <table:table-cell table:number-columns-repeated="2"/>
          <table:table-cell office:value-type="float" office:value="0.922648514851485" calcext:value-type="float">
            <text:p>0.922648514851485</text:p>
          </table:table-cell>
          <table:table-cell office:value-type="float" office:value="0.986388810339952" calcext:value-type="float">
            <text:p>0.98638881033995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53" calcext:value-type="float">
            <text:p>5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2.938372619572" calcext:value-type="float">
            <text:p>2.938372619572</text:p>
          </table:table-cell>
          <table:table-cell office:value-type="float" office:value="2.03677446336856" calcext:value-type="float">
            <text:p>2.03677446336856</text:p>
          </table:table-cell>
          <table:table-cell office:value-type="float" office:value="0.0101920703747132" calcext:value-type="float">
            <text:p>0.010192070374713</text:p>
          </table:table-cell>
          <table:table-cell office:value-type="float" office:value="0.00430108770628088" calcext:value-type="float">
            <text:p>0.004301087706281</text:p>
          </table:table-cell>
        </table:table-row>
        <table:table-row table:style-name="ro1">
          <table:table-cell table:number-columns-repeated="2"/>
          <table:table-cell office:value-type="float" office:value="0.922648514851485" calcext:value-type="float">
            <text:p>0.922648514851485</text:p>
          </table:table-cell>
          <table:table-cell office:value-type="float" office:value="0.990716665172321" calcext:value-type="float">
            <text:p>0.99071666517232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53" calcext:value-type="float">
            <text:p>53</text:p>
          </table:table-cell>
          <table:table-cell office:value-type="float" office:value="0.898148148148148" calcext:value-type="float">
            <text:p>0.898148148148148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1.15826019420645" calcext:value-type="float">
            <text:p>1.15826019420645</text:p>
          </table:table-cell>
          <table:table-cell office:value-type="float" office:value="1.91425420856355" calcext:value-type="float">
            <text:p>1.91425420856355</text:p>
          </table:table-cell>
          <table:table-cell office:value-type="float" office:value="0.0179430618138141" calcext:value-type="float">
            <text:p>0.017943061813814</text:p>
          </table:table-cell>
          <table:table-cell office:value-type="float" office:value="0.00132164022388671" calcext:value-type="float">
            <text:p>0.001321640223887</text:p>
          </table:table-cell>
        </table:table-row>
        <table:table-row table:style-name="ro1">
          <table:table-cell table:number-columns-repeated="2"/>
          <table:table-cell office:value-type="float" office:value="0.922029702970297" calcext:value-type="float">
            <text:p>0.922029702970297</text:p>
          </table:table-cell>
          <table:table-cell office:value-type="float" office:value="0.985768082156823" calcext:value-type="float">
            <text:p>0.98576808215682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6" calcext:value-type="float">
            <text:p>56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1.84962434396406" calcext:value-type="float">
            <text:p>1.84962434396406</text:p>
          </table:table-cell>
          <table:table-cell office:value-type="float" office:value="2.16643909542317" calcext:value-type="float">
            <text:p>2.16643909542317</text:p>
          </table:table-cell>
          <table:table-cell office:value-type="float" office:value="0.00256080963040383" calcext:value-type="float">
            <text:p>0.002560809630404</text:p>
          </table:table-cell>
          <table:table-cell office:value-type="float" office:value="0.00174352002881175" calcext:value-type="float">
            <text:p>0.001743520028812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78652123235235" calcext:value-type="float">
            <text:p>0.97865212323523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57" calcext:value-type="float">
            <text:p>57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08641943316215" calcext:value-type="float">
            <text:p>1.08641943316215</text:p>
          </table:table-cell>
          <table:table-cell office:value-type="float" office:value="0.227469536649337" calcext:value-type="float">
            <text:p>0.227469536649337</text:p>
          </table:table-cell>
          <table:table-cell office:value-type="float" office:value="0.00666119097811136" calcext:value-type="float">
            <text:p>0.006661190978111</text:p>
          </table:table-cell>
          <table:table-cell office:value-type="float" office:value="0.00150007791465475" calcext:value-type="float">
            <text:p>0.001500077914655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81436778834548" calcext:value-type="float">
            <text:p>0.98143677883454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57" calcext:value-type="float">
            <text:p>57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57533414341047" calcext:value-type="float">
            <text:p>2.57533414341047</text:p>
          </table:table-cell>
          <table:table-cell office:value-type="float" office:value="0.799144576392939" calcext:value-type="float">
            <text:p>0.799144576392939</text:p>
          </table:table-cell>
          <table:table-cell office:value-type="float" office:value="0.00929475098991252" calcext:value-type="float">
            <text:p>0.009294750989913</text:p>
          </table:table-cell>
          <table:table-cell office:value-type="float" office:value="0.00150218320851845" calcext:value-type="float">
            <text:p>0.001502183208518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789624873268" calcext:value-type="float">
            <text:p>0.978962487326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57" calcext:value-type="float">
            <text:p>57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1.31915754015969" calcext:value-type="float">
            <text:p>1.31915754015969</text:p>
          </table:table-cell>
          <table:table-cell office:value-type="float" office:value="0.629945021432262" calcext:value-type="float">
            <text:p>0.629945021432262</text:p>
          </table:table-cell>
          <table:table-cell office:value-type="float" office:value="0.0106907122765725" calcext:value-type="float">
            <text:p>0.010690712276573</text:p>
          </table:table-cell>
          <table:table-cell office:value-type="float" office:value="0.00241950378781532" calcext:value-type="float">
            <text:p>0.002419503787815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82675361459217" calcext:value-type="float">
            <text:p>0.98267536145921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57" calcext:value-type="float">
            <text:p>5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4397763362998" calcext:value-type="float">
            <text:p>2.4397763362998</text:p>
          </table:table-cell>
          <table:table-cell office:value-type="float" office:value="0.315723535353914" calcext:value-type="float">
            <text:p>0.315723535353914</text:p>
          </table:table-cell>
          <table:table-cell office:value-type="float" office:value="0.00692735377103689" calcext:value-type="float">
            <text:p>0.006927353771037</text:p>
          </table:table-cell>
          <table:table-cell office:value-type="float" office:value="0.00242271503441228" calcext:value-type="float">
            <text:p>0.002422715034412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79886107873362" calcext:value-type="float">
            <text:p>0.97988610787336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57" calcext:value-type="float">
            <text:p>57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75836431226766" calcext:value-type="float">
            <text:p>0.97583643122676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667856790962399" calcext:value-type="float">
            <text:p>0.667856790962399</text:p>
          </table:table-cell>
          <table:table-cell office:value-type="float" office:value="0.198311813787994" calcext:value-type="float">
            <text:p>0.198311813787994</text:p>
          </table:table-cell>
          <table:table-cell office:value-type="float" office:value="0.0060681704838811" calcext:value-type="float">
            <text:p>0.006068170483881</text:p>
          </table:table-cell>
          <table:table-cell office:value-type="float" office:value="0.00308070202359372" calcext:value-type="float">
            <text:p>0.003080702023594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78032544548742" calcext:value-type="float">
            <text:p>0.97803254454874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57" calcext:value-type="float">
            <text:p>57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30213236592985" calcext:value-type="float">
            <text:p>0.730213236592985</text:p>
          </table:table-cell>
          <table:table-cell office:value-type="float" office:value="0.270957411884382" calcext:value-type="float">
            <text:p>0.270957411884382</text:p>
          </table:table-cell>
          <table:table-cell office:value-type="float" office:value="0.00519032028347403" calcext:value-type="float">
            <text:p>0.005190320283474</text:p>
          </table:table-cell>
          <table:table-cell office:value-type="float" office:value="0.00157160889265084" calcext:value-type="float">
            <text:p>0.001571608892651</text:p>
          </table:table-cell>
        </table:table-row>
        <table:table-row table:style-name="ro1">
          <table:table-cell table:number-columns-repeated="2"/>
          <table:table-cell office:value-type="float" office:value="0.92759900990099" calcext:value-type="float">
            <text:p>0.92759900990099</text:p>
          </table:table-cell>
          <table:table-cell office:value-type="float" office:value="0.979888981614951" calcext:value-type="float">
            <text:p>0.97988898161495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57" calcext:value-type="float">
            <text:p>57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1.84556615801927" calcext:value-type="float">
            <text:p>1.84556615801927</text:p>
          </table:table-cell>
          <table:table-cell office:value-type="float" office:value="0.143903821812343" calcext:value-type="float">
            <text:p>0.143903821812343</text:p>
          </table:table-cell>
          <table:table-cell office:value-type="float" office:value="0.00846504306065819" calcext:value-type="float">
            <text:p>0.008465043060658</text:p>
          </table:table-cell>
          <table:table-cell office:value-type="float" office:value="0.00157204266384047" calcext:value-type="float">
            <text:p>0.00157204266384</text:p>
          </table:table-cell>
        </table:table-row>
        <table:table-row table:style-name="ro1">
          <table:table-cell table:number-columns-repeated="2"/>
          <table:table-cell office:value-type="float" office:value="0.921410891089109" calcext:value-type="float">
            <text:p>0.921410891089109</text:p>
          </table:table-cell>
          <table:table-cell office:value-type="float" office:value="0.98174771767443" calcext:value-type="float">
            <text:p>0.9817477176744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57" calcext:value-type="float">
            <text:p>57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35864235734772" calcext:value-type="float">
            <text:p>1.35864235734772</text:p>
          </table:table-cell>
          <table:table-cell office:value-type="float" office:value="1.68550768523229" calcext:value-type="float">
            <text:p>1.68550768523229</text:p>
          </table:table-cell>
          <table:table-cell office:value-type="float" office:value="0.0122794980982492" calcext:value-type="float">
            <text:p>0.012279498098249</text:p>
          </table:table-cell>
          <table:table-cell office:value-type="float" office:value="0.00304887606383702" calcext:value-type="float">
            <text:p>0.003048876063837</text:p>
          </table:table-cell>
        </table:table-row>
        <table:table-row table:style-name="ro1">
          <table:table-cell table:number-columns-repeated="2"/>
          <table:table-cell office:value-type="float" office:value="0.921410891089109" calcext:value-type="float">
            <text:p>0.921410891089109</text:p>
          </table:table-cell>
          <table:table-cell office:value-type="float" office:value="0.987004365788221" calcext:value-type="float">
            <text:p>0.98700436578822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57" calcext:value-type="float">
            <text:p>57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2.67420265573018" calcext:value-type="float">
            <text:p>2.67420265573018</text:p>
          </table:table-cell>
          <table:table-cell office:value-type="float" office:value="0.266488928900027" calcext:value-type="float">
            <text:p>0.266488928900027</text:p>
          </table:table-cell>
          <table:table-cell office:value-type="float" office:value="0.00684936310285818" calcext:value-type="float">
            <text:p>0.006849363102858</text:p>
          </table:table-cell>
          <table:table-cell office:value-type="float" office:value="0.00131802484236138" calcext:value-type="float">
            <text:p>0.001318024842361</text:p>
          </table:table-cell>
        </table:table-row>
        <table:table-row table:style-name="ro1">
          <table:table-cell office:value-type="float" office:value="28.3754022121429" calcext:value-type="float">
            <text:p>28.3754022121429</text:p>
          </table:table-cell>
          <table:table-cell office:value-type="float" office:value="0.968947887420654" calcext:value-type="float">
            <text:p>0.96894788742065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5768656905141" calcext:value-type="float">
            <text:p>0.98576865690514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000" calcext:value-type="float">
            <text:p>26000</text:p>
          </table:table-cell>
          <table:table-cell office:value-type="float" office:value="59" calcext:value-type="float">
            <text:p>59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0265770201658465" calcext:value-type="float">
            <text:p>0.026577020165847</text:p>
          </table:table-cell>
          <table:table-cell office:value-type="float" office:value="0.0107027118164182" calcext:value-type="float">
            <text:p>0.010702711816418</text:p>
          </table:table-cell>
          <table:table-cell office:value-type="float" office:value="0.0060681704838811" calcext:value-type="float">
            <text:p>0.006068170483881</text:p>
          </table:table-cell>
          <table:table-cell office:value-type="float" office:value="0.0015664360244403" calcext:value-type="float">
            <text:p>0.00156643602444</text:p>
          </table:table-cell>
        </table:table-row>
        <table:table-row table:style-name="ro1">
          <table:table-cell office:value-type="float" office:value="28.6701640288035" calcext:value-type="float">
            <text:p>28.6701640288035</text:p>
          </table:table-cell>
          <table:table-cell office:value-type="float" office:value="1.09257483482361" calcext:value-type="float">
            <text:p>1.0925748348236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391279458725" calcext:value-type="float">
            <text:p>0.9839127945872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2000" calcext:value-type="float">
            <text:p>32000</text:p>
          </table:table-cell>
          <table:table-cell office:value-type="float" office:value="59" calcext:value-type="float">
            <text:p>5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160044339722662" calcext:value-type="float">
            <text:p>0.160044339722662</text:p>
          </table:table-cell>
          <table:table-cell office:value-type="float" office:value="0.0791110071129279" calcext:value-type="float">
            <text:p>0.079111007112928</text:p>
          </table:table-cell>
          <table:table-cell office:value-type="float" office:value="0.00846504306065819" calcext:value-type="float">
            <text:p>0.008465043060658</text:p>
          </table:table-cell>
          <table:table-cell office:value-type="float" office:value="0.00265061860619695" calcext:value-type="float">
            <text:p>0.002650618606197</text:p>
          </table:table-cell>
        </table:table-row>
        <table:table-row table:style-name="ro1">
          <table:table-cell office:value-type="float" office:value="32.3319341341654" calcext:value-type="float">
            <text:p>32.3319341341654</text:p>
          </table:table-cell>
          <table:table-cell office:value-type="float" office:value="1.17303895950317" calcext:value-type="float">
            <text:p>1.1730389595031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2982851809193" calcext:value-type="float">
            <text:p>0.98298285180919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2000" calcext:value-type="float">
            <text:p>42000</text:p>
          </table:table-cell>
          <table:table-cell office:value-type="float" office:value="59" calcext:value-type="float">
            <text:p>5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13012362535203" calcext:value-type="float">
            <text:p>2.13012362535203</text:p>
          </table:table-cell>
          <table:table-cell office:value-type="float" office:value="0.166663343819699" calcext:value-type="float">
            <text:p>0.166663343819699</text:p>
          </table:table-cell>
          <table:table-cell office:value-type="float" office:value="0.00692735377103689" calcext:value-type="float">
            <text:p>0.006927353771037</text:p>
          </table:table-cell>
          <table:table-cell office:value-type="float" office:value="0.00115429954390918" calcext:value-type="float">
            <text:p>0.001154299543909</text:p>
          </table:table-cell>
        </table:table-row>
        <table:table-row table:style-name="ro1">
          <table:table-cell office:value-type="float" office:value="29.6326802571615" calcext:value-type="float">
            <text:p>29.6326802571615</text:p>
          </table:table-cell>
          <table:table-cell office:value-type="float" office:value="1.25800585746765" calcext:value-type="float">
            <text:p>1.2580058574676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0507985553126" calcext:value-type="float">
            <text:p>0.98050798555312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3000" calcext:value-type="float">
            <text:p>53000</text:p>
          </table:table-cell>
          <table:table-cell office:value-type="float" office:value="59" calcext:value-type="float">
            <text:p>59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236721212401622" calcext:value-type="float">
            <text:p>0.236721212401622</text:p>
          </table:table-cell>
          <table:table-cell office:value-type="float" office:value="0.117484854928237" calcext:value-type="float">
            <text:p>0.117484854928237</text:p>
          </table:table-cell>
          <table:table-cell office:value-type="float" office:value="0.00950682825924723" calcext:value-type="float">
            <text:p>0.009506828259247</text:p>
          </table:table-cell>
          <table:table-cell office:value-type="float" office:value="0.000743384015577099" calcext:value-type="float">
            <text:p>0.000743384015577</text:p>
          </table:table-cell>
        </table:table-row>
        <table:table-row table:style-name="ro1">
          <table:table-cell office:value-type="float" office:value="29.6705973148346" calcext:value-type="float">
            <text:p>29.6705973148346</text:p>
          </table:table-cell>
          <table:table-cell office:value-type="float" office:value="1.47470092773438" calcext:value-type="float">
            <text:p>1.4747009277343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79269402928458" calcext:value-type="float">
            <text:p>0.97926940292845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5000" calcext:value-type="float">
            <text:p>85000</text:p>
          </table:table-cell>
          <table:table-cell office:value-type="float" office:value="59" calcext:value-type="float">
            <text:p>5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724255017139" calcext:value-type="float">
            <text:p>0.72724255017139</text:p>
          </table:table-cell>
          <table:table-cell office:value-type="float" office:value="0.198583457590739" calcext:value-type="float">
            <text:p>0.198583457590739</text:p>
          </table:table-cell>
          <table:table-cell office:value-type="float" office:value="0.00549995159480907" calcext:value-type="float">
            <text:p>0.005499951594809</text:p>
          </table:table-cell>
          <table:table-cell office:value-type="float" office:value="0.000455990261746865" calcext:value-type="float">
            <text:p>0.000455990261747</text:p>
          </table:table-cell>
        </table:table-row>
        <table:table-row table:style-name="ro1">
          <table:table-cell office:value-type="float" office:value="29.9698726336161" calcext:value-type="float">
            <text:p>29.9698726336161</text:p>
          </table:table-cell>
          <table:table-cell office:value-type="float" office:value="1.53882463773092" calcext:value-type="float">
            <text:p>1.5388246377309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1126989491302" calcext:value-type="float">
            <text:p>0.98112698949130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0000" calcext:value-type="float">
            <text:p>90000</text:p>
          </table:table-cell>
          <table:table-cell office:value-type="float" office:value="59" calcext:value-type="float">
            <text:p>5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396546355277592" calcext:value-type="float">
            <text:p>0.396546355277592</text:p>
          </table:table-cell>
          <table:table-cell office:value-type="float" office:value="0.209402427783325" calcext:value-type="float">
            <text:p>0.209402427783325</text:p>
          </table:table-cell>
          <table:table-cell office:value-type="float" office:value="0.00794265539476255" calcext:value-type="float">
            <text:p>0.007942655394763</text:p>
          </table:table-cell>
          <table:table-cell office:value-type="float" office:value="0.00174151149261075" calcext:value-type="float">
            <text:p>0.001741511492611</text:p>
          </table:table-cell>
        </table:table-row>
        <table:table-row table:style-name="ro1">
          <table:table-cell office:value-type="float" office:value="30.6522214412689" calcext:value-type="float">
            <text:p>30.6522214412689</text:p>
          </table:table-cell>
          <table:table-cell office:value-type="float" office:value="1.48021221160889" calcext:value-type="float">
            <text:p>1.4802122116088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0818924393008" calcext:value-type="float">
            <text:p>0.98081892439300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59" calcext:value-type="float">
            <text:p>59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56046587522962" calcext:value-type="float">
            <text:p>0.56046587522962</text:p>
          </table:table-cell>
          <table:table-cell office:value-type="float" office:value="0.0761625267170528" calcext:value-type="float">
            <text:p>0.076162526717053</text:p>
          </table:table-cell>
          <table:table-cell office:value-type="float" office:value="0.0060681704838811" calcext:value-type="float">
            <text:p>0.006068170483881</text:p>
          </table:table-cell>
          <table:table-cell office:value-type="float" office:value="0.00242110939776063" calcext:value-type="float">
            <text:p>0.002421109397761</text:p>
          </table:table-cell>
        </table:table-row>
        <table:table-row table:style-name="ro1">
          <table:table-cell office:value-type="float" office:value="31.0968614419301" calcext:value-type="float">
            <text:p>31.0968614419301</text:p>
          </table:table-cell>
          <table:table-cell office:value-type="float" office:value="1.56984329223633" calcext:value-type="float">
            <text:p>1.5698432922363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0817774896373" calcext:value-type="float">
            <text:p>0.98081777489637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59" calcext:value-type="float">
            <text:p>5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01871726376635" calcext:value-type="float">
            <text:p>1.01871726376635</text:p>
          </table:table-cell>
          <table:table-cell office:value-type="float" office:value="0.0452425627289413" calcext:value-type="float">
            <text:p>0.045242562728941</text:p>
          </table:table-cell>
          <table:table-cell office:value-type="float" office:value="0.00397270782418421" calcext:value-type="float">
            <text:p>0.003972707824184</text:p>
          </table:table-cell>
          <table:table-cell office:value-type="float" office:value="0.00217879665875654" calcext:value-type="float">
            <text:p>0.002178796658757</text:p>
          </table:table-cell>
        </table:table-row>
        <table:table-row table:style-name="ro1">
          <table:table-cell office:value-type="float" office:value="30.7796204090118" calcext:value-type="float">
            <text:p>30.7796204090118</text:p>
          </table:table-cell>
          <table:table-cell office:value-type="float" office:value="1.78491918245951" calcext:value-type="float">
            <text:p>1.7849191824595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0509135049762" calcext:value-type="float">
            <text:p>0.98050913504976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59" calcext:value-type="float">
            <text:p>5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644966084441504" calcext:value-type="float">
            <text:p>0.644966084441504</text:p>
          </table:table-cell>
          <table:table-cell office:value-type="float" office:value="0.270607749020817" calcext:value-type="float">
            <text:p>0.270607749020817</text:p>
          </table:table-cell>
          <table:table-cell office:value-type="float" office:value="0.00846504306065819" calcext:value-type="float">
            <text:p>0.008465043060658</text:p>
          </table:table-cell>
          <table:table-cell office:value-type="float" office:value="0.00198957446542989" calcext:value-type="float">
            <text:p>0.00198957446543</text:p>
          </table:table-cell>
        </table:table-row>
        <table:table-row table:style-name="ro1">
          <table:table-cell office:value-type="float" office:value="30.8655676841736" calcext:value-type="float">
            <text:p>30.8655676841736</text:p>
          </table:table-cell>
          <table:table-cell office:value-type="float" office:value="1.78166468938192" calcext:value-type="float">
            <text:p>1.7816646893819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82673062465946" calcext:value-type="float">
            <text:p>0.98267306246594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7000" calcext:value-type="float">
            <text:p>127000</text:p>
          </table:table-cell>
          <table:table-cell office:value-type="float" office:value="59" calcext:value-type="float">
            <text:p>5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582263278706577" calcext:value-type="float">
            <text:p>0.582263278706577</text:p>
          </table:table-cell>
          <table:table-cell office:value-type="float" office:value="0.236813009268577" calcext:value-type="float">
            <text:p>0.236813009268577</text:p>
          </table:table-cell>
          <table:table-cell office:value-type="float" office:value="0.00927846613788753" calcext:value-type="float">
            <text:p>0.009278466137888</text:p>
          </table:table-cell>
          <table:table-cell office:value-type="float" office:value="0.00115999276030317" calcext:value-type="float">
            <text:p>0.001159992760303</text:p>
          </table:table-cell>
        </table:table-row>
        <table:table-row table:style-name="ro1">
          <table:table-cell table:number-columns-repeated="2"/>
          <table:table-cell office:value-type="float" office:value="0.920173267326733" calcext:value-type="float">
            <text:p>0.920173267326733</text:p>
          </table:table-cell>
          <table:table-cell office:value-type="float" office:value="0.986697450186563" calcext:value-type="float">
            <text:p>0.98669745018656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59" calcext:value-type="float">
            <text:p>59</text:p>
          </table:table-cell>
          <table:table-cell office:value-type="float" office:value="0.914814814814815" calcext:value-type="float">
            <text:p>0.914814814814815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17289253573756" calcext:value-type="float">
            <text:p>1.17289253573756</text:p>
          </table:table-cell>
          <table:table-cell office:value-type="float" office:value="0.72778069328062" calcext:value-type="float">
            <text:p>0.72778069328062</text:p>
          </table:table-cell>
          <table:table-cell office:value-type="float" office:value="0.00442558610623184" calcext:value-type="float">
            <text:p>0.004425586106232</text:p>
          </table:table-cell>
          <table:table-cell office:value-type="float" office:value="0.00314718964328164" calcext:value-type="float">
            <text:p>0.003147189643282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2984576054146" calcext:value-type="float">
            <text:p>0.98298457605414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64" calcext:value-type="float">
            <text:p>6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9548519220235" calcext:value-type="float">
            <text:p>1.9548519220235</text:p>
          </table:table-cell>
          <table:table-cell office:value-type="float" office:value="0.923899735675379" calcext:value-type="float">
            <text:p>0.923899735675379</text:p>
          </table:table-cell>
          <table:table-cell office:value-type="float" office:value="0.00836103047321978" calcext:value-type="float">
            <text:p>0.00836103047322</text:p>
          </table:table-cell>
          <table:table-cell office:value-type="float" office:value="0.00264995164929838" calcext:value-type="float">
            <text:p>0.002649951649298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0199920454833" calcext:value-type="float">
            <text:p>0.98019992045483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64" calcext:value-type="float">
            <text:p>6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3313471846118" calcext:value-type="float">
            <text:p>0.93313471846118</text:p>
          </table:table-cell>
          <table:table-cell office:value-type="float" office:value="0.65492339404927" calcext:value-type="float">
            <text:p>0.65492339404927</text:p>
          </table:table-cell>
          <table:table-cell office:value-type="float" office:value="0.00461102526848732" calcext:value-type="float">
            <text:p>0.004611025268487</text:p>
          </table:table-cell>
          <table:table-cell office:value-type="float" office:value="0.00217184666557516" calcext:value-type="float">
            <text:p>0.002171846665575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1124690498031" calcext:value-type="float">
            <text:p>0.98112469049803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64" calcext:value-type="float">
            <text:p>6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71661370284108" calcext:value-type="float">
            <text:p>2.71661370284108</text:p>
          </table:table-cell>
          <table:table-cell office:value-type="float" office:value="0.361590532493335" calcext:value-type="float">
            <text:p>0.361590532493335</text:p>
          </table:table-cell>
          <table:table-cell office:value-type="float" office:value="0.00753338300916382" calcext:value-type="float">
            <text:p>0.007533383009164</text:p>
          </table:table-cell>
          <table:table-cell office:value-type="float" office:value="0.00232811424641574" calcext:value-type="float">
            <text:p>0.002328114246416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1128713736255" calcext:value-type="float">
            <text:p>0.98112871373625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64" calcext:value-type="float">
            <text:p>64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3411013325673" calcext:value-type="float">
            <text:p>0.923411013325673</text:p>
          </table:table-cell>
          <table:table-cell office:value-type="float" office:value="0.137927576928158" calcext:value-type="float">
            <text:p>0.137927576928158</text:p>
          </table:table-cell>
          <table:table-cell office:value-type="float" office:value="0.00781237410667902" calcext:value-type="float">
            <text:p>0.007812374106679</text:p>
          </table:table-cell>
          <table:table-cell office:value-type="float" office:value="0.00340457113201191" calcext:value-type="float">
            <text:p>0.003404571132012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019819620988" calcext:value-type="float">
            <text:p>0.9801981962098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8000" calcext:value-type="float">
            <text:p>218000</text:p>
          </table:table-cell>
          <table:table-cell office:value-type="float" office:value="64" calcext:value-type="float">
            <text:p>6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34340442942375" calcext:value-type="float">
            <text:p>1.34340442942375</text:p>
          </table:table-cell>
          <table:table-cell office:value-type="float" office:value="0.0689212575697284" calcext:value-type="float">
            <text:p>0.068921257569728</text:p>
          </table:table-cell>
          <table:table-cell office:value-type="float" office:value="0.00893062252671857" calcext:value-type="float">
            <text:p>0.008930622526719</text:p>
          </table:table-cell>
          <table:table-cell office:value-type="float" office:value="0.0004290156449271" calcext:value-type="float">
            <text:p>0.000429015644927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0817200148055" calcext:value-type="float">
            <text:p>0.98081720014805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64" calcext:value-type="float">
            <text:p>6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54077574324713" calcext:value-type="float">
            <text:p>2.54077574324713</text:p>
          </table:table-cell>
          <table:table-cell office:value-type="float" office:value="0.213949660249981" calcext:value-type="float">
            <text:p>0.213949660249981</text:p>
          </table:table-cell>
          <table:table-cell office:value-type="float" office:value="0.00533847769505083" calcext:value-type="float">
            <text:p>0.005338477695051</text:p>
          </table:table-cell>
          <table:table-cell office:value-type="float" office:value="0.00157226013486509" calcext:value-type="float">
            <text:p>0.001572260134865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2057507017677" calcext:value-type="float">
            <text:p>0.98205750701767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64" calcext:value-type="float">
            <text:p>6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304109209149217" calcext:value-type="float">
            <text:p>0.304109209149217</text:p>
          </table:table-cell>
          <table:table-cell office:value-type="float" office:value="0.326285220346311" calcext:value-type="float">
            <text:p>0.326285220346311</text:p>
          </table:table-cell>
          <table:table-cell office:value-type="float" office:value="0.00383364690723734" calcext:value-type="float">
            <text:p>0.003833646907237</text:p>
          </table:table-cell>
          <table:table-cell office:value-type="float" office:value="0.00380181376003358" calcext:value-type="float">
            <text:p>0.003801813760034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78652123235235" calcext:value-type="float">
            <text:p>0.97865212323523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5000" calcext:value-type="float">
            <text:p>235000</text:p>
          </table:table-cell>
          <table:table-cell office:value-type="float" office:value="64" calcext:value-type="float">
            <text:p>6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04320142220489" calcext:value-type="float">
            <text:p>1.04320142220489</text:p>
          </table:table-cell>
          <table:table-cell office:value-type="float" office:value="0.153241252600698" calcext:value-type="float">
            <text:p>0.153241252600698</text:p>
          </table:table-cell>
          <table:table-cell office:value-type="float" office:value="0.00461102526848732" calcext:value-type="float">
            <text:p>0.004611025268487</text:p>
          </table:table-cell>
          <table:table-cell office:value-type="float" office:value="0.00199280699841742" calcext:value-type="float">
            <text:p>0.001992806998417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1128713736255" calcext:value-type="float">
            <text:p>0.98112871373625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4000" calcext:value-type="float">
            <text:p>264000</text:p>
          </table:table-cell>
          <table:table-cell office:value-type="float" office:value="64" calcext:value-type="float">
            <text:p>64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863274124364449" calcext:value-type="float">
            <text:p>0.863274124364449</text:p>
          </table:table-cell>
          <table:table-cell office:value-type="float" office:value="0.14473126915837" calcext:value-type="float">
            <text:p>0.14473126915837</text:p>
          </table:table-cell>
          <table:table-cell office:value-type="float" office:value="0.00533847769505083" calcext:value-type="float">
            <text:p>0.005338477695051</text:p>
          </table:table-cell>
          <table:table-cell office:value-type="float" office:value="0.00387726663498164" calcext:value-type="float">
            <text:p>0.003877266634982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1745993429477" calcext:value-type="float">
            <text:p>0.98174599342947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4000" calcext:value-type="float">
            <text:p>274000</text:p>
          </table:table-cell>
          <table:table-cell office:value-type="float" office:value="64" calcext:value-type="float">
            <text:p>64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2.4949843745222" calcext:value-type="float">
            <text:p>2.4949843745222</text:p>
          </table:table-cell>
          <table:table-cell office:value-type="float" office:value="0.204625210681553" calcext:value-type="float">
            <text:p>0.204625210681553</text:p>
          </table:table-cell>
          <table:table-cell office:value-type="float" office:value="0.0107816126413189" calcext:value-type="float">
            <text:p>0.010781612641319</text:p>
          </table:table-cell>
          <table:table-cell office:value-type="float" office:value="0.00156658215994111" calcext:value-type="float">
            <text:p>0.001566582159941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1745993429477" calcext:value-type="float">
            <text:p>0.98174599342947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64" calcext:value-type="float">
            <text:p>64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07480495760271" calcext:value-type="float">
            <text:p>1.07480495760271</text:p>
          </table:table-cell>
          <table:table-cell office:value-type="float" office:value="0.179839228608541" calcext:value-type="float">
            <text:p>0.179839228608541</text:p>
          </table:table-cell>
          <table:table-cell office:value-type="float" office:value="0.00893062252671857" calcext:value-type="float">
            <text:p>0.008930622526719</text:p>
          </table:table-cell>
          <table:table-cell office:value-type="float" office:value="0.0035749763021991" calcext:value-type="float">
            <text:p>0.003574976302199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1125839994666" calcext:value-type="float">
            <text:p>0.98112583999466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6000" calcext:value-type="float">
            <text:p>286000</text:p>
          </table:table-cell>
          <table:table-cell office:value-type="float" office:value="64" calcext:value-type="float">
            <text:p>64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133161951718286" calcext:value-type="float">
            <text:p>0.133161951718286</text:p>
          </table:table-cell>
          <table:table-cell office:value-type="float" office:value="0.158625314286683" calcext:value-type="float">
            <text:p>0.158625314286683</text:p>
          </table:table-cell>
          <table:table-cell office:value-type="float" office:value="0.00929181167748689" calcext:value-type="float">
            <text:p>0.009291811677487</text:p>
          </table:table-cell>
          <table:table-cell office:value-type="float" office:value="0.000883249234074686" calcext:value-type="float">
            <text:p>0.000883249234075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1128713736255" calcext:value-type="float">
            <text:p>0.98112871373625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7000" calcext:value-type="float">
            <text:p>287000</text:p>
          </table:table-cell>
          <table:table-cell office:value-type="float" office:value="64" calcext:value-type="float">
            <text:p>64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41025817263451" calcext:value-type="float">
            <text:p>0.41025817263451</text:p>
          </table:table-cell>
          <table:table-cell office:value-type="float" office:value="0.185864640837748" calcext:value-type="float">
            <text:p>0.185864640837748</text:p>
          </table:table-cell>
          <table:table-cell office:value-type="float" office:value="0.00635054690132528" calcext:value-type="float">
            <text:p>0.006350546901325</text:p>
          </table:table-cell>
          <table:table-cell office:value-type="float" office:value="0.00340457113201191" calcext:value-type="float">
            <text:p>0.003404571132012</text:p>
          </table:table-cell>
        </table:table-row>
        <table:table-row table:style-name="ro1">
          <table:table-cell table:number-columns-repeated="2"/>
          <table:table-cell office:value-type="float" office:value="0.926980198019802" calcext:value-type="float">
            <text:p>0.926980198019802</text:p>
          </table:table-cell>
          <table:table-cell office:value-type="float" office:value="0.983293790649075" calcext:value-type="float">
            <text:p>0.98329379064907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2000" calcext:value-type="float">
            <text:p>292000</text:p>
          </table:table-cell>
          <table:table-cell office:value-type="float" office:value="64" calcext:value-type="float">
            <text:p>6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89762777677557" calcext:value-type="float">
            <text:p>1.89762777677557</text:p>
          </table:table-cell>
          <table:table-cell office:value-type="float" office:value="0.0196130125943192" calcext:value-type="float">
            <text:p>0.019613012594319</text:p>
          </table:table-cell>
          <table:table-cell office:value-type="float" office:value="0.0088185364404211" calcext:value-type="float">
            <text:p>0.008818536440421</text:p>
          </table:table-cell>
          <table:table-cell office:value-type="float" office:value="0.00199196838773148" calcext:value-type="float">
            <text:p>0.001991968387731</text:p>
          </table:table-cell>
        </table:table-row>
        <table:table-row table:style-name="ro1">
          <table:table-cell office:value-type="float" office:value="29.6049857934316" calcext:value-type="float">
            <text:p>29.6049857934316</text:p>
          </table:table-cell>
          <table:table-cell office:value-type="float" office:value="0.776351451873779" calcext:value-type="float">
            <text:p>0.77635145187377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7626818216303" calcext:value-type="float">
            <text:p>0.98762681821630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513314069774228" calcext:value-type="float">
            <text:p>0.513314069774228</text:p>
          </table:table-cell>
          <table:table-cell office:value-type="float" office:value="0.113292467370713" calcext:value-type="float">
            <text:p>0.113292467370713</text:p>
          </table:table-cell>
          <table:table-cell office:value-type="float" office:value="0.00694000289236406" calcext:value-type="float">
            <text:p>0.006940002892364</text:p>
          </table:table-cell>
          <table:table-cell office:value-type="float" office:value="0.00357306269516382" calcext:value-type="float">
            <text:p>0.003573062695164</text:p>
          </table:table-cell>
        </table:table-row>
        <table:table-row table:style-name="ro1">
          <table:table-cell office:value-type="float" office:value="30.9604996840159" calcext:value-type="float">
            <text:p>30.9604996840159</text:p>
          </table:table-cell>
          <table:table-cell office:value-type="float" office:value="0.765908400217692" calcext:value-type="float">
            <text:p>0.76590840021769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7935458062914" calcext:value-type="float">
            <text:p>0.98793545806291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000" calcext:value-type="float">
            <text:p>11000</text:p>
          </table:table-cell>
          <table:table-cell office:value-type="float" office:value="69" calcext:value-type="float">
            <text:p>6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675008779235" calcext:value-type="float">
            <text:p>0.92675008779235</text:p>
          </table:table-cell>
          <table:table-cell office:value-type="float" office:value="0.0703758916901321" calcext:value-type="float">
            <text:p>0.070375891690132</text:p>
          </table:table-cell>
          <table:table-cell office:value-type="float" office:value="0.00781237410667902" calcext:value-type="float">
            <text:p>0.007812374106679</text:p>
          </table:table-cell>
          <table:table-cell office:value-type="float" office:value="0.00261645749120001" calcext:value-type="float">
            <text:p>0.0026164574912</text:p>
          </table:table-cell>
        </table:table-row>
        <table:table-row table:style-name="ro1">
          <table:table-cell office:value-type="float" office:value="28.8616771697998" calcext:value-type="float">
            <text:p>28.8616771697998</text:p>
          </table:table-cell>
          <table:table-cell office:value-type="float" office:value="0.937863349914551" calcext:value-type="float">
            <text:p>0.93786334991455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3294365397393" calcext:value-type="float">
            <text:p>0.98329436539739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5000" calcext:value-type="float">
            <text:p>35000</text:p>
          </table:table-cell>
          <table:table-cell office:value-type="float" office:value="69" calcext:value-type="float">
            <text:p>6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550218697953864" calcext:value-type="float">
            <text:p>0.550218697953864</text:p>
          </table:table-cell>
          <table:table-cell office:value-type="float" office:value="0.0565997462117524" calcext:value-type="float">
            <text:p>0.056599746211752</text:p>
          </table:table-cell>
          <table:table-cell office:value-type="float" office:value="0.00762024990861772" calcext:value-type="float">
            <text:p>0.007620249908618</text:p>
          </table:table-cell>
          <table:table-cell office:value-type="float" office:value="0.00271997818126613" calcext:value-type="float">
            <text:p>0.002719978181266</text:p>
          </table:table-cell>
        </table:table-row>
        <table:table-row table:style-name="ro1">
          <table:table-cell office:value-type="float" office:value="33.7681075731913" calcext:value-type="float">
            <text:p>33.7681075731913</text:p>
          </table:table-cell>
          <table:table-cell office:value-type="float" office:value="1.37735486030579" calcext:value-type="float">
            <text:p>1.3773548603057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2673637214264" calcext:value-type="float">
            <text:p>0.9826736372142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3000" calcext:value-type="float">
            <text:p>43000</text:p>
          </table:table-cell>
          <table:table-cell office:value-type="float" office:value="69" calcext:value-type="float">
            <text:p>6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18666310551926" calcext:value-type="float">
            <text:p>1.18666310551926</text:p>
          </table:table-cell>
          <table:table-cell office:value-type="float" office:value="0.188764164882753" calcext:value-type="float">
            <text:p>0.188764164882753</text:p>
          </table:table-cell>
          <table:table-cell office:value-type="float" office:value="0.00461102526848732" calcext:value-type="float">
            <text:p>0.004611025268487</text:p>
          </table:table-cell>
          <table:table-cell office:value-type="float" office:value="0.00157269624696454" calcext:value-type="float">
            <text:p>0.001572696246965</text:p>
          </table:table-cell>
        </table:table-row>
        <table:table-row table:style-name="ro1">
          <table:table-cell office:value-type="float" office:value="29.4953103860219" calcext:value-type="float">
            <text:p>29.4953103860219</text:p>
          </table:table-cell>
          <table:table-cell office:value-type="float" office:value="1.32697121302287" calcext:value-type="float">
            <text:p>1.3269712130228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1126989491302" calcext:value-type="float">
            <text:p>0.98112698949130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9000" calcext:value-type="float">
            <text:p>59000</text:p>
          </table:table-cell>
          <table:table-cell office:value-type="float" office:value="69" calcext:value-type="float">
            <text:p>69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697072543810586" calcext:value-type="float">
            <text:p>0.697072543810586</text:p>
          </table:table-cell>
          <table:table-cell office:value-type="float" office:value="0.152967470947264" calcext:value-type="float">
            <text:p>0.152967470947264</text:p>
          </table:table-cell>
          <table:table-cell office:value-type="float" office:value="0.00619261917456407" calcext:value-type="float">
            <text:p>0.006192619174564</text:p>
          </table:table-cell>
          <table:table-cell office:value-type="float" office:value="0.000859147427212921" calcext:value-type="float">
            <text:p>0.000859147427213</text:p>
          </table:table-cell>
        </table:table-row>
        <table:table-row table:style-name="ro1">
          <table:table-cell office:value-type="float" office:value="29.522910118103" calcext:value-type="float">
            <text:p>29.522910118103</text:p>
          </table:table-cell>
          <table:table-cell office:value-type="float" office:value="1.42355028788249" calcext:value-type="float">
            <text:p>1.4235502878824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1744269184524" calcext:value-type="float">
            <text:p>0.98174426918452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3000" calcext:value-type="float">
            <text:p>63000</text:p>
          </table:table-cell>
          <table:table-cell office:value-type="float" office:value="69" calcext:value-type="float">
            <text:p>69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17646181352468" calcext:value-type="float">
            <text:p>1.17646181352468</text:p>
          </table:table-cell>
          <table:table-cell office:value-type="float" office:value="0.242764531278964" calcext:value-type="float">
            <text:p>0.242764531278964</text:p>
          </table:table-cell>
          <table:table-cell office:value-type="float" office:value="0.0127743663602503" calcext:value-type="float">
            <text:p>0.01277436636025</text:p>
          </table:table-cell>
          <table:table-cell office:value-type="float" office:value="0.00175777863066857" calcext:value-type="float">
            <text:p>0.001757778630669</text:p>
          </table:table-cell>
        </table:table-row>
        <table:table-row table:style-name="ro1">
          <table:table-cell office:value-type="float" office:value="29.8061207135518" calcext:value-type="float">
            <text:p>29.8061207135518</text:p>
          </table:table-cell>
          <table:table-cell office:value-type="float" office:value="1.19525520006816" calcext:value-type="float">
            <text:p>1.1952552000681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78344058136942" calcext:value-type="float">
            <text:p>0.97834405813694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6000" calcext:value-type="float">
            <text:p>66000</text:p>
          </table:table-cell>
          <table:table-cell office:value-type="float" office:value="69" calcext:value-type="float">
            <text:p>6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324841935080727" calcext:value-type="float">
            <text:p>0.324841935080727</text:p>
          </table:table-cell>
          <table:table-cell office:value-type="float" office:value="0.1191222765695" calcext:value-type="float">
            <text:p>0.1191222765695</text:p>
          </table:table-cell>
          <table:table-cell office:value-type="float" office:value="0.00461102526848732" calcext:value-type="float">
            <text:p>0.004611025268487</text:p>
          </table:table-cell>
          <table:table-cell office:value-type="float" office:value="0.00304673329680809" calcext:value-type="float">
            <text:p>0.003046733296808</text:p>
          </table:table-cell>
        </table:table-row>
        <table:table-row table:style-name="ro1">
          <table:table-cell office:value-type="float" office:value="30.0275022188822" calcext:value-type="float">
            <text:p>30.0275022188822</text:p>
          </table:table-cell>
          <table:table-cell office:value-type="float" office:value="1.45534650484721" calcext:value-type="float">
            <text:p>1.4553465048472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1748292422748" calcext:value-type="float">
            <text:p>0.98174829242274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3000" calcext:value-type="float">
            <text:p>83000</text:p>
          </table:table-cell>
          <table:table-cell office:value-type="float" office:value="69" calcext:value-type="float">
            <text:p>69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836190469967377" calcext:value-type="float">
            <text:p>0.836190469967377</text:p>
          </table:table-cell>
          <table:table-cell office:value-type="float" office:value="0.116161547486351" calcext:value-type="float">
            <text:p>0.116161547486351</text:p>
          </table:table-cell>
          <table:table-cell office:value-type="float" office:value="0.0103615158011317" calcext:value-type="float">
            <text:p>0.010361515801132</text:p>
          </table:table-cell>
          <table:table-cell office:value-type="float" office:value="0.00455623897830147" calcext:value-type="float">
            <text:p>0.004556238978301</text:p>
          </table:table-cell>
        </table:table-row>
        <table:table-row table:style-name="ro1">
          <table:table-cell office:value-type="float" office:value="30.0801498889923" calcext:value-type="float">
            <text:p>30.0801498889923</text:p>
          </table:table-cell>
          <table:table-cell office:value-type="float" office:value="1.36259190241496" calcext:value-type="float">
            <text:p>1.3625919024149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0506261308173" calcext:value-type="float">
            <text:p>0.98050626130817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4000" calcext:value-type="float">
            <text:p>94000</text:p>
          </table:table-cell>
          <table:table-cell office:value-type="float" office:value="69" calcext:value-type="float">
            <text:p>69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432994065159244" calcext:value-type="float">
            <text:p>0.432994065159244</text:p>
          </table:table-cell>
          <table:table-cell office:value-type="float" office:value="0.0982716533582726" calcext:value-type="float">
            <text:p>0.098271653358273</text:p>
          </table:table-cell>
          <table:table-cell office:value-type="float" office:value="0.00753338300916382" calcext:value-type="float">
            <text:p>0.007533383009164</text:p>
          </table:table-cell>
          <table:table-cell office:value-type="float" office:value="0.00330898145411439" calcext:value-type="float">
            <text:p>0.003308981454114</text:p>
          </table:table-cell>
        </table:table-row>
        <table:table-row table:style-name="ro1">
          <table:table-cell office:value-type="float" office:value="29.6109107335409" calcext:value-type="float">
            <text:p>29.6109107335409</text:p>
          </table:table-cell>
          <table:table-cell office:value-type="float" office:value="1.64199280738831" calcext:value-type="float">
            <text:p>1.6419928073883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019819620988" calcext:value-type="float">
            <text:p>0.9801981962098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69" calcext:value-type="float">
            <text:p>69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55378421583879" calcext:value-type="float">
            <text:p>0.55378421583879</text:p>
          </table:table-cell>
          <table:table-cell office:value-type="float" office:value="0.160979971129242" calcext:value-type="float">
            <text:p>0.160979971129242</text:p>
          </table:table-cell>
          <table:table-cell office:value-type="float" office:value="0.00619261917456407" calcext:value-type="float">
            <text:p>0.006192619174564</text:p>
          </table:table-cell>
          <table:table-cell office:value-type="float" office:value="0.0004290156449271" calcext:value-type="float">
            <text:p>0.000429015644927</text:p>
          </table:table-cell>
        </table:table-row>
        <table:table-row table:style-name="ro1">
          <table:table-cell office:value-type="float" office:value="30.6406064033508" calcext:value-type="float">
            <text:p>30.6406064033508</text:p>
          </table:table-cell>
          <table:table-cell office:value-type="float" office:value="1.76028029123942" calcext:value-type="float">
            <text:p>1.7602802912394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1437353582866" calcext:value-type="float">
            <text:p>0.98143735358286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69" calcext:value-type="float">
            <text:p>69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283952925090359" calcext:value-type="float">
            <text:p>0.283952925090359</text:p>
          </table:table-cell>
          <table:table-cell office:value-type="float" office:value="0.227456723984348" calcext:value-type="float">
            <text:p>0.227456723984348</text:p>
          </table:table-cell>
          <table:table-cell office:value-type="float" office:value="0.00893062252671857" calcext:value-type="float">
            <text:p>0.008930622526719</text:p>
          </table:table-cell>
          <table:table-cell office:value-type="float" office:value="0.00199037242751828" calcext:value-type="float">
            <text:p>0.001990372427518</text:p>
          </table:table-cell>
        </table:table-row>
        <table:table-row table:style-name="ro1">
          <table:table-cell office:value-type="float" office:value="45.711305141449" calcext:value-type="float">
            <text:p>45.711305141449</text:p>
          </table:table-cell>
          <table:table-cell office:value-type="float" office:value="2.20124006271362" calcext:value-type="float">
            <text:p>2.2012400627136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82673637214264" calcext:value-type="float">
            <text:p>0.9826736372142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69" calcext:value-type="float">
            <text:p>69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68400925887921" calcext:value-type="float">
            <text:p>0.68400925887921</text:p>
          </table:table-cell>
          <table:table-cell office:value-type="float" office:value="0.243840938254806" calcext:value-type="float">
            <text:p>0.243840938254806</text:p>
          </table:table-cell>
          <table:table-cell office:value-type="float" office:value="0.00970444323387197" calcext:value-type="float">
            <text:p>0.009704443233872</text:p>
          </table:table-cell>
          <table:table-cell office:value-type="float" office:value="0.000422664770246679" calcext:value-type="float">
            <text:p>0.000422664770247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1746568177795" calcext:value-type="float">
            <text:p>0.98174656817779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78" calcext:value-type="float">
            <text:p>78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3.87613604550435" calcext:value-type="float">
            <text:p>3.87613604550435</text:p>
          </table:table-cell>
          <table:table-cell office:value-type="float" office:value="0.800497833752602" calcext:value-type="float">
            <text:p>0.800497833752602</text:p>
          </table:table-cell>
          <table:table-cell office:value-type="float" office:value="0.00614926550188275" calcext:value-type="float">
            <text:p>0.006149265501883</text:p>
          </table:table-cell>
          <table:table-cell office:value-type="float" office:value="0.00189345457740009" calcext:value-type="float">
            <text:p>0.0018934545774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0818349644691" calcext:value-type="float">
            <text:p>0.98081834964469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7000" calcext:value-type="float">
            <text:p>167000</text:p>
          </table:table-cell>
          <table:table-cell office:value-type="float" office:value="78" calcext:value-type="float">
            <text:p>7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3.4739357550147" calcext:value-type="float">
            <text:p>3.4739357550147</text:p>
          </table:table-cell>
          <table:table-cell office:value-type="float" office:value="0.88578593799888" calcext:value-type="float">
            <text:p>0.88578593799888</text:p>
          </table:table-cell>
          <table:table-cell office:value-type="float" office:value="0.00683217297388616" calcext:value-type="float">
            <text:p>0.006832172973886</text:p>
          </table:table-cell>
          <table:table-cell office:value-type="float" office:value="0.00285863705032607" calcext:value-type="float">
            <text:p>0.002858637050326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050970979808" calcext:value-type="float">
            <text:p>0.9805097097980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8000" calcext:value-type="float">
            <text:p>168000</text:p>
          </table:table-cell>
          <table:table-cell office:value-type="float" office:value="78" calcext:value-type="float">
            <text:p>7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44896641303566" calcext:value-type="float">
            <text:p>1.44896641303566</text:p>
          </table:table-cell>
          <table:table-cell office:value-type="float" office:value="1.18570845120399" calcext:value-type="float">
            <text:p>1.18570845120399</text:p>
          </table:table-cell>
          <table:table-cell office:value-type="float" office:value="0.00720721749173833" calcext:value-type="float">
            <text:p>0.007207217491738</text:p>
          </table:table-cell>
          <table:table-cell office:value-type="float" office:value="0.00301771318235904" calcext:value-type="float">
            <text:p>0.003017713182359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0199920454833" calcext:value-type="float">
            <text:p>0.98019992045483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1000" calcext:value-type="float">
            <text:p>201000</text:p>
          </table:table-cell>
          <table:table-cell office:value-type="float" office:value="78" calcext:value-type="float">
            <text:p>7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2.16259970654709" calcext:value-type="float">
            <text:p>2.16259970654709</text:p>
          </table:table-cell>
          <table:table-cell office:value-type="float" office:value="0.289855171271971" calcext:value-type="float">
            <text:p>0.289855171271971</text:p>
          </table:table-cell>
          <table:table-cell office:value-type="float" office:value="0.00444276503547671" calcext:value-type="float">
            <text:p>0.004442765035477</text:p>
          </table:table-cell>
          <table:table-cell office:value-type="float" office:value="0.00230013041653561" calcext:value-type="float">
            <text:p>0.002300130416536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1436778834548" calcext:value-type="float">
            <text:p>0.98143677883454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2000" calcext:value-type="float">
            <text:p>202000</text:p>
          </table:table-cell>
          <table:table-cell office:value-type="float" office:value="78" calcext:value-type="float">
            <text:p>7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579367037778396" calcext:value-type="float">
            <text:p>0.579367037778396</text:p>
          </table:table-cell>
          <table:table-cell office:value-type="float" office:value="0.397138952892774" calcext:value-type="float">
            <text:p>0.397138952892774</text:p>
          </table:table-cell>
          <table:table-cell office:value-type="float" office:value="0.00979649879152827" calcext:value-type="float">
            <text:p>0.009796498791528</text:p>
          </table:table-cell>
          <table:table-cell office:value-type="float" office:value="0.00150218320851845" calcext:value-type="float">
            <text:p>0.001502183208518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020049520315" calcext:value-type="float">
            <text:p>0.9802004952031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78" calcext:value-type="float">
            <text:p>7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882861043355993" calcext:value-type="float">
            <text:p>0.882861043355993</text:p>
          </table:table-cell>
          <table:table-cell office:value-type="float" office:value="0.401119573436695" calcext:value-type="float">
            <text:p>0.401119573436695</text:p>
          </table:table-cell>
          <table:table-cell office:value-type="float" office:value="0.00982775828032354" calcext:value-type="float">
            <text:p>0.009827758280324</text:p>
          </table:table-cell>
          <table:table-cell office:value-type="float" office:value="0.00387667352586199" calcext:value-type="float">
            <text:p>0.003876673525862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1437353582866" calcext:value-type="float">
            <text:p>0.98143735358286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78" calcext:value-type="float">
            <text:p>7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1.15038019817734" calcext:value-type="float">
            <text:p>1.15038019817734</text:p>
          </table:table-cell>
          <table:table-cell office:value-type="float" office:value="0.255491801674205" calcext:value-type="float">
            <text:p>0.255491801674205</text:p>
          </table:table-cell>
          <table:table-cell office:value-type="float" office:value="0.000818699725877049" calcext:value-type="float">
            <text:p>0.000818699725877</text:p>
          </table:table-cell>
          <table:table-cell office:value-type="float" office:value="0.00329329110949084" calcext:value-type="float">
            <text:p>0.003293291109491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79269402928458" calcext:value-type="float">
            <text:p>0.97926940292845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78" calcext:value-type="float">
            <text:p>7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33642451153878" calcext:value-type="float">
            <text:p>1.33642451153878</text:p>
          </table:table-cell>
          <table:table-cell office:value-type="float" office:value="0.517926129784746" calcext:value-type="float">
            <text:p>0.517926129784746</text:p>
          </table:table-cell>
          <table:table-cell office:value-type="float" office:value="0.00706845600314987" calcext:value-type="float">
            <text:p>0.00706845600315</text:p>
          </table:table-cell>
          <table:table-cell office:value-type="float" office:value="0.000884086598196245" calcext:value-type="float">
            <text:p>0.000884086598196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1126414742984" calcext:value-type="float">
            <text:p>0.98112641474298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78" calcext:value-type="float">
            <text:p>7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881315648030024" calcext:value-type="float">
            <text:p>0.881315648030024</text:p>
          </table:table-cell>
          <table:table-cell office:value-type="float" office:value="0.136143172018572" calcext:value-type="float">
            <text:p>0.136143172018572</text:p>
          </table:table-cell>
          <table:table-cell office:value-type="float" office:value="0.00871097523700368" calcext:value-type="float">
            <text:p>0.008710975237004</text:p>
          </table:table-cell>
          <table:table-cell office:value-type="float" office:value="0.00190433052357524" calcext:value-type="float">
            <text:p>0.001904330523575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2984001305828" calcext:value-type="float">
            <text:p>0.98298400130582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78" calcext:value-type="float">
            <text:p>7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805054926921569" calcext:value-type="float">
            <text:p>0.805054926921569</text:p>
          </table:table-cell>
          <table:table-cell office:value-type="float" office:value="0.226706617507425" calcext:value-type="float">
            <text:p>0.226706617507425</text:p>
          </table:table-cell>
          <table:table-cell office:value-type="float" office:value="0.0110266470783772" calcext:value-type="float">
            <text:p>0.011026647078377</text:p>
          </table:table-cell>
          <table:table-cell office:value-type="float" office:value="0.00305458654564304" calcext:value-type="float">
            <text:p>0.003054586545643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236557211597" calcext:value-type="float">
            <text:p>0.9823655721159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2000" calcext:value-type="float">
            <text:p>242000</text:p>
          </table:table-cell>
          <table:table-cell office:value-type="float" office:value="78" calcext:value-type="float">
            <text:p>78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5.47547860267213" calcext:value-type="float">
            <text:p>5.47547860267213</text:p>
          </table:table-cell>
          <table:table-cell office:value-type="float" office:value="0.041494838712026" calcext:value-type="float">
            <text:p>0.041494838712026</text:p>
          </table:table-cell>
          <table:table-cell office:value-type="float" office:value="0.00643232857149949" calcext:value-type="float">
            <text:p>0.006432328571499</text:p>
          </table:table-cell>
          <table:table-cell office:value-type="float" office:value="0.00199117040162359" calcext:value-type="float">
            <text:p>0.001991170401624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0819499141326" calcext:value-type="float">
            <text:p>0.98081949914132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78" calcext:value-type="float">
            <text:p>7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417440621399028" calcext:value-type="float">
            <text:p>0.417440621399028</text:p>
          </table:table-cell>
          <table:table-cell office:value-type="float" office:value="0.0381349477338895" calcext:value-type="float">
            <text:p>0.03813494773389</text:p>
          </table:table-cell>
          <table:table-cell office:value-type="float" office:value="0.00362717736336481" calcext:value-type="float">
            <text:p>0.003627177363365</text:p>
          </table:table-cell>
          <table:table-cell office:value-type="float" office:value="0.00314075970934397" calcext:value-type="float">
            <text:p>0.003140759709344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0510284546397" calcext:value-type="float">
            <text:p>0.98051028454639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8000" calcext:value-type="float">
            <text:p>278000</text:p>
          </table:table-cell>
          <table:table-cell office:value-type="float" office:value="78" calcext:value-type="float">
            <text:p>7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839807040731532" calcext:value-type="float">
            <text:p>0.839807040731532</text:p>
          </table:table-cell>
          <table:table-cell office:value-type="float" office:value="0.126719108600303" calcext:value-type="float">
            <text:p>0.126719108600303</text:p>
          </table:table-cell>
          <table:table-cell office:value-type="float" office:value="0.0057914295861764" calcext:value-type="float">
            <text:p>0.005791429586176</text:p>
          </table:table-cell>
          <table:table-cell office:value-type="float" office:value="0.00345863920341933" calcext:value-type="float">
            <text:p>0.003458639203419</text:p>
          </table:table-cell>
        </table:table-row>
        <table:table-row table:style-name="ro1">
          <table:table-cell table:number-columns-repeated="2"/>
          <table:table-cell office:value-type="float" office:value="0.926361386138614" calcext:value-type="float">
            <text:p>0.926361386138614</text:p>
          </table:table-cell>
          <table:table-cell office:value-type="float" office:value="0.981436204086231" calcext:value-type="float">
            <text:p>0.98143620408623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4000" calcext:value-type="float">
            <text:p>284000</text:p>
          </table:table-cell>
          <table:table-cell office:value-type="float" office:value="78" calcext:value-type="float">
            <text:p>78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12119343474031" calcext:value-type="float">
            <text:p>1.12119343474031</text:p>
          </table:table-cell>
          <table:table-cell office:value-type="float" office:value="0.249583816713263" calcext:value-type="float">
            <text:p>0.249583816713263</text:p>
          </table:table-cell>
          <table:table-cell office:value-type="float" office:value="0.00483004824052994" calcext:value-type="float">
            <text:p>0.00483004824053</text:p>
          </table:table-cell>
          <table:table-cell office:value-type="float" office:value="0.000744083565095963" calcext:value-type="float">
            <text:p>0.000744083565096</text:p>
          </table:table-cell>
        </table:table-row>
        <table:table-row table:style-name="ro1">
          <table:table-cell office:value-type="float" office:value="31.1512965361277" calcext:value-type="float">
            <text:p>31.1512965361277</text:p>
          </table:table-cell>
          <table:table-cell office:value-type="float" office:value="1.00962750116984" calcext:value-type="float">
            <text:p>1.00962750116984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7006090033174" calcext:value-type="float">
            <text:p>0.98700609003317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000" calcext:value-type="float">
            <text:p>24000</text:p>
          </table:table-cell>
          <table:table-cell office:value-type="float" office:value="81" calcext:value-type="float">
            <text:p>81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937641123251996" calcext:value-type="float">
            <text:p>0.937641123251996</text:p>
          </table:table-cell>
          <table:table-cell office:value-type="float" office:value="0.239918845588696" calcext:value-type="float">
            <text:p>0.239918845588696</text:p>
          </table:table-cell>
          <table:table-cell office:value-type="float" office:value="0.00479330611995741" calcext:value-type="float">
            <text:p>0.004793306119957</text:p>
          </table:table-cell>
          <table:table-cell office:value-type="float" office:value="0.00199756785490474" calcext:value-type="float">
            <text:p>0.001997567854905</text:p>
          </table:table-cell>
        </table:table-row>
        <table:table-row table:style-name="ro1">
          <table:table-cell office:value-type="float" office:value="29.1157140731812" calcext:value-type="float">
            <text:p>29.1157140731812</text:p>
          </table:table-cell>
          <table:table-cell office:value-type="float" office:value="0.94078803062439" calcext:value-type="float">
            <text:p>0.9407880306243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4530074280472" calcext:value-type="float">
            <text:p>0.98453007428047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000" calcext:value-type="float">
            <text:p>27000</text:p>
          </table:table-cell>
          <table:table-cell office:value-type="float" office:value="81" calcext:value-type="float">
            <text:p>8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392457701773545" calcext:value-type="float">
            <text:p>0.392457701773545</text:p>
          </table:table-cell>
          <table:table-cell office:value-type="float" office:value="0.135667438447787" calcext:value-type="float">
            <text:p>0.135667438447787</text:p>
          </table:table-cell>
          <table:table-cell office:value-type="float" office:value="0.0121751152003635" calcext:value-type="float">
            <text:p>0.012175115200364</text:p>
          </table:table-cell>
          <table:table-cell office:value-type="float" office:value="0.000868161471853169" calcext:value-type="float">
            <text:p>0.000868161471853</text:p>
          </table:table-cell>
        </table:table-row>
        <table:table-row table:style-name="ro1">
          <table:table-cell office:value-type="float" office:value="28.8024382591248" calcext:value-type="float">
            <text:p>28.8024382591248</text:p>
          </table:table-cell>
          <table:table-cell office:value-type="float" office:value="1.05525056521098" calcext:value-type="float">
            <text:p>1.0552505652109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3911645090615" calcext:value-type="float">
            <text:p>0.98391164509061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000" calcext:value-type="float">
            <text:p>28000</text:p>
          </table:table-cell>
          <table:table-cell office:value-type="float" office:value="81" calcext:value-type="float">
            <text:p>8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377804569285767" calcext:value-type="float">
            <text:p>0.377804569285767</text:p>
          </table:table-cell>
          <table:table-cell office:value-type="float" office:value="0.115538363716274" calcext:value-type="float">
            <text:p>0.115538363716274</text:p>
          </table:table-cell>
          <table:table-cell office:value-type="float" office:value="0.00531744865734693" calcext:value-type="float">
            <text:p>0.005317448657347</text:p>
          </table:table-cell>
          <table:table-cell office:value-type="float" office:value="0.00114717575773928" calcext:value-type="float">
            <text:p>0.001147175757739</text:p>
          </table:table-cell>
        </table:table-row>
        <table:table-row table:style-name="ro1">
          <table:table-cell office:value-type="float" office:value="28.8647571404775" calcext:value-type="float">
            <text:p>28.8647571404775</text:p>
          </table:table-cell>
          <table:table-cell office:value-type="float" office:value="1.0264941851298" calcext:value-type="float">
            <text:p>1.026494185129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4841013120354" calcext:value-type="float">
            <text:p>0.98484101312035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3000" calcext:value-type="float">
            <text:p>33000</text:p>
          </table:table-cell>
          <table:table-cell office:value-type="float" office:value="81" calcext:value-type="float">
            <text:p>8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124385313208356" calcext:value-type="float">
            <text:p>0.124385313208356</text:p>
          </table:table-cell>
          <table:table-cell office:value-type="float" office:value="0.0965769339287507" calcext:value-type="float">
            <text:p>0.096576933928751</text:p>
          </table:table-cell>
          <table:table-cell office:value-type="float" office:value="0.00380430870623505" calcext:value-type="float">
            <text:p>0.003804308706235</text:p>
          </table:table-cell>
          <table:table-cell office:value-type="float" office:value="0.00217591074990444" calcext:value-type="float">
            <text:p>0.002175910749904</text:p>
          </table:table-cell>
        </table:table-row>
        <table:table-row table:style-name="ro1">
          <table:table-cell office:value-type="float" office:value="29.3263374964396" calcext:value-type="float">
            <text:p>29.3263374964396</text:p>
          </table:table-cell>
          <table:table-cell office:value-type="float" office:value="1.02610437075297" calcext:value-type="float">
            <text:p>1.0261043707529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1128138987937" calcext:value-type="float">
            <text:p>0.98112813898793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8000" calcext:value-type="float">
            <text:p>38000</text:p>
          </table:table-cell>
          <table:table-cell office:value-type="float" office:value="81" calcext:value-type="float">
            <text:p>8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52873810253965" calcext:value-type="float">
            <text:p>0.52873810253965</text:p>
          </table:table-cell>
          <table:table-cell office:value-type="float" office:value="0.106366330447101" calcext:value-type="float">
            <text:p>0.106366330447101</text:p>
          </table:table-cell>
          <table:table-cell office:value-type="float" office:value="0.00181857842412227" calcext:value-type="float">
            <text:p>0.001818578424122</text:p>
          </table:table-cell>
          <table:table-cell office:value-type="float" office:value="0.00230089791623683" calcext:value-type="float">
            <text:p>0.002300897916237</text:p>
          </table:table-cell>
        </table:table-row>
        <table:table-row table:style-name="ro1">
          <table:table-cell office:value-type="float" office:value="28.8598557313283" calcext:value-type="float">
            <text:p>28.8598557313283</text:p>
          </table:table-cell>
          <table:table-cell office:value-type="float" office:value="1.09827081362406" calcext:value-type="float">
            <text:p>1.0982708136240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1129288484573" calcext:value-type="float">
            <text:p>0.98112928848457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1000" calcext:value-type="float">
            <text:p>51000</text:p>
          </table:table-cell>
          <table:table-cell office:value-type="float" office:value="81" calcext:value-type="float">
            <text:p>81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577603275226369" calcext:value-type="float">
            <text:p>0.577603275226369</text:p>
          </table:table-cell>
          <table:table-cell office:value-type="float" office:value="0.0920735310064267" calcext:value-type="float">
            <text:p>0.092073531006427</text:p>
          </table:table-cell>
          <table:table-cell office:value-type="float" office:value="0.00865725956207817" calcext:value-type="float">
            <text:p>0.008657259562078</text:p>
          </table:table-cell>
          <table:table-cell office:value-type="float" office:value="0.00348617153766913" calcext:value-type="float">
            <text:p>0.003486171537669</text:p>
          </table:table-cell>
        </table:table-row>
        <table:table-row table:style-name="ro1">
          <table:table-cell office:value-type="float" office:value="29.6438665390015" calcext:value-type="float">
            <text:p>29.6438665390015</text:p>
          </table:table-cell>
          <table:table-cell office:value-type="float" office:value="1.36409672101339" calcext:value-type="float">
            <text:p>1.3640967210133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1437928331184" calcext:value-type="float">
            <text:p>0.98143792833118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1000" calcext:value-type="float">
            <text:p>61000</text:p>
          </table:table-cell>
          <table:table-cell office:value-type="float" office:value="81" calcext:value-type="float">
            <text:p>81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828081535571443" calcext:value-type="float">
            <text:p>0.828081535571443</text:p>
          </table:table-cell>
          <table:table-cell office:value-type="float" office:value="0.289630156546438" calcext:value-type="float">
            <text:p>0.289630156546438</text:p>
          </table:table-cell>
          <table:table-cell office:value-type="float" office:value="0.00627951251390012" calcext:value-type="float">
            <text:p>0.0062795125139</text:p>
          </table:table-cell>
          <table:table-cell office:value-type="float" office:value="0.00271841688479954" calcext:value-type="float">
            <text:p>0.0027184168848</text:p>
          </table:table-cell>
        </table:table-row>
        <table:table-row table:style-name="ro1">
          <table:table-cell office:value-type="float" office:value="29.6491343180339" calcext:value-type="float">
            <text:p>29.6491343180339</text:p>
          </table:table-cell>
          <table:table-cell office:value-type="float" office:value="1.41134270032247" calcext:value-type="float">
            <text:p>1.4113427003224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2674786710899" calcext:value-type="float">
            <text:p>0.98267478671089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8000" calcext:value-type="float">
            <text:p>68000</text:p>
          </table:table-cell>
          <table:table-cell office:value-type="float" office:value="81" calcext:value-type="float">
            <text:p>81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633700026736237" calcext:value-type="float">
            <text:p>0.633700026736237</text:p>
          </table:table-cell>
          <table:table-cell office:value-type="float" office:value="0.196853799701178" calcext:value-type="float">
            <text:p>0.196853799701178</text:p>
          </table:table-cell>
          <table:table-cell office:value-type="float" office:value="0.00742843229573951" calcext:value-type="float">
            <text:p>0.00742843229574</text:p>
          </table:table-cell>
          <table:table-cell office:value-type="float" office:value="0.0018941995574959" calcext:value-type="float">
            <text:p>0.001894199557496</text:p>
          </table:table-cell>
        </table:table-row>
        <table:table-row table:style-name="ro1">
          <table:table-cell office:value-type="float" office:value="29.7512503465017" calcext:value-type="float">
            <text:p>29.7512503465017</text:p>
          </table:table-cell>
          <table:table-cell office:value-type="float" office:value="1.48042742411296" calcext:value-type="float">
            <text:p>1.4804274241129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0817774896373" calcext:value-type="float">
            <text:p>0.98081777489637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4000" calcext:value-type="float">
            <text:p>74000</text:p>
          </table:table-cell>
          <table:table-cell office:value-type="float" office:value="81" calcext:value-type="float">
            <text:p>81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415998976683868" calcext:value-type="float">
            <text:p>0.415998976683868</text:p>
          </table:table-cell>
          <table:table-cell office:value-type="float" office:value="0.233281199330244" calcext:value-type="float">
            <text:p>0.233281199330244</text:p>
          </table:table-cell>
          <table:table-cell office:value-type="float" office:value="0.00979649879152827" calcext:value-type="float">
            <text:p>0.009796498791528</text:p>
          </table:table-cell>
          <table:table-cell office:value-type="float" office:value="0.00156602263808662" calcext:value-type="float">
            <text:p>0.001566022638087</text:p>
          </table:table-cell>
        </table:table-row>
        <table:table-row table:style-name="ro1">
          <table:table-cell office:value-type="float" office:value="29.7905592918396" calcext:value-type="float">
            <text:p>29.7905592918396</text:p>
          </table:table-cell>
          <table:table-cell office:value-type="float" office:value="1.54892381032308" calcext:value-type="float">
            <text:p>1.5489238103230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78652123235235" calcext:value-type="float">
            <text:p>0.97865212323523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5000" calcext:value-type="float">
            <text:p>75000</text:p>
          </table:table-cell>
          <table:table-cell office:value-type="float" office:value="81" calcext:value-type="float">
            <text:p>8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8362138263607" calcext:value-type="float">
            <text:p>0.928362138263607</text:p>
          </table:table-cell>
          <table:table-cell office:value-type="float" office:value="0.29515289169736" calcext:value-type="float">
            <text:p>0.29515289169736</text:p>
          </table:table-cell>
          <table:table-cell office:value-type="float" office:value="0.00380430870623505" calcext:value-type="float">
            <text:p>0.003804308706235</text:p>
          </table:table-cell>
          <table:table-cell office:value-type="float" office:value="0.00150007791465475" calcext:value-type="float">
            <text:p>0.001500077914655</text:p>
          </table:table-cell>
        </table:table-row>
        <table:table-row table:style-name="ro1">
          <table:table-cell office:value-type="float" office:value="29.7286349932353" calcext:value-type="float">
            <text:p>29.7286349932353</text:p>
          </table:table-cell>
          <table:table-cell office:value-type="float" office:value="1.7155962785085" calcext:value-type="float">
            <text:p>1.7155962785085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236557211597" calcext:value-type="float">
            <text:p>0.9823655721159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6000" calcext:value-type="float">
            <text:p>76000</text:p>
          </table:table-cell>
          <table:table-cell office:value-type="float" office:value="81" calcext:value-type="float">
            <text:p>8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38467995438381" calcext:value-type="float">
            <text:p>0.38467995438381</text:p>
          </table:table-cell>
          <table:table-cell office:value-type="float" office:value="0.455892330477443" calcext:value-type="float">
            <text:p>0.455892330477443</text:p>
          </table:table-cell>
          <table:table-cell office:value-type="float" office:value="0.00380430870623505" calcext:value-type="float">
            <text:p>0.003804308706235</text:p>
          </table:table-cell>
          <table:table-cell office:value-type="float" office:value="0.00199117040162359" calcext:value-type="float">
            <text:p>0.001991170401624</text:p>
          </table:table-cell>
        </table:table-row>
        <table:table-row table:style-name="ro1">
          <table:table-cell office:value-type="float" office:value="29.7573575973511" calcext:value-type="float">
            <text:p>29.7573575973511</text:p>
          </table:table-cell>
          <table:table-cell office:value-type="float" office:value="1.48734823862712" calcext:value-type="float">
            <text:p>1.4873482386271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2055782772724" calcext:value-type="float">
            <text:p>0.98205578277272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2000" calcext:value-type="float">
            <text:p>82000</text:p>
          </table:table-cell>
          <table:table-cell office:value-type="float" office:value="81" calcext:value-type="float">
            <text:p>81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648257473076549" calcext:value-type="float">
            <text:p>0.648257473076549</text:p>
          </table:table-cell>
          <table:table-cell office:value-type="float" office:value="0.152493111539936" calcext:value-type="float">
            <text:p>0.152493111539936</text:p>
          </table:table-cell>
          <table:table-cell office:value-type="float" office:value="0.00706845600314987" calcext:value-type="float">
            <text:p>0.00706845600315</text:p>
          </table:table-cell>
          <table:table-cell office:value-type="float" office:value="0.00156328140377645" calcext:value-type="float">
            <text:p>0.001563281403776</text:p>
          </table:table-cell>
        </table:table-row>
        <table:table-row table:style-name="ro1">
          <table:table-cell office:value-type="float" office:value="29.8368555704753" calcext:value-type="float">
            <text:p>29.8368555704753</text:p>
          </table:table-cell>
          <table:table-cell office:value-type="float" office:value="1.50748380025228" calcext:value-type="float">
            <text:p>1.5074838002522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0816625399737" calcext:value-type="float">
            <text:p>0.98081662539973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4000" calcext:value-type="float">
            <text:p>84000</text:p>
          </table:table-cell>
          <table:table-cell office:value-type="float" office:value="81" calcext:value-type="float">
            <text:p>8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583090050014461" calcext:value-type="float">
            <text:p>0.583090050014461</text:p>
          </table:table-cell>
          <table:table-cell office:value-type="float" office:value="0.184993220770023" calcext:value-type="float">
            <text:p>0.184993220770023</text:p>
          </table:table-cell>
          <table:table-cell office:value-type="float" office:value="0.0106642951672467" calcext:value-type="float">
            <text:p>0.010664295167247</text:p>
          </table:table-cell>
          <table:table-cell office:value-type="float" office:value="0.000446075051224539" calcext:value-type="float">
            <text:p>0.000446075051225</text:p>
          </table:table-cell>
        </table:table-row>
        <table:table-row table:style-name="ro1">
          <table:table-cell office:value-type="float" office:value="29.878651936849" calcext:value-type="float">
            <text:p>29.878651936849</text:p>
          </table:table-cell>
          <table:table-cell office:value-type="float" office:value="1.62495787938436" calcext:value-type="float">
            <text:p>1.6249578793843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0197621461562" calcext:value-type="float">
            <text:p>0.98019762146156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81" calcext:value-type="float">
            <text:p>8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5347900088815" calcext:value-type="float">
            <text:p>0.915347900088815</text:p>
          </table:table-cell>
          <table:table-cell office:value-type="float" office:value="0.101154985790637" calcext:value-type="float">
            <text:p>0.101154985790637</text:p>
          </table:table-cell>
          <table:table-cell office:value-type="float" office:value="0.00614926550188275" calcext:value-type="float">
            <text:p>0.006149265501883</text:p>
          </table:table-cell>
          <table:table-cell office:value-type="float" office:value="0.000883667641497995" calcext:value-type="float">
            <text:p>0.000883667641498</text:p>
          </table:table-cell>
        </table:table-row>
        <table:table-row table:style-name="ro1">
          <table:table-cell office:value-type="float" office:value="31.0694285233815" calcext:value-type="float">
            <text:p>31.0694285233815</text:p>
          </table:table-cell>
          <table:table-cell office:value-type="float" office:value="1.64829007784526" calcext:value-type="float">
            <text:p>1.6482900778452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0198770958197" calcext:value-type="float">
            <text:p>0.98019877095819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81" calcext:value-type="float">
            <text:p>8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526499013377059" calcext:value-type="float">
            <text:p>0.526499013377059</text:p>
          </table:table-cell>
          <table:table-cell office:value-type="float" office:value="0.239120620350248" calcext:value-type="float">
            <text:p>0.239120620350248</text:p>
          </table:table-cell>
          <table:table-cell office:value-type="float" office:value="0.000818699725877049" calcext:value-type="float">
            <text:p>0.000818699725877</text:p>
          </table:table-cell>
          <table:table-cell office:value-type="float" office:value="0.00114473590736986" calcext:value-type="float">
            <text:p>0.00114473590737</text:p>
          </table:table-cell>
        </table:table-row>
        <table:table-row table:style-name="ro1">
          <table:table-cell office:value-type="float" office:value="30.6521990299225" calcext:value-type="float">
            <text:p>30.6521990299225</text:p>
          </table:table-cell>
          <table:table-cell office:value-type="float" office:value="1.52403179804484" calcext:value-type="float">
            <text:p>1.52403179804484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0507410804808" calcext:value-type="float">
            <text:p>0.98050741080480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81" calcext:value-type="float">
            <text:p>8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26519274068524" calcext:value-type="float">
            <text:p>0.726519274068524</text:p>
          </table:table-cell>
          <table:table-cell office:value-type="float" office:value="0.0575617053398299" calcext:value-type="float">
            <text:p>0.05756170533983</text:p>
          </table:table-cell>
          <table:table-cell office:value-type="float" office:value="0.000818699725877049" calcext:value-type="float">
            <text:p>0.000818699725877</text:p>
          </table:table-cell>
          <table:table-cell office:value-type="float" office:value="0.00151493212165867" calcext:value-type="float">
            <text:p>0.001514932121659</text:p>
          </table:table-cell>
        </table:table-row>
        <table:table-row table:style-name="ro1">
          <table:table-cell office:value-type="float" office:value="30.5019443035126" calcext:value-type="float">
            <text:p>30.5019443035126</text:p>
          </table:table-cell>
          <table:table-cell office:value-type="float" office:value="1.93241532643636" calcext:value-type="float">
            <text:p>1.9324153264363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80816625399737" calcext:value-type="float">
            <text:p>0.98081662539973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" calcext:value-type="float">
            <text:p>81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69121283391295" calcext:value-type="float">
            <text:p>0.769121283391295</text:p>
          </table:table-cell>
          <table:table-cell office:value-type="float" office:value="0.136328403779733" calcext:value-type="float">
            <text:p>0.136328403779733</text:p>
          </table:table-cell>
          <table:table-cell office:value-type="float" office:value="0.00444276503547671" calcext:value-type="float">
            <text:p>0.004442765035477</text:p>
          </table:table-cell>
          <table:table-cell office:value-type="float" office:value="0.00116032191219909" calcext:value-type="float">
            <text:p>0.001160321912199</text:p>
          </table:table-cell>
        </table:table-row>
        <table:table-row table:style-name="ro1">
          <table:table-cell office:value-type="float" office:value="48.0753321647644" calcext:value-type="float">
            <text:p>48.0753321647644</text:p>
          </table:table-cell>
          <table:table-cell office:value-type="float" office:value="2.23443841934204" calcext:value-type="float">
            <text:p>2.23443841934204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79580916516657" calcext:value-type="float">
            <text:p>0.97958091651665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81" calcext:value-type="float">
            <text:p>8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77598984621321" calcext:value-type="float">
            <text:p>1.77598984621321</text:p>
          </table:table-cell>
          <table:table-cell office:value-type="float" office:value="0.0589350686506075" calcext:value-type="float">
            <text:p>0.058935068650608</text:p>
          </table:table-cell>
          <table:table-cell office:value-type="float" office:value="0.00915542377591529" calcext:value-type="float">
            <text:p>0.009155423775915</text:p>
          </table:table-cell>
          <table:table-cell office:value-type="float" office:value="0.00225889265276222" calcext:value-type="float">
            <text:p>0.002258892652762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0507985553126" calcext:value-type="float">
            <text:p>0.98050798555312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92" calcext:value-type="float">
            <text:p>9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40312437486831" calcext:value-type="float">
            <text:p>1.40312437486831</text:p>
          </table:table-cell>
          <table:table-cell office:value-type="float" office:value="1.00621378517854" calcext:value-type="float">
            <text:p>1.00621378517854</text:p>
          </table:table-cell>
          <table:table-cell office:value-type="float" office:value="0.00606823912243177" calcext:value-type="float">
            <text:p>0.006068239122432</text:p>
          </table:table-cell>
          <table:table-cell office:value-type="float" office:value="0.00130383426217441" calcext:value-type="float">
            <text:p>0.001303834262174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8033694045378" calcext:value-type="float">
            <text:p>0.97803369404537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92" calcext:value-type="float">
            <text:p>92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60894181365558" calcext:value-type="float">
            <text:p>1.60894181365558</text:p>
          </table:table-cell>
          <table:table-cell office:value-type="float" office:value="0.649978160389642" calcext:value-type="float">
            <text:p>0.649978160389642</text:p>
          </table:table-cell>
          <table:table-cell office:value-type="float" office:value="0.00555934754351506" calcext:value-type="float">
            <text:p>0.005559347543515</text:p>
          </table:table-cell>
          <table:table-cell office:value-type="float" office:value="0.00230107421115601" calcext:value-type="float">
            <text:p>0.002301074211156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9579767020022" calcext:value-type="float">
            <text:p>0.97957976702002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92" calcext:value-type="float">
            <text:p>92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2.80141216738888" calcext:value-type="float">
            <text:p>2.80141216738888</text:p>
          </table:table-cell>
          <table:table-cell office:value-type="float" office:value="0.646951285453013" calcext:value-type="float">
            <text:p>0.646951285453013</text:p>
          </table:table-cell>
          <table:table-cell office:value-type="float" office:value="0.00594913070491999" calcext:value-type="float">
            <text:p>0.00594913070492</text:p>
          </table:table-cell>
          <table:table-cell office:value-type="float" office:value="0.000742684696710204" calcext:value-type="float">
            <text:p>0.00074268469671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0201069951468" calcext:value-type="float">
            <text:p>0.98020106995146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92" calcext:value-type="float">
            <text:p>9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43338639292779" calcext:value-type="float">
            <text:p>1.43338639292779</text:p>
          </table:table-cell>
          <table:table-cell office:value-type="float" office:value="0.845271901271376" calcext:value-type="float">
            <text:p>0.845271901271376</text:p>
          </table:table-cell>
          <table:table-cell office:value-type="float" office:value="0.00550080181698572" calcext:value-type="float">
            <text:p>0.005500801816986</text:p>
          </table:table-cell>
          <table:table-cell office:value-type="float" office:value="0.00416063256745883" calcext:value-type="float">
            <text:p>0.004160632567459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9579767020022" calcext:value-type="float">
            <text:p>0.97957976702002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92" calcext:value-type="float">
            <text:p>92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784781317934339" calcext:value-type="float">
            <text:p>0.784781317934339</text:p>
          </table:table-cell>
          <table:table-cell office:value-type="float" office:value="0.410834817744727" calcext:value-type="float">
            <text:p>0.410834817744727</text:p>
          </table:table-cell>
          <table:table-cell office:value-type="float" office:value="0.0119138471235415" calcext:value-type="float">
            <text:p>0.011913847123542</text:p>
          </table:table-cell>
          <table:table-cell office:value-type="float" office:value="0.00199841750506262" calcext:value-type="float">
            <text:p>0.001998417505063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9269977676775" calcext:value-type="float">
            <text:p>0.97926997767677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92" calcext:value-type="float">
            <text:p>9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851002700063215" calcext:value-type="float">
            <text:p>0.851002700063215</text:p>
          </table:table-cell>
          <table:table-cell office:value-type="float" office:value="0.548396935450208" calcext:value-type="float">
            <text:p>0.548396935450208</text:p>
          </table:table-cell>
          <table:table-cell office:value-type="float" office:value="0.00846559549608343" calcext:value-type="float">
            <text:p>0.008465595496083</text:p>
          </table:table-cell>
          <table:table-cell office:value-type="float" office:value="0.000428634332875662" calcext:value-type="float">
            <text:p>0.000428634332876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0510859294715" calcext:value-type="float">
            <text:p>0.98051085929471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92" calcext:value-type="float">
            <text:p>9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1.9321239596891" calcext:value-type="float">
            <text:p>1.9321239596891</text:p>
          </table:table-cell>
          <table:table-cell office:value-type="float" office:value="0.637993418503019" calcext:value-type="float">
            <text:p>0.637993418503019</text:p>
          </table:table-cell>
          <table:table-cell office:value-type="float" office:value="0.00152226387957191" calcext:value-type="float">
            <text:p>0.001522263879572</text:p>
          </table:table-cell>
          <table:table-cell office:value-type="float" office:value="0.00392346701150129" calcext:value-type="float">
            <text:p>0.003923467011501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1436778834548" calcext:value-type="float">
            <text:p>0.98143677883454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92" calcext:value-type="float">
            <text:p>92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.81923784028189" calcext:value-type="float">
            <text:p>2.81923784028189</text:p>
          </table:table-cell>
          <table:table-cell office:value-type="float" office:value="0.520087856252951" calcext:value-type="float">
            <text:p>0.520087856252951</text:p>
          </table:table-cell>
          <table:table-cell office:value-type="float" office:value="0.0129461257071754" calcext:value-type="float">
            <text:p>0.012946125707175</text:p>
          </table:table-cell>
          <table:table-cell office:value-type="float" office:value="0.00150218320851845" calcext:value-type="float">
            <text:p>0.001502183208518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0510859294715" calcext:value-type="float">
            <text:p>0.98051085929471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92" calcext:value-type="float">
            <text:p>92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2.62040162946088" calcext:value-type="float">
            <text:p>2.62040162946088</text:p>
          </table:table-cell>
          <table:table-cell office:value-type="float" office:value="0.105760566871801" calcext:value-type="float">
            <text:p>0.105760566871801</text:p>
          </table:table-cell>
          <table:table-cell office:value-type="float" office:value="0.00794431670581879" calcext:value-type="float">
            <text:p>0.007944316705819</text:p>
          </table:table-cell>
          <table:table-cell office:value-type="float" office:value="0.00392346701150129" calcext:value-type="float">
            <text:p>0.003923467011501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2055208024406" calcext:value-type="float">
            <text:p>0.98205520802440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92" calcext:value-type="float">
            <text:p>9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365732281052874" calcext:value-type="float">
            <text:p>0.365732281052874</text:p>
          </table:table-cell>
          <table:table-cell office:value-type="float" office:value="0.919124930374147" calcext:value-type="float">
            <text:p>0.919124930374147</text:p>
          </table:table-cell>
          <table:table-cell office:value-type="float" office:value="0.0069758259691117" calcext:value-type="float">
            <text:p>0.006975825969112</text:p>
          </table:table-cell>
          <table:table-cell office:value-type="float" office:value="0.00174191262657026" calcext:value-type="float">
            <text:p>0.00174191262657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6796835665662" calcext:value-type="float">
            <text:p>0.97679683566566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92" calcext:value-type="float">
            <text:p>92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0315398886828" calcext:value-type="float">
            <text:p>0.970315398886828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676819521875573" calcext:value-type="float">
            <text:p>0.676819521875573</text:p>
          </table:table-cell>
          <table:table-cell office:value-type="float" office:value="0.19320513279949" calcext:value-type="float">
            <text:p>0.19320513279949</text:p>
          </table:table-cell>
          <table:table-cell office:value-type="float" office:value="0.00465882833433437" calcext:value-type="float">
            <text:p>0.004658828334334</text:p>
          </table:table-cell>
          <table:table-cell office:value-type="float" office:value="0.00459749431525572" calcext:value-type="float">
            <text:p>0.004597494315256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0507985553126" calcext:value-type="float">
            <text:p>0.98050798555312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92" calcext:value-type="float">
            <text:p>9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507008017140358" calcext:value-type="float">
            <text:p>0.507008017140358</text:p>
          </table:table-cell>
          <table:table-cell office:value-type="float" office:value="0.06005555933648" calcext:value-type="float">
            <text:p>0.06005555933648</text:p>
          </table:table-cell>
          <table:table-cell office:value-type="float" office:value="0.00550080181698572" calcext:value-type="float">
            <text:p>0.005500801816986</text:p>
          </table:table-cell>
          <table:table-cell office:value-type="float" office:value="0.00130383426217441" calcext:value-type="float">
            <text:p>0.001303834262174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1127564239619" calcext:value-type="float">
            <text:p>0.98112756423961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92" calcext:value-type="float">
            <text:p>92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217560279803024" calcext:value-type="float">
            <text:p>0.217560279803024</text:p>
          </table:table-cell>
          <table:table-cell office:value-type="float" office:value="0.0439265713733719" calcext:value-type="float">
            <text:p>0.043926571373372</text:p>
          </table:table-cell>
          <table:table-cell office:value-type="float" office:value="0.00531849856481557" calcext:value-type="float">
            <text:p>0.005318498564816</text:p>
          </table:table-cell>
          <table:table-cell office:value-type="float" office:value="0.00156249281052168" calcext:value-type="float">
            <text:p>0.001562492810522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8961337830164" calcext:value-type="float">
            <text:p>0.97896133783016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1000" calcext:value-type="float">
            <text:p>251000</text:p>
          </table:table-cell>
          <table:table-cell office:value-type="float" office:value="92" calcext:value-type="float">
            <text:p>9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16667370098576" calcext:value-type="float">
            <text:p>1.16667370098576</text:p>
          </table:table-cell>
          <table:table-cell office:value-type="float" office:value="0.0920158824445883" calcext:value-type="float">
            <text:p>0.092015882444588</text:p>
          </table:table-cell>
          <table:table-cell office:value-type="float" office:value="0.0069758259691117" calcext:value-type="float">
            <text:p>0.006975825969112</text:p>
          </table:table-cell>
          <table:table-cell office:value-type="float" office:value="0.00114085991985478" calcext:value-type="float">
            <text:p>0.001140859919855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2985150802464" calcext:value-type="float">
            <text:p>0.98298515080246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2000" calcext:value-type="float">
            <text:p>252000</text:p>
          </table:table-cell>
          <table:table-cell office:value-type="float" office:value="92" calcext:value-type="float">
            <text:p>9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594333157421308" calcext:value-type="float">
            <text:p>0.594333157421308</text:p>
          </table:table-cell>
          <table:table-cell office:value-type="float" office:value="0.041467517447317" calcext:value-type="float">
            <text:p>0.041467517447317</text:p>
          </table:table-cell>
          <table:table-cell office:value-type="float" office:value="0.0106177799585661" calcext:value-type="float">
            <text:p>0.010617779958566</text:p>
          </table:table-cell>
          <table:table-cell office:value-type="float" office:value="0.00305050462136901" calcext:value-type="float">
            <text:p>0.003050504621369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9890705859904" calcext:value-type="float">
            <text:p>0.97989070585990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92" calcext:value-type="float">
            <text:p>92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233017842862622" calcext:value-type="float">
            <text:p>0.233017842862622</text:p>
          </table:table-cell>
          <table:table-cell office:value-type="float" office:value="0.0354997903782632" calcext:value-type="float">
            <text:p>0.035499790378263</text:p>
          </table:table-cell>
          <table:table-cell office:value-type="float" office:value="0.00806802836057887" calcext:value-type="float">
            <text:p>0.008068028360579</text:p>
          </table:table-cell>
          <table:table-cell office:value-type="float" office:value="0.00264674289939954" calcext:value-type="float">
            <text:p>0.0026467428994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3603005244004" calcext:value-type="float">
            <text:p>0.98360300524400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92" calcext:value-type="float">
            <text:p>9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496766577984286" calcext:value-type="float">
            <text:p>0.496766577984286</text:p>
          </table:table-cell>
          <table:table-cell office:value-type="float" office:value="0.0772420533739507" calcext:value-type="float">
            <text:p>0.077242053373951</text:p>
          </table:table-cell>
          <table:table-cell office:value-type="float" office:value="0.00910120015992183" calcext:value-type="float">
            <text:p>0.009101200159922</text:p>
          </table:table-cell>
          <table:table-cell office:value-type="float" office:value="0.00189494459335908" calcext:value-type="float">
            <text:p>0.001894944593359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9269977676775" calcext:value-type="float">
            <text:p>0.97926997767677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92" calcext:value-type="float">
            <text:p>9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719409295058722" calcext:value-type="float">
            <text:p>0.719409295058722</text:p>
          </table:table-cell>
          <table:table-cell office:value-type="float" office:value="0.147143225265286" calcext:value-type="float">
            <text:p>0.147143225265286</text:p>
          </table:table-cell>
          <table:table-cell office:value-type="float" office:value="0.00758467331424289" calcext:value-type="float">
            <text:p>0.007584673314243</text:p>
          </table:table-cell>
          <table:table-cell office:value-type="float" office:value="0.00115372933564344" calcext:value-type="float">
            <text:p>0.001153729335643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8344632885259" calcext:value-type="float">
            <text:p>0.97834463288525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92" calcext:value-type="float">
            <text:p>9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58177792665843" calcext:value-type="float">
            <text:p>0.58177792665843</text:p>
          </table:table-cell>
          <table:table-cell office:value-type="float" office:value="0.130019571413954" calcext:value-type="float">
            <text:p>0.130019571413954</text:p>
          </table:table-cell>
          <table:table-cell office:value-type="float" office:value="0.00846559549608343" calcext:value-type="float">
            <text:p>0.008465595496083</text:p>
          </table:table-cell>
          <table:table-cell office:value-type="float" office:value="0.00356511966366619" calcext:value-type="float">
            <text:p>0.003565119663666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2056932269359" calcext:value-type="float">
            <text:p>0.98205693226935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6000" calcext:value-type="float">
            <text:p>276000</text:p>
          </table:table-cell>
          <table:table-cell office:value-type="float" office:value="92" calcext:value-type="float">
            <text:p>92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0653102921333" calcext:value-type="float">
            <text:p>1.0653102921333</text:p>
          </table:table-cell>
          <table:table-cell office:value-type="float" office:value="0.0319004329071238" calcext:value-type="float">
            <text:p>0.031900432907124</text:p>
          </table:table-cell>
          <table:table-cell office:value-type="float" office:value="0.00666253243071485" calcext:value-type="float">
            <text:p>0.006662532430715</text:p>
          </table:table-cell>
          <table:table-cell office:value-type="float" office:value="0.00285545318313596" calcext:value-type="float">
            <text:p>0.002855453183136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3294365397393" calcext:value-type="float">
            <text:p>0.98329436539739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92" calcext:value-type="float">
            <text:p>92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29056050200604" calcext:value-type="float">
            <text:p>1.29056050200604</text:p>
          </table:table-cell>
          <table:table-cell office:value-type="float" office:value="0.260585087837916" calcext:value-type="float">
            <text:p>0.260585087837916</text:p>
          </table:table-cell>
          <table:table-cell office:value-type="float" office:value="0.00943580665672248" calcext:value-type="float">
            <text:p>0.009435806656722</text:p>
          </table:table-cell>
          <table:table-cell office:value-type="float" office:value="0.00460072267908169" calcext:value-type="float">
            <text:p>0.004600722679082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81436778834548" calcext:value-type="float">
            <text:p>0.98143677883454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92" calcext:value-type="float">
            <text:p>92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6764932692018" calcext:value-type="float">
            <text:p>1.6764932692018</text:p>
          </table:table-cell>
          <table:table-cell office:value-type="float" office:value="0.114713022692381" calcext:value-type="float">
            <text:p>0.114713022692381</text:p>
          </table:table-cell>
          <table:table-cell office:value-type="float" office:value="0.0109682753244001" calcext:value-type="float">
            <text:p>0.0109682753244</text:p>
          </table:table-cell>
          <table:table-cell office:value-type="float" office:value="0.00129725571791089" calcext:value-type="float">
            <text:p>0.001297255717911</text:p>
          </table:table-cell>
        </table:table-row>
        <table:table-row table:style-name="ro1">
          <table:table-cell table:number-columns-repeated="2"/>
          <table:table-cell office:value-type="float" office:value="0.925742574257426" calcext:value-type="float">
            <text:p>0.925742574257426</text:p>
          </table:table-cell>
          <table:table-cell office:value-type="float" office:value="0.979890131111586" calcext:value-type="float">
            <text:p>0.97989013111158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6000" calcext:value-type="float">
            <text:p>296000</text:p>
          </table:table-cell>
          <table:table-cell office:value-type="float" office:value="92" calcext:value-type="float">
            <text:p>92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79491478619054" calcext:value-type="float">
            <text:p>1.79491478619054</text:p>
          </table:table-cell>
          <table:table-cell office:value-type="float" office:value="0.0716954802533034" calcext:value-type="float">
            <text:p>0.071695480253303</text:p>
          </table:table-cell>
          <table:table-cell office:value-type="float" office:value="0.0095567046176375" calcext:value-type="float">
            <text:p>0.009556704617638</text:p>
          </table:table-cell>
          <table:table-cell office:value-type="float" office:value="0.0023022981409302" calcext:value-type="float">
            <text:p>0.00230229814093</text:p>
          </table:table-cell>
        </table:table-row>
        <table:table-row table:style-name="ro1">
          <table:table-cell office:value-type="float" office:value="29.5449667771657" calcext:value-type="float">
            <text:p>29.5449667771657</text:p>
          </table:table-cell>
          <table:table-cell office:value-type="float" office:value="1.13350693384806" calcext:value-type="float">
            <text:p>1.1335069338480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818924393008" calcext:value-type="float">
            <text:p>0.98081892439300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0000" calcext:value-type="float">
            <text:p>50000</text:p>
          </table:table-cell>
          <table:table-cell office:value-type="float" office:value="99" calcext:value-type="float">
            <text:p>9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34599682847374" calcext:value-type="float">
            <text:p>0.34599682847374</text:p>
          </table:table-cell>
          <table:table-cell office:value-type="float" office:value="0.044140970645427" calcext:value-type="float">
            <text:p>0.044140970645427</text:p>
          </table:table-cell>
          <table:table-cell office:value-type="float" office:value="0.00666253243071485" calcext:value-type="float">
            <text:p>0.006662532430715</text:p>
          </table:table-cell>
          <table:table-cell office:value-type="float" office:value="0.00242110939776063" calcext:value-type="float">
            <text:p>0.002421109397761</text:p>
          </table:table-cell>
        </table:table-row>
        <table:table-row table:style-name="ro1">
          <table:table-cell office:value-type="float" office:value="29.4922420978546" calcext:value-type="float">
            <text:p>29.4922420978546</text:p>
          </table:table-cell>
          <table:table-cell office:value-type="float" office:value="1.25576384862264" calcext:value-type="float">
            <text:p>1.2557638486226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2673637214264" calcext:value-type="float">
            <text:p>0.9826736372142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2000" calcext:value-type="float">
            <text:p>52000</text:p>
          </table:table-cell>
          <table:table-cell office:value-type="float" office:value="99" calcext:value-type="float">
            <text:p>99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707959842152944" calcext:value-type="float">
            <text:p>0.707959842152944</text:p>
          </table:table-cell>
          <table:table-cell office:value-type="float" office:value="0.111178757337483" calcext:value-type="float">
            <text:p>0.111178757337483</text:p>
          </table:table-cell>
          <table:table-cell office:value-type="float" office:value="0.00388059730860594" calcext:value-type="float">
            <text:p>0.003880597308606</text:p>
          </table:table-cell>
          <table:table-cell office:value-type="float" office:value="0.00157269624696454" calcext:value-type="float">
            <text:p>0.001572696246965</text:p>
          </table:table-cell>
        </table:table-row>
        <table:table-row table:style-name="ro1">
          <table:table-cell office:value-type="float" office:value="29.1069786548614" calcext:value-type="float">
            <text:p>29.1069786548614</text:p>
          </table:table-cell>
          <table:table-cell office:value-type="float" office:value="1.21592847506205" calcext:value-type="float">
            <text:p>1.2159284750620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9581491264975" calcext:value-type="float">
            <text:p>0.97958149126497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7000" calcext:value-type="float">
            <text:p>57000</text:p>
          </table:table-cell>
          <table:table-cell office:value-type="float" office:value="99" calcext:value-type="float">
            <text:p>99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560853178348239" calcext:value-type="float">
            <text:p>0.560853178348239</text:p>
          </table:table-cell>
          <table:table-cell office:value-type="float" office:value="0.136808386681135" calcext:value-type="float">
            <text:p>0.136808386681135</text:p>
          </table:table-cell>
          <table:table-cell office:value-type="float" office:value="0.00543849390126892" calcext:value-type="float">
            <text:p>0.005438493901269</text:p>
          </table:table-cell>
          <table:table-cell office:value-type="float" office:value="0.00271685566380201" calcext:value-type="float">
            <text:p>0.002716855663802</text:p>
          </table:table-cell>
        </table:table-row>
        <table:table-row table:style-name="ro1">
          <table:table-cell office:value-type="float" office:value="29.1348471641541" calcext:value-type="float">
            <text:p>29.1348471641541</text:p>
          </table:table-cell>
          <table:table-cell office:value-type="float" office:value="1.42536981900533" calcext:value-type="float">
            <text:p>1.4253698190053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817774896373" calcext:value-type="float">
            <text:p>0.98081777489637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0000" calcext:value-type="float">
            <text:p>60000</text:p>
          </table:table-cell>
          <table:table-cell office:value-type="float" office:value="99" calcext:value-type="float">
            <text:p>9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1391847998053" calcext:value-type="float">
            <text:p>0.721391847998053</text:p>
          </table:table-cell>
          <table:table-cell office:value-type="float" office:value="0.237612937585117" calcext:value-type="float">
            <text:p>0.237612937585117</text:p>
          </table:table-cell>
          <table:table-cell office:value-type="float" office:value="0.0109682753244001" calcext:value-type="float">
            <text:p>0.0109682753244</text:p>
          </table:table-cell>
          <table:table-cell office:value-type="float" office:value="0.0011423935024305" calcext:value-type="float">
            <text:p>0.001142393502431</text:p>
          </table:table-cell>
        </table:table-row>
        <table:table-row table:style-name="ro1">
          <table:table-cell office:value-type="float" office:value="29.4533048470815" calcext:value-type="float">
            <text:p>29.4533048470815</text:p>
          </table:table-cell>
          <table:table-cell office:value-type="float" office:value="1.29614122708639" calcext:value-type="float">
            <text:p>1.2961412270863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199920454833" calcext:value-type="float">
            <text:p>0.98019992045483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7000" calcext:value-type="float">
            <text:p>67000</text:p>
          </table:table-cell>
          <table:table-cell office:value-type="float" office:value="99" calcext:value-type="float">
            <text:p>9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0635321961906177" calcext:value-type="float">
            <text:p>0.063532196190618</text:p>
          </table:table-cell>
          <table:table-cell office:value-type="float" office:value="0.120047711791933" calcext:value-type="float">
            <text:p>0.120047711791933</text:p>
          </table:table-cell>
          <table:table-cell office:value-type="float" office:value="0.00758467331424289" calcext:value-type="float">
            <text:p>0.007584673314243</text:p>
          </table:table-cell>
          <table:table-cell office:value-type="float" office:value="0.00264795126767446" calcext:value-type="float">
            <text:p>0.002647951267674</text:p>
          </table:table-cell>
        </table:table-row>
        <table:table-row table:style-name="ro1">
          <table:table-cell office:value-type="float" office:value="29.7812515099843" calcext:value-type="float">
            <text:p>29.7812515099843</text:p>
          </table:table-cell>
          <table:table-cell office:value-type="float" office:value="1.40771063168844" calcext:value-type="float">
            <text:p>1.4077106316884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816625399738" calcext:value-type="float">
            <text:p>0.98081662539973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1000" calcext:value-type="float">
            <text:p>71000</text:p>
          </table:table-cell>
          <table:table-cell office:value-type="float" office:value="99" calcext:value-type="float">
            <text:p>99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0883978091677856" calcext:value-type="float">
            <text:p>0.088397809167786</text:p>
          </table:table-cell>
          <table:table-cell office:value-type="float" office:value="0.214782796444806" calcext:value-type="float">
            <text:p>0.214782796444806</text:p>
          </table:table-cell>
          <table:table-cell office:value-type="float" office:value="0.00518875876802121" calcext:value-type="float">
            <text:p>0.005188758768021</text:p>
          </table:table-cell>
          <table:table-cell office:value-type="float" office:value="0.00190816008687378" calcext:value-type="float">
            <text:p>0.001908160086874</text:p>
          </table:table-cell>
        </table:table-row>
        <table:table-row table:style-name="ro1">
          <table:table-cell office:value-type="float" office:value="30.1137541929881" calcext:value-type="float">
            <text:p>30.1137541929881</text:p>
          </table:table-cell>
          <table:table-cell office:value-type="float" office:value="1.73592829704285" calcext:value-type="float">
            <text:p>1.7359282970428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436778834548" calcext:value-type="float">
            <text:p>0.98143677883454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99" calcext:value-type="float">
            <text:p>99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13892323199021" calcext:value-type="float">
            <text:p>0.713892323199021</text:p>
          </table:table-cell>
          <table:table-cell office:value-type="float" office:value="0.273317914840889" calcext:value-type="float">
            <text:p>0.273317914840889</text:p>
          </table:table-cell>
          <table:table-cell office:value-type="float" office:value="0.00140435926022146" calcext:value-type="float">
            <text:p>0.001404359260221</text:p>
          </table:table-cell>
          <table:table-cell office:value-type="float" office:value="0.00199439223194969" calcext:value-type="float">
            <text:p>0.00199439223195</text:p>
          </table:table-cell>
        </table:table-row>
        <table:table-row table:style-name="ro1">
          <table:table-cell office:value-type="float" office:value="30.5620555082957" calcext:value-type="float">
            <text:p>30.5620555082957</text:p>
          </table:table-cell>
          <table:table-cell office:value-type="float" office:value="1.7262556552887" calcext:value-type="float">
            <text:p>1.726255655288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19819620988" calcext:value-type="float">
            <text:p>0.9801981962098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99" calcext:value-type="float">
            <text:p>99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401293304555512" calcext:value-type="float">
            <text:p>0.401293304555512</text:p>
          </table:table-cell>
          <table:table-cell office:value-type="float" office:value="0.316668586868398" calcext:value-type="float">
            <text:p>0.316668586868398</text:p>
          </table:table-cell>
          <table:table-cell office:value-type="float" office:value="0.0039717402260161" calcext:value-type="float">
            <text:p>0.003971740226016</text:p>
          </table:table-cell>
          <table:table-cell office:value-type="float" office:value="0.00115387105527289" calcext:value-type="float">
            <text:p>0.001153871055273</text:p>
          </table:table-cell>
        </table:table-row>
        <table:table-row table:style-name="ro1">
          <table:table-cell office:value-type="float" office:value="31.0212043921153" calcext:value-type="float">
            <text:p>31.0212043921153</text:p>
          </table:table-cell>
          <table:table-cell office:value-type="float" office:value="1.86861189206441" calcext:value-type="float">
            <text:p>1.8686118920644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128713736255" calcext:value-type="float">
            <text:p>0.98112871373625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99" calcext:value-type="float">
            <text:p>99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638138925700693" calcext:value-type="float">
            <text:p>0.638138925700693</text:p>
          </table:table-cell>
          <table:table-cell office:value-type="float" office:value="0.22019048294143" calcext:value-type="float">
            <text:p>0.22019048294143</text:p>
          </table:table-cell>
          <table:table-cell office:value-type="float" office:value="0.00842524197799053" calcext:value-type="float">
            <text:p>0.008425241977991</text:p>
          </table:table-cell>
          <table:table-cell office:value-type="float" office:value="0.0028546475486679" calcext:value-type="float">
            <text:p>0.002854647548668</text:p>
          </table:table-cell>
        </table:table-row>
        <table:table-row table:style-name="ro1">
          <table:table-cell office:value-type="float" office:value="42.4383277098338" calcext:value-type="float">
            <text:p>42.4383277098338</text:p>
          </table:table-cell>
          <table:table-cell office:value-type="float" office:value="1.8470618724823" calcext:value-type="float">
            <text:p>1.847061872482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8960763081846" calcext:value-type="float">
            <text:p>0.97896076308184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99" calcext:value-type="float">
            <text:p>99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3.26872413368242" calcext:value-type="float">
            <text:p>3.26872413368242</text:p>
          </table:table-cell>
          <table:table-cell office:value-type="float" office:value="0.349939269266294" calcext:value-type="float">
            <text:p>0.349939269266294</text:p>
          </table:table-cell>
          <table:table-cell office:value-type="float" office:value="0.0109682753244001" calcext:value-type="float">
            <text:p>0.0109682753244</text:p>
          </table:table-cell>
          <table:table-cell office:value-type="float" office:value="0.000865788473369286" calcext:value-type="float">
            <text:p>0.000865788473369</text:p>
          </table:table-cell>
        </table:table-row>
        <table:table-row table:style-name="ro1">
          <table:table-cell office:value-type="float" office:value="38.9868697325389" calcext:value-type="float">
            <text:p>38.9868697325389</text:p>
          </table:table-cell>
          <table:table-cell office:value-type="float" office:value="2.38436341285706" calcext:value-type="float">
            <text:p>2.3843634128570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2054633276089" calcext:value-type="float">
            <text:p>0.98205463327608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99" calcext:value-type="float">
            <text:p>99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2.5213720162589" calcext:value-type="float">
            <text:p>2.5213720162589</text:p>
          </table:table-cell>
          <table:table-cell office:value-type="float" office:value="0.269766901447044" calcext:value-type="float">
            <text:p>0.269766901447044</text:p>
          </table:table-cell>
          <table:table-cell office:value-type="float" office:value="0.00846559549608343" calcext:value-type="float">
            <text:p>0.008465595496083</text:p>
          </table:table-cell>
          <table:table-cell office:value-type="float" office:value="0.00115415615961141" calcext:value-type="float">
            <text:p>0.001154156159611</text:p>
          </table:table-cell>
        </table:table-row>
        <table:table-row table:style-name="ro1">
          <table:table-cell office:value-type="float" office:value="29.0759683450063" calcext:value-type="float">
            <text:p>29.0759683450063</text:p>
          </table:table-cell>
          <table:table-cell office:value-type="float" office:value="1.03395787874858" calcext:value-type="float">
            <text:p>1.03395787874858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1127564239619" calcext:value-type="float">
            <text:p>0.98112756423961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9000" calcext:value-type="float">
            <text:p>39000</text:p>
          </table:table-cell>
          <table:table-cell office:value-type="float" office:value="110" calcext:value-type="float">
            <text:p>110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120133879294339" calcext:value-type="float">
            <text:p>0.120133879294339</text:p>
          </table:table-cell>
          <table:table-cell office:value-type="float" office:value="0.0471102981116523" calcext:value-type="float">
            <text:p>0.047110298111652</text:p>
          </table:table-cell>
          <table:table-cell office:value-type="float" office:value="0.0049564863505158" calcext:value-type="float">
            <text:p>0.004956486350516</text:p>
          </table:table-cell>
          <table:table-cell office:value-type="float" office:value="0.00189439905287568" calcext:value-type="float">
            <text:p>0.001894399052876</text:p>
          </table:table-cell>
        </table:table-row>
        <table:table-row table:style-name="ro1">
          <table:table-cell office:value-type="float" office:value="30.2704201539357" calcext:value-type="float">
            <text:p>30.2704201539357</text:p>
          </table:table-cell>
          <table:table-cell office:value-type="float" office:value="1.08794697125753" calcext:value-type="float">
            <text:p>1.08794697125753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2984001305828" calcext:value-type="float">
            <text:p>0.98298400130582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5000" calcext:value-type="float">
            <text:p>45000</text:p>
          </table:table-cell>
          <table:table-cell office:value-type="float" office:value="110" calcext:value-type="float">
            <text:p>110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842576980341886" calcext:value-type="float">
            <text:p>0.842576980341886</text:p>
          </table:table-cell>
          <table:table-cell office:value-type="float" office:value="0.0593637337609318" calcext:value-type="float">
            <text:p>0.059363733760932</text:p>
          </table:table-cell>
          <table:table-cell office:value-type="float" office:value="0.00566066327096402" calcext:value-type="float">
            <text:p>0.005660663270964</text:p>
          </table:table-cell>
          <table:table-cell office:value-type="float" office:value="0.00156407002183319" calcext:value-type="float">
            <text:p>0.001564070021833</text:p>
          </table:table-cell>
        </table:table-row>
        <table:table-row table:style-name="ro1">
          <table:table-cell office:value-type="float" office:value="29.2580913702647" calcext:value-type="float">
            <text:p>29.2580913702647</text:p>
          </table:table-cell>
          <table:table-cell office:value-type="float" office:value="1.26970267295837" calcext:value-type="float">
            <text:p>1.26970267295837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8000" calcext:value-type="float">
            <text:p>48000</text:p>
          </table:table-cell>
          <table:table-cell office:value-type="float" office:value="110" calcext:value-type="float">
            <text:p>110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560870496727131" calcext:value-type="float">
            <text:p>0.560870496727131</text:p>
          </table:table-cell>
          <table:table-cell office:value-type="float" office:value="0.102544956059378" calcext:value-type="float">
            <text:p>0.102544956059378</text:p>
          </table:table-cell>
          <table:table-cell office:value-type="float" office:value="0.0078131548888154" calcext:value-type="float">
            <text:p>0.007813154888815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29.245124578476" calcext:value-type="float">
            <text:p>29.245124578476</text:p>
          </table:table-cell>
          <table:table-cell office:value-type="float" office:value="1.26498953501383" calcext:value-type="float">
            <text:p>1.26498953501383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2055782772724" calcext:value-type="float">
            <text:p>0.98205578277272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6000" calcext:value-type="float">
            <text:p>56000</text:p>
          </table:table-cell>
          <table:table-cell office:value-type="float" office:value="110" calcext:value-type="float">
            <text:p>110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02950473644594" calcext:value-type="float">
            <text:p>1.02950473644594</text:p>
          </table:table-cell>
          <table:table-cell office:value-type="float" office:value="0.123053295519586" calcext:value-type="float">
            <text:p>0.123053295519586</text:p>
          </table:table-cell>
          <table:table-cell office:value-type="float" office:value="0.0046105004113055" calcext:value-type="float">
            <text:p>0.004610500411306</text:p>
          </table:table-cell>
          <table:table-cell office:value-type="float" office:value="0.00156328140377645" calcext:value-type="float">
            <text:p>0.001563281403776</text:p>
          </table:table-cell>
        </table:table-row>
        <table:table-row table:style-name="ro1">
          <table:table-cell office:value-type="float" office:value="29.7749784787496" calcext:value-type="float">
            <text:p>29.7749784787496</text:p>
          </table:table-cell>
          <table:table-cell office:value-type="float" office:value="1.45814792315165" calcext:value-type="float">
            <text:p>1.45814792315165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1436778834548" calcext:value-type="float">
            <text:p>0.98143677883454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3000" calcext:value-type="float">
            <text:p>73000</text:p>
          </table:table-cell>
          <table:table-cell office:value-type="float" office:value="110" calcext:value-type="float">
            <text:p>110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07738264530581" calcext:value-type="float">
            <text:p>1.07738264530581</text:p>
          </table:table-cell>
          <table:table-cell office:value-type="float" office:value="0.186689472734951" calcext:value-type="float">
            <text:p>0.186689472734951</text:p>
          </table:table-cell>
          <table:table-cell office:value-type="float" office:value="0.00761993232816458" calcext:value-type="float">
            <text:p>0.007619932328165</text:p>
          </table:table-cell>
          <table:table-cell office:value-type="float" office:value="0.00150218320851845" calcext:value-type="float">
            <text:p>0.001502183208518</text:p>
          </table:table-cell>
        </table:table-row>
        <table:table-row table:style-name="ro1">
          <table:table-cell office:value-type="float" office:value="29.5662724971771" calcext:value-type="float">
            <text:p>29.5662724971771</text:p>
          </table:table-cell>
          <table:table-cell office:value-type="float" office:value="1.65178608894348" calcext:value-type="float">
            <text:p>1.65178608894348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79271127173411" calcext:value-type="float">
            <text:p>0.97927112717341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9000" calcext:value-type="float">
            <text:p>79000</text:p>
          </table:table-cell>
          <table:table-cell office:value-type="float" office:value="110" calcext:value-type="float">
            <text:p>110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70917498429625" calcext:value-type="float">
            <text:p>0.70917498429625</text:p>
          </table:table-cell>
          <table:table-cell office:value-type="float" office:value="0.470565222141171" calcext:value-type="float">
            <text:p>0.470565222141171</text:p>
          </table:table-cell>
          <table:table-cell office:value-type="float" office:value="0.00712801083711231" calcext:value-type="float">
            <text:p>0.007128010837112</text:p>
          </table:table-cell>
          <table:table-cell office:value-type="float" office:value="0.00242457208262608" calcext:value-type="float">
            <text:p>0.002424572082626</text:p>
          </table:table-cell>
        </table:table-row>
        <table:table-row table:style-name="ro1">
          <table:table-cell office:value-type="float" office:value="28.8318652311961" calcext:value-type="float">
            <text:p>28.8318652311961</text:p>
          </table:table-cell>
          <table:table-cell office:value-type="float" office:value="1.9015432993571" calcext:value-type="float">
            <text:p>1.9015432993571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1128713736255" calcext:value-type="float">
            <text:p>0.98112871373625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0000" calcext:value-type="float">
            <text:p>80000</text:p>
          </table:table-cell>
          <table:table-cell office:value-type="float" office:value="110" calcext:value-type="float">
            <text:p>110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678147696810812" calcext:value-type="float">
            <text:p>0.678147696810812</text:p>
          </table:table-cell>
          <table:table-cell office:value-type="float" office:value="0.453475276537469" calcext:value-type="float">
            <text:p>0.453475276537469</text:p>
          </table:table-cell>
          <table:table-cell office:value-type="float" office:value="0.00619429192354008" calcext:value-type="float">
            <text:p>0.00619429192354</text:p>
          </table:table-cell>
          <table:table-cell office:value-type="float" office:value="0.0028546475486679" calcext:value-type="float">
            <text:p>0.002854647548668</text:p>
          </table:table-cell>
        </table:table-row>
        <table:table-row table:style-name="ro1">
          <table:table-cell office:value-type="float" office:value="30.0175353686015" calcext:value-type="float">
            <text:p>30.0175353686015</text:p>
          </table:table-cell>
          <table:table-cell office:value-type="float" office:value="1.50235287348429" calcext:value-type="float">
            <text:p>1.50235287348429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0201644699786" calcext:value-type="float">
            <text:p>0.98020164469978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10" calcext:value-type="float">
            <text:p>11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892138975232157" calcext:value-type="float">
            <text:p>0.892138975232157</text:p>
          </table:table-cell>
          <table:table-cell office:value-type="float" office:value="0.166340294037177" calcext:value-type="float">
            <text:p>0.166340294037177</text:p>
          </table:table-cell>
          <table:table-cell office:value-type="float" office:value="0.00533882235849072" calcext:value-type="float">
            <text:p>0.005338822358491</text:p>
          </table:table-cell>
          <table:table-cell office:value-type="float" office:value="0.00415939119194529" calcext:value-type="float">
            <text:p>0.004159391191945</text:p>
          </table:table-cell>
        </table:table-row>
        <table:table-row table:style-name="ro1">
          <table:table-cell office:value-type="float" office:value="30.1880935827891" calcext:value-type="float">
            <text:p>30.1880935827891</text:p>
          </table:table-cell>
          <table:table-cell office:value-type="float" office:value="1.72452314694722" calcext:value-type="float">
            <text:p>1.72452314694722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2674786710899" calcext:value-type="float">
            <text:p>0.98267478671089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10" calcext:value-type="float">
            <text:p>110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146035386243903" calcext:value-type="float">
            <text:p>0.146035386243903</text:p>
          </table:table-cell>
          <table:table-cell office:value-type="float" office:value="0.413847227355908" calcext:value-type="float">
            <text:p>0.413847227355908</text:p>
          </table:table-cell>
          <table:table-cell office:value-type="float" office:value="0.00761993232816458" calcext:value-type="float">
            <text:p>0.007619932328165</text:p>
          </table:table-cell>
          <table:table-cell office:value-type="float" office:value="0.0018941995574959" calcext:value-type="float">
            <text:p>0.001894199557496</text:p>
          </table:table-cell>
        </table:table-row>
        <table:table-row table:style-name="ro1">
          <table:table-cell office:value-type="float" office:value="30.1731703281403" calcext:value-type="float">
            <text:p>30.1731703281403</text:p>
          </table:table-cell>
          <table:table-cell office:value-type="float" office:value="1.71037602424622" calcext:value-type="float">
            <text:p>1.71037602424622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1436778834548" calcext:value-type="float">
            <text:p>0.98143677883454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10" calcext:value-type="float">
            <text:p>110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332013293026089" calcext:value-type="float">
            <text:p>0.332013293026089</text:p>
          </table:table-cell>
          <table:table-cell office:value-type="float" office:value="0.318246806762054" calcext:value-type="float">
            <text:p>0.318246806762054</text:p>
          </table:table-cell>
          <table:table-cell office:value-type="float" office:value="0.0084562415824819" calcext:value-type="float">
            <text:p>0.008456241582482</text:p>
          </table:table-cell>
          <table:table-cell office:value-type="float" office:value="0.00129725571791089" calcext:value-type="float">
            <text:p>0.001297255717911</text:p>
          </table:table-cell>
        </table:table-row>
        <table:table-row table:style-name="ro1">
          <table:table-cell office:value-type="float" office:value="30.2599318027496" calcext:value-type="float">
            <text:p>30.2599318027496</text:p>
          </table:table-cell>
          <table:table-cell office:value-type="float" office:value="1.81928992271423" calcext:value-type="float">
            <text:p>1.81928992271423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789624873268" calcext:value-type="float">
            <text:p>0.978962487326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0" calcext:value-type="float">
            <text:p>110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531394695450381" calcext:value-type="float">
            <text:p>0.531394695450381</text:p>
          </table:table-cell>
          <table:table-cell office:value-type="float" office:value="0.300856811450422" calcext:value-type="float">
            <text:p>0.300856811450422</text:p>
          </table:table-cell>
          <table:table-cell office:value-type="float" office:value="0.00753475810863321" calcext:value-type="float">
            <text:p>0.007534758108633</text:p>
          </table:table-cell>
          <table:table-cell office:value-type="float" office:value="0.00304894908863134" calcext:value-type="float">
            <text:p>0.003048949088631</text:p>
          </table:table-cell>
        </table:table-row>
        <table:table-row table:style-name="ro1">
          <table:table-cell office:value-type="float" office:value="31.0169126987457" calcext:value-type="float">
            <text:p>31.0169126987457</text:p>
          </table:table-cell>
          <table:table-cell office:value-type="float" office:value="1.93355329831441" calcext:value-type="float">
            <text:p>1.93355329831441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81746568177795" calcext:value-type="float">
            <text:p>0.98174656817779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3000" calcext:value-type="float">
            <text:p>133000</text:p>
          </table:table-cell>
          <table:table-cell office:value-type="float" office:value="110" calcext:value-type="float">
            <text:p>11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1.24228964387401" calcext:value-type="float">
            <text:p>1.24228964387401</text:p>
          </table:table-cell>
          <table:table-cell office:value-type="float" office:value="0.276026970833179" calcext:value-type="float">
            <text:p>0.276026970833179</text:p>
          </table:table-cell>
          <table:table-cell office:value-type="float" office:value="0.006848821175728" calcext:value-type="float">
            <text:p>0.006848821175728</text:p>
          </table:table-cell>
          <table:table-cell office:value-type="float" office:value="0.00285913032076102" calcext:value-type="float">
            <text:p>0.002859130320761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019819620988" calcext:value-type="float">
            <text:p>0.9801981962098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15" calcext:value-type="float">
            <text:p>115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19598353675682" calcext:value-type="float">
            <text:p>1.19598353675682</text:p>
          </table:table-cell>
          <table:table-cell office:value-type="float" office:value="0.509664428694011" calcext:value-type="float">
            <text:p>0.509664428694011</text:p>
          </table:table-cell>
          <table:table-cell office:value-type="float" office:value="0.00492328494741674" calcext:value-type="float">
            <text:p>0.004923284947417</text:p>
          </table:table-cell>
          <table:table-cell office:value-type="float" office:value="0.00115387105527289" calcext:value-type="float">
            <text:p>0.001153871055273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2364997367653" calcext:value-type="float">
            <text:p>0.98236499736765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115" calcext:value-type="float">
            <text:p>115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12851098633017" calcext:value-type="float">
            <text:p>1.12851098633017</text:p>
          </table:table-cell>
          <table:table-cell office:value-type="float" office:value="0.503880356566597" calcext:value-type="float">
            <text:p>0.503880356566597</text:p>
          </table:table-cell>
          <table:table-cell office:value-type="float" office:value="0.00929246815349891" calcext:value-type="float">
            <text:p>0.009292468153499</text:p>
          </table:table-cell>
          <table:table-cell office:value-type="float" office:value="0.00150288519697268" calcext:value-type="float">
            <text:p>0.001502885196973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2366721612606" calcext:value-type="float">
            <text:p>0.98236672161260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115" calcext:value-type="float">
            <text:p>11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888007252994129" calcext:value-type="float">
            <text:p>0.888007252994129</text:p>
          </table:table-cell>
          <table:table-cell office:value-type="float" office:value="0.277355405386918" calcext:value-type="float">
            <text:p>0.277355405386918</text:p>
          </table:table-cell>
          <table:table-cell office:value-type="float" office:value="0.0101691387256496" calcext:value-type="float">
            <text:p>0.01016913872565</text:p>
          </table:table-cell>
          <table:table-cell office:value-type="float" office:value="0.00329020436213987" calcext:value-type="float">
            <text:p>0.00329020436214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3293790649075" calcext:value-type="float">
            <text:p>0.98329379064907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115" calcext:value-type="float">
            <text:p>115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17445796352594" calcext:value-type="float">
            <text:p>0.917445796352594</text:p>
          </table:table-cell>
          <table:table-cell office:value-type="float" office:value="0.603034122448593" calcext:value-type="float">
            <text:p>0.603034122448593</text:p>
          </table:table-cell>
          <table:table-cell office:value-type="float" office:value="0.00893178251569016" calcext:value-type="float">
            <text:p>0.00893178251569</text:p>
          </table:table-cell>
          <table:table-cell office:value-type="float" office:value="0.00329425590829671" calcext:value-type="float">
            <text:p>0.003294255908297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2985150802464" calcext:value-type="float">
            <text:p>0.98298515080246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115" calcext:value-type="float">
            <text:p>11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25802832426985" calcext:value-type="float">
            <text:p>0.725802832426985</text:p>
          </table:table-cell>
          <table:table-cell office:value-type="float" office:value="0.400255736405174" calcext:value-type="float">
            <text:p>0.400255736405174</text:p>
          </table:table-cell>
          <table:table-cell office:value-type="float" office:value="0.006848821175728" calcext:value-type="float">
            <text:p>0.006848821175728</text:p>
          </table:table-cell>
          <table:table-cell office:value-type="float" office:value="0.00305050462136901" calcext:value-type="float">
            <text:p>0.003050504621369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1128138987937" calcext:value-type="float">
            <text:p>0.98112813898793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115" calcext:value-type="float">
            <text:p>115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51742301319465" calcext:value-type="float">
            <text:p>1.51742301319465</text:p>
          </table:table-cell>
          <table:table-cell office:value-type="float" office:value="0.264620209615831" calcext:value-type="float">
            <text:p>0.264620209615831</text:p>
          </table:table-cell>
          <table:table-cell office:value-type="float" office:value="0.00635150738642742" calcext:value-type="float">
            <text:p>0.006351507386427</text:p>
          </table:table-cell>
          <table:table-cell office:value-type="float" office:value="0.00264861797997555" calcext:value-type="float">
            <text:p>0.002648617979976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79580916516657" calcext:value-type="float">
            <text:p>0.97958091651665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15" calcext:value-type="float">
            <text:p>115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2.10191891998127" calcext:value-type="float">
            <text:p>2.10191891998127</text:p>
          </table:table-cell>
          <table:table-cell office:value-type="float" office:value="0.193635410248053" calcext:value-type="float">
            <text:p>0.193635410248053</text:p>
          </table:table-cell>
          <table:table-cell office:value-type="float" office:value="0.00753475810863321" calcext:value-type="float">
            <text:p>0.007534758108633</text:p>
          </table:table-cell>
          <table:table-cell office:value-type="float" office:value="0.00225889265276222" calcext:value-type="float">
            <text:p>0.002258892652762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80195897216609" calcext:value-type="float">
            <text:p>0.98019589721660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79000" calcext:value-type="float">
            <text:p>279000</text:p>
          </table:table-cell>
          <table:table-cell office:value-type="float" office:value="115" calcext:value-type="float">
            <text:p>115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05261754342504" calcext:value-type="float">
            <text:p>1.05261754342504</text:p>
          </table:table-cell>
          <table:table-cell office:value-type="float" office:value="0.284315565980811" calcext:value-type="float">
            <text:p>0.284315565980811</text:p>
          </table:table-cell>
          <table:table-cell office:value-type="float" office:value="0.00893178251569016" calcext:value-type="float">
            <text:p>0.00893178251569</text:p>
          </table:table-cell>
          <table:table-cell office:value-type="float" office:value="0.00245483329505853" calcext:value-type="float">
            <text:p>0.002454833295059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78960763081846" calcext:value-type="float">
            <text:p>0.97896076308184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3000" calcext:value-type="float">
            <text:p>293000</text:p>
          </table:table-cell>
          <table:table-cell office:value-type="float" office:value="115" calcext:value-type="float">
            <text:p>115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1.20809700763592" calcext:value-type="float">
            <text:p>1.20809700763592</text:p>
          </table:table-cell>
          <table:table-cell office:value-type="float" office:value="0.19423846400239" calcext:value-type="float">
            <text:p>0.19423846400239</text:p>
          </table:table-cell>
          <table:table-cell office:value-type="float" office:value="0.00619429192354008" calcext:value-type="float">
            <text:p>0.00619429192354</text:p>
          </table:table-cell>
          <table:table-cell office:value-type="float" office:value="0.00305856495683057" calcext:value-type="float">
            <text:p>0.003058564956831</text:p>
          </table:table-cell>
        </table:table-row>
        <table:table-row table:style-name="ro1">
          <table:table-cell table:number-columns-repeated="2"/>
          <table:table-cell office:value-type="float" office:value="0.925123762376238" calcext:value-type="float">
            <text:p>0.925123762376238</text:p>
          </table:table-cell>
          <table:table-cell office:value-type="float" office:value="0.979888406866633" calcext:value-type="float">
            <text:p>0.97988840686663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8000" calcext:value-type="float">
            <text:p>298000</text:p>
          </table:table-cell>
          <table:table-cell office:value-type="float" office:value="115" calcext:value-type="float">
            <text:p>115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74655381512879" calcext:value-type="float">
            <text:p>2.74655381512879</text:p>
          </table:table-cell>
          <table:table-cell office:value-type="float" office:value="0.283169147738281" calcext:value-type="float">
            <text:p>0.283169147738281</text:p>
          </table:table-cell>
          <table:table-cell office:value-type="float" office:value="0.00753475810863321" calcext:value-type="float">
            <text:p>0.007534758108633</text:p>
          </table:table-cell>
          <table:table-cell office:value-type="float" office:value="0.00341657821326679" calcext:value-type="float">
            <text:p>0.003416578213267</text:p>
          </table:table-cell>
        </table:table-row>
        <table:table-row table:style-name="ro1">
          <table:table-cell office:value-type="float" office:value="28.5578979651133" calcext:value-type="float">
            <text:p>28.5578979651133</text:p>
          </table:table-cell>
          <table:table-cell office:value-type="float" office:value="0.976271708806356" calcext:value-type="float">
            <text:p>0.976271708806356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8391279458725" calcext:value-type="float">
            <text:p>0.9839127945872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000" calcext:value-type="float">
            <text:p>29000</text:p>
          </table:table-cell>
          <table:table-cell office:value-type="float" office:value="122" calcext:value-type="float">
            <text:p>122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174140413077663" calcext:value-type="float">
            <text:p>0.174140413077663</text:p>
          </table:table-cell>
          <table:table-cell office:value-type="float" office:value="0.107031859747852" calcext:value-type="float">
            <text:p>0.107031859747852</text:p>
          </table:table-cell>
          <table:table-cell office:value-type="float" office:value="0.00627867537134254" calcext:value-type="float">
            <text:p>0.006278675371343</text:p>
          </table:table-cell>
          <table:table-cell office:value-type="float" office:value="0.00265061860619695" calcext:value-type="float">
            <text:p>0.002650618606197</text:p>
          </table:table-cell>
        </table:table-row>
        <table:table-row table:style-name="ro1">
          <table:table-cell office:value-type="float" office:value="29.2244986693064" calcext:value-type="float">
            <text:p>29.2244986693064</text:p>
          </table:table-cell>
          <table:table-cell office:value-type="float" office:value="1.39194981257121" calcext:value-type="float">
            <text:p>1.39194981257121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81746568177795" calcext:value-type="float">
            <text:p>0.98174656817779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1000" calcext:value-type="float">
            <text:p>81000</text:p>
          </table:table-cell>
          <table:table-cell office:value-type="float" office:value="122" calcext:value-type="float">
            <text:p>122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701784661688883" calcext:value-type="float">
            <text:p>0.701784661688883</text:p>
          </table:table-cell>
          <table:table-cell office:value-type="float" office:value="0.121358668244916" calcext:value-type="float">
            <text:p>0.121358668244916</text:p>
          </table:table-cell>
          <table:table-cell office:value-type="float" office:value="0.00579272853109394" calcext:value-type="float">
            <text:p>0.005792728531094</text:p>
          </table:table-cell>
          <table:table-cell office:value-type="float" office:value="0.00189345457740009" calcext:value-type="float">
            <text:p>0.0018934545774</text:p>
          </table:table-cell>
        </table:table-row>
        <table:table-row table:style-name="ro1">
          <table:table-cell office:value-type="float" office:value="29.8016943136851" calcext:value-type="float">
            <text:p>29.8016943136851</text:p>
          </table:table-cell>
          <table:table-cell office:value-type="float" office:value="1.61147570610046" calcext:value-type="float">
            <text:p>1.61147570610046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78649824241964" calcext:value-type="float">
            <text:p>0.9786498242419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6000" calcext:value-type="float">
            <text:p>96000</text:p>
          </table:table-cell>
          <table:table-cell office:value-type="float" office:value="122" calcext:value-type="float">
            <text:p>122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681075821852363" calcext:value-type="float">
            <text:p>0.681075821852363</text:p>
          </table:table-cell>
          <table:table-cell office:value-type="float" office:value="0.218472901945592" calcext:value-type="float">
            <text:p>0.218472901945592</text:p>
          </table:table-cell>
          <table:table-cell office:value-type="float" office:value="0.010284538076854" calcext:value-type="float">
            <text:p>0.010284538076854</text:p>
          </table:table-cell>
          <table:table-cell office:value-type="float" office:value="0.00133220684314286" calcext:value-type="float">
            <text:p>0.001332206843143</text:p>
          </table:table-cell>
        </table:table-row>
        <table:table-row table:style-name="ro1">
          <table:table-cell office:value-type="float" office:value="30.0503067175547" calcext:value-type="float">
            <text:p>30.0503067175547</text:p>
          </table:table-cell>
          <table:table-cell office:value-type="float" office:value="1.57104754447937" calcext:value-type="float">
            <text:p>1.57104754447937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82054058527771" calcext:value-type="float">
            <text:p>0.98205405852777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8000" calcext:value-type="float">
            <text:p>98000</text:p>
          </table:table-cell>
          <table:table-cell office:value-type="float" office:value="122" calcext:value-type="float">
            <text:p>122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651269381374193" calcext:value-type="float">
            <text:p>0.651269381374193</text:p>
          </table:table-cell>
          <table:table-cell office:value-type="float" office:value="0.226850824021024" calcext:value-type="float">
            <text:p>0.226850824021024</text:p>
          </table:table-cell>
          <table:table-cell office:value-type="float" office:value="0.011746384391251" calcext:value-type="float">
            <text:p>0.011746384391251</text:p>
          </table:table-cell>
          <table:table-cell office:value-type="float" office:value="0.000882831376707361" calcext:value-type="float">
            <text:p>0.000882831376707</text:p>
          </table:table-cell>
        </table:table-row>
        <table:table-row table:style-name="ro1">
          <table:table-cell office:value-type="float" office:value="29.9889164765676" calcext:value-type="float">
            <text:p>29.9889164765676</text:p>
          </table:table-cell>
          <table:table-cell office:value-type="float" office:value="1.58103807767232" calcext:value-type="float">
            <text:p>1.58103807767232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789624873268" calcext:value-type="float">
            <text:p>0.978962487326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" calcext:value-type="float">
            <text:p>122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287999732615754" calcext:value-type="float">
            <text:p>0.287999732615754</text:p>
          </table:table-cell>
          <table:table-cell office:value-type="float" office:value="0.175455169375643" calcext:value-type="float">
            <text:p>0.175455169375643</text:p>
          </table:table-cell>
          <table:table-cell office:value-type="float" office:value="0.0110281019714313" calcext:value-type="float">
            <text:p>0.011028101971431</text:p>
          </table:table-cell>
          <table:table-cell office:value-type="float" office:value="0.00264600879965599" calcext:value-type="float">
            <text:p>0.002646008799656</text:p>
          </table:table-cell>
        </table:table-row>
        <table:table-row table:style-name="ro1">
          <table:table-cell office:value-type="float" office:value="30.9673379262288" calcext:value-type="float">
            <text:p>30.9673379262288</text:p>
          </table:table-cell>
          <table:table-cell office:value-type="float" office:value="1.99553314844767" calcext:value-type="float">
            <text:p>1.99553314844767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79891280608222" calcext:value-type="float">
            <text:p>0.97989128060822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22" calcext:value-type="float">
            <text:p>122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516252527771252" calcext:value-type="float">
            <text:p>0.516252527771252</text:p>
          </table:table-cell>
          <table:table-cell office:value-type="float" office:value="0.362651530362677" calcext:value-type="float">
            <text:p>0.362651530362677</text:p>
          </table:table-cell>
          <table:table-cell office:value-type="float" office:value="0.00683202712308144" calcext:value-type="float">
            <text:p>0.006832027123081</text:p>
          </table:table-cell>
          <table:table-cell office:value-type="float" office:value="0.00304725043010529" calcext:value-type="float">
            <text:p>0.003047250430105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79579767020022" calcext:value-type="float">
            <text:p>0.97957976702002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25" calcext:value-type="float">
            <text:p>12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418597475407269" calcext:value-type="float">
            <text:p>0.418597475407269</text:p>
          </table:table-cell>
          <table:table-cell office:value-type="float" office:value="1.23320747671939" calcext:value-type="float">
            <text:p>1.23320747671939</text:p>
          </table:table-cell>
          <table:table-cell office:value-type="float" office:value="0.00915578023114138" calcext:value-type="float">
            <text:p>0.009155780231141</text:p>
          </table:table-cell>
          <table:table-cell office:value-type="float" office:value="0.000742684696710204" calcext:value-type="float">
            <text:p>0.00074268469671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1437928331184" calcext:value-type="float">
            <text:p>0.98143792833118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2000" calcext:value-type="float">
            <text:p>172000</text:p>
          </table:table-cell>
          <table:table-cell office:value-type="float" office:value="125" calcext:value-type="float">
            <text:p>125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13529347039184" calcext:value-type="float">
            <text:p>1.13529347039184</text:p>
          </table:table-cell>
          <table:table-cell office:value-type="float" office:value="0.229234743899663" calcext:value-type="float">
            <text:p>0.229234743899663</text:p>
          </table:table-cell>
          <table:table-cell office:value-type="float" office:value="0.0101896589744093" calcext:value-type="float">
            <text:p>0.010189658974409</text:p>
          </table:table-cell>
          <table:table-cell office:value-type="float" office:value="0.00271841688479954" calcext:value-type="float">
            <text:p>0.0027184168848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1437928331184" calcext:value-type="float">
            <text:p>0.98143792833118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25" calcext:value-type="float">
            <text:p>125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411576669312714" calcext:value-type="float">
            <text:p>0.411576669312714</text:p>
          </table:table-cell>
          <table:table-cell office:value-type="float" office:value="0.175771891766941" calcext:value-type="float">
            <text:p>0.175771891766941</text:p>
          </table:table-cell>
          <table:table-cell office:value-type="float" office:value="0.00842673619843071" calcext:value-type="float">
            <text:p>0.008426736198431</text:p>
          </table:table-cell>
          <table:table-cell office:value-type="float" office:value="0.00399937748582153" calcext:value-type="float">
            <text:p>0.003999377485822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0507985553126" calcext:value-type="float">
            <text:p>0.98050798555312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125" calcext:value-type="float">
            <text:p>125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337327329149274" calcext:value-type="float">
            <text:p>0.337327329149274</text:p>
          </table:table-cell>
          <table:table-cell office:value-type="float" office:value="0.0564595139165491" calcext:value-type="float">
            <text:p>0.056459513916549</text:p>
          </table:table-cell>
          <table:table-cell office:value-type="float" office:value="0.00707012287804968" calcext:value-type="float">
            <text:p>0.00707012287805</text:p>
          </table:table-cell>
          <table:table-cell office:value-type="float" office:value="0.00199867750285751" calcext:value-type="float">
            <text:p>0.001998677502858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1437353582866" calcext:value-type="float">
            <text:p>0.98143735358286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125" calcext:value-type="float">
            <text:p>125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1.97092386493492" calcext:value-type="float">
            <text:p>1.97092386493492</text:p>
          </table:table-cell>
          <table:table-cell office:value-type="float" office:value="0.240279586415576" calcext:value-type="float">
            <text:p>0.240279586415576</text:p>
          </table:table-cell>
          <table:table-cell office:value-type="float" office:value="0.0138069370444067" calcext:value-type="float">
            <text:p>0.013806937044407</text:p>
          </table:table-cell>
          <table:table-cell office:value-type="float" office:value="0.0027209693798421" calcext:value-type="float">
            <text:p>0.002720969379842</text:p>
          </table:table-cell>
        </table:table-row>
        <table:table-row table:style-name="ro1">
          <table:table-cell table:number-columns-repeated="2"/>
          <table:table-cell office:value-type="float" office:value="0.92450495049505" calcext:value-type="float">
            <text:p>0.92450495049505</text:p>
          </table:table-cell>
          <table:table-cell office:value-type="float" office:value="0.981435629337913" calcext:value-type="float">
            <text:p>0.98143562933791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81000" calcext:value-type="float">
            <text:p>281000</text:p>
          </table:table-cell>
          <table:table-cell office:value-type="float" office:value="125" calcext:value-type="float">
            <text:p>125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00496465472393" calcext:value-type="float">
            <text:p>1.00496465472393</text:p>
          </table:table-cell>
          <table:table-cell office:value-type="float" office:value="0.187994039871669" calcext:value-type="float">
            <text:p>0.187994039871669</text:p>
          </table:table-cell>
          <table:table-cell office:value-type="float" office:value="0.00842673619843071" calcext:value-type="float">
            <text:p>0.008426736198431</text:p>
          </table:table-cell>
          <table:table-cell table:style-name="ce2" office:value-type="float" office:value="0.0000162563373171598" calcext:value-type="float">
            <text:p>1.63E-05</text:p>
          </table:table-cell>
        </table:table-row>
        <table:table-row table:style-name="ro1">
          <table:table-cell office:value-type="float" office:value="28.6083569526672" calcext:value-type="float">
            <text:p>28.6083569526672</text:p>
          </table:table-cell>
          <table:table-cell office:value-type="float" office:value="0.992013772328695" calcext:value-type="float">
            <text:p>0.992013772328695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81746568177795" calcext:value-type="float">
            <text:p>0.98174656817779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6000" calcext:value-type="float">
            <text:p>36000</text:p>
          </table:table-cell>
          <table:table-cell office:value-type="float" office:value="128" calcext:value-type="float">
            <text:p>128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365681506604298" calcext:value-type="float">
            <text:p>0.365681506604298</text:p>
          </table:table-cell>
          <table:table-cell office:value-type="float" office:value="0.133418334233029" calcext:value-type="float">
            <text:p>0.133418334233029</text:p>
          </table:table-cell>
          <table:table-cell office:value-type="float" office:value="0.00692624554081025" calcext:value-type="float">
            <text:p>0.00692624554081</text:p>
          </table:table-cell>
          <table:table-cell office:value-type="float" office:value="0.00189345457740009" calcext:value-type="float">
            <text:p>0.0018934545774</text:p>
          </table:table-cell>
        </table:table-row>
        <table:table-row table:style-name="ro1">
          <table:table-cell office:value-type="float" office:value="33.0227643648783" calcext:value-type="float">
            <text:p>33.0227643648783</text:p>
          </table:table-cell>
          <table:table-cell office:value-type="float" office:value="1.55647397041321" calcext:value-type="float">
            <text:p>1.55647397041321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81745993429477" calcext:value-type="float">
            <text:p>0.98174599342947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9000" calcext:value-type="float">
            <text:p>69000</text:p>
          </table:table-cell>
          <table:table-cell office:value-type="float" office:value="128" calcext:value-type="float">
            <text:p>128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3511480739998" calcext:value-type="float">
            <text:p>0.933511480739998</text:p>
          </table:table-cell>
          <table:table-cell office:value-type="float" office:value="0.240811429074266" calcext:value-type="float">
            <text:p>0.240811429074266</text:p>
          </table:table-cell>
          <table:table-cell office:value-type="float" office:value="0.00606830949786108" calcext:value-type="float">
            <text:p>0.006068309497861</text:p>
          </table:table-cell>
          <table:table-cell office:value-type="float" office:value="0.00156658215994111" calcext:value-type="float">
            <text:p>0.001566582159941</text:p>
          </table:table-cell>
        </table:table-row>
        <table:table-row table:style-name="ro1">
          <table:table-cell office:value-type="float" office:value="29.9566304683685" calcext:value-type="float">
            <text:p>29.9566304683685</text:p>
          </table:table-cell>
          <table:table-cell office:value-type="float" office:value="1.32560968399048" calcext:value-type="float">
            <text:p>1.32560968399048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8174541868116" calcext:value-type="float">
            <text:p>0.9817454186811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0000" calcext:value-type="float">
            <text:p>70000</text:p>
          </table:table-cell>
          <table:table-cell office:value-type="float" office:value="128" calcext:value-type="float">
            <text:p>128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66054543448469" calcext:value-type="float">
            <text:p>0.66054543448469</text:p>
          </table:table-cell>
          <table:table-cell office:value-type="float" office:value="0.0810900692808583" calcext:value-type="float">
            <text:p>0.081090069280858</text:p>
          </table:table-cell>
          <table:table-cell office:value-type="float" office:value="0.00758472961934761" calcext:value-type="float">
            <text:p>0.007584729619348</text:p>
          </table:table-cell>
          <table:table-cell office:value-type="float" office:value="0.000421851953380813" calcext:value-type="float">
            <text:p>0.000421851953381</text:p>
          </table:table-cell>
        </table:table-row>
        <table:table-row table:style-name="ro1">
          <table:table-cell office:value-type="float" office:value="29.2437801361084" calcext:value-type="float">
            <text:p>29.2437801361084</text:p>
          </table:table-cell>
          <table:table-cell office:value-type="float" office:value="1.45570095380147" calcext:value-type="float">
            <text:p>1.45570095380147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79581491264975" calcext:value-type="float">
            <text:p>0.97958149126497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7000" calcext:value-type="float">
            <text:p>77000</text:p>
          </table:table-cell>
          <table:table-cell office:value-type="float" office:value="128" calcext:value-type="float">
            <text:p>128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15313147016516" calcext:value-type="float">
            <text:p>1.15313147016516</text:p>
          </table:table-cell>
          <table:table-cell office:value-type="float" office:value="0.09902332499771" calcext:value-type="float">
            <text:p>0.09902332499771</text:p>
          </table:table-cell>
          <table:table-cell office:value-type="float" office:value="0.00842478702660005" calcext:value-type="float">
            <text:p>0.0084247870266</text:p>
          </table:table-cell>
          <table:table-cell office:value-type="float" office:value="0.00271685566380201" calcext:value-type="float">
            <text:p>0.002716855663802</text:p>
          </table:table-cell>
        </table:table-row>
        <table:table-row table:style-name="ro1">
          <table:table-cell office:value-type="float" office:value="29.5920118490855" calcext:value-type="float">
            <text:p>29.5920118490855</text:p>
          </table:table-cell>
          <table:table-cell office:value-type="float" office:value="1.56293455759684" calcext:value-type="float">
            <text:p>1.56293455759684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82055208024406" calcext:value-type="float">
            <text:p>0.98205520802440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2000" calcext:value-type="float">
            <text:p>92000</text:p>
          </table:table-cell>
          <table:table-cell office:value-type="float" office:value="128" calcext:value-type="float">
            <text:p>12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680878526192548" calcext:value-type="float">
            <text:p>0.680878526192548</text:p>
          </table:table-cell>
          <table:table-cell office:value-type="float" office:value="0.234257544684094" calcext:value-type="float">
            <text:p>0.234257544684094</text:p>
          </table:table-cell>
          <table:table-cell office:value-type="float" office:value="0.00810916150657073" calcext:value-type="float">
            <text:p>0.008109161506571</text:p>
          </table:table-cell>
          <table:table-cell office:value-type="float" office:value="0.00174191262657026" calcext:value-type="float">
            <text:p>0.00174191262657</text:p>
          </table:table-cell>
        </table:table-row>
        <table:table-row table:style-name="ro1">
          <table:table-cell office:value-type="float" office:value="30.6881692409515" calcext:value-type="float">
            <text:p>30.6881692409515</text:p>
          </table:table-cell>
          <table:table-cell office:value-type="float" office:value="1.90191125869751" calcext:value-type="float">
            <text:p>1.90191125869751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78961337830164" calcext:value-type="float">
            <text:p>0.9789613378301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128" calcext:value-type="float">
            <text:p>12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675672974180671" calcext:value-type="float">
            <text:p>0.675672974180671</text:p>
          </table:table-cell>
          <table:table-cell office:value-type="float" office:value="0.283447543684481" calcext:value-type="float">
            <text:p>0.283447543684481</text:p>
          </table:table-cell>
          <table:table-cell office:value-type="float" office:value="0.00163193254184999" calcext:value-type="float">
            <text:p>0.00163193254185</text:p>
          </table:table-cell>
          <table:table-cell office:value-type="float" office:value="0.00114085991985478" calcext:value-type="float">
            <text:p>0.001140859919855</text:p>
          </table:table-cell>
        </table:table-row>
        <table:table-row table:style-name="ro1">
          <table:table-cell office:value-type="float" office:value="31.6295447349548" calcext:value-type="float">
            <text:p>31.6295447349548</text:p>
          </table:table-cell>
          <table:table-cell office:value-type="float" office:value="2.02088308334351" calcext:value-type="float">
            <text:p>2.02088308334351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78961912578482" calcext:value-type="float">
            <text:p>0.97896191257848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8" calcext:value-type="float">
            <text:p>128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63390317806373" calcext:value-type="float">
            <text:p>0.63390317806373</text:p>
          </table:table-cell>
          <table:table-cell office:value-type="float" office:value="0.576809098265314" calcext:value-type="float">
            <text:p>0.576809098265314</text:p>
          </table:table-cell>
          <table:table-cell office:value-type="float" office:value="0.00758472961934761" calcext:value-type="float">
            <text:p>0.007584729619348</text:p>
          </table:table-cell>
          <table:table-cell office:value-type="float" office:value="0.00189121997237528" calcext:value-type="float">
            <text:p>0.001891219972375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78343483388624" calcext:value-type="float">
            <text:p>0.97834348338862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1" calcext:value-type="float">
            <text:p>131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471735189623774" calcext:value-type="float">
            <text:p>0.471735189623774</text:p>
          </table:table-cell>
          <table:table-cell office:value-type="float" office:value="0.260969224444493" calcext:value-type="float">
            <text:p>0.260969224444493</text:p>
          </table:table-cell>
          <table:table-cell office:value-type="float" office:value="0.00928131140335139" calcext:value-type="float">
            <text:p>0.009281311403351</text:p>
          </table:table-cell>
          <table:table-cell office:value-type="float" office:value="0.00217022103184348" calcext:value-type="float">
            <text:p>0.002170221031843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8329494014571" calcext:value-type="float">
            <text:p>0.9832949401457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31" calcext:value-type="float">
            <text:p>131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562144274839735" calcext:value-type="float">
            <text:p>0.562144274839735</text:p>
          </table:table-cell>
          <table:table-cell office:value-type="float" office:value="0.167246260063225" calcext:value-type="float">
            <text:p>0.167246260063225</text:p>
          </table:table-cell>
          <table:table-cell office:value-type="float" office:value="0.00668844188824478" calcext:value-type="float">
            <text:p>0.006688441888245</text:p>
          </table:table-cell>
          <table:table-cell office:value-type="float" office:value="0.00420891226508633" calcext:value-type="float">
            <text:p>0.004208912265086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80198770958197" calcext:value-type="float">
            <text:p>0.98019877095819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3000" calcext:value-type="float">
            <text:p>183000</text:p>
          </table:table-cell>
          <table:table-cell office:value-type="float" office:value="131" calcext:value-type="float">
            <text:p>1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52979986811734" calcext:value-type="float">
            <text:p>1.52979986811734</text:p>
          </table:table-cell>
          <table:table-cell office:value-type="float" office:value="0.751295253663098" calcext:value-type="float">
            <text:p>0.751295253663098</text:p>
          </table:table-cell>
          <table:table-cell office:value-type="float" office:value="0.00955897785112609" calcext:value-type="float">
            <text:p>0.009558977851126</text:p>
          </table:table-cell>
          <table:table-cell office:value-type="float" office:value="0.00174111064568814" calcext:value-type="float">
            <text:p>0.001741110645688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81127564239619" calcext:value-type="float">
            <text:p>0.98112756423961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6000" calcext:value-type="float">
            <text:p>236000</text:p>
          </table:table-cell>
          <table:table-cell office:value-type="float" office:value="131" calcext:value-type="float">
            <text:p>13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99636587517906" calcext:value-type="float">
            <text:p>0.999636587517906</text:p>
          </table:table-cell>
          <table:table-cell office:value-type="float" office:value="0.475935119933795" calcext:value-type="float">
            <text:p>0.475935119933795</text:p>
          </table:table-cell>
          <table:table-cell office:value-type="float" office:value="0.00532018056241099" calcext:value-type="float">
            <text:p>0.005320180562411</text:p>
          </table:table-cell>
          <table:table-cell office:value-type="float" office:value="0.00242558771202881" calcext:value-type="float">
            <text:p>0.002425587712029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789624873268" calcext:value-type="float">
            <text:p>0.978962487326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131" calcext:value-type="float">
            <text:p>13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687937473056161" calcext:value-type="float">
            <text:p>0.687937473056161</text:p>
          </table:table-cell>
          <table:table-cell office:value-type="float" office:value="0.054945638695912" calcext:value-type="float">
            <text:p>0.054945638695912</text:p>
          </table:table-cell>
          <table:table-cell office:value-type="float" office:value="0.00532018056241099" calcext:value-type="float">
            <text:p>0.005320180562411</text:p>
          </table:table-cell>
          <table:table-cell office:value-type="float" office:value="0.00241950378781532" calcext:value-type="float">
            <text:p>0.002419503787815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79271701921728" calcext:value-type="float">
            <text:p>0.97927170192172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131" calcext:value-type="float">
            <text:p>131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07063197026022" calcext:value-type="float">
            <text:p>0.907063197026022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1.51881954960019" calcext:value-type="float">
            <text:p>1.51881954960019</text:p>
          </table:table-cell>
          <table:table-cell office:value-type="float" office:value="0.175684905091132" calcext:value-type="float">
            <text:p>0.175684905091132</text:p>
          </table:table-cell>
          <table:table-cell office:value-type="float" office:value="0.0120811239196159" calcext:value-type="float">
            <text:p>0.012081123919616</text:p>
          </table:table-cell>
          <table:table-cell office:value-type="float" office:value="0.00217103384870935" calcext:value-type="float">
            <text:p>0.002171033848709</text:p>
          </table:table-cell>
        </table:table-row>
        <table:table-row table:style-name="ro1">
          <table:table-cell table:number-columns-repeated="2"/>
          <table:table-cell office:value-type="float" office:value="0.923886138613861" calcext:value-type="float">
            <text:p>0.923886138613861</text:p>
          </table:table-cell>
          <table:table-cell office:value-type="float" office:value="0.980817774896373" calcext:value-type="float">
            <text:p>0.980817774896373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91000" calcext:value-type="float">
            <text:p>291000</text:p>
          </table:table-cell>
          <table:table-cell office:value-type="float" office:value="131" calcext:value-type="float">
            <text:p>13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0074349442379" calcext:value-type="float">
            <text:p>0.920074349442379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38944109925097" calcext:value-type="float">
            <text:p>1.38944109925097</text:p>
          </table:table-cell>
          <table:table-cell office:value-type="float" office:value="0.246554929116183" calcext:value-type="float">
            <text:p>0.246554929116183</text:p>
          </table:table-cell>
          <table:table-cell office:value-type="float" office:value="0.00269518749840225" calcext:value-type="float">
            <text:p>0.002695187498402</text:p>
          </table:table-cell>
          <table:table-cell office:value-type="float" office:value="0.0011423935024305" calcext:value-type="float">
            <text:p>0.001142393502431</text:p>
          </table:table-cell>
        </table:table-row>
        <table:table-row table:style-name="ro1">
          <table:table-cell office:value-type="float" office:value="28.9122641881307" calcext:value-type="float">
            <text:p>28.9122641881307</text:p>
          </table:table-cell>
          <table:table-cell office:value-type="float" office:value="1.1213796933492" calcext:value-type="float">
            <text:p>1.1213796933492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1437928331184" calcext:value-type="float">
            <text:p>0.98143792833118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4000" calcext:value-type="float">
            <text:p>54000</text:p>
          </table:table-cell>
          <table:table-cell office:value-type="float" office:value="135" calcext:value-type="float">
            <text:p>13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767970626788149" calcext:value-type="float">
            <text:p>0.767970626788149</text:p>
          </table:table-cell>
          <table:table-cell office:value-type="float" office:value="0.0107636573684189" calcext:value-type="float">
            <text:p>0.010763657368419</text:p>
          </table:table-cell>
          <table:table-cell office:value-type="float" office:value="0.00781393694239878" calcext:value-type="float">
            <text:p>0.007813936942399</text:p>
          </table:table-cell>
          <table:table-cell office:value-type="float" office:value="0.00271841688479954" calcext:value-type="float">
            <text:p>0.0027184168848</text:p>
          </table:table-cell>
        </table:table-row>
        <table:table-row table:style-name="ro1">
          <table:table-cell office:value-type="float" office:value="29.681970278422" calcext:value-type="float">
            <text:p>29.681970278422</text:p>
          </table:table-cell>
          <table:table-cell office:value-type="float" office:value="1.41058905919393" calcext:value-type="float">
            <text:p>1.41058905919393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2363847871017" calcext:value-type="float">
            <text:p>0.98236384787101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8000" calcext:value-type="float">
            <text:p>78000</text:p>
          </table:table-cell>
          <table:table-cell office:value-type="float" office:value="135" calcext:value-type="float">
            <text:p>135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528818662791669" calcext:value-type="float">
            <text:p>0.528818662791669</text:p>
          </table:table-cell>
          <table:table-cell office:value-type="float" office:value="0.135718378073265" calcext:value-type="float">
            <text:p>0.135718378073265</text:p>
          </table:table-cell>
          <table:table-cell office:value-type="float" office:value="0.00787665394364589" calcext:value-type="float">
            <text:p>0.007876653943646</text:p>
          </table:table-cell>
          <table:table-cell office:value-type="float" office:value="0.00075757540656105" calcext:value-type="float">
            <text:p>0.000757575406561</text:p>
          </table:table-cell>
        </table:table-row>
        <table:table-row table:style-name="ro1">
          <table:table-cell office:value-type="float" office:value="29.8922834396362" calcext:value-type="float">
            <text:p>29.8922834396362</text:p>
          </table:table-cell>
          <table:table-cell office:value-type="float" office:value="1.35192322731018" calcext:value-type="float">
            <text:p>1.35192322731018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79580916516658" calcext:value-type="float">
            <text:p>0.97958091651665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6000" calcext:value-type="float">
            <text:p>86000</text:p>
          </table:table-cell>
          <table:table-cell office:value-type="float" office:value="135" calcext:value-type="float">
            <text:p>135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384404189271386" calcext:value-type="float">
            <text:p>0.384404189271386</text:p>
          </table:table-cell>
          <table:table-cell office:value-type="float" office:value="0.109138459667384" calcext:value-type="float">
            <text:p>0.109138459667384</text:p>
          </table:table-cell>
          <table:table-cell office:value-type="float" office:value="0.00859065531215722" calcext:value-type="float">
            <text:p>0.008590655312157</text:p>
          </table:table-cell>
          <table:table-cell office:value-type="float" office:value="0.00198877651537291" calcext:value-type="float">
            <text:p>0.001988776515373</text:p>
          </table:table-cell>
        </table:table-row>
        <table:table-row table:style-name="ro1">
          <table:table-cell office:value-type="float" office:value="30.0278738339742" calcext:value-type="float">
            <text:p>30.0278738339742</text:p>
          </table:table-cell>
          <table:table-cell office:value-type="float" office:value="1.55036624272664" calcext:value-type="float">
            <text:p>1.55036624272664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786509737386" calcext:value-type="float">
            <text:p>0.978650973738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1000" calcext:value-type="float">
            <text:p>91000</text:p>
          </table:table-cell>
          <table:table-cell office:value-type="float" office:value="135" calcext:value-type="float">
            <text:p>13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624535315985" calcext:value-type="float">
            <text:p>0.978624535315985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839962950759105" calcext:value-type="float">
            <text:p>0.839962950759105</text:p>
          </table:table-cell>
          <table:table-cell office:value-type="float" office:value="0.0838362828182739" calcext:value-type="float">
            <text:p>0.083836282818274</text:p>
          </table:table-cell>
          <table:table-cell office:value-type="float" office:value="0.00781393694239878" calcext:value-type="float">
            <text:p>0.007813936942399</text:p>
          </table:table-cell>
          <table:table-cell office:value-type="float" office:value="0.000757648658282576" calcext:value-type="float">
            <text:p>0.000757648658283</text:p>
          </table:table-cell>
        </table:table-row>
        <table:table-row table:style-name="ro1">
          <table:table-cell office:value-type="float" office:value="31.1885329087575" calcext:value-type="float">
            <text:p>31.1885329087575</text:p>
          </table:table-cell>
          <table:table-cell office:value-type="float" office:value="1.69807998339335" calcext:value-type="float">
            <text:p>1.69807998339335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35" calcext:value-type="float">
            <text:p>13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293489085473769" calcext:value-type="float">
            <text:p>0.293489085473769</text:p>
          </table:table-cell>
          <table:table-cell office:value-type="float" office:value="0.300003020414058" calcext:value-type="float">
            <text:p>0.300003020414058</text:p>
          </table:table-cell>
          <table:table-cell office:value-type="float" office:value="0.00635246938623145" calcext:value-type="float">
            <text:p>0.006352469386231</text:p>
          </table:table-cell>
          <table:table-cell office:value-type="float" office:value="0.00314437907774717" calcext:value-type="float">
            <text:p>0.003144379077747</text:p>
          </table:table-cell>
        </table:table-row>
        <table:table-row table:style-name="ro1">
          <table:table-cell office:value-type="float" office:value="31.9772148132324" calcext:value-type="float">
            <text:p>31.9772148132324</text:p>
          </table:table-cell>
          <table:table-cell office:value-type="float" office:value="1.67275540033976" calcext:value-type="float">
            <text:p>1.67275540033976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0507410804809" calcext:value-type="float">
            <text:p>0.98050741080480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35" calcext:value-type="float">
            <text:p>135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23582678553311" calcext:value-type="float">
            <text:p>0.923582678553311</text:p>
          </table:table-cell>
          <table:table-cell office:value-type="float" office:value="0.0130166289258825" calcext:value-type="float">
            <text:p>0.013016628925883</text:p>
          </table:table-cell>
          <table:table-cell office:value-type="float" office:value="0.00533916897463832" calcext:value-type="float">
            <text:p>0.005339168974638</text:p>
          </table:table-cell>
          <table:table-cell office:value-type="float" office:value="0.00151493212165867" calcext:value-type="float">
            <text:p>0.001514932121659</text:p>
          </table:table-cell>
        </table:table-row>
        <table:table-row table:style-name="ro1">
          <table:table-cell table:number-columns-repeated="2"/>
          <table:table-cell office:value-type="float" office:value="0.923267326732673" calcext:value-type="float">
            <text:p>0.923267326732673</text:p>
          </table:table-cell>
          <table:table-cell office:value-type="float" office:value="0.979890131111586" calcext:value-type="float">
            <text:p>0.97989013111158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7000" calcext:value-type="float">
            <text:p>177000</text:p>
          </table:table-cell>
          <table:table-cell office:value-type="float" office:value="138" calcext:value-type="float">
            <text:p>13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646586673687622" calcext:value-type="float">
            <text:p>0.646586673687622</text:p>
          </table:table-cell>
          <table:table-cell office:value-type="float" office:value="0.343200923713643" calcext:value-type="float">
            <text:p>0.343200923713643</text:p>
          </table:table-cell>
          <table:table-cell office:value-type="float" office:value="0.00896911392889687" calcext:value-type="float">
            <text:p>0.008969113928897</text:p>
          </table:table-cell>
          <table:table-cell office:value-type="float" office:value="0.00173373837487719" calcext:value-type="float">
            <text:p>0.001733738374877</text:p>
          </table:table-cell>
        </table:table-row>
        <table:table-row table:style-name="ro1">
          <table:table-cell table:number-columns-repeated="2"/>
          <table:table-cell office:value-type="float" office:value="0.923267326732673" calcext:value-type="float">
            <text:p>0.923267326732673</text:p>
          </table:table-cell>
          <table:table-cell office:value-type="float" office:value="0.980506836056491" calcext:value-type="float">
            <text:p>0.98050683605649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38" calcext:value-type="float">
            <text:p>13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.66119631621404" calcext:value-type="float">
            <text:p>1.66119631621404</text:p>
          </table:table-cell>
          <table:table-cell office:value-type="float" office:value="0.804318978493159" calcext:value-type="float">
            <text:p>0.804318978493159</text:p>
          </table:table-cell>
          <table:table-cell office:value-type="float" office:value="0.0129437748449435" calcext:value-type="float">
            <text:p>0.012943774844944</text:p>
          </table:table-cell>
          <table:table-cell office:value-type="float" office:value="0.000772955932896201" calcext:value-type="float">
            <text:p>0.000772955932896</text:p>
          </table:table-cell>
        </table:table-row>
        <table:table-row table:style-name="ro1">
          <table:table-cell table:number-columns-repeated="2"/>
          <table:table-cell office:value-type="float" office:value="0.923267326732673" calcext:value-type="float">
            <text:p>0.923267326732673</text:p>
          </table:table-cell>
          <table:table-cell office:value-type="float" office:value="0.979891280608222" calcext:value-type="float">
            <text:p>0.97989128060822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138" calcext:value-type="float">
            <text:p>138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250412560482263" calcext:value-type="float">
            <text:p>0.250412560482263</text:p>
          </table:table-cell>
          <table:table-cell office:value-type="float" office:value="0.469072750625814" calcext:value-type="float">
            <text:p>0.469072750625814</text:p>
          </table:table-cell>
          <table:table-cell office:value-type="float" office:value="0.00533916897463832" calcext:value-type="float">
            <text:p>0.005339168974638</text:p>
          </table:table-cell>
          <table:table-cell office:value-type="float" office:value="0.00304725043010529" calcext:value-type="float">
            <text:p>0.003047250430105</text:p>
          </table:table-cell>
        </table:table-row>
        <table:table-row table:style-name="ro1">
          <table:table-cell table:number-columns-repeated="2"/>
          <table:table-cell office:value-type="float" office:value="0.923267326732673" calcext:value-type="float">
            <text:p>0.923267326732673</text:p>
          </table:table-cell>
          <table:table-cell office:value-type="float" office:value="0.978342333891989" calcext:value-type="float">
            <text:p>0.978342333891989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138" calcext:value-type="float">
            <text:p>138</text:p>
          </table:table-cell>
          <table:table-cell office:value-type="float" office:value="0.931481481481482" calcext:value-type="float">
            <text:p>0.931481481481482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70496047812235" calcext:value-type="float">
            <text:p>1.70496047812235</text:p>
          </table:table-cell>
          <table:table-cell office:value-type="float" office:value="0.265626501429485" calcext:value-type="float">
            <text:p>0.265626501429485</text:p>
          </table:table-cell>
          <table:table-cell office:value-type="float" office:value="0.00896911392889687" calcext:value-type="float">
            <text:p>0.008969113928897</text:p>
          </table:table-cell>
          <table:table-cell office:value-type="float" office:value="0.0011435174965498" calcext:value-type="float">
            <text:p>0.00114351749655</text:p>
          </table:table-cell>
        </table:table-row>
        <table:table-row table:style-name="ro1">
          <table:table-cell table:number-columns-repeated="2"/>
          <table:table-cell office:value-type="float" office:value="0.923267326732673" calcext:value-type="float">
            <text:p>0.923267326732673</text:p>
          </table:table-cell>
          <table:table-cell office:value-type="float" office:value="0.981438503079501" calcext:value-type="float">
            <text:p>0.981438503079501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138" calcext:value-type="float">
            <text:p>138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254980459378462" calcext:value-type="float">
            <text:p>0.254980459378462</text:p>
          </table:table-cell>
          <table:table-cell office:value-type="float" office:value="0.0465419345467545" calcext:value-type="float">
            <text:p>0.046541934546755</text:p>
          </table:table-cell>
          <table:table-cell office:value-type="float" office:value="0.00640456336534593" calcext:value-type="float">
            <text:p>0.006404563365346</text:p>
          </table:table-cell>
          <table:table-cell office:value-type="float" office:value="0.00345940692542347" calcext:value-type="float">
            <text:p>0.003459406925423</text:p>
          </table:table-cell>
        </table:table-row>
        <table:table-row table:style-name="ro1">
          <table:table-cell office:value-type="float" office:value="28.8996671835581" calcext:value-type="float">
            <text:p>28.8996671835581</text:p>
          </table:table-cell>
          <table:table-cell office:value-type="float" office:value="1.28214565912883" calcext:value-type="float">
            <text:p>1.28214565912883</text:p>
          </table:table-cell>
          <table:table-cell office:value-type="float" office:value="0.922648514851485" calcext:value-type="float">
            <text:p>0.922648514851485</text:p>
          </table:table-cell>
          <table:table-cell office:value-type="float" office:value="0.978963636823435" calcext:value-type="float">
            <text:p>0.97896363682343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2000" calcext:value-type="float">
            <text:p>62000</text:p>
          </table:table-cell>
          <table:table-cell office:value-type="float" office:value="141" calcext:value-type="float">
            <text:p>141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707271105567072" calcext:value-type="float">
            <text:p>0.707271105567072</text:p>
          </table:table-cell>
          <table:table-cell office:value-type="float" office:value="0.0885534405467232" calcext:value-type="float">
            <text:p>0.088553440546723</text:p>
          </table:table-cell>
          <table:table-cell office:value-type="float" office:value="0.00915613782413629" calcext:value-type="float">
            <text:p>0.009156137824136</text:p>
          </table:table-cell>
          <table:table-cell office:value-type="float" office:value="0.00387355490845781" calcext:value-type="float">
            <text:p>0.003873554908458</text:p>
          </table:table-cell>
        </table:table-row>
        <table:table-row table:style-name="ro1">
          <table:table-cell office:value-type="float" office:value="30.1324862639109" calcext:value-type="float">
            <text:p>30.1324862639109</text:p>
          </table:table-cell>
          <table:table-cell office:value-type="float" office:value="1.44339275360107" calcext:value-type="float">
            <text:p>1.44339275360107</text:p>
          </table:table-cell>
          <table:table-cell office:value-type="float" office:value="0.922648514851485" calcext:value-type="float">
            <text:p>0.922648514851485</text:p>
          </table:table-cell>
          <table:table-cell office:value-type="float" office:value="0.982364422619335" calcext:value-type="float">
            <text:p>0.98236442261933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7000" calcext:value-type="float">
            <text:p>87000</text:p>
          </table:table-cell>
          <table:table-cell office:value-type="float" office:value="141" calcext:value-type="float">
            <text:p>141</text:p>
          </table:table-cell>
          <table:table-cell office:value-type="float" office:value="0.927777777777778" calcext:value-type="float">
            <text:p>0.92777777777777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728313248241809" calcext:value-type="float">
            <text:p>0.728313248241809</text:p>
          </table:table-cell>
          <table:table-cell office:value-type="float" office:value="0.169252521175048" calcext:value-type="float">
            <text:p>0.169252521175048</text:p>
          </table:table-cell>
          <table:table-cell office:value-type="float" office:value="0.00840915983193378" calcext:value-type="float">
            <text:p>0.008409159831934</text:p>
          </table:table-cell>
          <table:table-cell office:value-type="float" office:value="0.000744783344617" calcext:value-type="float">
            <text:p>0.000744783344617</text:p>
          </table:table-cell>
        </table:table-row>
        <table:table-row table:style-name="ro1">
          <table:table-cell office:value-type="float" office:value="29.7468419075012" calcext:value-type="float">
            <text:p>29.7468419075012</text:p>
          </table:table-cell>
          <table:table-cell office:value-type="float" office:value="1.51134196917216" calcext:value-type="float">
            <text:p>1.51134196917216</text:p>
          </table:table-cell>
          <table:table-cell office:value-type="float" office:value="0.922648514851485" calcext:value-type="float">
            <text:p>0.922648514851485</text:p>
          </table:table-cell>
          <table:table-cell office:value-type="float" office:value="0.982364997367653" calcext:value-type="float">
            <text:p>0.98236499736765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3000" calcext:value-type="float">
            <text:p>93000</text:p>
          </table:table-cell>
          <table:table-cell office:value-type="float" office:value="141" calcext:value-type="float">
            <text:p>14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640328438321798" calcext:value-type="float">
            <text:p>0.640328438321798</text:p>
          </table:table-cell>
          <table:table-cell office:value-type="float" office:value="0.15914412729527" calcext:value-type="float">
            <text:p>0.15914412729527</text:p>
          </table:table-cell>
          <table:table-cell office:value-type="float" office:value="0.010128338934072" calcext:value-type="float">
            <text:p>0.010128338934072</text:p>
          </table:table-cell>
          <table:table-cell office:value-type="float" office:value="0.00261689126057946" calcext:value-type="float">
            <text:p>0.002616891260579</text:p>
          </table:table-cell>
        </table:table-row>
        <table:table-row table:style-name="ro1">
          <table:table-cell office:value-type="float" office:value="30.1483006477356" calcext:value-type="float">
            <text:p>30.1483006477356</text:p>
          </table:table-cell>
          <table:table-cell office:value-type="float" office:value="1.66980743408203" calcext:value-type="float">
            <text:p>1.66980743408203</text:p>
          </table:table-cell>
          <table:table-cell office:value-type="float" office:value="0.922648514851485" calcext:value-type="float">
            <text:p>0.922648514851485</text:p>
          </table:table-cell>
          <table:table-cell office:value-type="float" office:value="0.982674211962581" calcext:value-type="float">
            <text:p>0.98267421196258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41" calcext:value-type="float">
            <text:p>14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860647598441349" calcext:value-type="float">
            <text:p>0.860647598441349</text:p>
          </table:table-cell>
          <table:table-cell office:value-type="float" office:value="0.122875862705354" calcext:value-type="float">
            <text:p>0.122875862705354</text:p>
          </table:table-cell>
          <table:table-cell office:value-type="float" office:value="0.00720930644577512" calcext:value-type="float">
            <text:p>0.007209306445775</text:p>
          </table:table-cell>
          <table:table-cell office:value-type="float" office:value="0.00114392733922648" calcext:value-type="float">
            <text:p>0.001143927339226</text:p>
          </table:table-cell>
        </table:table-row>
        <table:table-row table:style-name="ro1">
          <table:table-cell table:number-columns-repeated="2"/>
          <table:table-cell office:value-type="float" office:value="0.922648514851485" calcext:value-type="float">
            <text:p>0.922648514851485</text:p>
          </table:table-cell>
          <table:table-cell office:value-type="float" office:value="0.981437928331184" calcext:value-type="float">
            <text:p>0.981437928331184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43" calcext:value-type="float">
            <text:p>143</text:p>
          </table:table-cell>
          <table:table-cell office:value-type="float" office:value="0.92962962962963" calcext:value-type="float">
            <text:p>0.92962962962963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08921933085502" calcext:value-type="float">
            <text:p>0.908921933085502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2.59945106326798" calcext:value-type="float">
            <text:p>2.59945106326798</text:p>
          </table:table-cell>
          <table:table-cell office:value-type="float" office:value="0.963021603881777" calcext:value-type="float">
            <text:p>0.963021603881777</text:p>
          </table:table-cell>
          <table:table-cell office:value-type="float" office:value="0.00969773945310827" calcext:value-type="float">
            <text:p>0.009697739453108</text:p>
          </table:table-cell>
          <table:table-cell office:value-type="float" office:value="0.00346110478228858" calcext:value-type="float">
            <text:p>0.003461104782289</text:p>
          </table:table-cell>
        </table:table-row>
        <table:table-row table:style-name="ro1">
          <table:table-cell table:number-columns-repeated="2"/>
          <table:table-cell office:value-type="float" office:value="0.922648514851485" calcext:value-type="float">
            <text:p>0.922648514851485</text:p>
          </table:table-cell>
          <table:table-cell office:value-type="float" office:value="0.982056357521042" calcext:value-type="float">
            <text:p>0.98205635752104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43" calcext:value-type="float">
            <text:p>143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639455326735811" calcext:value-type="float">
            <text:p>0.639455326735811</text:p>
          </table:table-cell>
          <table:table-cell office:value-type="float" office:value="0.811968770738216" calcext:value-type="float">
            <text:p>0.811968770738216</text:p>
          </table:table-cell>
          <table:table-cell office:value-type="float" office:value="0.00531707583579692" calcext:value-type="float">
            <text:p>0.005317075835797</text:p>
          </table:table-cell>
          <table:table-cell office:value-type="float" office:value="0.00230166544705274" calcext:value-type="float">
            <text:p>0.002301665447053</text:p>
          </table:table-cell>
        </table:table-row>
        <table:table-row table:style-name="ro1">
          <table:table-cell table:number-columns-repeated="2"/>
          <table:table-cell office:value-type="float" office:value="0.922648514851485" calcext:value-type="float">
            <text:p>0.922648514851485</text:p>
          </table:table-cell>
          <table:table-cell office:value-type="float" office:value="0.977726203695402" calcext:value-type="float">
            <text:p>0.977726203695402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143" calcext:value-type="float">
            <text:p>14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2170686456401" calcext:value-type="float">
            <text:p>0.972170686456401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1.45301243593877" calcext:value-type="float">
            <text:p>1.45301243593877</text:p>
          </table:table-cell>
          <table:table-cell office:value-type="float" office:value="0.410801699680782" calcext:value-type="float">
            <text:p>0.410801699680782</text:p>
          </table:table-cell>
          <table:table-cell office:value-type="float" office:value="0.00579402900471816" calcext:value-type="float">
            <text:p>0.005794029004718</text:p>
          </table:table-cell>
          <table:table-cell office:value-type="float" office:value="0.00453184321486768" calcext:value-type="float">
            <text:p>0.004531843214868</text:p>
          </table:table-cell>
        </table:table-row>
        <table:table-row table:style-name="ro1">
          <table:table-cell table:number-columns-repeated="2"/>
          <table:table-cell office:value-type="float" office:value="0.922648514851485" calcext:value-type="float">
            <text:p>0.922648514851485</text:p>
          </table:table-cell>
          <table:table-cell office:value-type="float" office:value="0.979887257369998" calcext:value-type="float">
            <text:p>0.979887257369998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143" calcext:value-type="float">
            <text:p>143</text:p>
          </table:table-cell>
          <table:table-cell office:value-type="float" office:value="0.92037037037037" calcext:value-type="float">
            <text:p>0.92037037037037</text:p>
          </table:table-cell>
          <table:table-cell office:value-type="float" office:value="0.977695167286245" calcext:value-type="float">
            <text:p>0.977695167286245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530127804547861" calcext:value-type="float">
            <text:p>0.530127804547861</text:p>
          </table:table-cell>
          <table:table-cell office:value-type="float" office:value="0.184040989221867" calcext:value-type="float">
            <text:p>0.184040989221867</text:p>
          </table:table-cell>
          <table:table-cell office:value-type="float" office:value="0.0092422719511158" calcext:value-type="float">
            <text:p>0.009242271951116</text:p>
          </table:table-cell>
          <table:table-cell office:value-type="float" office:value="0.00244706802766726" calcext:value-type="float">
            <text:p>0.002447068027667</text:p>
          </table:table-cell>
        </table:table-row>
        <table:table-row table:style-name="ro1">
          <table:table-cell office:value-type="float" office:value="30.5347983042399" calcext:value-type="float">
            <text:p>30.5347983042399</text:p>
          </table:table-cell>
          <table:table-cell office:value-type="float" office:value="1.59350522359212" calcext:value-type="float">
            <text:p>1.59350522359212</text:p>
          </table:table-cell>
          <table:table-cell office:value-type="float" office:value="0.922029702970297" calcext:value-type="float">
            <text:p>0.922029702970297</text:p>
          </table:table-cell>
          <table:table-cell office:value-type="float" office:value="0.979272851418364" calcext:value-type="float">
            <text:p>0.9792728514183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88000" calcext:value-type="float">
            <text:p>88000</text:p>
          </table:table-cell>
          <table:table-cell office:value-type="float" office:value="145" calcext:value-type="float">
            <text:p>145</text:p>
          </table:table-cell>
          <table:table-cell office:value-type="float" office:value="0.924074074074074" calcext:value-type="float">
            <text:p>0.924074074074074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590210617583447" calcext:value-type="float">
            <text:p>0.590210617583447</text:p>
          </table:table-cell>
          <table:table-cell office:value-type="float" office:value="0.205059309000691" calcext:value-type="float">
            <text:p>0.205059309000691</text:p>
          </table:table-cell>
          <table:table-cell office:value-type="float" office:value="0.00550250761621817" calcext:value-type="float">
            <text:p>0.005502507616218</text:p>
          </table:table-cell>
          <table:table-cell office:value-type="float" office:value="0.00356591392926821" calcext:value-type="float">
            <text:p>0.003565913929268</text:p>
          </table:table-cell>
        </table:table-row>
        <table:table-row table:style-name="ro1">
          <table:table-cell office:value-type="float" office:value="30.3684836228689" calcext:value-type="float">
            <text:p>30.3684836228689</text:p>
          </table:table-cell>
          <table:table-cell office:value-type="float" office:value="1.81115301450094" calcext:value-type="float">
            <text:p>1.81115301450094</text:p>
          </table:table-cell>
          <table:table-cell office:value-type="float" office:value="0.922029702970297" calcext:value-type="float">
            <text:p>0.922029702970297</text:p>
          </table:table-cell>
          <table:table-cell office:value-type="float" office:value="0.979272851418364" calcext:value-type="float">
            <text:p>0.9792728514183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145" calcext:value-type="float">
            <text:p>145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635687732342" calcext:value-type="float">
            <text:p>0.91635687732342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71348287803942" calcext:value-type="float">
            <text:p>0.71348287803942</text:p>
          </table:table-cell>
          <table:table-cell office:value-type="float" office:value="0.337078296562315" calcext:value-type="float">
            <text:p>0.337078296562315</text:p>
          </table:table-cell>
          <table:table-cell office:value-type="float" office:value="0.00655696408730543" calcext:value-type="float">
            <text:p>0.006556964087305</text:p>
          </table:table-cell>
          <table:table-cell office:value-type="float" office:value="0.0037995773625307" calcext:value-type="float">
            <text:p>0.003799577362531</text:p>
          </table:table-cell>
        </table:table-row>
        <table:table-row table:style-name="ro1">
          <table:table-cell office:value-type="float" office:value="29.029968659083" calcext:value-type="float">
            <text:p>29.029968659083</text:p>
          </table:table-cell>
          <table:table-cell office:value-type="float" office:value="1.41087396939596" calcext:value-type="float">
            <text:p>1.41087396939596</text:p>
          </table:table-cell>
          <table:table-cell office:value-type="float" office:value="0.921410891089109" calcext:value-type="float">
            <text:p>0.921410891089109</text:p>
          </table:table-cell>
          <table:table-cell office:value-type="float" office:value="0.980508560301444" calcext:value-type="float">
            <text:p>0.98050856030144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72000" calcext:value-type="float">
            <text:p>72000</text:p>
          </table:table-cell>
          <table:table-cell office:value-type="float" office:value="147" calcext:value-type="float">
            <text:p>147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0.273740522451531" calcext:value-type="float">
            <text:p>0.273740522451531</text:p>
          </table:table-cell>
          <table:table-cell office:value-type="float" office:value="0.296804073264733" calcext:value-type="float">
            <text:p>0.296804073264733</text:p>
          </table:table-cell>
          <table:table-cell office:value-type="float" office:value="0.00712614072804521" calcext:value-type="float">
            <text:p>0.007126140728045</text:p>
          </table:table-cell>
          <table:table-cell office:value-type="float" office:value="0.0019938636294589" calcext:value-type="float">
            <text:p>0.001993863629459</text:p>
          </table:table-cell>
        </table:table-row>
        <table:table-row table:style-name="ro1">
          <table:table-cell table:number-columns-repeated="2"/>
          <table:table-cell office:value-type="float" office:value="0.922029702970297" calcext:value-type="float">
            <text:p>0.922029702970297</text:p>
          </table:table-cell>
          <table:table-cell office:value-type="float" office:value="0.981435054589595" calcext:value-type="float">
            <text:p>0.981435054589595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9000" calcext:value-type="float">
            <text:p>199000</text:p>
          </table:table-cell>
          <table:table-cell office:value-type="float" office:value="147" calcext:value-type="float">
            <text:p>147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0483271375464" calcext:value-type="float">
            <text:p>0.9804832713754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10780669144982" calcext:value-type="float">
            <text:p>0.910780669144982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26059314953115" calcext:value-type="float">
            <text:p>2.26059314953115</text:p>
          </table:table-cell>
          <table:table-cell office:value-type="float" office:value="0.469570572472935" calcext:value-type="float">
            <text:p>0.469570572472935</text:p>
          </table:table-cell>
          <table:table-cell office:value-type="float" office:value="0.00910129516441782" calcext:value-type="float">
            <text:p>0.009101295164418</text:p>
          </table:table-cell>
          <table:table-cell office:value-type="float" office:value="0.00200959152758442" calcext:value-type="float">
            <text:p>0.002009591527584</text:p>
          </table:table-cell>
        </table:table-row>
        <table:table-row table:style-name="ro1">
          <table:table-cell office:value-type="float" office:value="30.4742481708527" calcext:value-type="float">
            <text:p>30.4742481708527</text:p>
          </table:table-cell>
          <table:table-cell office:value-type="float" office:value="1.66045316060384" calcext:value-type="float">
            <text:p>1.6604531606038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82673637214264" calcext:value-type="float">
            <text:p>0.98267363721426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148" calcext:value-type="float">
            <text:p>148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686176308746867" calcext:value-type="float">
            <text:p>0.686176308746867</text:p>
          </table:table-cell>
          <table:table-cell office:value-type="float" office:value="0.157086194702924" calcext:value-type="float">
            <text:p>0.157086194702924</text:p>
          </table:table-cell>
          <table:table-cell office:value-type="float" office:value="0.00615086261052101" calcext:value-type="float">
            <text:p>0.006150862610521</text:p>
          </table:table-cell>
          <table:table-cell office:value-type="float" office:value="0.000867368146930625" calcext:value-type="float">
            <text:p>0.000867368146931</text:p>
          </table:table-cell>
        </table:table-row>
        <table:table-row table:style-name="ro1">
          <table:table-cell table:number-columns-repeated="2"/>
          <table:table-cell office:value-type="float" office:value="0.921410891089109" calcext:value-type="float">
            <text:p>0.921410891089109</text:p>
          </table:table-cell>
          <table:table-cell office:value-type="float" office:value="0.979580916516657" calcext:value-type="float">
            <text:p>0.979580916516657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48" calcext:value-type="float">
            <text:p>148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12639405204461" calcext:value-type="float">
            <text:p>0.912639405204461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47218374908775" calcext:value-type="float">
            <text:p>1.47218374908775</text:p>
          </table:table-cell>
          <table:table-cell office:value-type="float" office:value="0.156281477595597" calcext:value-type="float">
            <text:p>0.156281477595597</text:p>
          </table:table-cell>
          <table:table-cell office:value-type="float" office:value="0.00684936310285818" calcext:value-type="float">
            <text:p>0.006849363102858</text:p>
          </table:table-cell>
          <table:table-cell office:value-type="float" office:value="0.00225889265276222" calcext:value-type="float">
            <text:p>0.002258892652762</text:p>
          </table:table-cell>
        </table:table-row>
        <table:table-row table:style-name="ro1">
          <table:table-cell table:number-columns-repeated="2"/>
          <table:table-cell office:value-type="float" office:value="0.921410891089109" calcext:value-type="float">
            <text:p>0.921410891089109</text:p>
          </table:table-cell>
          <table:table-cell office:value-type="float" office:value="0.979890131111586" calcext:value-type="float">
            <text:p>0.979890131111586</text:p>
          </table:table-cell>
          <table:table-cell table:style-name="Default"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7000" calcext:value-type="float">
            <text:p>197000</text:p>
          </table:table-cell>
          <table:table-cell office:value-type="float" office:value="148" calcext:value-type="float">
            <text:p>148</text:p>
          </table:table-cell>
          <table:table-cell office:value-type="float" office:value="0.922222222222222" calcext:value-type="float">
            <text:p>0.922222222222222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0.907063197026022" calcext:value-type="float">
            <text:p>0.907063197026022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304788000285247" calcext:value-type="float">
            <text:p>0.304788000285247</text:p>
          </table:table-cell>
          <table:table-cell office:value-type="float" office:value="0.149105539722776" calcext:value-type="float">
            <text:p>0.149105539722776</text:p>
          </table:table-cell>
          <table:table-cell office:value-type="float" office:value="0.0113898528463674" calcext:value-type="float">
            <text:p>0.011389852846367</text:p>
          </table:table-cell>
          <table:table-cell office:value-type="float" office:value="0.0023022981409302" calcext:value-type="float">
            <text:p>0.00230229814093</text:p>
          </table:table-cell>
        </table:table-row>
        <table:table-row table:style-name="ro1">
          <table:table-cell office:value-type="float" office:value="29.2392675081889" calcext:value-type="float">
            <text:p>29.2392675081889</text:p>
          </table:table-cell>
          <table:table-cell office:value-type="float" office:value="1.5732356707255" calcext:value-type="float">
            <text:p>1.5732356707255</text:p>
          </table:table-cell>
          <table:table-cell office:value-type="float" office:value="0.920173267326733" calcext:value-type="float">
            <text:p>0.920173267326733</text:p>
          </table:table-cell>
          <table:table-cell office:value-type="float" office:value="0.981436778834548" calcext:value-type="float">
            <text:p>0.98143677883454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4000" calcext:value-type="float">
            <text:p>64000</text:p>
          </table:table-cell>
          <table:table-cell office:value-type="float" office:value="149" calcext:value-type="float">
            <text:p>149</text:p>
          </table:table-cell>
          <table:table-cell office:value-type="float" office:value="0.918518518518518" calcext:value-type="float">
            <text:p>0.91851851851851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268534617073252" calcext:value-type="float">
            <text:p>0.268534617073252</text:p>
          </table:table-cell>
          <table:table-cell office:value-type="float" office:value="0.205711562631438" calcext:value-type="float">
            <text:p>0.205711562631438</text:p>
          </table:table-cell>
          <table:table-cell office:value-type="float" office:value="0.005436384952294" calcext:value-type="float">
            <text:p>0.005436384952294</text:p>
          </table:table-cell>
          <table:table-cell office:value-type="float" office:value="0.00199439223194969" calcext:value-type="float">
            <text:p>0.00199439223195</text:p>
          </table:table-cell>
        </table:table-row>
      </table:table>
      <table:named-expressions/>
      <table:database-ranges>
        <table:database-range table:name="__Anonymous_Sheet_DB__0" table:target-range-address="search_results.A1:search_results.V358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4:27:45.5816278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14:33:42.916458370</dc:date>
    <meta:editing-duration>PT2H7M5S</meta:editing-duration>
    <meta:editing-cycles>4</meta:editing-cycles>
    <meta:generator>LibreOffice/5.2.7.2$Linux_X86_64 LibreOffice_project/20m0$Build-2</meta:generator>
    <meta:document-statistic meta:table-count="1" meta:cell-count="74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5" style:family="chart" style:data-style-name="N0">
      <style:chart-properties chart:display-label="true" chart:logarithmic="false" chart:minimum="0" chart:maximum="15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.91" chart:maximum="0.9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search_results.V2:search_results.V358" chart:error-lower-range="search_results.V2:search_results.V358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V2:search_results.V358" chart:error-lower-range="search_results.V2:search_results.V358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right" chart:symbol-width="0.1cm" chart:symbol-height="0.1cm" chart:link-data-style-to-source="true" chart:error-category="cell-range" chart:error-upper-range="search_results.U2:search_results.U358" chart:error-lower-range="search_results.U2:search_results.U358"/>
      <style:graphic-properties svg:stroke-width="0.08cm" svg:stroke-color="#ccff99" draw:fill-color="#ccff99"/>
      <style:text-properties fo:font-size="10pt" style:font-size-asian="10pt" style:font-size-complex="10pt"/>
    </style:style>
    <style:style style:name="ch14" style:family="chart">
      <style:chart-properties chart:error-upper-indicator="false" chart:error-lower-indicator="true" chart:error-category="cell-range" chart:error-lower-range="search_results.U2:search_results.U35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639cm" svg:height="14.337cm" xlink:href=".." xlink:type="simple" chart:class="chart:scatter" chart:style-name="ch1">
        <chart:title svg:x="14.714cm" svg:y="0.422cm" chart:style-name="ch2">
          <text:p>Random Forest</text:p>
        </chart:title>
        <chart:legend chart:legend-position="end" svg:x="28.57cm" svg:y="6.62cm" style:legend-expansion="high" chart:style-name="ch3"/>
        <chart:plot-area chart:style-name="ch4" table:cell-range-address="search_results.K2:search_results.K358 search_results.C1:search_results.D358" chart:data-source-has-labels="row" svg:x="1.663cm" svg:y="1.487cm" svg:width="26.255cm" svg:height="11.583cm">
          <chartooo:coordinate-region svg:x="2.575cm" svg:y="1.487cm" svg:width="25.343cm" svg:height="10.936cm"/>
          <chart:axis chart:dimension="x" chart:name="primary-x" chart:style-name="ch5">
            <chart:title svg:x="13.357cm" svg:y="13.356cm" chart:style-name="ch6">
              <text:p>Number of features</text:p>
            </chart:title>
            <chart:grid chart:style-name="ch7" chart:class="minor"/>
          </chart:axis>
          <chart:axis chart:dimension="y" chart:name="primary-y" chart:style-name="ch8">
            <chart:title svg:x="0.451cm" svg:y="8.023cm" chart:style-name="ch9">
              <text:p>CV Score</text:p>
            </chart:title>
            <chart:grid chart:style-name="ch10" chart:class="major"/>
          </chart:axis>
          <chart:series chart:style-name="ch11" chart:values-cell-range-address="search_results.D2:search_results.D358" chart:label-cell-address="search_results.D1:search_results.D1" chart:class="chart:scatter">
            <chart:domain table:cell-range-address="search_results.K2:search_results.K358"/>
            <chart:error-indicator chart:style-name="ch12" chart:dimension="y"/>
            <chart:data-point chart:repeated="357"/>
          </chart:series>
          <chart:series chart:style-name="ch13" chart:values-cell-range-address="search_results.C2:search_results.C358" chart:label-cell-address="search_results.C1:search_results.C1" chart:class="chart:scatter">
            <chart:error-indicator chart:style-name="ch14" chart:dimension="y"/>
            <chart:data-point chart:repeated="3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V</text:p>
              </table:table-cell>
              <table:table-cell office:value-type="string">
                <text:p>Spalte V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Spalte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0">
                <text:p>13000</text:p>
                <draw:g>
                  <svg:desc>search_results.K2:search_results.K358</svg:desc>
                </draw:g>
              </table:table-cell>
              <table:table-cell office:value-type="float" office:value="0.98607787150007">
                <text:p>0.98607787150007</text:p>
                <draw:g>
                  <svg:desc>search_results.D2:search_results.D358</svg:desc>
                </draw:g>
              </table:table-cell>
              <table:table-cell office:value-type="float" office:value="0.00199703810802678">
                <text:p>0.00199703810802678</text:p>
                <draw:g>
                  <svg:desc>search_results.V2:search_results.V358</svg:desc>
                </draw:g>
              </table:table-cell>
              <table:table-cell office:value-type="float" office:value="0.00199703810802678">
                <text:p>0.00199703810802678</text:p>
                <draw:g>
                  <svg:desc>search_results.V2:search_results.V358</svg:desc>
                </draw:g>
              </table:table-cell>
              <table:table-cell office:value-type="float" office:value="0.934405940594059">
                <text:p>0.934405940594059</text:p>
                <draw:g>
                  <svg:desc>search_results.C2:search_results.C358</svg:desc>
                </draw:g>
              </table:table-cell>
              <table:table-cell office:value-type="float" office:value="0.00541674262054538">
                <text:p>0.00541674262054538</text:p>
                <draw:g>
                  <svg:desc>search_results.U2:search_results.U358</svg:desc>
                </draw:g>
              </table:table-cell>
              <table:table-cell office:value-type="float" office:value="0.00541674262054538">
                <text:p>0.00541674262054538</text:p>
                <draw:g>
                  <svg:desc>search_results.U2:search_results.U3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000">
                <text:p>247000</text:p>
              </table:table-cell>
              <table:table-cell office:value-type="float" office:value="0.978961337830164">
                <text:p>0.978961337830164</text:p>
              </table:table-cell>
              <table:table-cell office:value-type="float" office:value="0.001564904260757">
                <text:p>0.001564904260757</text:p>
              </table:table-cell>
              <table:table-cell office:value-type="float" office:value="0.001564904260757">
                <text:p>0.00156490426075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724198384580547">
                <text:p>0.00724198384580547</text:p>
              </table:table-cell>
              <table:table-cell office:value-type="float" office:value="0.00724198384580547">
                <text:p>0.00724198384580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000">
                <text:p>420000</text:p>
              </table:table-cell>
              <table:table-cell office:value-type="float" office:value="0.982672487717628">
                <text:p>0.982672487717628</text:p>
              </table:table-cell>
              <table:table-cell office:value-type="float" office:value="0.00175736645648181">
                <text:p>0.00175736645648181</text:p>
              </table:table-cell>
              <table:table-cell office:value-type="float" office:value="0.00175736645648181">
                <text:p>0.0017573664564818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43691727697679">
                <text:p>0.0143691727697679</text:p>
              </table:table-cell>
              <table:table-cell office:value-type="float" office:value="0.0143691727697679">
                <text:p>0.0143691727697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0.98762509397135">
                <text:p>0.98762509397135</text:p>
              </table:table-cell>
              <table:table-cell office:value-type="float" office:value="0.00156801348283582">
                <text:p>0.00156801348283582</text:p>
              </table:table-cell>
              <table:table-cell office:value-type="float" office:value="0.00156801348283582">
                <text:p>0.0015680134828358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471847657720391">
                <text:p>0.00471847657720391</text:p>
              </table:table-cell>
              <table:table-cell office:value-type="float" office:value="0.00471847657720391">
                <text:p>0.00471847657720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0.986697450186563">
                <text:p>0.986697450186563</text:p>
              </table:table-cell>
              <table:table-cell office:value-type="float" office:value="0.00230550356676402">
                <text:p>0.00230550356676402</text:p>
              </table:table-cell>
              <table:table-cell office:value-type="float" office:value="0.00230550356676402">
                <text:p>0.0023055035667640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6216416534606">
                <text:p>0.006216416534606</text:p>
              </table:table-cell>
              <table:table-cell office:value-type="float" office:value="0.006216416534606">
                <text:p>0.006216416534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0.986386511346681">
                <text:p>0.986386511346681</text:p>
              </table:table-cell>
              <table:table-cell office:value-type="float" office:value="0.000868957113717872">
                <text:p>0.000868957113717872</text:p>
              </table:table-cell>
              <table:table-cell office:value-type="float" office:value="0.000868957113717872">
                <text:p>0.00086895711371787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581086058907023">
                <text:p>0.00581086058907023</text:p>
              </table:table-cell>
              <table:table-cell office:value-type="float" office:value="0.00581086058907023">
                <text:p>0.00581086058907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000">
                <text:p>206000</text:p>
              </table:table-cell>
              <table:table-cell office:value-type="float" office:value="0.980507410804808">
                <text:p>0.980507410804808</text:p>
              </table:table-cell>
              <table:table-cell office:value-type="float" office:value="0.00151493212165867">
                <text:p>0.00151493212165867</text:p>
              </table:table-cell>
              <table:table-cell office:value-type="float" office:value="0.00151493212165867">
                <text:p>0.0015149321216586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31323686922315">
                <text:p>0.0031323686922315</text:p>
              </table:table-cell>
              <table:table-cell office:value-type="float" office:value="0.0031323686922315">
                <text:p>0.0031323686922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00">
                <text:p>272000</text:p>
              </table:table-cell>
              <table:table-cell office:value-type="float" office:value="0.980506836056491">
                <text:p>0.980506836056491</text:p>
              </table:table-cell>
              <table:table-cell office:value-type="float" office:value="0.0013209181892925">
                <text:p>0.0013209181892925</text:p>
              </table:table-cell>
              <table:table-cell office:value-type="float" office:value="0.0013209181892925">
                <text:p>0.001320918189292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31178509972419">
                <text:p>0.00531178509972419</text:p>
              </table:table-cell>
              <table:table-cell office:value-type="float" office:value="0.00531178509972419">
                <text:p>0.00531178509972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000">
                <text:p>280000</text:p>
              </table:table-cell>
              <table:table-cell office:value-type="float" office:value="0.978961337830164">
                <text:p>0.978961337830164</text:p>
              </table:table-cell>
              <table:table-cell office:value-type="float" office:value="0.00114085991985478">
                <text:p>0.00114085991985478</text:p>
              </table:table-cell>
              <table:table-cell office:value-type="float" office:value="0.00114085991985478">
                <text:p>0.0011408599198547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397562511965141">
                <text:p>0.00397562511965141</text:p>
              </table:table-cell>
              <table:table-cell office:value-type="float" office:value="0.00397562511965141">
                <text:p>0.00397562511965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000">
                <text:p>460000</text:p>
              </table:table-cell>
              <table:table-cell office:value-type="float" office:value="0.980507985553126">
                <text:p>0.980507985553126</text:p>
              </table:table-cell>
              <table:table-cell office:value-type="float" office:value="0.000743384015577099">
                <text:p>0.000743384015577099</text:p>
              </table:table-cell>
              <table:table-cell office:value-type="float" office:value="0.000743384015577099">
                <text:p>0.00074338401557709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0549741164797042">
                <text:p>0.00549741164797042</text:p>
              </table:table-cell>
              <table:table-cell office:value-type="float" office:value="0.00549741164797042">
                <text:p>0.00549741164797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000">
                <text:p>520000</text:p>
              </table:table-cell>
              <table:table-cell office:value-type="float" office:value="0.984532373273744">
                <text:p>0.984532373273744</text:p>
              </table:table-cell>
              <table:table-cell office:value-type="float" office:value="0.0031439151165865">
                <text:p>0.0031439151165865</text:p>
              </table:table-cell>
              <table:table-cell office:value-type="float" office:value="0.0031439151165865">
                <text:p>0.003143915116586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0115358435501442">
                <text:p>0.0115358435501442</text:p>
              </table:table-cell>
              <table:table-cell office:value-type="float" office:value="0.0115358435501442">
                <text:p>0.0115358435501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000">
                <text:p>640000</text:p>
              </table:table-cell>
              <table:table-cell office:value-type="float" office:value="0.98298342655751">
                <text:p>0.98298342655751</text:p>
              </table:table-cell>
              <table:table-cell office:value-type="float" office:value="0.00114656541756247">
                <text:p>0.00114656541756247</text:p>
              </table:table-cell>
              <table:table-cell office:value-type="float" office:value="0.00114656541756247">
                <text:p>0.0011465654175624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103585218855812">
                <text:p>0.0103585218855812</text:p>
              </table:table-cell>
              <table:table-cell office:value-type="float" office:value="0.0103585218855812">
                <text:p>0.0103585218855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0000">
                <text:p>1180000</text:p>
              </table:table-cell>
              <table:table-cell office:value-type="float" office:value="0.990100534975734">
                <text:p>0.990100534975734</text:p>
              </table:table-cell>
              <table:table-cell office:value-type="float" office:value="0.00174267936040161">
                <text:p>0.00174267936040161</text:p>
              </table:table-cell>
              <table:table-cell office:value-type="float" office:value="0.00174267936040161">
                <text:p>0.0017426793604016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44529613205244">
                <text:p>0.00844529613205244</text:p>
              </table:table-cell>
              <table:table-cell office:value-type="float" office:value="0.00844529613205244">
                <text:p>0.00844529613205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000">
                <text:p>1200000</text:p>
              </table:table-cell>
              <table:table-cell office:value-type="float" office:value="0.988553312504454">
                <text:p>0.988553312504454</text:p>
              </table:table-cell>
              <table:table-cell office:value-type="float" office:value="0.00189960640260511">
                <text:p>0.00189960640260511</text:p>
              </table:table-cell>
              <table:table-cell office:value-type="float" office:value="0.00189960640260511">
                <text:p>0.0018996064026051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108439479369756">
                <text:p>0.0108439479369756</text:p>
              </table:table-cell>
              <table:table-cell office:value-type="float" office:value="0.0108439479369756">
                <text:p>0.0108439479369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0.98700723952981">
                <text:p>0.98700723952981</text:p>
              </table:table-cell>
              <table:table-cell office:value-type="float" office:value="0.00272310100008702">
                <text:p>0.00272310100008702</text:p>
              </table:table-cell>
              <table:table-cell office:value-type="float" office:value="0.00272310100008702">
                <text:p>0.0027231010000870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693184576785377">
                <text:p>0.00693184576785377</text:p>
              </table:table-cell>
              <table:table-cell office:value-type="float" office:value="0.00693184576785377">
                <text:p>0.00693184576785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  <table:table-cell office:value-type="float" office:value="0.988242373664572">
                <text:p>0.988242373664572</text:p>
              </table:table-cell>
              <table:table-cell office:value-type="float" office:value="0.00115901842446761">
                <text:p>0.00115901842446761</text:p>
              </table:table-cell>
              <table:table-cell office:value-type="float" office:value="0.00115901842446761">
                <text:p>0.0011590184244676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895858853626378">
                <text:p>0.00895858853626378</text:p>
              </table:table-cell>
              <table:table-cell office:value-type="float" office:value="0.00895858853626378">
                <text:p>0.00895858853626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0.986697450186563">
                <text:p>0.986697450186563</text:p>
              </table:table-cell>
              <table:table-cell office:value-type="float" office:value="0.00314718964328164">
                <text:p>0.00314718964328164</text:p>
              </table:table-cell>
              <table:table-cell office:value-type="float" office:value="0.00314718964328164">
                <text:p>0.0031471896432816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491833921901974">
                <text:p>0.00491833921901974</text:p>
              </table:table-cell>
              <table:table-cell office:value-type="float" office:value="0.00491833921901974">
                <text:p>0.00491833921901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00">
                <text:p>21000</text:p>
              </table:table-cell>
              <table:table-cell office:value-type="float" office:value="0.983909920845662">
                <text:p>0.983909920845662</text:p>
              </table:table-cell>
              <table:table-cell office:value-type="float" office:value="0.00158743841421762">
                <text:p>0.00158743841421762</text:p>
              </table:table-cell>
              <table:table-cell office:value-type="float" office:value="0.00158743841421762">
                <text:p>0.0015874384142176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00754819498253617">
                <text:p>0.00754819498253617</text:p>
              </table:table-cell>
              <table:table-cell office:value-type="float" office:value="0.00754819498253617">
                <text:p>0.00754819498253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000">
                <text:p>153000</text:p>
              </table:table-cell>
              <table:table-cell office:value-type="float" office:value="0.981125265246349">
                <text:p>0.981125265246349</text:p>
              </table:table-cell>
              <table:table-cell office:value-type="float" office:value="0.00219547297313235">
                <text:p>0.00219547297313235</text:p>
              </table:table-cell>
              <table:table-cell office:value-type="float" office:value="0.00219547297313235">
                <text:p>0.0021954729731323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371905170598251">
                <text:p>0.00371905170598251</text:p>
              </table:table-cell>
              <table:table-cell office:value-type="float" office:value="0.00371905170598251">
                <text:p>0.00371905170598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8000">
                <text:p>258000</text:p>
              </table:table-cell>
              <table:table-cell office:value-type="float" office:value="0.981127564239619">
                <text:p>0.981127564239619</text:p>
              </table:table-cell>
              <table:table-cell office:value-type="float" office:value="0.00189439905287568">
                <text:p>0.00189439905287568</text:p>
              </table:table-cell>
              <table:table-cell office:value-type="float" office:value="0.00189439905287568">
                <text:p>0.0018943990528756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764838248336575">
                <text:p>0.00764838248336575</text:p>
              </table:table-cell>
              <table:table-cell office:value-type="float" office:value="0.00764838248336575">
                <text:p>0.00764838248336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000">
                <text:p>269000</text:p>
              </table:table-cell>
              <table:table-cell office:value-type="float" office:value="0.980819499141326">
                <text:p>0.980819499141326</text:p>
              </table:table-cell>
              <table:table-cell office:value-type="float" office:value="0.00304806324697111">
                <text:p>0.00304806324697111</text:p>
              </table:table-cell>
              <table:table-cell office:value-type="float" office:value="0.00304806324697111">
                <text:p>0.0030480632469711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112163372042189">
                <text:p>0.0112163372042189</text:p>
              </table:table-cell>
              <table:table-cell office:value-type="float" office:value="0.0112163372042189">
                <text:p>0.0112163372042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0000">
                <text:p>800000</text:p>
              </table:table-cell>
              <table:table-cell office:value-type="float" office:value="0.986384787101728">
                <text:p>0.986384787101728</text:p>
              </table:table-cell>
              <table:table-cell office:value-type="float" office:value="0.00191723961112938">
                <text:p>0.00191723961112938</text:p>
              </table:table-cell>
              <table:table-cell office:value-type="float" office:value="0.00191723961112938">
                <text:p>0.0019172396111293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93933736407246">
                <text:p>0.00693933736407246</text:p>
              </table:table-cell>
              <table:table-cell office:value-type="float" office:value="0.00693933736407246">
                <text:p>0.00693933736407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000">
                <text:p>233000</text:p>
              </table:table-cell>
              <table:table-cell office:value-type="float" office:value="0.977725628947084">
                <text:p>0.977725628947084</text:p>
              </table:table-cell>
              <table:table-cell office:value-type="float" office:value="0.00345633616113495">
                <text:p>0.00345633616113495</text:p>
              </table:table-cell>
              <table:table-cell office:value-type="float" office:value="0.00345633616113495">
                <text:p>0.0034563361611349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106603096445299">
                <text:p>0.0106603096445299</text:p>
              </table:table-cell>
              <table:table-cell office:value-type="float" office:value="0.0106603096445299">
                <text:p>0.0106603096445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6000">
                <text:p>256000</text:p>
              </table:table-cell>
              <table:table-cell office:value-type="float" office:value="0.985768656905141">
                <text:p>0.985768656905141</text:p>
              </table:table-cell>
              <table:table-cell office:value-type="float" office:value="0.0015664360244403">
                <text:p>0.0015664360244403</text:p>
              </table:table-cell>
              <table:table-cell office:value-type="float" office:value="0.0015664360244403">
                <text:p>0.001566436024440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531346128444942">
                <text:p>0.00531346128444942</text:p>
              </table:table-cell>
              <table:table-cell office:value-type="float" office:value="0.00531346128444942">
                <text:p>0.00531346128444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000">
                <text:p>283000</text:p>
              </table:table-cell>
              <table:table-cell office:value-type="float" office:value="0.983292641152439">
                <text:p>0.983292641152439</text:p>
              </table:table-cell>
              <table:table-cell office:value-type="float" office:value="0.00199945927594121">
                <text:p>0.00199945927594121</text:p>
              </table:table-cell>
              <table:table-cell office:value-type="float" office:value="0.00199945927594121">
                <text:p>0.0019994592759412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409032898986816">
                <text:p>0.00409032898986816</text:p>
              </table:table-cell>
              <table:table-cell office:value-type="float" office:value="0.00409032898986816">
                <text:p>0.00409032898986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0000">
                <text:p>880000</text:p>
              </table:table-cell>
              <table:table-cell office:value-type="float" office:value="0.987004365788221">
                <text:p>0.987004365788221</text:p>
              </table:table-cell>
              <table:table-cell office:value-type="float" office:value="0.00131802484236138">
                <text:p>0.00131802484236138</text:p>
              </table:table-cell>
              <table:table-cell office:value-type="float" office:value="0.00131802484236138">
                <text:p>0.0013180248423613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409032898986816">
                <text:p>0.00409032898986816</text:p>
              </table:table-cell>
              <table:table-cell office:value-type="float" office:value="0.00409032898986816">
                <text:p>0.00409032898986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0000">
                <text:p>1340000</text:p>
              </table:table-cell>
              <table:table-cell office:value-type="float" office:value="0.98669572594161">
                <text:p>0.98669572594161</text:p>
              </table:table-cell>
              <table:table-cell office:value-type="float" office:value="0.00115487862379299">
                <text:p>0.00115487862379299</text:p>
              </table:table-cell>
              <table:table-cell office:value-type="float" office:value="0.00115487862379299">
                <text:p>0.00115487862379299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256830316163591">
                <text:p>0.00256830316163591</text:p>
              </table:table-cell>
              <table:table-cell office:value-type="float" office:value="0.00256830316163591">
                <text:p>0.00256830316163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0.987006090033174">
                <text:p>0.987006090033174</text:p>
              </table:table-cell>
              <table:table-cell office:value-type="float" office:value="0.00150639681095063">
                <text:p>0.00150639681095063</text:p>
              </table:table-cell>
              <table:table-cell office:value-type="float" office:value="0.00150639681095063">
                <text:p>0.0015063968109506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323905580150489">
                <text:p>0.00323905580150489</text:p>
              </table:table-cell>
              <table:table-cell office:value-type="float" office:value="0.00323905580150489">
                <text:p>0.00323905580150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986388810339952">
                <text:p>0.986388810339952</text:p>
              </table:table-cell>
              <table:table-cell office:value-type="float" office:value="0.0031454928934251">
                <text:p>0.0031454928934251</text:p>
              </table:table-cell>
              <table:table-cell office:value-type="float" office:value="0.0031454928934251">
                <text:p>0.003145492893425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724419305147847">
                <text:p>0.00724419305147847</text:p>
              </table:table-cell>
              <table:table-cell office:value-type="float" office:value="0.00724419305147847">
                <text:p>0.00724419305147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00">
                <text:p>16000</text:p>
              </table:table-cell>
              <table:table-cell office:value-type="float" office:value="0.985769231653459">
                <text:p>0.985769231653459</text:p>
              </table:table-cell>
              <table:table-cell office:value-type="float" office:value="0.00230473588084088">
                <text:p>0.00230473588084088</text:p>
              </table:table-cell>
              <table:table-cell office:value-type="float" office:value="0.00230473588084088">
                <text:p>0.0023047358808408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845144627038235">
                <text:p>0.00845144627038235</text:p>
              </table:table-cell>
              <table:table-cell office:value-type="float" office:value="0.00845144627038235">
                <text:p>0.00845144627038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00">
                <text:p>17000</text:p>
              </table:table-cell>
              <table:table-cell office:value-type="float" office:value="0.986078446248388">
                <text:p>0.986078446248388</text:p>
              </table:table-cell>
              <table:table-cell office:value-type="float" office:value="0.00199436241792583">
                <text:p>0.00199436241792583</text:p>
              </table:table-cell>
              <table:table-cell office:value-type="float" office:value="0.00199436241792583">
                <text:p>0.0019943624179258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443769604029529">
                <text:p>0.00443769604029529</text:p>
              </table:table-cell>
              <table:table-cell office:value-type="float" office:value="0.00443769604029529">
                <text:p>0.00443769604029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">
                <text:p>20000</text:p>
              </table:table-cell>
              <table:table-cell office:value-type="float" office:value="0.985149078218648">
                <text:p>0.985149078218648</text:p>
              </table:table-cell>
              <table:table-cell office:value-type="float" office:value="0.00199998193991998">
                <text:p>0.00199998193991998</text:p>
              </table:table-cell>
              <table:table-cell office:value-type="float" office:value="0.00199998193991998">
                <text:p>0.0019999819399199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614768341532631">
                <text:p>0.00614768341532631</text:p>
              </table:table-cell>
              <table:table-cell office:value-type="float" office:value="0.00614768341532631">
                <text:p>0.00614768341532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000">
                <text:p>134000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230352256763068">
                <text:p>0.00230352256763068</text:p>
              </table:table-cell>
              <table:table-cell office:value-type="float" office:value="0.00230352256763068">
                <text:p>0.0023035225676306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00720409390269291">
                <text:p>0.00720409390269291</text:p>
              </table:table-cell>
              <table:table-cell office:value-type="float" office:value="0.00720409390269291">
                <text:p>0.00720409390269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0000">
                <text:p>860000</text:p>
              </table:table-cell>
              <table:table-cell office:value-type="float" office:value="0.984529499532155">
                <text:p>0.984529499532155</text:p>
              </table:table-cell>
              <table:table-cell office:value-type="float" office:value="0.00115966579381831">
                <text:p>0.00115966579381831</text:p>
              </table:table-cell>
              <table:table-cell office:value-type="float" office:value="0.00115966579381831">
                <text:p>0.0011596657938183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896069225032634">
                <text:p>0.00896069225032634</text:p>
              </table:table-cell>
              <table:table-cell office:value-type="float" office:value="0.00896069225032634">
                <text:p>0.00896069225032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000">
                <text:p>1040000</text:p>
              </table:table-cell>
              <table:table-cell office:value-type="float" office:value="0.985147353973695">
                <text:p>0.985147353973695</text:p>
              </table:table-cell>
              <table:table-cell office:value-type="float" office:value="0.00263111870349004">
                <text:p>0.00263111870349004</text:p>
              </table:table-cell>
              <table:table-cell office:value-type="float" office:value="0.00263111870349004">
                <text:p>0.0026311187034900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828072487747881">
                <text:p>0.00828072487747881</text:p>
              </table:table-cell>
              <table:table-cell office:value-type="float" office:value="0.00828072487747881">
                <text:p>0.00828072487747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0000">
                <text:p>1460000</text:p>
              </table:table-cell>
              <table:table-cell office:value-type="float" office:value="0.99071953891391">
                <text:p>0.99071953891391</text:p>
              </table:table-cell>
              <table:table-cell office:value-type="float" office:value="0.00199835270695833">
                <text:p>0.00199835270695833</text:p>
              </table:table-cell>
              <table:table-cell office:value-type="float" office:value="0.00199835270695833">
                <text:p>0.0019983527069583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495021813984466">
                <text:p>0.00495021813984466</text:p>
              </table:table-cell>
              <table:table-cell office:value-type="float" office:value="0.00495021813984466">
                <text:p>0.004950218139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000">
                <text:p>184000</text:p>
              </table:table-cell>
              <table:table-cell office:value-type="float" office:value="0.978653272731871">
                <text:p>0.978653272731871</text:p>
              </table:table-cell>
              <table:table-cell office:value-type="float" office:value="0.00301630731724047">
                <text:p>0.00301630731724047</text:p>
              </table:table-cell>
              <table:table-cell office:value-type="float" office:value="0.00301630731724047">
                <text:p>0.0030163073172404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693456435490319">
                <text:p>0.00693456435490319</text:p>
              </table:table-cell>
              <table:table-cell office:value-type="float" office:value="0.00693456435490319">
                <text:p>0.00693456435490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0">
                <text:p>225000</text:p>
              </table:table-cell>
              <table:table-cell office:value-type="float" office:value="0.979579192271704">
                <text:p>0.979579192271704</text:p>
              </table:table-cell>
              <table:table-cell office:value-type="float" office:value="0.00227232429763189">
                <text:p>0.00227232429763189</text:p>
              </table:table-cell>
              <table:table-cell office:value-type="float" office:value="0.00227232429763189">
                <text:p>0.0022723242976318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240808434609619">
                <text:p>0.00240808434609619</text:p>
              </table:table-cell>
              <table:table-cell office:value-type="float" office:value="0.00240808434609619">
                <text:p>0.00240808434609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000">
                <text:p>285000</text:p>
              </table:table-cell>
              <table:table-cell office:value-type="float" office:value="0.982675936207535">
                <text:p>0.982675936207535</text:p>
              </table:table-cell>
              <table:table-cell office:value-type="float" office:value="0.0038031224300307">
                <text:p>0.0038031224300307</text:p>
              </table:table-cell>
              <table:table-cell office:value-type="float" office:value="0.0038031224300307">
                <text:p>0.003803122430030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533779422780509">
                <text:p>0.00533779422780509</text:p>
              </table:table-cell>
              <table:table-cell office:value-type="float" office:value="0.00533779422780509">
                <text:p>0.00533779422780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0.983293215900757">
                <text:p>0.983293215900757</text:p>
              </table:table-cell>
              <table:table-cell office:value-type="float" office:value="0.00129888135164263">
                <text:p>0.00129888135164263</text:p>
              </table:table-cell>
              <table:table-cell office:value-type="float" office:value="0.00129888135164263">
                <text:p>0.0012988813516426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1036677780524">
                <text:p>0.011036677780524</text:p>
              </table:table-cell>
              <table:table-cell office:value-type="float" office:value="0.011036677780524">
                <text:p>0.0110366777805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0000">
                <text:p>680000</text:p>
              </table:table-cell>
              <table:table-cell office:value-type="float" office:value="0.983911070342297">
                <text:p>0.983911070342297</text:p>
              </table:table-cell>
              <table:table-cell office:value-type="float" office:value="0.00190459122436291">
                <text:p>0.00190459122436291</text:p>
              </table:table-cell>
              <table:table-cell office:value-type="float" office:value="0.00190459122436291">
                <text:p>0.0019045912243629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472345298159614">
                <text:p>0.00472345298159614</text:p>
              </table:table-cell>
              <table:table-cell office:value-type="float" office:value="0.00472345298159614">
                <text:p>0.00472345298159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0000">
                <text:p>1020000</text:p>
              </table:table-cell>
              <table:table-cell office:value-type="float" office:value="0.98669572594161">
                <text:p>0.98669572594161</text:p>
              </table:table-cell>
              <table:table-cell office:value-type="float" office:value="0.00265905332378194">
                <text:p>0.00265905332378194</text:p>
              </table:table-cell>
              <table:table-cell office:value-type="float" office:value="0.00265905332378194">
                <text:p>0.0026590533237819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01253692776465">
                <text:p>0.0101253692776465</text:p>
              </table:table-cell>
              <table:table-cell office:value-type="float" office:value="0.0101253692776465">
                <text:p>0.0101253692776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0000">
                <text:p>1260000</text:p>
              </table:table-cell>
              <table:table-cell office:value-type="float" office:value="0.989479806792606">
                <text:p>0.989479806792606</text:p>
              </table:table-cell>
              <table:table-cell office:value-type="float" office:value="0.000447049276222445">
                <text:p>0.000447049276222445</text:p>
              </table:table-cell>
              <table:table-cell office:value-type="float" office:value="0.000447049276222445">
                <text:p>0.00044704927622244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606765262877756">
                <text:p>0.00606765262877756</text:p>
              </table:table-cell>
              <table:table-cell office:value-type="float" office:value="0.00606765262877756">
                <text:p>0.00606765262877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0000">
                <text:p>1380000</text:p>
              </table:table-cell>
              <table:table-cell office:value-type="float" office:value="0.987935458062914">
                <text:p>0.987935458062914</text:p>
              </table:table-cell>
              <table:table-cell office:value-type="float" office:value="0.00261645749120001">
                <text:p>0.00261645749120001</text:p>
              </table:table-cell>
              <table:table-cell office:value-type="float" office:value="0.00261645749120001">
                <text:p>0.0026164574912000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1036677780524">
                <text:p>0.011036677780524</text:p>
              </table:table-cell>
              <table:table-cell office:value-type="float" office:value="0.011036677780524">
                <text:p>0.011036677780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000">
                <text:p>151000</text:p>
              </table:table-cell>
              <table:table-cell office:value-type="float" office:value="0.979891280608222">
                <text:p>0.979891280608222</text:p>
              </table:table-cell>
              <table:table-cell office:value-type="float" office:value="0.00304725043010529">
                <text:p>0.00304725043010529</text:p>
              </table:table-cell>
              <table:table-cell office:value-type="float" office:value="0.00304725043010529">
                <text:p>0.0030472504301052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270671518379">
                <text:p>0.01270671518379</text:p>
              </table:table-cell>
              <table:table-cell office:value-type="float" office:value="0.01270671518379">
                <text:p>0.012706715183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000">
                <text:p>196000</text:p>
              </table:table-cell>
              <table:table-cell office:value-type="float" office:value="0.979891280608222">
                <text:p>0.979891280608222</text:p>
              </table:table-cell>
              <table:table-cell office:value-type="float" office:value="0.00313997088809418">
                <text:p>0.00313997088809418</text:p>
              </table:table-cell>
              <table:table-cell office:value-type="float" office:value="0.00313997088809418">
                <text:p>0.0031399708880941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979409604586704">
                <text:p>0.00979409604586704</text:p>
              </table:table-cell>
              <table:table-cell office:value-type="float" office:value="0.00979409604586704">
                <text:p>0.00979409604586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9000">
                <text:p>219000</text:p>
              </table:table-cell>
              <table:table-cell office:value-type="float" office:value="0.980198770958197">
                <text:p>0.980198770958197</text:p>
              </table:table-cell>
              <table:table-cell office:value-type="float" office:value="0.00388314153242895">
                <text:p>0.00388314153242895</text:p>
              </table:table-cell>
              <table:table-cell office:value-type="float" office:value="0.00388314153242895">
                <text:p>0.0038831415324289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01824275605207">
                <text:p>0.0101824275605207</text:p>
              </table:table-cell>
              <table:table-cell office:value-type="float" office:value="0.0101824275605207">
                <text:p>0.010182427560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3000">
                <text:p>223000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465806438612613">
                <text:p>0.00465806438612613</text:p>
              </table:table-cell>
              <table:table-cell office:value-type="float" office:value="0.00465806438612613">
                <text:p>0.00465806438612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">
                <text:p>250000</text:p>
              </table:table-cell>
              <table:table-cell office:value-type="float" office:value="0.981438503079501">
                <text:p>0.981438503079501</text:p>
              </table:table-cell>
              <table:table-cell office:value-type="float" office:value="0.00345940692542347">
                <text:p>0.00345940692542347</text:p>
              </table:table-cell>
              <table:table-cell office:value-type="float" office:value="0.00345940692542347">
                <text:p>0.0034594069254234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915471427930053">
                <text:p>0.00915471427930053</text:p>
              </table:table-cell>
              <table:table-cell office:value-type="float" office:value="0.00915471427930053">
                <text:p>0.00915471427930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8000">
                <text:p>268000</text:p>
              </table:table-cell>
              <table:table-cell office:value-type="float" office:value="0.9823632731227">
                <text:p>0.9823632731227</text:p>
              </table:table-cell>
              <table:table-cell office:value-type="float" office:value="0.00200931946111309">
                <text:p>0.00200931946111309</text:p>
              </table:table-cell>
              <table:table-cell office:value-type="float" office:value="0.00200931946111309">
                <text:p>0.0020093194611130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840355533619532">
                <text:p>0.00840355533619532</text:p>
              </table:table-cell>
              <table:table-cell office:value-type="float" office:value="0.00840355533619532">
                <text:p>0.00840355533619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2000">
                <text:p>282000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372865843765413">
                <text:p>0.00372865843765413</text:p>
              </table:table-cell>
              <table:table-cell office:value-type="float" office:value="0.00372865843765413">
                <text:p>0.003728658437654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483223087824465">
                <text:p>0.00483223087824465</text:p>
              </table:table-cell>
              <table:table-cell office:value-type="float" office:value="0.00483223087824465">
                <text:p>0.00483223087824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000">
                <text:p>288000</text:p>
              </table:table-cell>
              <table:table-cell office:value-type="float" office:value="0.980199345706515">
                <text:p>0.980199345706515</text:p>
              </table:table-cell>
              <table:table-cell office:value-type="float" office:value="0.0018937486972715">
                <text:p>0.0018937486972715</text:p>
              </table:table-cell>
              <table:table-cell office:value-type="float" office:value="0.0018937486972715">
                <text:p>0.001893748697271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472345298159614">
                <text:p>0.00472345298159614</text:p>
              </table:table-cell>
              <table:table-cell office:value-type="float" office:value="0.00472345298159614">
                <text:p>0.00472345298159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000">
                <text:p>289000</text:p>
              </table:table-cell>
              <table:table-cell office:value-type="float" office:value="0.982055782772724">
                <text:p>0.982055782772724</text:p>
              </table:table-cell>
              <table:table-cell office:value-type="float" office:value="0.00156328140377645">
                <text:p>0.00156328140377645</text:p>
              </table:table-cell>
              <table:table-cell office:value-type="float" office:value="0.00156328140377645">
                <text:p>0.0015632814037764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969112188934178">
                <text:p>0.00969112188934178</text:p>
              </table:table-cell>
              <table:table-cell office:value-type="float" office:value="0.00969112188934178">
                <text:p>0.009691121889341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4000">
                <text:p>294000</text:p>
              </table:table-cell>
              <table:table-cell office:value-type="float" office:value="0.978959613585211">
                <text:p>0.978959613585211</text:p>
              </table:table-cell>
              <table:table-cell office:value-type="float" office:value="0.000894098552444838">
                <text:p>0.000894098552444838</text:p>
              </table:table-cell>
              <table:table-cell office:value-type="float" office:value="0.000894098552444838">
                <text:p>0.00089409855244483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10237395858415">
                <text:p>0.0110237395858415</text:p>
              </table:table-cell>
              <table:table-cell office:value-type="float" office:value="0.0110237395858415">
                <text:p>0.0110237395858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0">
                <text:p>5000</text:p>
              </table:table-cell>
              <table:table-cell office:value-type="float" office:value="0.988863676596019">
                <text:p>0.988863676596019</text:p>
              </table:table-cell>
              <table:table-cell office:value-type="float" office:value="0.0027246625221824">
                <text:p>0.0027246625221824</text:p>
              </table:table-cell>
              <table:table-cell office:value-type="float" office:value="0.0027246625221824">
                <text:p>0.0027246625221824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810054871430165">
                <text:p>0.00810054871430165</text:p>
              </table:table-cell>
              <table:table-cell office:value-type="float" office:value="0.00810054871430165">
                <text:p>0.00810054871430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000">
                <text:p>23000</text:p>
              </table:table-cell>
              <table:table-cell office:value-type="float" office:value="0.984530074280473">
                <text:p>0.984530074280473</text:p>
              </table:table-cell>
              <table:table-cell office:value-type="float" office:value="0.000424290403978358">
                <text:p>0.000424290403978358</text:p>
              </table:table-cell>
              <table:table-cell office:value-type="float" office:value="0.000424290403978358">
                <text:p>0.00042429040397835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697381903734005">
                <text:p>0.00697381903734005</text:p>
              </table:table-cell>
              <table:table-cell office:value-type="float" office:value="0.00697381903734005">
                <text:p>0.00697381903734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00">
                <text:p>116000</text:p>
              </table:table-cell>
              <table:table-cell office:value-type="float" office:value="0.980507410804808">
                <text:p>0.980507410804808</text:p>
              </table:table-cell>
              <table:table-cell office:value-type="float" office:value="0.000017069154183078">
                <text:p>0.000017069154183078</text:p>
              </table:table-cell>
              <table:table-cell office:value-type="float" office:value="0.000017069154183078">
                <text:p>0.00001706915418307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152146360788492">
                <text:p>0.00152146360788492</text:p>
              </table:table-cell>
              <table:table-cell office:value-type="float" office:value="0.00152146360788492">
                <text:p>0.00152146360788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000">
                <text:p>147000</text:p>
              </table:table-cell>
              <table:table-cell office:value-type="float" office:value="0.98019819620988">
                <text:p>0.98019819620988</text:p>
              </table:table-cell>
              <table:table-cell office:value-type="float" office:value="0.00265861587206926">
                <text:p>0.00265861587206926</text:p>
              </table:table-cell>
              <table:table-cell office:value-type="float" office:value="0.00265861587206926">
                <text:p>0.0026586158720692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00268824580200769">
                <text:p>0.00268824580200769</text:p>
              </table:table-cell>
              <table:table-cell office:value-type="float" office:value="0.00268824580200769">
                <text:p>0.0026882458020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">
                <text:p>300000</text:p>
              </table:table-cell>
              <table:table-cell office:value-type="float" office:value="0.980201644699786">
                <text:p>0.980201644699786</text:p>
              </table:table-cell>
              <table:table-cell office:value-type="float" office:value="0.00429510175388619">
                <text:p>0.00429510175388619</text:p>
              </table:table-cell>
              <table:table-cell office:value-type="float" office:value="0.00429510175388619">
                <text:p>0.0042951017538861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806581405869543">
                <text:p>0.00806581405869543</text:p>
              </table:table-cell>
              <table:table-cell office:value-type="float" office:value="0.00806581405869543">
                <text:p>0.00806581405869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0000">
                <text:p>340000</text:p>
              </table:table-cell>
              <table:table-cell office:value-type="float" office:value="0.982363847871017">
                <text:p>0.982363847871017</text:p>
              </table:table-cell>
              <table:table-cell office:value-type="float" office:value="0.00075757540656105">
                <text:p>0.00075757540656105</text:p>
              </table:table-cell>
              <table:table-cell office:value-type="float" office:value="0.00075757540656105">
                <text:p>0.0007575754065610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292443592937894">
                <text:p>0.00292443592937894</text:p>
              </table:table-cell>
              <table:table-cell office:value-type="float" office:value="0.00292443592937894">
                <text:p>0.0029244359293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0000">
                <text:p>760000</text:p>
              </table:table-cell>
              <table:table-cell office:value-type="float" office:value="0.983910495593979">
                <text:p>0.983910495593979</text:p>
              </table:table-cell>
              <table:table-cell office:value-type="float" office:value="0.000881997315266557">
                <text:p>0.000881997315266557</text:p>
              </table:table-cell>
              <table:table-cell office:value-type="float" office:value="0.000881997315266557">
                <text:p>0.00088199731526655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397367784036013">
                <text:p>0.00397367784036013</text:p>
              </table:table-cell>
              <table:table-cell office:value-type="float" office:value="0.00397367784036013">
                <text:p>0.00397367784036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0000">
                <text:p>940000</text:p>
              </table:table-cell>
              <table:table-cell office:value-type="float" office:value="0.985457143316941">
                <text:p>0.985457143316941</text:p>
              </table:table-cell>
              <table:table-cell office:value-type="float" office:value="0.00388989975636466">
                <text:p>0.00388989975636466</text:p>
              </table:table-cell>
              <table:table-cell office:value-type="float" office:value="0.00388989975636466">
                <text:p>0.0038898997563646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665985083862026">
                <text:p>0.00665985083862026</text:p>
              </table:table-cell>
              <table:table-cell office:value-type="float" office:value="0.00665985083862026">
                <text:p>0.006659850838620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0000">
                <text:p>980000</text:p>
              </table:table-cell>
              <table:table-cell office:value-type="float" office:value="0.98174541868116">
                <text:p>0.98174541868116</text:p>
              </table:table-cell>
              <table:table-cell office:value-type="float" office:value="0.000866972355310912">
                <text:p>0.000866972355310912</text:p>
              </table:table-cell>
              <table:table-cell office:value-type="float" office:value="0.000866972355310912">
                <text:p>0.00086697235531091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443952054773374">
                <text:p>0.00443952054773374</text:p>
              </table:table-cell>
              <table:table-cell office:value-type="float" office:value="0.00443952054773374">
                <text:p>0.00443952054773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000">
                <text:p>1300000</text:p>
              </table:table-cell>
              <table:table-cell office:value-type="float" office:value="0.987315879376421">
                <text:p>0.987315879376421</text:p>
              </table:table-cell>
              <table:table-cell office:value-type="float" office:value="0.00189792529317093">
                <text:p>0.00189792529317093</text:p>
              </table:table-cell>
              <table:table-cell office:value-type="float" office:value="0.00189792529317093">
                <text:p>0.001897925293170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162331283726143">
                <text:p>0.00162331283726143</text:p>
              </table:table-cell>
              <table:table-cell office:value-type="float" office:value="0.00162331283726143">
                <text:p>0.00162331283726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00">
                <text:p>30000</text:p>
              </table:table-cell>
              <table:table-cell office:value-type="float" office:value="0.982984001305828">
                <text:p>0.982984001305828</text:p>
              </table:table-cell>
              <table:table-cell office:value-type="float" office:value="0.00189570014026522">
                <text:p>0.00189570014026522</text:p>
              </table:table-cell>
              <table:table-cell office:value-type="float" office:value="0.00189570014026522">
                <text:p>0.0018957001402652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566646382152187">
                <text:p>0.00566646382152187</text:p>
              </table:table-cell>
              <table:table-cell office:value-type="float" office:value="0.00566646382152187">
                <text:p>0.005666463821521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000">
                <text:p>131000</text:p>
              </table:table-cell>
              <table:table-cell office:value-type="float" office:value="0.98081605065142">
                <text:p>0.98081605065142</text:p>
              </table:table-cell>
              <table:table-cell office:value-type="float" office:value="0.00315838880118826">
                <text:p>0.00315838880118826</text:p>
              </table:table-cell>
              <table:table-cell office:value-type="float" office:value="0.00315838880118826">
                <text:p>0.0031583888011882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533779422780509">
                <text:p>0.00533779422780509</text:p>
              </table:table-cell>
              <table:table-cell office:value-type="float" office:value="0.00533779422780509">
                <text:p>0.00533779422780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000">
                <text:p>148000</text:p>
              </table:table-cell>
              <table:table-cell office:value-type="float" office:value="0.980199920454833">
                <text:p>0.980199920454833</text:p>
              </table:table-cell>
              <table:table-cell office:value-type="float" office:value="0.00264795126767446">
                <text:p>0.00264795126767446</text:p>
              </table:table-cell>
              <table:table-cell office:value-type="float" office:value="0.00264795126767446">
                <text:p>0.0026479512676744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169350817558499">
                <text:p>0.00169350817558499</text:p>
              </table:table-cell>
              <table:table-cell office:value-type="float" office:value="0.00169350817558499">
                <text:p>0.00169350817558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0.987936032811232">
                <text:p>0.987936032811232</text:p>
              </table:table-cell>
              <table:table-cell office:value-type="float" office:value="0.00329504889771346">
                <text:p>0.00329504889771346</text:p>
              </table:table-cell>
              <table:table-cell office:value-type="float" office:value="0.00329504889771346">
                <text:p>0.0032950488977134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56456635284599">
                <text:p>0.0156456635284599</text:p>
              </table:table-cell>
              <table:table-cell office:value-type="float" office:value="0.0156456635284599">
                <text:p>0.0156456635284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00">
                <text:p>3000</text:p>
              </table:table-cell>
              <table:table-cell office:value-type="float" office:value="0.988246396902796">
                <text:p>0.988246396902796</text:p>
              </table:table-cell>
              <table:table-cell office:value-type="float" office:value="0.00436807783712614">
                <text:p>0.00436807783712614</text:p>
              </table:table-cell>
              <table:table-cell office:value-type="float" office:value="0.00436807783712614">
                <text:p>0.0043680778371261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107448728451299">
                <text:p>0.0107448728451299</text:p>
              </table:table-cell>
              <table:table-cell office:value-type="float" office:value="0.0107448728451299">
                <text:p>0.010744872845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00">
                <text:p>25000</text:p>
              </table:table-cell>
              <table:table-cell office:value-type="float" office:value="0.98453064902879">
                <text:p>0.98453064902879</text:p>
              </table:table-cell>
              <table:table-cell office:value-type="float" office:value="0.00156826205540998">
                <text:p>0.00156826205540998</text:p>
              </table:table-cell>
              <table:table-cell office:value-type="float" office:value="0.00156826205540998">
                <text:p>0.0015682620554099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479728182748591">
                <text:p>0.00479728182748591</text:p>
              </table:table-cell>
              <table:table-cell office:value-type="float" office:value="0.00479728182748591">
                <text:p>0.00479728182748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00">
                <text:p>31000</text:p>
              </table:table-cell>
              <table:table-cell office:value-type="float" office:value="0.982673637214264">
                <text:p>0.982673637214264</text:p>
              </table:table-cell>
              <table:table-cell office:value-type="float" office:value="0.000867368146930625">
                <text:p>0.000867368146930625</text:p>
              </table:table-cell>
              <table:table-cell office:value-type="float" office:value="0.000867368146930625">
                <text:p>0.00086736814693062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61482091076735">
                <text:p>0.0061482091076735</text:p>
              </table:table-cell>
              <table:table-cell office:value-type="float" office:value="0.0061482091076735">
                <text:p>0.0061482091076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00">
                <text:p>44000</text:p>
              </table:table-cell>
              <table:table-cell office:value-type="float" office:value="0.982364422619335">
                <text:p>0.982364422619335</text:p>
              </table:table-cell>
              <table:table-cell office:value-type="float" office:value="0.00130463259924901">
                <text:p>0.00130463259924901</text:p>
              </table:table-cell>
              <table:table-cell office:value-type="float" office:value="0.00130463259924901">
                <text:p>0.0013046325992490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720513378601417">
                <text:p>0.00720513378601417</text:p>
              </table:table-cell>
              <table:table-cell office:value-type="float" office:value="0.00720513378601417">
                <text:p>0.00720513378601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000">
                <text:p>149000</text:p>
              </table:table-cell>
              <table:table-cell office:value-type="float" office:value="0.980199345706515">
                <text:p>0.980199345706515</text:p>
              </table:table-cell>
              <table:table-cell office:value-type="float" office:value="0.00242507981427956">
                <text:p>0.00242507981427956</text:p>
              </table:table-cell>
              <table:table-cell office:value-type="float" office:value="0.00242507981427956">
                <text:p>0.0024250798142795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00451314021827922">
                <text:p>0.00451314021827922</text:p>
              </table:table-cell>
              <table:table-cell office:value-type="float" office:value="0.00451314021827922">
                <text:p>0.00451314021827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000">
                <text:p>171000</text:p>
              </table:table-cell>
              <table:table-cell office:value-type="float" office:value="0.97958034176834">
                <text:p>0.97958034176834</text:p>
              </table:table-cell>
              <table:table-cell office:value-type="float" office:value="0.00129563008417921">
                <text:p>0.00129563008417921</text:p>
              </table:table-cell>
              <table:table-cell office:value-type="float" office:value="0.00129563008417921">
                <text:p>0.0012956300841792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531513892445805">
                <text:p>0.00531513892445805</text:p>
              </table:table-cell>
              <table:table-cell office:value-type="float" office:value="0.00531513892445805">
                <text:p>0.00531513892445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000">
                <text:p>173000</text:p>
              </table:table-cell>
              <table:table-cell office:value-type="float" office:value="0.980506836056491">
                <text:p>0.980506836056491</text:p>
              </table:table-cell>
              <table:table-cell office:value-type="float" office:value="0.000772955932896201">
                <text:p>0.000772955932896201</text:p>
              </table:table-cell>
              <table:table-cell office:value-type="float" office:value="0.000772955932896201">
                <text:p>0.0007729559328962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950588930593137">
                <text:p>0.00950588930593137</text:p>
              </table:table-cell>
              <table:table-cell office:value-type="float" office:value="0.00950588930593137">
                <text:p>0.00950588930593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000">
                <text:p>174000</text:p>
              </table:table-cell>
              <table:table-cell office:value-type="float" office:value="0.979891855356539">
                <text:p>0.979891855356539</text:p>
              </table:table-cell>
              <table:table-cell office:value-type="float" office:value="0.00372331630907206">
                <text:p>0.00372331630907206</text:p>
              </table:table-cell>
              <table:table-cell office:value-type="float" office:value="0.00372331630907206">
                <text:p>0.003723316309072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810270081859196">
                <text:p>0.00810270081859196</text:p>
              </table:table-cell>
              <table:table-cell office:value-type="float" office:value="0.00810270081859196">
                <text:p>0.00810270081859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00">
                <text:p>200000</text:p>
              </table:table-cell>
              <table:table-cell office:value-type="float" office:value="0.979890705859904">
                <text:p>0.979890705859904</text:p>
              </table:table-cell>
              <table:table-cell office:value-type="float" office:value="0.00242030658944637">
                <text:p>0.00242030658944637</text:p>
              </table:table-cell>
              <table:table-cell office:value-type="float" office:value="0.00242030658944637">
                <text:p>0.0024203065894463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152172348249398">
                <text:p>0.00152172348249398</text:p>
              </table:table-cell>
              <table:table-cell office:value-type="float" office:value="0.00152172348249398">
                <text:p>0.00152172348249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000">
                <text:p>213000</text:p>
              </table:table-cell>
              <table:table-cell office:value-type="float" office:value="0.980819499141326">
                <text:p>0.980819499141326</text:p>
              </table:table-cell>
              <table:table-cell office:value-type="float" office:value="0.00314075970934397">
                <text:p>0.00314075970934397</text:p>
              </table:table-cell>
              <table:table-cell office:value-type="float" office:value="0.00314075970934397">
                <text:p>0.0031407597093439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95521598394">
                <text:p>0.0095521598394</text:p>
              </table:table-cell>
              <table:table-cell office:value-type="float" office:value="0.0095521598394">
                <text:p>0.0095521598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000">
                <text:p>230000</text:p>
              </table:table-cell>
              <table:table-cell office:value-type="float" office:value="0.978652697983553">
                <text:p>0.978652697983553</text:p>
              </table:table-cell>
              <table:table-cell office:value-type="float" office:value="0.00329184488633285">
                <text:p>0.00329184488633285</text:p>
              </table:table-cell>
              <table:table-cell office:value-type="float" office:value="0.00329184488633285">
                <text:p>0.0032918448863328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555459987704248">
                <text:p>0.00555459987704248</text:p>
              </table:table-cell>
              <table:table-cell office:value-type="float" office:value="0.00555459987704248">
                <text:p>0.00555459987704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000">
                <text:p>255000</text:p>
              </table:table-cell>
              <table:table-cell office:value-type="float" office:value="0.981436204086231">
                <text:p>0.981436204086231</text:p>
              </table:table-cell>
              <table:table-cell office:value-type="float" office:value="0.00130423323851616">
                <text:p>0.00130423323851616</text:p>
              </table:table-cell>
              <table:table-cell office:value-type="float" office:value="0.00130423323851616">
                <text:p>0.0013042332385161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124980273241606">
                <text:p>0.0124980273241606</text:p>
              </table:table-cell>
              <table:table-cell office:value-type="float" office:value="0.0124980273241606">
                <text:p>0.0124980273241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9000">
                <text:p>259000</text:p>
              </table:table-cell>
              <table:table-cell office:value-type="float" office:value="0.981437353582866">
                <text:p>0.981437353582866</text:p>
              </table:table-cell>
              <table:table-cell office:value-type="float" office:value="0.00329329110949084">
                <text:p>0.00329329110949084</text:p>
              </table:table-cell>
              <table:table-cell office:value-type="float" office:value="0.00329329110949084">
                <text:p>0.003293291109490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555459987704248">
                <text:p>0.00555459987704248</text:p>
              </table:table-cell>
              <table:table-cell office:value-type="float" office:value="0.00555459987704248">
                <text:p>0.00555459987704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1000">
                <text:p>261000</text:p>
              </table:table-cell>
              <table:table-cell office:value-type="float" office:value="0.980818349644691">
                <text:p>0.980818349644691</text:p>
              </table:table-cell>
              <table:table-cell office:value-type="float" office:value="0.0023029102922142">
                <text:p>0.0023029102922142</text:p>
              </table:table-cell>
              <table:table-cell office:value-type="float" office:value="0.0023029102922142">
                <text:p>0.002302910292214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256679798935938">
                <text:p>0.00256679798935938</text:p>
              </table:table-cell>
              <table:table-cell office:value-type="float" office:value="0.00256679798935938">
                <text:p>0.00256679798935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000">
                <text:p>262000</text:p>
              </table:table-cell>
              <table:table-cell office:value-type="float" office:value="0.982367871109241">
                <text:p>0.982367871109241</text:p>
              </table:table-cell>
              <table:table-cell office:value-type="float" office:value="0.00459747297539043">
                <text:p>0.00459747297539043</text:p>
              </table:table-cell>
              <table:table-cell office:value-type="float" office:value="0.00459747297539043">
                <text:p>0.0045974729753904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66825201298032">
                <text:p>0.0066825201298032</text:p>
              </table:table-cell>
              <table:table-cell office:value-type="float" office:value="0.0066825201298032">
                <text:p>0.0066825201298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000">
                <text:p>360000</text:p>
              </table:table-cell>
              <table:table-cell office:value-type="float" office:value="0.977414690107202">
                <text:p>0.977414690107202</text:p>
              </table:table-cell>
              <table:table-cell office:value-type="float" office:value="0.00155933868627416">
                <text:p>0.00155933868627416</text:p>
              </table:table-cell>
              <table:table-cell office:value-type="float" office:value="0.00155933868627416">
                <text:p>0.001559338686274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431618545203183">
                <text:p>0.00431618545203183</text:p>
              </table:table-cell>
              <table:table-cell office:value-type="float" office:value="0.00431618545203183">
                <text:p>0.004316185452031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000">
                <text:p>1440000</text:p>
              </table:table-cell>
              <table:table-cell office:value-type="float" office:value="0.989171741694312">
                <text:p>0.989171741694312</text:p>
              </table:table-cell>
              <table:table-cell office:value-type="float" office:value="0.00218242463699265">
                <text:p>0.00218242463699265</text:p>
              </table:table-cell>
              <table:table-cell office:value-type="float" office:value="0.00218242463699265">
                <text:p>0.0021824246369926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495230629569629">
                <text:p>0.00495230629569629</text:p>
              </table:table-cell>
              <table:table-cell office:value-type="float" office:value="0.00495230629569629">
                <text:p>0.004952306295696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00">
                <text:p>440000</text:p>
              </table:table-cell>
              <table:table-cell office:value-type="float" office:value="0.982055208024406">
                <text:p>0.982055208024406</text:p>
              </table:table-cell>
              <table:table-cell office:value-type="float" office:value="0.00114595532884061">
                <text:p>0.00114595532884061</text:p>
              </table:table-cell>
              <table:table-cell office:value-type="float" office:value="0.00114595532884061">
                <text:p>0.0011459553288406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243323644046652">
                <text:p>0.00243323644046652</text:p>
              </table:table-cell>
              <table:table-cell office:value-type="float" office:value="0.00243323644046652">
                <text:p>0.002433236440466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0000">
                <text:p>740000</text:p>
              </table:table-cell>
              <table:table-cell office:value-type="float" office:value="0.985150227715284">
                <text:p>0.985150227715284</text:p>
              </table:table-cell>
              <table:table-cell office:value-type="float" office:value="0.00199356439589693">
                <text:p>0.00199356439589693</text:p>
              </table:table-cell>
              <table:table-cell office:value-type="float" office:value="0.00199356439589693">
                <text:p>0.0019935643958969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112184334609152">
                <text:p>0.0112184334609152</text:p>
              </table:table-cell>
              <table:table-cell office:value-type="float" office:value="0.0112184334609152">
                <text:p>0.0112184334609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0000">
                <text:p>920000</text:p>
              </table:table-cell>
              <table:table-cell office:value-type="float" office:value="0.984531798525426">
                <text:p>0.984531798525426</text:p>
              </table:table-cell>
              <table:table-cell office:value-type="float" office:value="0.0030527729707911">
                <text:p>0.0030527729707911</text:p>
              </table:table-cell>
              <table:table-cell office:value-type="float" office:value="0.0030527729707911">
                <text:p>0.003052772970791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579013217099435">
                <text:p>0.00579013217099435</text:p>
              </table:table-cell>
              <table:table-cell office:value-type="float" office:value="0.00579013217099435">
                <text:p>0.00579013217099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0000">
                <text:p>1080000</text:p>
              </table:table-cell>
              <table:table-cell office:value-type="float" office:value="0.986696875438246">
                <text:p>0.986696875438246</text:p>
              </table:table-cell>
              <table:table-cell office:value-type="float" office:value="0.00242863858069728">
                <text:p>0.00242863858069728</text:p>
              </table:table-cell>
              <table:table-cell office:value-type="float" office:value="0.00242863858069728">
                <text:p>0.0024286385806972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606608054616252">
                <text:p>0.00606608054616252</text:p>
              </table:table-cell>
              <table:table-cell office:value-type="float" office:value="0.00606608054616252">
                <text:p>0.00606608054616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00">
                <text:p>15000</text:p>
              </table:table-cell>
              <table:table-cell office:value-type="float" office:value="0.986696300689928">
                <text:p>0.986696300689928</text:p>
              </table:table-cell>
              <table:table-cell office:value-type="float" office:value="0.00174392259498229">
                <text:p>0.00174392259498229</text:p>
              </table:table-cell>
              <table:table-cell office:value-type="float" office:value="0.00174392259498229">
                <text:p>0.0017439225949822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313805265486563">
                <text:p>0.00313805265486563</text:p>
              </table:table-cell>
              <table:table-cell office:value-type="float" office:value="0.00313805265486563">
                <text:p>0.00313805265486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000">
                <text:p>22000</text:p>
              </table:table-cell>
              <table:table-cell office:value-type="float" office:value="0.987315304628103">
                <text:p>0.987315304628103</text:p>
              </table:table-cell>
              <table:table-cell office:value-type="float" office:value="0.00114776303674137">
                <text:p>0.00114776303674137</text:p>
              </table:table-cell>
              <table:table-cell office:value-type="float" office:value="0.00114776303674137">
                <text:p>0.0011477630367413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846449183492677">
                <text:p>0.00846449183492677</text:p>
              </table:table-cell>
              <table:table-cell office:value-type="float" office:value="0.00846449183492677">
                <text:p>0.008464491834926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000">
                <text:p>37000</text:p>
              </table:table-cell>
              <table:table-cell office:value-type="float" office:value="0.983292641152439">
                <text:p>0.983292641152439</text:p>
              </table:table-cell>
              <table:table-cell office:value-type="float" office:value="0.00130503234402015">
                <text:p>0.00130503234402015</text:p>
              </table:table-cell>
              <table:table-cell office:value-type="float" office:value="0.00130503234402015">
                <text:p>0.0013050323440201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697448656687839">
                <text:p>0.00697448656687839</text:p>
              </table:table-cell>
              <table:table-cell office:value-type="float" office:value="0.00697448656687839">
                <text:p>0.00697448656687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00">
                <text:p>40000</text:p>
              </table:table-cell>
              <table:table-cell office:value-type="float" office:value="0.983602430495686">
                <text:p>0.983602430495686</text:p>
              </table:table-cell>
              <table:table-cell office:value-type="float" office:value="0.00286260529807851">
                <text:p>0.00286260529807851</text:p>
              </table:table-cell>
              <table:table-cell office:value-type="float" office:value="0.00286260529807851">
                <text:p>0.0028626052980785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697448656687839">
                <text:p>0.00697448656687839</text:p>
              </table:table-cell>
              <table:table-cell office:value-type="float" office:value="0.00697448656687839">
                <text:p>0.00697448656687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000">
                <text:p>49000</text:p>
              </table:table-cell>
              <table:table-cell office:value-type="float" office:value="0.980818924393008">
                <text:p>0.980818924393008</text:p>
              </table:table-cell>
              <table:table-cell office:value-type="float" office:value="0.00305022338226859">
                <text:p>0.00305022338226859</text:p>
              </table:table-cell>
              <table:table-cell office:value-type="float" office:value="0.00305022338226859">
                <text:p>0.003050223382268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697448656687839">
                <text:p>0.00697448656687839</text:p>
              </table:table-cell>
              <table:table-cell office:value-type="float" office:value="0.00697448656687839">
                <text:p>0.00697448656687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00">
                <text:p>55000</text:p>
              </table:table-cell>
              <table:table-cell office:value-type="float" office:value="0.979272276670046">
                <text:p>0.979272276670046</text:p>
              </table:table-cell>
              <table:table-cell office:value-type="float" office:value="0.00285303629195503">
                <text:p>0.00285303629195503</text:p>
              </table:table-cell>
              <table:table-cell office:value-type="float" office:value="0.00285303629195503">
                <text:p>0.0028530362919550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397367784036013">
                <text:p>0.00397367784036013</text:p>
              </table:table-cell>
              <table:table-cell office:value-type="float" office:value="0.00397367784036013">
                <text:p>0.00397367784036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000">
                <text:p>58000</text:p>
              </table:table-cell>
              <table:table-cell office:value-type="float" office:value="0.981128713736255">
                <text:p>0.981128713736255</text:p>
              </table:table-cell>
              <table:table-cell office:value-type="float" office:value="0.00304899600126339">
                <text:p>0.00304899600126339</text:p>
              </table:table-cell>
              <table:table-cell office:value-type="float" office:value="0.00304899600126339">
                <text:p>0.0030489960012633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152172348249398">
                <text:p>0.00152172348249398</text:p>
              </table:table-cell>
              <table:table-cell office:value-type="float" office:value="0.00152172348249398">
                <text:p>0.00152172348249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000">
                <text:p>95000</text:p>
              </table:table-cell>
              <table:table-cell office:value-type="float" office:value="0.981127564239619">
                <text:p>0.981127564239619</text:p>
              </table:table-cell>
              <table:table-cell office:value-type="float" office:value="0.00156249281052168">
                <text:p>0.00156249281052168</text:p>
              </table:table-cell>
              <table:table-cell office:value-type="float" office:value="0.00156249281052168">
                <text:p>0.001562492810521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549910315869665">
                <text:p>0.00549910315869665</text:p>
              </table:table-cell>
              <table:table-cell office:value-type="float" office:value="0.00549910315869665">
                <text:p>0.005499103158696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000">
                <text:p>106000</text:p>
              </table:table-cell>
              <table:table-cell office:value-type="float" office:value="0.982674786710899">
                <text:p>0.982674786710899</text:p>
              </table:table-cell>
              <table:table-cell office:value-type="float" office:value="0.0018941995574959">
                <text:p>0.0018941995574959</text:p>
              </table:table-cell>
              <table:table-cell office:value-type="float" office:value="0.0018941995574959">
                <text:p>0.00189419955749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66825201298032">
                <text:p>0.0066825201298032</text:p>
              </table:table-cell>
              <table:table-cell office:value-type="float" office:value="0.0066825201298032">
                <text:p>0.0066825201298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8000">
                <text:p>138000</text:p>
              </table:table-cell>
              <table:table-cell office:value-type="float" office:value="0.980817200148055">
                <text:p>0.980817200148055</text:p>
              </table:table-cell>
              <table:table-cell office:value-type="float" office:value="0.00157226013486509">
                <text:p>0.00157226013486509</text:p>
              </table:table-cell>
              <table:table-cell office:value-type="float" office:value="0.00157226013486509">
                <text:p>0.0015722601348650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00806581405869543">
                <text:p>0.00806581405869543</text:p>
              </table:table-cell>
              <table:table-cell office:value-type="float" office:value="0.00806581405869543">
                <text:p>0.008065814058695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0000">
                <text:p>580000</text:p>
              </table:table-cell>
              <table:table-cell office:value-type="float" office:value="0.983911070342297">
                <text:p>0.983911070342297</text:p>
              </table:table-cell>
              <table:table-cell office:value-type="float" office:value="0.00265886436241739">
                <text:p>0.00265886436241739</text:p>
              </table:table-cell>
              <table:table-cell office:value-type="float" office:value="0.00265886436241739">
                <text:p>0.0026588643624173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910115439520697">
                <text:p>0.00910115439520697</text:p>
              </table:table-cell>
              <table:table-cell office:value-type="float" office:value="0.00910115439520697">
                <text:p>0.009101154395206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0000">
                <text:p>820000</text:p>
              </table:table-cell>
              <table:table-cell office:value-type="float" office:value="0.984221434433862">
                <text:p>0.984221434433862</text:p>
              </table:table-cell>
              <table:table-cell office:value-type="float" office:value="0.00129969416850849">
                <text:p>0.00129969416850849</text:p>
              </table:table-cell>
              <table:table-cell office:value-type="float" office:value="0.00129969416850849">
                <text:p>0.0012996941685084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682325877908125">
                <text:p>0.00682325877908125</text:p>
              </table:table-cell>
              <table:table-cell office:value-type="float" office:value="0.00682325877908125">
                <text:p>0.00682325877908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0000">
                <text:p>1100000</text:p>
              </table:table-cell>
              <table:table-cell office:value-type="float" office:value="0.987315879376421">
                <text:p>0.987315879376421</text:p>
              </table:table-cell>
              <table:table-cell office:value-type="float" office:value="0.00230719882137723">
                <text:p>0.00230719882137723</text:p>
              </table:table-cell>
              <table:table-cell office:value-type="float" office:value="0.00230719882137723">
                <text:p>0.0023071988213772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10617740730634">
                <text:p>0.010617740730634</text:p>
              </table:table-cell>
              <table:table-cell office:value-type="float" office:value="0.010617740730634">
                <text:p>0.010617740730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0000">
                <text:p>1140000</text:p>
              </table:table-cell>
              <table:table-cell office:value-type="float" office:value="0.989482105785876">
                <text:p>0.989482105785876</text:p>
              </table:table-cell>
              <table:table-cell office:value-type="float" office:value="0.00230780680998099">
                <text:p>0.00230780680998099</text:p>
              </table:table-cell>
              <table:table-cell office:value-type="float" office:value="0.00230780680998099">
                <text:p>0.0023078068099809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78161423302534">
                <text:p>0.0078161423302534</text:p>
              </table:table-cell>
              <table:table-cell office:value-type="float" office:value="0.0078161423302534">
                <text:p>0.0078161423302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000">
                <text:p>152000</text:p>
              </table:table-cell>
              <table:table-cell office:value-type="float" office:value="0.979890131111586">
                <text:p>0.979890131111586</text:p>
              </table:table-cell>
              <table:table-cell office:value-type="float" office:value="0.00173373837487719">
                <text:p>0.00173373837487719</text:p>
              </table:table-cell>
              <table:table-cell office:value-type="float" office:value="0.00173373837487719">
                <text:p>0.0017337383748771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619094767685673">
                <text:p>0.00619094767685673</text:p>
              </table:table-cell>
              <table:table-cell office:value-type="float" office:value="0.00619094767685673">
                <text:p>0.006190947676856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2000">
                <text:p>162000</text:p>
              </table:table-cell>
              <table:table-cell office:value-type="float" office:value="0.982055208024406">
                <text:p>0.98205520802440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12988637140143">
                <text:p>0.00712988637140143</text:p>
              </table:table-cell>
              <table:table-cell office:value-type="float" office:value="0.00712988637140143">
                <text:p>0.00712988637140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000">
                <text:p>165000</text:p>
              </table:table-cell>
              <table:table-cell office:value-type="float" office:value="0.97803311929706">
                <text:p>0.97803311929706</text:p>
              </table:table-cell>
              <table:table-cell office:value-type="float" office:value="0.00114009322422013">
                <text:p>0.00114009322422013</text:p>
              </table:table-cell>
              <table:table-cell office:value-type="float" office:value="0.00114009322422013">
                <text:p>0.0011400932242201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53200905862159">
                <text:p>0.00753200905862159</text:p>
              </table:table-cell>
              <table:table-cell office:value-type="float" office:value="0.00753200905862159">
                <text:p>0.007532009058621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8000">
                <text:p>178000</text:p>
              </table:table-cell>
              <table:table-cell office:value-type="float" office:value="0.977725628947084">
                <text:p>0.977725628947084</text:p>
              </table:table-cell>
              <table:table-cell office:value-type="float" office:value="0.00345633616113495">
                <text:p>0.00345633616113495</text:p>
              </table:table-cell>
              <table:table-cell office:value-type="float" office:value="0.00345633616113495">
                <text:p>0.0034563361611349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53200905862159">
                <text:p>0.00753200905862159</text:p>
              </table:table-cell>
              <table:table-cell office:value-type="float" office:value="0.00753200905862159">
                <text:p>0.007532009058621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000">
                <text:p>180000</text:p>
              </table:table-cell>
              <table:table-cell office:value-type="float" office:value="0.980817200148055">
                <text:p>0.980817200148055</text:p>
              </table:table-cell>
              <table:table-cell office:value-type="float" office:value="0.00231093312391276">
                <text:p>0.00231093312391276</text:p>
              </table:table-cell>
              <table:table-cell office:value-type="float" office:value="0.00231093312391276">
                <text:p>0.0023109331239127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492080841883671">
                <text:p>0.00492080841883671</text:p>
              </table:table-cell>
              <table:table-cell office:value-type="float" office:value="0.00492080841883671">
                <text:p>0.004920808418836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5000">
                <text:p>195000</text:p>
              </table:table-cell>
              <table:table-cell office:value-type="float" office:value="0.980201069951468">
                <text:p>0.980201069951468</text:p>
              </table:table-cell>
              <table:table-cell office:value-type="float" office:value="0.00416063256745883">
                <text:p>0.00416063256745883</text:p>
              </table:table-cell>
              <table:table-cell office:value-type="float" office:value="0.00416063256745883">
                <text:p>0.0041606325674588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492080841883671">
                <text:p>0.00492080841883671</text:p>
              </table:table-cell>
              <table:table-cell office:value-type="float" office:value="0.00492080841883671">
                <text:p>0.004920808418836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7000">
                <text:p>207000</text:p>
              </table:table-cell>
              <table:table-cell office:value-type="float" office:value="0.978964211571753">
                <text:p>0.978964211571753</text:p>
              </table:table-cell>
              <table:table-cell office:value-type="float" office:value="0.0044252506263343">
                <text:p>0.0044252506263343</text:p>
              </table:table-cell>
              <table:table-cell office:value-type="float" office:value="0.0044252506263343">
                <text:p>0.00442525062633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12988637140143">
                <text:p>0.00712988637140143</text:p>
              </table:table-cell>
              <table:table-cell office:value-type="float" office:value="0.00712988637140143">
                <text:p>0.007129886371401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8000">
                <text:p>208000</text:p>
              </table:table-cell>
              <table:table-cell office:value-type="float" office:value="0.981745993429477">
                <text:p>0.981745993429477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611304559988274">
                <text:p>0.00611304559988274</text:p>
              </table:table-cell>
              <table:table-cell office:value-type="float" office:value="0.00611304559988274">
                <text:p>0.006113045599882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6000">
                <text:p>246000</text:p>
              </table:table-cell>
              <table:table-cell office:value-type="float" office:value="0.981437353582866">
                <text:p>0.981437353582866</text:p>
              </table:table-cell>
              <table:table-cell office:value-type="float" office:value="0.00226029785400716">
                <text:p>0.00226029785400716</text:p>
              </table:table-cell>
              <table:table-cell office:value-type="float" office:value="0.00226029785400716">
                <text:p>0.002260297854007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431618545203183">
                <text:p>0.00431618545203183</text:p>
              </table:table-cell>
              <table:table-cell office:value-type="float" office:value="0.00431618545203183">
                <text:p>0.004316185452031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000">
                <text:p>248000</text:p>
              </table:table-cell>
              <table:table-cell office:value-type="float" office:value="0.979272276670046">
                <text:p>0.979272276670046</text:p>
              </table:table-cell>
              <table:table-cell office:value-type="float" office:value="0.00340322024691698">
                <text:p>0.00340322024691698</text:p>
              </table:table-cell>
              <table:table-cell office:value-type="float" office:value="0.00340322024691698">
                <text:p>0.0034032202469169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127840572065001">
                <text:p>0.0127840572065001</text:p>
              </table:table-cell>
              <table:table-cell office:value-type="float" office:value="0.0127840572065001">
                <text:p>0.0127840572065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0000">
                <text:p>260000</text:p>
              </table:table-cell>
              <table:table-cell office:value-type="float" office:value="0.982055782772724">
                <text:p>0.982055782772724</text:p>
              </table:table-cell>
              <table:table-cell office:value-type="float" office:value="0.00242609577576947">
                <text:p>0.00242609577576947</text:p>
              </table:table-cell>
              <table:table-cell office:value-type="float" office:value="0.00242609577576947">
                <text:p>0.0024260957757694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881687959475962">
                <text:p>0.00881687959475962</text:p>
              </table:table-cell>
              <table:table-cell office:value-type="float" office:value="0.00881687959475962">
                <text:p>0.00881687959475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7000">
                <text:p>267000</text:p>
              </table:table-cell>
              <table:table-cell office:value-type="float" office:value="0.979273426166682">
                <text:p>0.979273426166682</text:p>
              </table:table-cell>
              <table:table-cell office:value-type="float" office:value="0.00455366820845133">
                <text:p>0.00455366820845133</text:p>
              </table:table-cell>
              <table:table-cell office:value-type="float" office:value="0.00455366820845133">
                <text:p>0.0045536682084513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55206081488436">
                <text:p>0.00755206081488436</text:p>
              </table:table-cell>
              <table:table-cell office:value-type="float" office:value="0.00755206081488436">
                <text:p>0.007552060814884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7000">
                <text:p>297000</text:p>
              </table:table-cell>
              <table:table-cell office:value-type="float" office:value="0.982364422619335">
                <text:p>0.982364422619335</text:p>
              </table:table-cell>
              <table:table-cell office:value-type="float" office:value="0.000744783344617">
                <text:p>0.000744783344617</text:p>
              </table:table-cell>
              <table:table-cell office:value-type="float" office:value="0.000744783344617">
                <text:p>0.00074478334461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121568618662764">
                <text:p>0.0121568618662764</text:p>
              </table:table-cell>
              <table:table-cell office:value-type="float" office:value="0.0121568618662764">
                <text:p>0.01215686186627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0000">
                <text:p>320000</text:p>
              </table:table-cell>
              <table:table-cell office:value-type="float" office:value="0.982675361459217">
                <text:p>0.982675361459217</text:p>
              </table:table-cell>
              <table:table-cell office:value-type="float" office:value="0.00305149800979461">
                <text:p>0.00305149800979461</text:p>
              </table:table-cell>
              <table:table-cell office:value-type="float" office:value="0.00305149800979461">
                <text:p>0.0030514980097946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694030980399965">
                <text:p>0.00694030980399965</text:p>
              </table:table-cell>
              <table:table-cell office:value-type="float" office:value="0.00694030980399965">
                <text:p>0.006940309803999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0000">
                <text:p>600000</text:p>
              </table:table-cell>
              <table:table-cell office:value-type="float" office:value="0.98236557211597">
                <text:p>0.98236557211597</text:p>
              </table:table-cell>
              <table:table-cell office:value-type="float" office:value="0.00272155314739857">
                <text:p>0.00272155314739857</text:p>
              </table:table-cell>
              <table:table-cell office:value-type="float" office:value="0.00272155314739857">
                <text:p>0.0027215531473985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753338300916382">
                <text:p>0.00753338300916382</text:p>
              </table:table-cell>
              <table:table-cell office:value-type="float" office:value="0.00753338300916382">
                <text:p>0.007533383009163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0000">
                <text:p>700000</text:p>
              </table:table-cell>
              <table:table-cell office:value-type="float" office:value="0.984220284937226">
                <text:p>0.984220284937226</text:p>
              </table:table-cell>
              <table:table-cell office:value-type="float" office:value="0.00151489897722661">
                <text:p>0.00151489897722661</text:p>
              </table:table-cell>
              <table:table-cell office:value-type="float" office:value="0.00151489897722661">
                <text:p>0.0015148989772266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109141509537593">
                <text:p>0.0109141509537593</text:p>
              </table:table-cell>
              <table:table-cell office:value-type="float" office:value="0.0109141509537593">
                <text:p>0.0109141509537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0000">
                <text:p>1160000</text:p>
              </table:table-cell>
              <table:table-cell office:value-type="float" office:value="0.99071953891391">
                <text:p>0.99071953891391</text:p>
              </table:table-cell>
              <table:table-cell office:value-type="float" office:value="0.00329812029389982">
                <text:p>0.00329812029389982</text:p>
              </table:table-cell>
              <table:table-cell office:value-type="float" office:value="0.00329812029389982">
                <text:p>0.0032981202938998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987480741870339">
                <text:p>0.00987480741870339</text:p>
              </table:table-cell>
              <table:table-cell office:value-type="float" office:value="0.00987480741870339">
                <text:p>0.00987480741870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0000">
                <text:p>1220000</text:p>
              </table:table-cell>
              <table:table-cell office:value-type="float" office:value="0.991956972041943">
                <text:p>0.991956972041943</text:p>
              </table:table-cell>
              <table:table-cell office:value-type="float" office:value="0.00174430499413339">
                <text:p>0.00174430499413339</text:p>
              </table:table-cell>
              <table:table-cell office:value-type="float" office:value="0.00174430499413339">
                <text:p>0.0017443049941333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13778841766773">
                <text:p>0.013778841766773</text:p>
              </table:table-cell>
              <table:table-cell office:value-type="float" office:value="0.013778841766773">
                <text:p>0.013778841766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00">
                <text:p>8000</text:p>
              </table:table-cell>
              <table:table-cell office:value-type="float" office:value="0.987006090033174">
                <text:p>0.987006090033174</text:p>
              </table:table-cell>
              <table:table-cell office:value-type="float" office:value="0.00150639681095063">
                <text:p>0.00150639681095063</text:p>
              </table:table-cell>
              <table:table-cell office:value-type="float" office:value="0.00150639681095063">
                <text:p>0.0015063968109506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639771139903396">
                <text:p>0.00639771139903396</text:p>
              </table:table-cell>
              <table:table-cell office:value-type="float" office:value="0.00639771139903396">
                <text:p>0.006397711399033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000">
                <text:p>19000</text:p>
              </table:table-cell>
              <table:table-cell office:value-type="float" office:value="0.986385936598364">
                <text:p>0.986385936598364</text:p>
              </table:table-cell>
              <table:table-cell office:value-type="float" office:value="0.000443517304639159">
                <text:p>0.000443517304639159</text:p>
              </table:table-cell>
              <table:table-cell office:value-type="float" office:value="0.000443517304639159">
                <text:p>0.00044351730463915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62056885954208">
                <text:p>0.00762056885954208</text:p>
              </table:table-cell>
              <table:table-cell office:value-type="float" office:value="0.00762056885954208">
                <text:p>0.00762056885954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000">
                <text:p>34000</text:p>
              </table:table-cell>
              <table:table-cell office:value-type="float" office:value="0.983603005244004">
                <text:p>0.983603005244004</text:p>
              </table:table-cell>
              <table:table-cell office:value-type="float" office:value="0.00173698964234065">
                <text:p>0.00173698964234065</text:p>
              </table:table-cell>
              <table:table-cell office:value-type="float" office:value="0.00173698964234065">
                <text:p>0.0017369896423406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431618545203183">
                <text:p>0.00431618545203183</text:p>
              </table:table-cell>
              <table:table-cell office:value-type="float" office:value="0.00431618545203183">
                <text:p>0.00431618545203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000">
                <text:p>41000</text:p>
              </table:table-cell>
              <table:table-cell office:value-type="float" office:value="0.98298342655751">
                <text:p>0.98298342655751</text:p>
              </table:table-cell>
              <table:table-cell office:value-type="float" office:value="0.00242982884400686">
                <text:p>0.00242982884400686</text:p>
              </table:table-cell>
              <table:table-cell office:value-type="float" office:value="0.00242982884400686">
                <text:p>0.0024298288440068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39145464597579">
                <text:p>0.0039145464597579</text:p>
              </table:table-cell>
              <table:table-cell office:value-type="float" office:value="0.0039145464597579">
                <text:p>0.00391454645975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00">
                <text:p>46000</text:p>
              </table:table-cell>
              <table:table-cell office:value-type="float" office:value="0.982675361459217">
                <text:p>0.982675361459217</text:p>
              </table:table-cell>
              <table:table-cell office:value-type="float" office:value="0.00242271503441228">
                <text:p>0.00242271503441228</text:p>
              </table:table-cell>
              <table:table-cell office:value-type="float" office:value="0.00242271503441228">
                <text:p>0.0024227150344122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81159459637109">
                <text:p>0.00781159459637109</text:p>
              </table:table-cell>
              <table:table-cell office:value-type="float" office:value="0.00781159459637109">
                <text:p>0.007811594596371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000">
                <text:p>47000</text:p>
              </table:table-cell>
              <table:table-cell office:value-type="float" office:value="0.980817774896373">
                <text:p>0.980817774896373</text:p>
              </table:table-cell>
              <table:table-cell office:value-type="float" office:value="0.00156602263808662">
                <text:p>0.00156602263808662</text:p>
              </table:table-cell>
              <table:table-cell office:value-type="float" office:value="0.00156602263808662">
                <text:p>0.0015660226380866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892946356793802">
                <text:p>0.00892946356793802</text:p>
              </table:table-cell>
              <table:table-cell office:value-type="float" office:value="0.00892946356793802">
                <text:p>0.008929463567938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000">
                <text:p>89000</text:p>
              </table:table-cell>
              <table:table-cell office:value-type="float" office:value="0.978651548486918">
                <text:p>0.978651548486918</text:p>
              </table:table-cell>
              <table:table-cell office:value-type="float" office:value="0.00346759030599434">
                <text:p>0.00346759030599434</text:p>
              </table:table-cell>
              <table:table-cell office:value-type="float" office:value="0.00346759030599434">
                <text:p>0.0034675903059943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495230629569629">
                <text:p>0.00495230629569629</text:p>
              </table:table-cell>
              <table:table-cell office:value-type="float" office:value="0.00495230629569629">
                <text:p>0.004952306295696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000">
                <text:p>103000</text:p>
              </table:table-cell>
              <table:table-cell office:value-type="float" office:value="0.98020049520315">
                <text:p>0.98020049520315</text:p>
              </table:table-cell>
              <table:table-cell office:value-type="float" office:value="0.00304824173632886">
                <text:p>0.00304824173632886</text:p>
              </table:table-cell>
              <table:table-cell office:value-type="float" office:value="0.00304824173632886">
                <text:p>0.0030482417363288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896279664710152">
                <text:p>0.00896279664710152</text:p>
              </table:table-cell>
              <table:table-cell office:value-type="float" office:value="0.00896279664710152">
                <text:p>0.00896279664710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000">
                <text:p>128000</text:p>
              </table:table-cell>
              <table:table-cell office:value-type="float" office:value="0.979891280608222">
                <text:p>0.979891280608222</text:p>
              </table:table-cell>
              <table:table-cell office:value-type="float" office:value="0.00313997088809418">
                <text:p>0.00313997088809418</text:p>
              </table:table-cell>
              <table:table-cell office:value-type="float" office:value="0.00313997088809418">
                <text:p>0.0031399708880941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753200905862159">
                <text:p>0.00753200905862159</text:p>
              </table:table-cell>
              <table:table-cell office:value-type="float" office:value="0.00753200905862159">
                <text:p>0.00753200905862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000">
                <text:p>132000</text:p>
              </table:table-cell>
              <table:table-cell office:value-type="float" office:value="0.978963062075117">
                <text:p>0.978963062075117</text:p>
              </table:table-cell>
              <table:table-cell office:value-type="float" office:value="0.00429647460602235">
                <text:p>0.00429647460602235</text:p>
              </table:table-cell>
              <table:table-cell office:value-type="float" office:value="0.00429647460602235">
                <text:p>0.0042964746060223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684828536470441">
                <text:p>0.00684828536470441</text:p>
              </table:table-cell>
              <table:table-cell office:value-type="float" office:value="0.00684828536470441">
                <text:p>0.00684828536470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000">
                <text:p>135000</text:p>
              </table:table-cell>
              <table:table-cell office:value-type="float" office:value="0.977104900763956">
                <text:p>0.977104900763956</text:p>
              </table:table-cell>
              <table:table-cell office:value-type="float" office:value="0.00217719017319341">
                <text:p>0.00217719017319341</text:p>
              </table:table-cell>
              <table:table-cell office:value-type="float" office:value="0.00217719017319341">
                <text:p>0.0021771901731934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542481627056088">
                <text:p>0.00542481627056088</text:p>
              </table:table-cell>
              <table:table-cell office:value-type="float" office:value="0.00542481627056088">
                <text:p>0.005424816270560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000">
                <text:p>144000</text:p>
              </table:table-cell>
              <table:table-cell office:value-type="float" office:value="0.979890131111586">
                <text:p>0.979890131111586</text:p>
              </table:table-cell>
              <table:table-cell office:value-type="float" office:value="0.00349066765266431">
                <text:p>0.00349066765266431</text:p>
              </table:table-cell>
              <table:table-cell office:value-type="float" office:value="0.00349066765266431">
                <text:p>0.0034906676526643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00913113600874477">
                <text:p>0.00913113600874477</text:p>
              </table:table-cell>
              <table:table-cell office:value-type="float" office:value="0.00913113600874477">
                <text:p>0.009131136008744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0000">
                <text:p>560000</text:p>
              </table:table-cell>
              <table:table-cell office:value-type="float" office:value="0.982985150802464">
                <text:p>0.982985150802464</text:p>
              </table:table-cell>
              <table:table-cell office:value-type="float" office:value="0.003878453092151">
                <text:p>0.003878453092151</text:p>
              </table:table-cell>
              <table:table-cell office:value-type="float" office:value="0.003878453092151">
                <text:p>0.003878453092151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614926550188275">
                <text:p>0.00614926550188275</text:p>
              </table:table-cell>
              <table:table-cell office:value-type="float" office:value="0.00614926550188275">
                <text:p>0.006149265501882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0000">
                <text:p>900000</text:p>
              </table:table-cell>
              <table:table-cell office:value-type="float" office:value="0.981437928331184">
                <text:p>0.98143792833118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405663963627144">
                <text:p>0.00405663963627144</text:p>
              </table:table-cell>
              <table:table-cell office:value-type="float" office:value="0.00405663963627144">
                <text:p>0.00405663963627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0000">
                <text:p>1060000</text:p>
              </table:table-cell>
              <table:table-cell office:value-type="float" office:value="0.986385936598364">
                <text:p>0.986385936598364</text:p>
              </table:table-cell>
              <table:table-cell office:value-type="float" office:value="0.00417218976421017">
                <text:p>0.00417218976421017</text:p>
              </table:table-cell>
              <table:table-cell office:value-type="float" office:value="0.00417218976421017">
                <text:p>0.00417218976421017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443394489162353">
                <text:p>0.00443394489162353</text:p>
              </table:table-cell>
              <table:table-cell office:value-type="float" office:value="0.00443394489162353">
                <text:p>0.00443394489162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0000">
                <text:p>500000</text:p>
              </table:table-cell>
              <table:table-cell office:value-type="float" office:value="0.982672487717628">
                <text:p>0.982672487717628</text:p>
              </table:table-cell>
              <table:table-cell office:value-type="float" office:value="0.00175736645648181">
                <text:p>0.00175736645648181</text:p>
              </table:table-cell>
              <table:table-cell office:value-type="float" office:value="0.00175736645648181">
                <text:p>0.00175736645648181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46105004113055">
                <text:p>0.0046105004113055</text:p>
              </table:table-cell>
              <table:table-cell office:value-type="float" office:value="0.0046105004113055">
                <text:p>0.0046105004113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0000">
                <text:p>540000</text:p>
              </table:table-cell>
              <table:table-cell office:value-type="float" office:value="0.983291491655804">
                <text:p>0.983291491655804</text:p>
              </table:table-cell>
              <table:table-cell office:value-type="float" office:value="0.000770831136764917">
                <text:p>0.000770831136764917</text:p>
              </table:table-cell>
              <table:table-cell office:value-type="float" office:value="0.000770831136764917">
                <text:p>0.000770831136764917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219094048071629">
                <text:p>0.00219094048071629</text:p>
              </table:table-cell>
              <table:table-cell office:value-type="float" office:value="0.00219094048071629">
                <text:p>0.002190940480716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0000">
                <text:p>720000</text:p>
              </table:table-cell>
              <table:table-cell office:value-type="float" office:value="0.984839288875401">
                <text:p>0.984839288875401</text:p>
              </table:table-cell>
              <table:table-cell office:value-type="float" office:value="0.000430940140961634">
                <text:p>0.000430940140961634</text:p>
              </table:table-cell>
              <table:table-cell office:value-type="float" office:value="0.000430940140961634">
                <text:p>0.000430940140961634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74635024545807">
                <text:p>0.00774635024545807</text:p>
              </table:table-cell>
              <table:table-cell office:value-type="float" office:value="0.00774635024545807">
                <text:p>0.00774635024545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0000">
                <text:p>1240000</text:p>
              </table:table-cell>
              <table:table-cell office:value-type="float" office:value="0.987314729879786">
                <text:p>0.987314729879786</text:p>
              </table:table-cell>
              <table:table-cell office:value-type="float" office:value="0.000426728854575956">
                <text:p>0.000426728854575956</text:p>
              </table:table-cell>
              <table:table-cell office:value-type="float" office:value="0.000426728854575956">
                <text:p>0.000426728854575956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24156587821711">
                <text:p>0.0024156587821711</text:p>
              </table:table-cell>
              <table:table-cell office:value-type="float" office:value="0.0024156587821711">
                <text:p>0.00241565878217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0000">
                <text:p>380000</text:p>
              </table:table-cell>
              <table:table-cell office:value-type="float" office:value="0.983604729488957">
                <text:p>0.983604729488957</text:p>
              </table:table-cell>
              <table:table-cell office:value-type="float" office:value="0.00387744043514625">
                <text:p>0.00387744043514625</text:p>
              </table:table-cell>
              <table:table-cell office:value-type="float" office:value="0.00387744043514625">
                <text:p>0.00387744043514625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765008082138926">
                <text:p>0.00765008082138926</text:p>
              </table:table-cell>
              <table:table-cell office:value-type="float" office:value="0.00765008082138926">
                <text:p>0.00765008082138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000">
                <text:p>960000</text:p>
              </table:table-cell>
              <table:table-cell office:value-type="float" office:value="0.987007814278127">
                <text:p>0.987007814278127</text:p>
              </table:table-cell>
              <table:table-cell office:value-type="float" office:value="0.00346401368953573">
                <text:p>0.00346401368953573</text:p>
              </table:table-cell>
              <table:table-cell office:value-type="float" office:value="0.00346401368953573">
                <text:p>0.00346401368953573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683202712308144">
                <text:p>0.00683202712308144</text:p>
              </table:table-cell>
              <table:table-cell office:value-type="float" office:value="0.00683202712308144">
                <text:p>0.00683202712308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00">
                <text:p>1000000</text:p>
              </table:table-cell>
              <table:table-cell office:value-type="float" office:value="0.98298342655751">
                <text:p>0.98298342655751</text:p>
              </table:table-cell>
              <table:table-cell office:value-type="float" office:value="0.000860773060944652">
                <text:p>0.000860773060944652</text:p>
              </table:table-cell>
              <table:table-cell office:value-type="float" office:value="0.000860773060944652">
                <text:p>0.000860773060944652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324831412935619">
                <text:p>0.00324831412935619</text:p>
              </table:table-cell>
              <table:table-cell office:value-type="float" office:value="0.00324831412935619">
                <text:p>0.003248314129356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000">
                <text:p>155000</text:p>
              </table:table-cell>
              <table:table-cell office:value-type="float" office:value="0.979887257369998">
                <text:p>0.979887257369998</text:p>
              </table:table-cell>
              <table:table-cell office:value-type="float" office:value="0.00192182568273568">
                <text:p>0.00192182568273568</text:p>
              </table:table-cell>
              <table:table-cell office:value-type="float" office:value="0.00192182568273568">
                <text:p>0.0019218256827356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720617498255237">
                <text:p>0.00720617498255237</text:p>
              </table:table-cell>
              <table:table-cell office:value-type="float" office:value="0.00720617498255237">
                <text:p>0.00720617498255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000">
                <text:p>170000</text:p>
              </table:table-cell>
              <table:table-cell office:value-type="float" office:value="0.980201069951468">
                <text:p>0.980201069951468</text:p>
              </table:table-cell>
              <table:table-cell office:value-type="float" office:value="0.00356670820322905">
                <text:p>0.00356670820322905</text:p>
              </table:table-cell>
              <table:table-cell office:value-type="float" office:value="0.00356670820322905">
                <text:p>0.0035667082032290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112184334609152">
                <text:p>0.0112184334609152</text:p>
              </table:table-cell>
              <table:table-cell office:value-type="float" office:value="0.0112184334609152">
                <text:p>0.0112184334609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5000">
                <text:p>175000</text:p>
              </table:table-cell>
              <table:table-cell office:value-type="float" office:value="0.981434479841278">
                <text:p>0.981434479841278</text:p>
              </table:table-cell>
              <table:table-cell office:value-type="float" office:value="0.00153034831725157">
                <text:p>0.00153034831725157</text:p>
              </table:table-cell>
              <table:table-cell office:value-type="float" office:value="0.00153034831725157">
                <text:p>0.0015303483172515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110251929497465">
                <text:p>0.0110251929497465</text:p>
              </table:table-cell>
              <table:table-cell office:value-type="float" office:value="0.0110251929497465">
                <text:p>0.01102519294974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4000">
                <text:p>204000</text:p>
              </table:table-cell>
              <table:table-cell office:value-type="float" office:value="0.97958264076161">
                <text:p>0.97958264076161</text:p>
              </table:table-cell>
              <table:table-cell office:value-type="float" office:value="0.00399510925069548">
                <text:p>0.00399510925069548</text:p>
              </table:table-cell>
              <table:table-cell office:value-type="float" office:value="0.00399510925069548">
                <text:p>0.0039951092506954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614873647000214">
                <text:p>0.00614873647000214</text:p>
              </table:table-cell>
              <table:table-cell office:value-type="float" office:value="0.00614873647000214">
                <text:p>0.006148736470002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1000">
                <text:p>211000</text:p>
              </table:table-cell>
              <table:table-cell office:value-type="float" office:value="0.981437353582866">
                <text:p>0.981437353582866</text:p>
              </table:table-cell>
              <table:table-cell office:value-type="float" office:value="0.00199037242751828">
                <text:p>0.00199037242751828</text:p>
              </table:table-cell>
              <table:table-cell office:value-type="float" office:value="0.00199037242751828">
                <text:p>0.0019903724275182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579013217099435">
                <text:p>0.00579013217099435</text:p>
              </table:table-cell>
              <table:table-cell office:value-type="float" office:value="0.00579013217099435">
                <text:p>0.005790132170994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2000">
                <text:p>212000</text:p>
              </table:table-cell>
              <table:table-cell office:value-type="float" office:value="0.980510284546397">
                <text:p>0.980510284546397</text:p>
              </table:table-cell>
              <table:table-cell office:value-type="float" office:value="0.0052938909112193">
                <text:p>0.0052938909112193</text:p>
              </table:table-cell>
              <table:table-cell office:value-type="float" office:value="0.0052938909112193">
                <text:p>0.005293890911219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380457340002406">
                <text:p>0.00380457340002406</text:p>
              </table:table-cell>
              <table:table-cell office:value-type="float" office:value="0.00380457340002406">
                <text:p>0.003804573400024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6000">
                <text:p>216000</text:p>
              </table:table-cell>
              <table:table-cell office:value-type="float" office:value="0.978033694045378">
                <text:p>0.978033694045378</text:p>
              </table:table-cell>
              <table:table-cell office:value-type="float" office:value="0.00189047521600802">
                <text:p>0.00189047521600802</text:p>
              </table:table-cell>
              <table:table-cell office:value-type="float" office:value="0.00189047521600802">
                <text:p>0.0018904752160080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243323644046652">
                <text:p>0.00243323644046652</text:p>
              </table:table-cell>
              <table:table-cell office:value-type="float" office:value="0.00243323644046652">
                <text:p>0.00243323644046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1000">
                <text:p>231000</text:p>
              </table:table-cell>
              <table:table-cell office:value-type="float" office:value="0.979578617523387">
                <text:p>0.979578617523387</text:p>
              </table:table-cell>
              <table:table-cell office:value-type="float" office:value="0.00132133300739059">
                <text:p>0.00132133300739059</text:p>
              </table:table-cell>
              <table:table-cell office:value-type="float" office:value="0.00132133300739059">
                <text:p>0.0013213330073905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834773985704574">
                <text:p>0.00834773985704574</text:p>
              </table:table-cell>
              <table:table-cell office:value-type="float" office:value="0.00834773985704574">
                <text:p>0.008347739857045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3000">
                <text:p>253000</text:p>
              </table:table-cell>
              <table:table-cell office:value-type="float" office:value="0.980816625399737">
                <text:p>0.980816625399737</text:p>
              </table:table-cell>
              <table:table-cell office:value-type="float" office:value="0.00116032191219909">
                <text:p>0.00116032191219909</text:p>
              </table:table-cell>
              <table:table-cell office:value-type="float" office:value="0.00116032191219909">
                <text:p>0.0011603219121990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982569318397318">
                <text:p>0.00982569318397318</text:p>
              </table:table-cell>
              <table:table-cell office:value-type="float" office:value="0.00982569318397318">
                <text:p>0.00982569318397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5000">
                <text:p>275000</text:p>
              </table:table-cell>
              <table:table-cell office:value-type="float" office:value="0.982055208024406">
                <text:p>0.98205520802440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561077680992048">
                <text:p>0.00561077680992048</text:p>
              </table:table-cell>
              <table:table-cell office:value-type="float" office:value="0.00561077680992048">
                <text:p>0.005610776809920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0000">
                <text:p>660000</text:p>
              </table:table-cell>
              <table:table-cell office:value-type="float" office:value="0.982984001305828">
                <text:p>0.982984001305828</text:p>
              </table:table-cell>
              <table:table-cell office:value-type="float" office:value="0.00156407002183319">
                <text:p>0.00156407002183319</text:p>
              </table:table-cell>
              <table:table-cell office:value-type="float" office:value="0.00156407002183319">
                <text:p>0.00156407002183319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746156890861651">
                <text:p>0.00746156890861651</text:p>
              </table:table-cell>
              <table:table-cell office:value-type="float" office:value="0.00746156890861651">
                <text:p>0.007461568908616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0000">
                <text:p>780000</text:p>
              </table:table-cell>
              <table:table-cell office:value-type="float" office:value="0.986696300689928">
                <text:p>0.986696300689928</text:p>
              </table:table-cell>
              <table:table-cell office:value-type="float" office:value="0.000864024328408063">
                <text:p>0.000864024328408063</text:p>
              </table:table-cell>
              <table:table-cell office:value-type="float" office:value="0.000864024328408063">
                <text:p>0.000864024328408063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409905374942418">
                <text:p>0.00409905374942418</text:p>
              </table:table-cell>
              <table:table-cell office:value-type="float" office:value="0.00409905374942418">
                <text:p>0.004099053749424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0000">
                <text:p>1120000</text:p>
              </table:table-cell>
              <table:table-cell office:value-type="float" office:value="0.985458292813577">
                <text:p>0.985458292813577</text:p>
              </table:table-cell>
              <table:table-cell office:value-type="float" office:value="0.000868559003565311">
                <text:p>0.000868559003565311</text:p>
              </table:table-cell>
              <table:table-cell office:value-type="float" office:value="0.000868559003565311">
                <text:p>0.000868559003565311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833531679477253">
                <text:p>0.00833531679477253</text:p>
              </table:table-cell>
              <table:table-cell office:value-type="float" office:value="0.00833531679477253">
                <text:p>0.008335316794772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000">
                <text:p>65000</text:p>
              </table:table-cell>
              <table:table-cell office:value-type="float" office:value="0.981745993429477">
                <text:p>0.981745993429477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465876043289978">
                <text:p>0.00465876043289978</text:p>
              </table:table-cell>
              <table:table-cell office:value-type="float" office:value="0.00465876043289978">
                <text:p>0.00465876043289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000">
                <text:p>97000</text:p>
              </table:table-cell>
              <table:table-cell office:value-type="float" office:value="0.979889556363268">
                <text:p>0.979889556363268</text:p>
              </table:table-cell>
              <table:table-cell office:value-type="float" office:value="0.00114162667930108">
                <text:p>0.00114162667930108</text:p>
              </table:table-cell>
              <table:table-cell office:value-type="float" office:value="0.00114162667930108">
                <text:p>0.0011416266793010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706679022721528">
                <text:p>0.00706679022721528</text:p>
              </table:table-cell>
              <table:table-cell office:value-type="float" office:value="0.00706679022721528">
                <text:p>0.0070667902272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000">
                <text:p>99000</text:p>
              </table:table-cell>
              <table:table-cell office:value-type="float" office:value="0.981745993429477">
                <text:p>0.981745993429477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720617498255237">
                <text:p>0.00720617498255237</text:p>
              </table:table-cell>
              <table:table-cell office:value-type="float" office:value="0.00720617498255237">
                <text:p>0.007206174982552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000">
                <text:p>102000</text:p>
              </table:table-cell>
              <table:table-cell office:value-type="float" office:value="0.980197621461562">
                <text:p>0.980197621461562</text:p>
              </table:table-cell>
              <table:table-cell office:value-type="float" office:value="0.000883667641497995">
                <text:p>0.000883667641497995</text:p>
              </table:table-cell>
              <table:table-cell office:value-type="float" office:value="0.000883667641497995">
                <text:p>0.00088366764149799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840495492862645">
                <text:p>0.00840495492862645</text:p>
              </table:table-cell>
              <table:table-cell office:value-type="float" office:value="0.00840495492862645">
                <text:p>0.00840495492862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000">
                <text:p>117000</text:p>
              </table:table-cell>
              <table:table-cell office:value-type="float" office:value="0.97988898161495">
                <text:p>0.97988898161495</text:p>
              </table:table-cell>
              <table:table-cell office:value-type="float" office:value="0.000420226319649082">
                <text:p>0.000420226319649082</text:p>
              </table:table-cell>
              <table:table-cell office:value-type="float" office:value="0.000420226319649082">
                <text:p>0.0004202263196490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483113859132874">
                <text:p>0.00483113859132874</text:p>
              </table:table-cell>
              <table:table-cell office:value-type="float" office:value="0.00483113859132874">
                <text:p>0.004831138591328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8000">
                <text:p>118000</text:p>
              </table:table-cell>
              <table:table-cell office:value-type="float" office:value="0.979890705859904">
                <text:p>0.979890705859904</text:p>
              </table:table-cell>
              <table:table-cell office:value-type="float" office:value="0.00547289025539611">
                <text:p>0.00547289025539611</text:p>
              </table:table-cell>
              <table:table-cell office:value-type="float" office:value="0.00547289025539611">
                <text:p>0.0054728902553961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614873647000214">
                <text:p>0.00614873647000214</text:p>
              </table:table-cell>
              <table:table-cell office:value-type="float" office:value="0.00614873647000214">
                <text:p>0.00614873647000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1000">
                <text:p>121000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30166544705274">
                <text:p>0.00230166544705274</text:p>
              </table:table-cell>
              <table:table-cell office:value-type="float" office:value="0.00230166544705274">
                <text:p>0.0023016654470527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112184334609152">
                <text:p>0.0112184334609152</text:p>
              </table:table-cell>
              <table:table-cell office:value-type="float" office:value="0.0112184334609152">
                <text:p>0.01121843346091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9000">
                <text:p>129000</text:p>
              </table:table-cell>
              <table:table-cell office:value-type="float" office:value="0.978963062075117">
                <text:p>0.978963062075117</text:p>
              </table:table-cell>
              <table:table-cell office:value-type="float" office:value="0.00304643761323943">
                <text:p>0.00304643761323943</text:p>
              </table:table-cell>
              <table:table-cell office:value-type="float" office:value="0.00304643761323943">
                <text:p>0.0030464376132394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444107363893001">
                <text:p>0.00444107363893001</text:p>
              </table:table-cell>
              <table:table-cell office:value-type="float" office:value="0.00444107363893001">
                <text:p>0.00444107363893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1000">
                <text:p>141000</text:p>
              </table:table-cell>
              <table:table-cell office:value-type="float" office:value="0.983295514894028">
                <text:p>0.983295514894028</text:p>
              </table:table-cell>
              <table:table-cell office:value-type="float" office:value="0.00453606345260482">
                <text:p>0.00453606345260482</text:p>
              </table:table-cell>
              <table:table-cell office:value-type="float" office:value="0.00453606345260482">
                <text:p>0.004536063452604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0072486138070128">
                <text:p>0.0072486138070128</text:p>
              </table:table-cell>
              <table:table-cell office:value-type="float" office:value="0.0072486138070128">
                <text:p>0.00724861380701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0000">
                <text:p>840000</text:p>
              </table:table-cell>
              <table:table-cell office:value-type="float" office:value="0.985768082156823">
                <text:p>0.985768082156823</text:p>
              </table:table-cell>
              <table:table-cell office:value-type="float" office:value="0.00174352002881175">
                <text:p>0.00174352002881175</text:p>
              </table:table-cell>
              <table:table-cell office:value-type="float" office:value="0.00174352002881175">
                <text:p>0.00174352002881175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107827451284227">
                <text:p>0.0107827451284227</text:p>
              </table:table-cell>
              <table:table-cell office:value-type="float" office:value="0.0107827451284227">
                <text:p>0.01078274512842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0000">
                <text:p>620000</text:p>
              </table:table-cell>
              <table:table-cell office:value-type="float" office:value="0.981747142926113">
                <text:p>0.981747142926113</text:p>
              </table:table-cell>
              <table:table-cell office:value-type="float" office:value="0.00264821123683121">
                <text:p>0.00264821123683121</text:p>
              </table:table-cell>
              <table:table-cell office:value-type="float" office:value="0.00264821123683121">
                <text:p>0.00264821123683121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840915983193378">
                <text:p>0.00840915983193378</text:p>
              </table:table-cell>
              <table:table-cell office:value-type="float" office:value="0.00840915983193378">
                <text:p>0.00840915983193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20000">
                <text:p>1320000</text:p>
              </table:table-cell>
              <table:table-cell office:value-type="float" office:value="0.986388810339952">
                <text:p>0.986388810339952</text:p>
              </table:table-cell>
              <table:table-cell office:value-type="float" office:value="0.00430108770628088">
                <text:p>0.00430108770628088</text:p>
              </table:table-cell>
              <table:table-cell office:value-type="float" office:value="0.00430108770628088">
                <text:p>0.00430108770628088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101920703747132">
                <text:p>0.0101920703747132</text:p>
              </table:table-cell>
              <table:table-cell office:value-type="float" office:value="0.0101920703747132">
                <text:p>0.01019207037471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20000">
                <text:p>1420000</text:p>
              </table:table-cell>
              <table:table-cell office:value-type="float" office:value="0.990716665172321">
                <text:p>0.990716665172321</text:p>
              </table:table-cell>
              <table:table-cell office:value-type="float" office:value="0.00132164022388671">
                <text:p>0.00132164022388671</text:p>
              </table:table-cell>
              <table:table-cell office:value-type="float" office:value="0.00132164022388671">
                <text:p>0.00132164022388671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179430618138141">
                <text:p>0.0179430618138141</text:p>
              </table:table-cell>
              <table:table-cell office:value-type="float" office:value="0.0179430618138141">
                <text:p>0.0179430618138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0000">
                <text:p>1400000</text:p>
              </table:table-cell>
              <table:table-cell office:value-type="float" office:value="0.985768082156823">
                <text:p>0.985768082156823</text:p>
              </table:table-cell>
              <table:table-cell office:value-type="float" office:value="0.00174352002881175">
                <text:p>0.00174352002881175</text:p>
              </table:table-cell>
              <table:table-cell office:value-type="float" office:value="0.00174352002881175">
                <text:p>0.00174352002881175</text:p>
              </table:table-cell>
              <table:table-cell office:value-type="float" office:value="0.922029702970297">
                <text:p>0.922029702970297</text:p>
              </table:table-cell>
              <table:table-cell office:value-type="float" office:value="0.00256080963040383">
                <text:p>0.00256080963040383</text:p>
              </table:table-cell>
              <table:table-cell office:value-type="float" office:value="0.00256080963040383">
                <text:p>0.00256080963040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1000">
                <text:p>161000</text:p>
              </table:table-cell>
              <table:table-cell office:value-type="float" office:value="0.978652123235235">
                <text:p>0.978652123235235</text:p>
              </table:table-cell>
              <table:table-cell office:value-type="float" office:value="0.00150007791465475">
                <text:p>0.00150007791465475</text:p>
              </table:table-cell>
              <table:table-cell office:value-type="float" office:value="0.00150007791465475">
                <text:p>0.0015000779146547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666119097811136">
                <text:p>0.00666119097811136</text:p>
              </table:table-cell>
              <table:table-cell office:value-type="float" office:value="0.00666119097811136">
                <text:p>0.00666119097811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6000">
                <text:p>166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929475098991252">
                <text:p>0.00929475098991252</text:p>
              </table:table-cell>
              <table:table-cell office:value-type="float" office:value="0.00929475098991252">
                <text:p>0.00929475098991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9000">
                <text:p>169000</text:p>
              </table:table-cell>
              <table:table-cell office:value-type="float" office:value="0.9789624873268">
                <text:p>0.9789624873268</text:p>
              </table:table-cell>
              <table:table-cell office:value-type="float" office:value="0.00241950378781532">
                <text:p>0.00241950378781532</text:p>
              </table:table-cell>
              <table:table-cell office:value-type="float" office:value="0.00241950378781532">
                <text:p>0.0024195037878153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106907122765725">
                <text:p>0.0106907122765725</text:p>
              </table:table-cell>
              <table:table-cell office:value-type="float" office:value="0.0106907122765725">
                <text:p>0.01069071227657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000">
                <text:p>182000</text:p>
              </table:table-cell>
              <table:table-cell office:value-type="float" office:value="0.982675361459217">
                <text:p>0.982675361459217</text:p>
              </table:table-cell>
              <table:table-cell office:value-type="float" office:value="0.00242271503441228">
                <text:p>0.00242271503441228</text:p>
              </table:table-cell>
              <table:table-cell office:value-type="float" office:value="0.00242271503441228">
                <text:p>0.0024227150344122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692735377103689">
                <text:p>0.00692735377103689</text:p>
              </table:table-cell>
              <table:table-cell office:value-type="float" office:value="0.00692735377103689">
                <text:p>0.00692735377103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0000">
                <text:p>210000</text:p>
              </table:table-cell>
              <table:table-cell office:value-type="float" office:value="0.979886107873362">
                <text:p>0.979886107873362</text:p>
              </table:table-cell>
              <table:table-cell office:value-type="float" office:value="0.00308070202359372">
                <text:p>0.00308070202359372</text:p>
              </table:table-cell>
              <table:table-cell office:value-type="float" office:value="0.00308070202359372">
                <text:p>0.0030807020235937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60681704838811">
                <text:p>0.0060681704838811</text:p>
              </table:table-cell>
              <table:table-cell office:value-type="float" office:value="0.0060681704838811">
                <text:p>0.00606817048388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7000">
                <text:p>227000</text:p>
              </table:table-cell>
              <table:table-cell office:value-type="float" office:value="0.978032544548742">
                <text:p>0.978032544548742</text:p>
              </table:table-cell>
              <table:table-cell office:value-type="float" office:value="0.00157160889265084">
                <text:p>0.00157160889265084</text:p>
              </table:table-cell>
              <table:table-cell office:value-type="float" office:value="0.00157160889265084">
                <text:p>0.0015716088926508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519032028347403">
                <text:p>0.00519032028347403</text:p>
              </table:table-cell>
              <table:table-cell office:value-type="float" office:value="0.00519032028347403">
                <text:p>0.005190320283474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9000">
                <text:p>229000</text:p>
              </table:table-cell>
              <table:table-cell office:value-type="float" office:value="0.979888981614951">
                <text:p>0.979888981614951</text:p>
              </table:table-cell>
              <table:table-cell office:value-type="float" office:value="0.00157204266384047">
                <text:p>0.00157204266384047</text:p>
              </table:table-cell>
              <table:table-cell office:value-type="float" office:value="0.00157204266384047">
                <text:p>0.0015720426638404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846504306065819">
                <text:p>0.00846504306065819</text:p>
              </table:table-cell>
              <table:table-cell office:value-type="float" office:value="0.00846504306065819">
                <text:p>0.00846504306065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0000">
                <text:p>480000</text:p>
              </table:table-cell>
              <table:table-cell office:value-type="float" office:value="0.98174771767443">
                <text:p>0.98174771767443</text:p>
              </table:table-cell>
              <table:table-cell office:value-type="float" office:value="0.00304887606383702">
                <text:p>0.00304887606383702</text:p>
              </table:table-cell>
              <table:table-cell office:value-type="float" office:value="0.00304887606383702">
                <text:p>0.00304887606383702</text:p>
              </table:table-cell>
              <table:table-cell office:value-type="float" office:value="0.921410891089109">
                <text:p>0.921410891089109</text:p>
              </table:table-cell>
              <table:table-cell office:value-type="float" office:value="0.0122794980982492">
                <text:p>0.0122794980982492</text:p>
              </table:table-cell>
              <table:table-cell office:value-type="float" office:value="0.0122794980982492">
                <text:p>0.01227949809824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80000">
                <text:p>1280000</text:p>
              </table:table-cell>
              <table:table-cell office:value-type="float" office:value="0.987004365788221">
                <text:p>0.987004365788221</text:p>
              </table:table-cell>
              <table:table-cell office:value-type="float" office:value="0.00131802484236138">
                <text:p>0.00131802484236138</text:p>
              </table:table-cell>
              <table:table-cell office:value-type="float" office:value="0.00131802484236138">
                <text:p>0.00131802484236138</text:p>
              </table:table-cell>
              <table:table-cell office:value-type="float" office:value="0.921410891089109">
                <text:p>0.921410891089109</text:p>
              </table:table-cell>
              <table:table-cell office:value-type="float" office:value="0.00684936310285818">
                <text:p>0.00684936310285818</text:p>
              </table:table-cell>
              <table:table-cell office:value-type="float" office:value="0.00684936310285818">
                <text:p>0.006849363102858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000">
                <text:p>26000</text:p>
              </table:table-cell>
              <table:table-cell office:value-type="float" office:value="0.985768656905141">
                <text:p>0.985768656905141</text:p>
              </table:table-cell>
              <table:table-cell office:value-type="float" office:value="0.0015664360244403">
                <text:p>0.0015664360244403</text:p>
              </table:table-cell>
              <table:table-cell office:value-type="float" office:value="0.0015664360244403">
                <text:p>0.001566436024440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60681704838811">
                <text:p>0.0060681704838811</text:p>
              </table:table-cell>
              <table:table-cell office:value-type="float" office:value="0.0060681704838811">
                <text:p>0.0060681704838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000">
                <text:p>32000</text:p>
              </table:table-cell>
              <table:table-cell office:value-type="float" office:value="0.98391279458725">
                <text:p>0.98391279458725</text:p>
              </table:table-cell>
              <table:table-cell office:value-type="float" office:value="0.00265061860619695">
                <text:p>0.00265061860619695</text:p>
              </table:table-cell>
              <table:table-cell office:value-type="float" office:value="0.00265061860619695">
                <text:p>0.0026506186061969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846504306065819">
                <text:p>0.00846504306065819</text:p>
              </table:table-cell>
              <table:table-cell office:value-type="float" office:value="0.00846504306065819">
                <text:p>0.008465043060658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00">
                <text:p>42000</text:p>
              </table:table-cell>
              <table:table-cell office:value-type="float" office:value="0.982982851809193">
                <text:p>0.982982851809193</text:p>
              </table:table-cell>
              <table:table-cell office:value-type="float" office:value="0.00115429954390918">
                <text:p>0.00115429954390918</text:p>
              </table:table-cell>
              <table:table-cell office:value-type="float" office:value="0.00115429954390918">
                <text:p>0.0011542995439091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692735377103689">
                <text:p>0.00692735377103689</text:p>
              </table:table-cell>
              <table:table-cell office:value-type="float" office:value="0.00692735377103689">
                <text:p>0.006927353771036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000">
                <text:p>53000</text:p>
              </table:table-cell>
              <table:table-cell office:value-type="float" office:value="0.980507985553126">
                <text:p>0.980507985553126</text:p>
              </table:table-cell>
              <table:table-cell office:value-type="float" office:value="0.000743384015577099">
                <text:p>0.000743384015577099</text:p>
              </table:table-cell>
              <table:table-cell office:value-type="float" office:value="0.000743384015577099">
                <text:p>0.00074338401557709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950682825924723">
                <text:p>0.00950682825924723</text:p>
              </table:table-cell>
              <table:table-cell office:value-type="float" office:value="0.00950682825924723">
                <text:p>0.00950682825924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000">
                <text:p>85000</text:p>
              </table:table-cell>
              <table:table-cell office:value-type="float" office:value="0.979269402928458">
                <text:p>0.979269402928458</text:p>
              </table:table-cell>
              <table:table-cell office:value-type="float" office:value="0.000455990261746865">
                <text:p>0.000455990261746865</text:p>
              </table:table-cell>
              <table:table-cell office:value-type="float" office:value="0.000455990261746865">
                <text:p>0.00045599026174686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549995159480907">
                <text:p>0.00549995159480907</text:p>
              </table:table-cell>
              <table:table-cell office:value-type="float" office:value="0.00549995159480907">
                <text:p>0.00549995159480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00">
                <text:p>90000</text:p>
              </table:table-cell>
              <table:table-cell office:value-type="float" office:value="0.981126989491302">
                <text:p>0.981126989491302</text:p>
              </table:table-cell>
              <table:table-cell office:value-type="float" office:value="0.00174151149261075">
                <text:p>0.00174151149261075</text:p>
              </table:table-cell>
              <table:table-cell office:value-type="float" office:value="0.00174151149261075">
                <text:p>0.0017415114926107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794265539476255">
                <text:p>0.00794265539476255</text:p>
              </table:table-cell>
              <table:table-cell office:value-type="float" office:value="0.00794265539476255">
                <text:p>0.00794265539476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0000">
                <text:p>110000</text:p>
              </table:table-cell>
              <table:table-cell office:value-type="float" office:value="0.980818924393008">
                <text:p>0.980818924393008</text:p>
              </table:table-cell>
              <table:table-cell office:value-type="float" office:value="0.00242110939776063">
                <text:p>0.00242110939776063</text:p>
              </table:table-cell>
              <table:table-cell office:value-type="float" office:value="0.00242110939776063">
                <text:p>0.0024211093977606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60681704838811">
                <text:p>0.0060681704838811</text:p>
              </table:table-cell>
              <table:table-cell office:value-type="float" office:value="0.0060681704838811">
                <text:p>0.00606817048388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2000">
                <text:p>122000</text:p>
              </table:table-cell>
              <table:table-cell office:value-type="float" office:value="0.980817774896373">
                <text:p>0.980817774896373</text:p>
              </table:table-cell>
              <table:table-cell office:value-type="float" office:value="0.00217879665875654">
                <text:p>0.00217879665875654</text:p>
              </table:table-cell>
              <table:table-cell office:value-type="float" office:value="0.00217879665875654">
                <text:p>0.0021787966587565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397270782418421">
                <text:p>0.00397270782418421</text:p>
              </table:table-cell>
              <table:table-cell office:value-type="float" office:value="0.00397270782418421">
                <text:p>0.00397270782418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6000">
                <text:p>126000</text:p>
              </table:table-cell>
              <table:table-cell office:value-type="float" office:value="0.980509135049762">
                <text:p>0.980509135049762</text:p>
              </table:table-cell>
              <table:table-cell office:value-type="float" office:value="0.00198957446542989">
                <text:p>0.00198957446542989</text:p>
              </table:table-cell>
              <table:table-cell office:value-type="float" office:value="0.00198957446542989">
                <text:p>0.0019895744654298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846504306065819">
                <text:p>0.00846504306065819</text:p>
              </table:table-cell>
              <table:table-cell office:value-type="float" office:value="0.00846504306065819">
                <text:p>0.008465043060658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7000">
                <text:p>127000</text:p>
              </table:table-cell>
              <table:table-cell office:value-type="float" office:value="0.982673062465946">
                <text:p>0.982673062465946</text:p>
              </table:table-cell>
              <table:table-cell office:value-type="float" office:value="0.00115999276030317">
                <text:p>0.00115999276030317</text:p>
              </table:table-cell>
              <table:table-cell office:value-type="float" office:value="0.00115999276030317">
                <text:p>0.0011599927603031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00927846613788753">
                <text:p>0.00927846613788753</text:p>
              </table:table-cell>
              <table:table-cell office:value-type="float" office:value="0.00927846613788753">
                <text:p>0.009278466137887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60000">
                <text:p>1360000</text:p>
              </table:table-cell>
              <table:table-cell office:value-type="float" office:value="0.986697450186563">
                <text:p>0.986697450186563</text:p>
              </table:table-cell>
              <table:table-cell office:value-type="float" office:value="0.00314718964328164">
                <text:p>0.00314718964328164</text:p>
              </table:table-cell>
              <table:table-cell office:value-type="float" office:value="0.00314718964328164">
                <text:p>0.00314718964328164</text:p>
              </table:table-cell>
              <table:table-cell office:value-type="float" office:value="0.920173267326733">
                <text:p>0.920173267326733</text:p>
              </table:table-cell>
              <table:table-cell office:value-type="float" office:value="0.00442558610623184">
                <text:p>0.00442558610623184</text:p>
              </table:table-cell>
              <table:table-cell office:value-type="float" office:value="0.00442558610623184">
                <text:p>0.004425586106231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3000">
                <text:p>163000</text:p>
              </table:table-cell>
              <table:table-cell office:value-type="float" office:value="0.982984576054146">
                <text:p>0.982984576054146</text:p>
              </table:table-cell>
              <table:table-cell office:value-type="float" office:value="0.00264995164929838">
                <text:p>0.00264995164929838</text:p>
              </table:table-cell>
              <table:table-cell office:value-type="float" office:value="0.00264995164929838">
                <text:p>0.0026499516492983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836103047321978">
                <text:p>0.00836103047321978</text:p>
              </table:table-cell>
              <table:table-cell office:value-type="float" office:value="0.00836103047321978">
                <text:p>0.008361030473219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1000">
                <text:p>181000</text:p>
              </table:table-cell>
              <table:table-cell office:value-type="float" office:value="0.980199920454833">
                <text:p>0.980199920454833</text:p>
              </table:table-cell>
              <table:table-cell office:value-type="float" office:value="0.00217184666557516">
                <text:p>0.00217184666557516</text:p>
              </table:table-cell>
              <table:table-cell office:value-type="float" office:value="0.00217184666557516">
                <text:p>0.0021718466655751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461102526848732">
                <text:p>0.00461102526848732</text:p>
              </table:table-cell>
              <table:table-cell office:value-type="float" office:value="0.00461102526848732">
                <text:p>0.004611025268487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000">
                <text:p>194000</text:p>
              </table:table-cell>
              <table:table-cell office:value-type="float" office:value="0.981124690498031">
                <text:p>0.981124690498031</text:p>
              </table:table-cell>
              <table:table-cell office:value-type="float" office:value="0.00232811424641574">
                <text:p>0.00232811424641574</text:p>
              </table:table-cell>
              <table:table-cell office:value-type="float" office:value="0.00232811424641574">
                <text:p>0.0023281142464157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753338300916382">
                <text:p>0.00753338300916382</text:p>
              </table:table-cell>
              <table:table-cell office:value-type="float" office:value="0.00753338300916382">
                <text:p>0.007533383009163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000">
                <text:p>205000</text:p>
              </table:table-cell>
              <table:table-cell office:value-type="float" office:value="0.981128713736255">
                <text:p>0.981128713736255</text:p>
              </table:table-cell>
              <table:table-cell office:value-type="float" office:value="0.00340457113201191">
                <text:p>0.00340457113201191</text:p>
              </table:table-cell>
              <table:table-cell office:value-type="float" office:value="0.00340457113201191">
                <text:p>0.0034045711320119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781237410667902">
                <text:p>0.00781237410667902</text:p>
              </table:table-cell>
              <table:table-cell office:value-type="float" office:value="0.00781237410667902">
                <text:p>0.007812374106679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8000">
                <text:p>218000</text:p>
              </table:table-cell>
              <table:table-cell office:value-type="float" office:value="0.98019819620988">
                <text:p>0.98019819620988</text:p>
              </table:table-cell>
              <table:table-cell office:value-type="float" office:value="0.0004290156449271">
                <text:p>0.0004290156449271</text:p>
              </table:table-cell>
              <table:table-cell office:value-type="float" office:value="0.0004290156449271">
                <text:p>0.000429015644927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893062252671857">
                <text:p>0.00893062252671857</text:p>
              </table:table-cell>
              <table:table-cell office:value-type="float" office:value="0.00893062252671857">
                <text:p>0.008930622526718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6000">
                <text:p>226000</text:p>
              </table:table-cell>
              <table:table-cell office:value-type="float" office:value="0.980817200148055">
                <text:p>0.980817200148055</text:p>
              </table:table-cell>
              <table:table-cell office:value-type="float" office:value="0.00157226013486509">
                <text:p>0.00157226013486509</text:p>
              </table:table-cell>
              <table:table-cell office:value-type="float" office:value="0.00157226013486509">
                <text:p>0.0015722601348650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533847769505083">
                <text:p>0.00533847769505083</text:p>
              </table:table-cell>
              <table:table-cell office:value-type="float" office:value="0.00533847769505083">
                <text:p>0.005338477695050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8000">
                <text:p>228000</text:p>
              </table:table-cell>
              <table:table-cell office:value-type="float" office:value="0.982057507017677">
                <text:p>0.982057507017677</text:p>
              </table:table-cell>
              <table:table-cell office:value-type="float" office:value="0.00380181376003358">
                <text:p>0.00380181376003358</text:p>
              </table:table-cell>
              <table:table-cell office:value-type="float" office:value="0.00380181376003358">
                <text:p>0.0038018137600335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383364690723734">
                <text:p>0.00383364690723734</text:p>
              </table:table-cell>
              <table:table-cell office:value-type="float" office:value="0.00383364690723734">
                <text:p>0.003833646907237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5000">
                <text:p>235000</text:p>
              </table:table-cell>
              <table:table-cell office:value-type="float" office:value="0.978652123235235">
                <text:p>0.978652123235235</text:p>
              </table:table-cell>
              <table:table-cell office:value-type="float" office:value="0.00199280699841742">
                <text:p>0.00199280699841742</text:p>
              </table:table-cell>
              <table:table-cell office:value-type="float" office:value="0.00199280699841742">
                <text:p>0.0019928069984174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461102526848732">
                <text:p>0.00461102526848732</text:p>
              </table:table-cell>
              <table:table-cell office:value-type="float" office:value="0.00461102526848732">
                <text:p>0.004611025268487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000">
                <text:p>264000</text:p>
              </table:table-cell>
              <table:table-cell office:value-type="float" office:value="0.981128713736255">
                <text:p>0.981128713736255</text:p>
              </table:table-cell>
              <table:table-cell office:value-type="float" office:value="0.00387726663498164">
                <text:p>0.00387726663498164</text:p>
              </table:table-cell>
              <table:table-cell office:value-type="float" office:value="0.00387726663498164">
                <text:p>0.0038772666349816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533847769505083">
                <text:p>0.00533847769505083</text:p>
              </table:table-cell>
              <table:table-cell office:value-type="float" office:value="0.00533847769505083">
                <text:p>0.005338477695050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4000">
                <text:p>274000</text:p>
              </table:table-cell>
              <table:table-cell office:value-type="float" office:value="0.981745993429477">
                <text:p>0.981745993429477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107816126413189">
                <text:p>0.0107816126413189</text:p>
              </table:table-cell>
              <table:table-cell office:value-type="float" office:value="0.0107816126413189">
                <text:p>0.01078161264131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7000">
                <text:p>277000</text:p>
              </table:table-cell>
              <table:table-cell office:value-type="float" office:value="0.981745993429477">
                <text:p>0.981745993429477</text:p>
              </table:table-cell>
              <table:table-cell office:value-type="float" office:value="0.0035749763021991">
                <text:p>0.0035749763021991</text:p>
              </table:table-cell>
              <table:table-cell office:value-type="float" office:value="0.0035749763021991">
                <text:p>0.003574976302199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893062252671857">
                <text:p>0.00893062252671857</text:p>
              </table:table-cell>
              <table:table-cell office:value-type="float" office:value="0.00893062252671857">
                <text:p>0.008930622526718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6000">
                <text:p>286000</text:p>
              </table:table-cell>
              <table:table-cell office:value-type="float" office:value="0.981125839994666">
                <text:p>0.981125839994666</text:p>
              </table:table-cell>
              <table:table-cell office:value-type="float" office:value="0.000883249234074686">
                <text:p>0.000883249234074686</text:p>
              </table:table-cell>
              <table:table-cell office:value-type="float" office:value="0.000883249234074686">
                <text:p>0.00088324923407468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929181167748689">
                <text:p>0.00929181167748689</text:p>
              </table:table-cell>
              <table:table-cell office:value-type="float" office:value="0.00929181167748689">
                <text:p>0.009291811677486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7000">
                <text:p>287000</text:p>
              </table:table-cell>
              <table:table-cell office:value-type="float" office:value="0.981128713736255">
                <text:p>0.981128713736255</text:p>
              </table:table-cell>
              <table:table-cell office:value-type="float" office:value="0.00340457113201191">
                <text:p>0.00340457113201191</text:p>
              </table:table-cell>
              <table:table-cell office:value-type="float" office:value="0.00340457113201191">
                <text:p>0.0034045711320119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635054690132528">
                <text:p>0.00635054690132528</text:p>
              </table:table-cell>
              <table:table-cell office:value-type="float" office:value="0.00635054690132528">
                <text:p>0.006350546901325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2000">
                <text:p>292000</text:p>
              </table:table-cell>
              <table:table-cell office:value-type="float" office:value="0.983293790649075">
                <text:p>0.983293790649075</text:p>
              </table:table-cell>
              <table:table-cell office:value-type="float" office:value="0.00199196838773148">
                <text:p>0.00199196838773148</text:p>
              </table:table-cell>
              <table:table-cell office:value-type="float" office:value="0.00199196838773148">
                <text:p>0.0019919683877314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88185364404211">
                <text:p>0.0088185364404211</text:p>
              </table:table-cell>
              <table:table-cell office:value-type="float" office:value="0.0088185364404211">
                <text:p>0.00881853644042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">
                <text:p>1000</text:p>
              </table:table-cell>
              <table:table-cell office:value-type="float" office:value="0.987626818216303">
                <text:p>0.987626818216303</text:p>
              </table:table-cell>
              <table:table-cell office:value-type="float" office:value="0.00357306269516382">
                <text:p>0.00357306269516382</text:p>
              </table:table-cell>
              <table:table-cell office:value-type="float" office:value="0.00357306269516382">
                <text:p>0.0035730626951638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694000289236406">
                <text:p>0.00694000289236406</text:p>
              </table:table-cell>
              <table:table-cell office:value-type="float" office:value="0.00694000289236406">
                <text:p>0.006940002892364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00">
                <text:p>11000</text:p>
              </table:table-cell>
              <table:table-cell office:value-type="float" office:value="0.987935458062914">
                <text:p>0.987935458062914</text:p>
              </table:table-cell>
              <table:table-cell office:value-type="float" office:value="0.00261645749120001">
                <text:p>0.00261645749120001</text:p>
              </table:table-cell>
              <table:table-cell office:value-type="float" office:value="0.00261645749120001">
                <text:p>0.0026164574912000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781237410667902">
                <text:p>0.00781237410667902</text:p>
              </table:table-cell>
              <table:table-cell office:value-type="float" office:value="0.00781237410667902">
                <text:p>0.007812374106679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000">
                <text:p>35000</text:p>
              </table:table-cell>
              <table:table-cell office:value-type="float" office:value="0.983294365397393">
                <text:p>0.983294365397393</text:p>
              </table:table-cell>
              <table:table-cell office:value-type="float" office:value="0.00271997818126613">
                <text:p>0.00271997818126613</text:p>
              </table:table-cell>
              <table:table-cell office:value-type="float" office:value="0.00271997818126613">
                <text:p>0.0027199781812661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762024990861772">
                <text:p>0.00762024990861772</text:p>
              </table:table-cell>
              <table:table-cell office:value-type="float" office:value="0.00762024990861772">
                <text:p>0.00762024990861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000">
                <text:p>43000</text:p>
              </table:table-cell>
              <table:table-cell office:value-type="float" office:value="0.982673637214264">
                <text:p>0.982673637214264</text:p>
              </table:table-cell>
              <table:table-cell office:value-type="float" office:value="0.00157269624696454">
                <text:p>0.00157269624696454</text:p>
              </table:table-cell>
              <table:table-cell office:value-type="float" office:value="0.00157269624696454">
                <text:p>0.0015726962469645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461102526848732">
                <text:p>0.00461102526848732</text:p>
              </table:table-cell>
              <table:table-cell office:value-type="float" office:value="0.00461102526848732">
                <text:p>0.004611025268487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000">
                <text:p>59000</text:p>
              </table:table-cell>
              <table:table-cell office:value-type="float" office:value="0.981126989491302">
                <text:p>0.981126989491302</text:p>
              </table:table-cell>
              <table:table-cell office:value-type="float" office:value="0.000859147427212921">
                <text:p>0.000859147427212921</text:p>
              </table:table-cell>
              <table:table-cell office:value-type="float" office:value="0.000859147427212921">
                <text:p>0.00085914742721292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619261917456407">
                <text:p>0.00619261917456407</text:p>
              </table:table-cell>
              <table:table-cell office:value-type="float" office:value="0.00619261917456407">
                <text:p>0.006192619174564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000">
                <text:p>63000</text:p>
              </table:table-cell>
              <table:table-cell office:value-type="float" office:value="0.981744269184524">
                <text:p>0.981744269184524</text:p>
              </table:table-cell>
              <table:table-cell office:value-type="float" office:value="0.00175777863066857">
                <text:p>0.00175777863066857</text:p>
              </table:table-cell>
              <table:table-cell office:value-type="float" office:value="0.00175777863066857">
                <text:p>0.0017577786306685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127743663602503">
                <text:p>0.0127743663602503</text:p>
              </table:table-cell>
              <table:table-cell office:value-type="float" office:value="0.0127743663602503">
                <text:p>0.01277436636025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6000">
                <text:p>66000</text:p>
              </table:table-cell>
              <table:table-cell office:value-type="float" office:value="0.978344058136942">
                <text:p>0.978344058136942</text:p>
              </table:table-cell>
              <table:table-cell office:value-type="float" office:value="0.00304673329680809">
                <text:p>0.00304673329680809</text:p>
              </table:table-cell>
              <table:table-cell office:value-type="float" office:value="0.00304673329680809">
                <text:p>0.0030467332968080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461102526848732">
                <text:p>0.00461102526848732</text:p>
              </table:table-cell>
              <table:table-cell office:value-type="float" office:value="0.00461102526848732">
                <text:p>0.004611025268487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3000">
                <text:p>83000</text:p>
              </table:table-cell>
              <table:table-cell office:value-type="float" office:value="0.981748292422748">
                <text:p>0.981748292422748</text:p>
              </table:table-cell>
              <table:table-cell office:value-type="float" office:value="0.00455623897830147">
                <text:p>0.00455623897830147</text:p>
              </table:table-cell>
              <table:table-cell office:value-type="float" office:value="0.00455623897830147">
                <text:p>0.0045562389783014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103615158011317">
                <text:p>0.0103615158011317</text:p>
              </table:table-cell>
              <table:table-cell office:value-type="float" office:value="0.0103615158011317">
                <text:p>0.0103615158011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4000">
                <text:p>94000</text:p>
              </table:table-cell>
              <table:table-cell office:value-type="float" office:value="0.980506261308173">
                <text:p>0.980506261308173</text:p>
              </table:table-cell>
              <table:table-cell office:value-type="float" office:value="0.00330898145411439">
                <text:p>0.00330898145411439</text:p>
              </table:table-cell>
              <table:table-cell office:value-type="float" office:value="0.00330898145411439">
                <text:p>0.0033089814541143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753338300916382">
                <text:p>0.00753338300916382</text:p>
              </table:table-cell>
              <table:table-cell office:value-type="float" office:value="0.00753338300916382">
                <text:p>0.007533383009163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000">
                <text:p>101000</text:p>
              </table:table-cell>
              <table:table-cell office:value-type="float" office:value="0.98019819620988">
                <text:p>0.98019819620988</text:p>
              </table:table-cell>
              <table:table-cell office:value-type="float" office:value="0.0004290156449271">
                <text:p>0.0004290156449271</text:p>
              </table:table-cell>
              <table:table-cell office:value-type="float" office:value="0.0004290156449271">
                <text:p>0.000429015644927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619261917456407">
                <text:p>0.00619261917456407</text:p>
              </table:table-cell>
              <table:table-cell office:value-type="float" office:value="0.00619261917456407">
                <text:p>0.006192619174564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4000">
                <text:p>124000</text:p>
              </table:table-cell>
              <table:table-cell office:value-type="float" office:value="0.981437353582866">
                <text:p>0.981437353582866</text:p>
              </table:table-cell>
              <table:table-cell office:value-type="float" office:value="0.00199037242751828">
                <text:p>0.00199037242751828</text:p>
              </table:table-cell>
              <table:table-cell office:value-type="float" office:value="0.00199037242751828">
                <text:p>0.0019903724275182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893062252671857">
                <text:p>0.00893062252671857</text:p>
              </table:table-cell>
              <table:table-cell office:value-type="float" office:value="0.00893062252671857">
                <text:p>0.00893062252671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5000">
                <text:p>145000</text:p>
              </table:table-cell>
              <table:table-cell office:value-type="float" office:value="0.982673637214264">
                <text:p>0.982673637214264</text:p>
              </table:table-cell>
              <table:table-cell office:value-type="float" office:value="0.000422664770246679">
                <text:p>0.000422664770246679</text:p>
              </table:table-cell>
              <table:table-cell office:value-type="float" office:value="0.000422664770246679">
                <text:p>0.00042266477024667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00970444323387197">
                <text:p>0.00970444323387197</text:p>
              </table:table-cell>
              <table:table-cell office:value-type="float" office:value="0.00970444323387197">
                <text:p>0.009704443233871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000">
                <text:p>159000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614926550188275">
                <text:p>0.00614926550188275</text:p>
              </table:table-cell>
              <table:table-cell office:value-type="float" office:value="0.00614926550188275">
                <text:p>0.006149265501882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7000">
                <text:p>167000</text:p>
              </table:table-cell>
              <table:table-cell office:value-type="float" office:value="0.980818349644691">
                <text:p>0.980818349644691</text:p>
              </table:table-cell>
              <table:table-cell office:value-type="float" office:value="0.00285863705032607">
                <text:p>0.00285863705032607</text:p>
              </table:table-cell>
              <table:table-cell office:value-type="float" office:value="0.00285863705032607">
                <text:p>0.00285863705032607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683217297388616">
                <text:p>0.00683217297388616</text:p>
              </table:table-cell>
              <table:table-cell office:value-type="float" office:value="0.00683217297388616">
                <text:p>0.006832172973886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8000">
                <text:p>168000</text:p>
              </table:table-cell>
              <table:table-cell office:value-type="float" office:value="0.98050970979808">
                <text:p>0.98050970979808</text:p>
              </table:table-cell>
              <table:table-cell office:value-type="float" office:value="0.00301771318235904">
                <text:p>0.00301771318235904</text:p>
              </table:table-cell>
              <table:table-cell office:value-type="float" office:value="0.00301771318235904">
                <text:p>0.0030177131823590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720721749173833">
                <text:p>0.00720721749173833</text:p>
              </table:table-cell>
              <table:table-cell office:value-type="float" office:value="0.00720721749173833">
                <text:p>0.007207217491738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1000">
                <text:p>201000</text:p>
              </table:table-cell>
              <table:table-cell office:value-type="float" office:value="0.980199920454833">
                <text:p>0.980199920454833</text:p>
              </table:table-cell>
              <table:table-cell office:value-type="float" office:value="0.00230013041653561">
                <text:p>0.00230013041653561</text:p>
              </table:table-cell>
              <table:table-cell office:value-type="float" office:value="0.00230013041653561">
                <text:p>0.00230013041653561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444276503547671">
                <text:p>0.00444276503547671</text:p>
              </table:table-cell>
              <table:table-cell office:value-type="float" office:value="0.00444276503547671">
                <text:p>0.004442765035476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2000">
                <text:p>202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979649879152827">
                <text:p>0.00979649879152827</text:p>
              </table:table-cell>
              <table:table-cell office:value-type="float" office:value="0.00979649879152827">
                <text:p>0.009796498791528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000">
                <text:p>217000</text:p>
              </table:table-cell>
              <table:table-cell office:value-type="float" office:value="0.98020049520315">
                <text:p>0.98020049520315</text:p>
              </table:table-cell>
              <table:table-cell office:value-type="float" office:value="0.00387667352586199">
                <text:p>0.00387667352586199</text:p>
              </table:table-cell>
              <table:table-cell office:value-type="float" office:value="0.00387667352586199">
                <text:p>0.0038766735258619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982775828032354">
                <text:p>0.00982775828032354</text:p>
              </table:table-cell>
              <table:table-cell office:value-type="float" office:value="0.00982775828032354">
                <text:p>0.009827758280323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4000">
                <text:p>234000</text:p>
              </table:table-cell>
              <table:table-cell office:value-type="float" office:value="0.981437353582866">
                <text:p>0.981437353582866</text:p>
              </table:table-cell>
              <table:table-cell office:value-type="float" office:value="0.00329329110949084">
                <text:p>0.00329329110949084</text:p>
              </table:table-cell>
              <table:table-cell office:value-type="float" office:value="0.00329329110949084">
                <text:p>0.0032932911094908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0818699725877049">
                <text:p>0.000818699725877049</text:p>
              </table:table-cell>
              <table:table-cell office:value-type="float" office:value="0.000818699725877049">
                <text:p>0.0008186997258770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000">
                <text:p>238000</text:p>
              </table:table-cell>
              <table:table-cell office:value-type="float" office:value="0.979269402928458">
                <text:p>0.979269402928458</text:p>
              </table:table-cell>
              <table:table-cell office:value-type="float" office:value="0.000884086598196245">
                <text:p>0.000884086598196245</text:p>
              </table:table-cell>
              <table:table-cell office:value-type="float" office:value="0.000884086598196245">
                <text:p>0.00088408659819624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706845600314987">
                <text:p>0.00706845600314987</text:p>
              </table:table-cell>
              <table:table-cell office:value-type="float" office:value="0.00706845600314987">
                <text:p>0.007068456003149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000">
                <text:p>239000</text:p>
              </table:table-cell>
              <table:table-cell office:value-type="float" office:value="0.981126414742984">
                <text:p>0.981126414742984</text:p>
              </table:table-cell>
              <table:table-cell office:value-type="float" office:value="0.00190433052357524">
                <text:p>0.00190433052357524</text:p>
              </table:table-cell>
              <table:table-cell office:value-type="float" office:value="0.00190433052357524">
                <text:p>0.0019043305235752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871097523700368">
                <text:p>0.00871097523700368</text:p>
              </table:table-cell>
              <table:table-cell office:value-type="float" office:value="0.00871097523700368">
                <text:p>0.008710975237003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000">
                <text:p>240000</text:p>
              </table:table-cell>
              <table:table-cell office:value-type="float" office:value="0.982984001305828">
                <text:p>0.982984001305828</text:p>
              </table:table-cell>
              <table:table-cell office:value-type="float" office:value="0.00305458654564304">
                <text:p>0.00305458654564304</text:p>
              </table:table-cell>
              <table:table-cell office:value-type="float" office:value="0.00305458654564304">
                <text:p>0.0030545865456430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110266470783772">
                <text:p>0.0110266470783772</text:p>
              </table:table-cell>
              <table:table-cell office:value-type="float" office:value="0.0110266470783772">
                <text:p>0.01102664707837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2000">
                <text:p>242000</text:p>
              </table:table-cell>
              <table:table-cell office:value-type="float" office:value="0.98236557211597">
                <text:p>0.98236557211597</text:p>
              </table:table-cell>
              <table:table-cell office:value-type="float" office:value="0.00199117040162359">
                <text:p>0.00199117040162359</text:p>
              </table:table-cell>
              <table:table-cell office:value-type="float" office:value="0.00199117040162359">
                <text:p>0.0019911704016235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643232857149949">
                <text:p>0.00643232857149949</text:p>
              </table:table-cell>
              <table:table-cell office:value-type="float" office:value="0.00643232857149949">
                <text:p>0.006432328571499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9000">
                <text:p>249000</text:p>
              </table:table-cell>
              <table:table-cell office:value-type="float" office:value="0.980819499141326">
                <text:p>0.980819499141326</text:p>
              </table:table-cell>
              <table:table-cell office:value-type="float" office:value="0.00314075970934397">
                <text:p>0.00314075970934397</text:p>
              </table:table-cell>
              <table:table-cell office:value-type="float" office:value="0.00314075970934397">
                <text:p>0.00314075970934397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362717736336481">
                <text:p>0.00362717736336481</text:p>
              </table:table-cell>
              <table:table-cell office:value-type="float" office:value="0.00362717736336481">
                <text:p>0.003627177363364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8000">
                <text:p>278000</text:p>
              </table:table-cell>
              <table:table-cell office:value-type="float" office:value="0.980510284546397">
                <text:p>0.980510284546397</text:p>
              </table:table-cell>
              <table:table-cell office:value-type="float" office:value="0.00345863920341933">
                <text:p>0.00345863920341933</text:p>
              </table:table-cell>
              <table:table-cell office:value-type="float" office:value="0.00345863920341933">
                <text:p>0.0034586392034193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57914295861764">
                <text:p>0.0057914295861764</text:p>
              </table:table-cell>
              <table:table-cell office:value-type="float" office:value="0.0057914295861764">
                <text:p>0.0057914295861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4000">
                <text:p>284000</text:p>
              </table:table-cell>
              <table:table-cell office:value-type="float" office:value="0.981436204086231">
                <text:p>0.981436204086231</text:p>
              </table:table-cell>
              <table:table-cell office:value-type="float" office:value="0.000744083565095963">
                <text:p>0.000744083565095963</text:p>
              </table:table-cell>
              <table:table-cell office:value-type="float" office:value="0.000744083565095963">
                <text:p>0.00074408356509596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483004824052994">
                <text:p>0.00483004824052994</text:p>
              </table:table-cell>
              <table:table-cell office:value-type="float" office:value="0.00483004824052994">
                <text:p>0.004830048240529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00">
                <text:p>24000</text:p>
              </table:table-cell>
              <table:table-cell office:value-type="float" office:value="0.987006090033174">
                <text:p>0.987006090033174</text:p>
              </table:table-cell>
              <table:table-cell office:value-type="float" office:value="0.00199756785490474">
                <text:p>0.00199756785490474</text:p>
              </table:table-cell>
              <table:table-cell office:value-type="float" office:value="0.00199756785490474">
                <text:p>0.0019975678549047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479330611995741">
                <text:p>0.00479330611995741</text:p>
              </table:table-cell>
              <table:table-cell office:value-type="float" office:value="0.00479330611995741">
                <text:p>0.004793306119957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00">
                <text:p>27000</text:p>
              </table:table-cell>
              <table:table-cell office:value-type="float" office:value="0.984530074280472">
                <text:p>0.984530074280472</text:p>
              </table:table-cell>
              <table:table-cell office:value-type="float" office:value="0.000868161471853169">
                <text:p>0.000868161471853169</text:p>
              </table:table-cell>
              <table:table-cell office:value-type="float" office:value="0.000868161471853169">
                <text:p>0.00086816147185316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121751152003635">
                <text:p>0.0121751152003635</text:p>
              </table:table-cell>
              <table:table-cell office:value-type="float" office:value="0.0121751152003635">
                <text:p>0.01217511520036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000">
                <text:p>28000</text:p>
              </table:table-cell>
              <table:table-cell office:value-type="float" office:value="0.983911645090615">
                <text:p>0.983911645090615</text:p>
              </table:table-cell>
              <table:table-cell office:value-type="float" office:value="0.00114717575773928">
                <text:p>0.00114717575773928</text:p>
              </table:table-cell>
              <table:table-cell office:value-type="float" office:value="0.00114717575773928">
                <text:p>0.00114717575773928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531744865734693">
                <text:p>0.00531744865734693</text:p>
              </table:table-cell>
              <table:table-cell office:value-type="float" office:value="0.00531744865734693">
                <text:p>0.005317448657346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000">
                <text:p>33000</text:p>
              </table:table-cell>
              <table:table-cell office:value-type="float" office:value="0.984841013120354">
                <text:p>0.984841013120354</text:p>
              </table:table-cell>
              <table:table-cell office:value-type="float" office:value="0.00217591074990444">
                <text:p>0.00217591074990444</text:p>
              </table:table-cell>
              <table:table-cell office:value-type="float" office:value="0.00217591074990444">
                <text:p>0.0021759107499044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380430870623505">
                <text:p>0.00380430870623505</text:p>
              </table:table-cell>
              <table:table-cell office:value-type="float" office:value="0.00380430870623505">
                <text:p>0.003804308706235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000">
                <text:p>38000</text:p>
              </table:table-cell>
              <table:table-cell office:value-type="float" office:value="0.981128138987937">
                <text:p>0.981128138987937</text:p>
              </table:table-cell>
              <table:table-cell office:value-type="float" office:value="0.00230089791623683">
                <text:p>0.00230089791623683</text:p>
              </table:table-cell>
              <table:table-cell office:value-type="float" office:value="0.00230089791623683">
                <text:p>0.0023008979162368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181857842412227">
                <text:p>0.00181857842412227</text:p>
              </table:table-cell>
              <table:table-cell office:value-type="float" office:value="0.00181857842412227">
                <text:p>0.001818578424122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000">
                <text:p>51000</text:p>
              </table:table-cell>
              <table:table-cell office:value-type="float" office:value="0.981129288484573">
                <text:p>0.981129288484573</text:p>
              </table:table-cell>
              <table:table-cell office:value-type="float" office:value="0.00348617153766913">
                <text:p>0.00348617153766913</text:p>
              </table:table-cell>
              <table:table-cell office:value-type="float" office:value="0.00348617153766913">
                <text:p>0.0034861715376691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865725956207817">
                <text:p>0.00865725956207817</text:p>
              </table:table-cell>
              <table:table-cell office:value-type="float" office:value="0.00865725956207817">
                <text:p>0.008657259562078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000">
                <text:p>61000</text:p>
              </table:table-cell>
              <table:table-cell office:value-type="float" office:value="0.981437928331184">
                <text:p>0.98143792833118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627951251390012">
                <text:p>0.00627951251390012</text:p>
              </table:table-cell>
              <table:table-cell office:value-type="float" office:value="0.00627951251390012">
                <text:p>0.00627951251390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000">
                <text:p>68000</text:p>
              </table:table-cell>
              <table:table-cell office:value-type="float" office:value="0.982674786710899">
                <text:p>0.982674786710899</text:p>
              </table:table-cell>
              <table:table-cell office:value-type="float" office:value="0.0018941995574959">
                <text:p>0.0018941995574959</text:p>
              </table:table-cell>
              <table:table-cell office:value-type="float" office:value="0.0018941995574959">
                <text:p>0.001894199557495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742843229573951">
                <text:p>0.00742843229573951</text:p>
              </table:table-cell>
              <table:table-cell office:value-type="float" office:value="0.00742843229573951">
                <text:p>0.007428432295739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000">
                <text:p>74000</text:p>
              </table:table-cell>
              <table:table-cell office:value-type="float" office:value="0.980817774896373">
                <text:p>0.980817774896373</text:p>
              </table:table-cell>
              <table:table-cell office:value-type="float" office:value="0.00156602263808662">
                <text:p>0.00156602263808662</text:p>
              </table:table-cell>
              <table:table-cell office:value-type="float" office:value="0.00156602263808662">
                <text:p>0.00156602263808662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979649879152827">
                <text:p>0.00979649879152827</text:p>
              </table:table-cell>
              <table:table-cell office:value-type="float" office:value="0.00979649879152827">
                <text:p>0.009796498791528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000">
                <text:p>75000</text:p>
              </table:table-cell>
              <table:table-cell office:value-type="float" office:value="0.978652123235235">
                <text:p>0.978652123235235</text:p>
              </table:table-cell>
              <table:table-cell office:value-type="float" office:value="0.00150007791465475">
                <text:p>0.00150007791465475</text:p>
              </table:table-cell>
              <table:table-cell office:value-type="float" office:value="0.00150007791465475">
                <text:p>0.0015000779146547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380430870623505">
                <text:p>0.00380430870623505</text:p>
              </table:table-cell>
              <table:table-cell office:value-type="float" office:value="0.00380430870623505">
                <text:p>0.003804308706235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000">
                <text:p>76000</text:p>
              </table:table-cell>
              <table:table-cell office:value-type="float" office:value="0.98236557211597">
                <text:p>0.98236557211597</text:p>
              </table:table-cell>
              <table:table-cell office:value-type="float" office:value="0.00199117040162359">
                <text:p>0.00199117040162359</text:p>
              </table:table-cell>
              <table:table-cell office:value-type="float" office:value="0.00199117040162359">
                <text:p>0.0019911704016235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380430870623505">
                <text:p>0.00380430870623505</text:p>
              </table:table-cell>
              <table:table-cell office:value-type="float" office:value="0.00380430870623505">
                <text:p>0.003804308706235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2000">
                <text:p>82000</text:p>
              </table:table-cell>
              <table:table-cell office:value-type="float" office:value="0.982055782772724">
                <text:p>0.982055782772724</text:p>
              </table:table-cell>
              <table:table-cell office:value-type="float" office:value="0.00156328140377645">
                <text:p>0.00156328140377645</text:p>
              </table:table-cell>
              <table:table-cell office:value-type="float" office:value="0.00156328140377645">
                <text:p>0.0015632814037764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706845600314987">
                <text:p>0.00706845600314987</text:p>
              </table:table-cell>
              <table:table-cell office:value-type="float" office:value="0.00706845600314987">
                <text:p>0.007068456003149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000">
                <text:p>84000</text:p>
              </table:table-cell>
              <table:table-cell office:value-type="float" office:value="0.980816625399737">
                <text:p>0.980816625399737</text:p>
              </table:table-cell>
              <table:table-cell office:value-type="float" office:value="0.000446075051224539">
                <text:p>0.000446075051224539</text:p>
              </table:table-cell>
              <table:table-cell office:value-type="float" office:value="0.000446075051224539">
                <text:p>0.00044607505122453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106642951672467">
                <text:p>0.0106642951672467</text:p>
              </table:table-cell>
              <table:table-cell office:value-type="float" office:value="0.0106642951672467">
                <text:p>0.01066429516724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4000">
                <text:p>104000</text:p>
              </table:table-cell>
              <table:table-cell office:value-type="float" office:value="0.980197621461562">
                <text:p>0.980197621461562</text:p>
              </table:table-cell>
              <table:table-cell office:value-type="float" office:value="0.000883667641497995">
                <text:p>0.000883667641497995</text:p>
              </table:table-cell>
              <table:table-cell office:value-type="float" office:value="0.000883667641497995">
                <text:p>0.00088366764149799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614926550188275">
                <text:p>0.00614926550188275</text:p>
              </table:table-cell>
              <table:table-cell office:value-type="float" office:value="0.00614926550188275">
                <text:p>0.006149265501882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1000">
                <text:p>111000</text:p>
              </table:table-cell>
              <table:table-cell office:value-type="float" office:value="0.980198770958197">
                <text:p>0.980198770958197</text:p>
              </table:table-cell>
              <table:table-cell office:value-type="float" office:value="0.00114473590736986">
                <text:p>0.00114473590736986</text:p>
              </table:table-cell>
              <table:table-cell office:value-type="float" office:value="0.00114473590736986">
                <text:p>0.00114473590736986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0818699725877049">
                <text:p>0.000818699725877049</text:p>
              </table:table-cell>
              <table:table-cell office:value-type="float" office:value="0.000818699725877049">
                <text:p>0.000818699725877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4000">
                <text:p>114000</text:p>
              </table:table-cell>
              <table:table-cell office:value-type="float" office:value="0.980507410804808">
                <text:p>0.980507410804808</text:p>
              </table:table-cell>
              <table:table-cell office:value-type="float" office:value="0.00151493212165867">
                <text:p>0.00151493212165867</text:p>
              </table:table-cell>
              <table:table-cell office:value-type="float" office:value="0.00151493212165867">
                <text:p>0.00151493212165867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0818699725877049">
                <text:p>0.000818699725877049</text:p>
              </table:table-cell>
              <table:table-cell office:value-type="float" office:value="0.000818699725877049">
                <text:p>0.0008186997258770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5000">
                <text:p>125000</text:p>
              </table:table-cell>
              <table:table-cell office:value-type="float" office:value="0.980816625399737">
                <text:p>0.980816625399737</text:p>
              </table:table-cell>
              <table:table-cell office:value-type="float" office:value="0.00116032191219909">
                <text:p>0.00116032191219909</text:p>
              </table:table-cell>
              <table:table-cell office:value-type="float" office:value="0.00116032191219909">
                <text:p>0.0011603219121990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444276503547671">
                <text:p>0.00444276503547671</text:p>
              </table:table-cell>
              <table:table-cell office:value-type="float" office:value="0.00444276503547671">
                <text:p>0.004442765035476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000">
                <text:p>146000</text:p>
              </table:table-cell>
              <table:table-cell office:value-type="float" office:value="0.979580916516657">
                <text:p>0.979580916516657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00915542377591529">
                <text:p>0.00915542377591529</text:p>
              </table:table-cell>
              <table:table-cell office:value-type="float" office:value="0.00915542377591529">
                <text:p>0.00915542377591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4000">
                <text:p>154000</text:p>
              </table:table-cell>
              <table:table-cell office:value-type="float" office:value="0.980507985553126">
                <text:p>0.980507985553126</text:p>
              </table:table-cell>
              <table:table-cell office:value-type="float" office:value="0.00130383426217441">
                <text:p>0.00130383426217441</text:p>
              </table:table-cell>
              <table:table-cell office:value-type="float" office:value="0.00130383426217441">
                <text:p>0.00130383426217441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606823912243177">
                <text:p>0.00606823912243177</text:p>
              </table:table-cell>
              <table:table-cell office:value-type="float" office:value="0.00606823912243177">
                <text:p>0.00606823912243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8000">
                <text:p>158000</text:p>
              </table:table-cell>
              <table:table-cell office:value-type="float" office:value="0.978033694045378">
                <text:p>0.978033694045378</text:p>
              </table:table-cell>
              <table:table-cell office:value-type="float" office:value="0.00230107421115601">
                <text:p>0.00230107421115601</text:p>
              </table:table-cell>
              <table:table-cell office:value-type="float" office:value="0.00230107421115601">
                <text:p>0.00230107421115601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555934754351506">
                <text:p>0.00555934754351506</text:p>
              </table:table-cell>
              <table:table-cell office:value-type="float" office:value="0.00555934754351506">
                <text:p>0.005559347543515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000">
                <text:p>160000</text:p>
              </table:table-cell>
              <table:table-cell office:value-type="float" office:value="0.979579767020022">
                <text:p>0.979579767020022</text:p>
              </table:table-cell>
              <table:table-cell office:value-type="float" office:value="0.000742684696710204">
                <text:p>0.000742684696710204</text:p>
              </table:table-cell>
              <table:table-cell office:value-type="float" office:value="0.000742684696710204">
                <text:p>0.000742684696710204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594913070491999">
                <text:p>0.00594913070491999</text:p>
              </table:table-cell>
              <table:table-cell office:value-type="float" office:value="0.00594913070491999">
                <text:p>0.00594913070491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4000">
                <text:p>164000</text:p>
              </table:table-cell>
              <table:table-cell office:value-type="float" office:value="0.980201069951468">
                <text:p>0.980201069951468</text:p>
              </table:table-cell>
              <table:table-cell office:value-type="float" office:value="0.00416063256745883">
                <text:p>0.00416063256745883</text:p>
              </table:table-cell>
              <table:table-cell office:value-type="float" office:value="0.00416063256745883">
                <text:p>0.00416063256745883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550080181698572">
                <text:p>0.00550080181698572</text:p>
              </table:table-cell>
              <table:table-cell office:value-type="float" office:value="0.00550080181698572">
                <text:p>0.00550080181698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9000">
                <text:p>189000</text:p>
              </table:table-cell>
              <table:table-cell office:value-type="float" office:value="0.979579767020022">
                <text:p>0.979579767020022</text:p>
              </table:table-cell>
              <table:table-cell office:value-type="float" office:value="0.00199841750506262">
                <text:p>0.00199841750506262</text:p>
              </table:table-cell>
              <table:table-cell office:value-type="float" office:value="0.00199841750506262">
                <text:p>0.0019984175050626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119138471235415">
                <text:p>0.0119138471235415</text:p>
              </table:table-cell>
              <table:table-cell office:value-type="float" office:value="0.0119138471235415">
                <text:p>0.01191384712354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3000">
                <text:p>193000</text:p>
              </table:table-cell>
              <table:table-cell office:value-type="float" office:value="0.979269977676775">
                <text:p>0.979269977676775</text:p>
              </table:table-cell>
              <table:table-cell office:value-type="float" office:value="0.000428634332875662">
                <text:p>0.000428634332875662</text:p>
              </table:table-cell>
              <table:table-cell office:value-type="float" office:value="0.000428634332875662">
                <text:p>0.00042863433287566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846559549608343">
                <text:p>0.00846559549608343</text:p>
              </table:table-cell>
              <table:table-cell office:value-type="float" office:value="0.00846559549608343">
                <text:p>0.008465595496083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9000">
                <text:p>209000</text:p>
              </table:table-cell>
              <table:table-cell office:value-type="float" office:value="0.980510859294715">
                <text:p>0.980510859294715</text:p>
              </table:table-cell>
              <table:table-cell office:value-type="float" office:value="0.00392346701150129">
                <text:p>0.00392346701150129</text:p>
              </table:table-cell>
              <table:table-cell office:value-type="float" office:value="0.00392346701150129">
                <text:p>0.0039234670115012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152226387957191">
                <text:p>0.00152226387957191</text:p>
              </table:table-cell>
              <table:table-cell office:value-type="float" office:value="0.00152226387957191">
                <text:p>0.001522263879571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4000">
                <text:p>214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129461257071754">
                <text:p>0.0129461257071754</text:p>
              </table:table-cell>
              <table:table-cell office:value-type="float" office:value="0.0129461257071754">
                <text:p>0.01294612570717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5000">
                <text:p>215000</text:p>
              </table:table-cell>
              <table:table-cell office:value-type="float" office:value="0.980510859294715">
                <text:p>0.980510859294715</text:p>
              </table:table-cell>
              <table:table-cell office:value-type="float" office:value="0.00392346701150129">
                <text:p>0.00392346701150129</text:p>
              </table:table-cell>
              <table:table-cell office:value-type="float" office:value="0.00392346701150129">
                <text:p>0.0039234670115012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794431670581879">
                <text:p>0.00794431670581879</text:p>
              </table:table-cell>
              <table:table-cell office:value-type="float" office:value="0.00794431670581879">
                <text:p>0.007944316705818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0000">
                <text:p>220000</text:p>
              </table:table-cell>
              <table:table-cell office:value-type="float" office:value="0.982055208024406">
                <text:p>0.98205520802440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69758259691117">
                <text:p>0.0069758259691117</text:p>
              </table:table-cell>
              <table:table-cell office:value-type="float" office:value="0.0069758259691117">
                <text:p>0.00697582596911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4000">
                <text:p>224000</text:p>
              </table:table-cell>
              <table:table-cell office:value-type="float" office:value="0.976796835665662">
                <text:p>0.976796835665662</text:p>
              </table:table-cell>
              <table:table-cell office:value-type="float" office:value="0.00459749431525572">
                <text:p>0.00459749431525572</text:p>
              </table:table-cell>
              <table:table-cell office:value-type="float" office:value="0.00459749431525572">
                <text:p>0.0045974943152557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465882833433437">
                <text:p>0.00465882833433437</text:p>
              </table:table-cell>
              <table:table-cell office:value-type="float" office:value="0.00465882833433437">
                <text:p>0.004658828334334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7000">
                <text:p>237000</text:p>
              </table:table-cell>
              <table:table-cell office:value-type="float" office:value="0.980507985553126">
                <text:p>0.980507985553126</text:p>
              </table:table-cell>
              <table:table-cell office:value-type="float" office:value="0.00130383426217441">
                <text:p>0.00130383426217441</text:p>
              </table:table-cell>
              <table:table-cell office:value-type="float" office:value="0.00130383426217441">
                <text:p>0.00130383426217441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550080181698572">
                <text:p>0.00550080181698572</text:p>
              </table:table-cell>
              <table:table-cell office:value-type="float" office:value="0.00550080181698572">
                <text:p>0.005500801816985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4000">
                <text:p>244000</text:p>
              </table:table-cell>
              <table:table-cell office:value-type="float" office:value="0.981127564239619">
                <text:p>0.981127564239619</text:p>
              </table:table-cell>
              <table:table-cell office:value-type="float" office:value="0.00156249281052168">
                <text:p>0.00156249281052168</text:p>
              </table:table-cell>
              <table:table-cell office:value-type="float" office:value="0.00156249281052168">
                <text:p>0.00156249281052168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531849856481557">
                <text:p>0.00531849856481557</text:p>
              </table:table-cell>
              <table:table-cell office:value-type="float" office:value="0.00531849856481557">
                <text:p>0.005318498564815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1000">
                <text:p>251000</text:p>
              </table:table-cell>
              <table:table-cell office:value-type="float" office:value="0.978961337830164">
                <text:p>0.978961337830164</text:p>
              </table:table-cell>
              <table:table-cell office:value-type="float" office:value="0.00114085991985478">
                <text:p>0.00114085991985478</text:p>
              </table:table-cell>
              <table:table-cell office:value-type="float" office:value="0.00114085991985478">
                <text:p>0.00114085991985478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69758259691117">
                <text:p>0.0069758259691117</text:p>
              </table:table-cell>
              <table:table-cell office:value-type="float" office:value="0.0069758259691117">
                <text:p>0.00697582596911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2000">
                <text:p>252000</text:p>
              </table:table-cell>
              <table:table-cell office:value-type="float" office:value="0.982985150802464">
                <text:p>0.982985150802464</text:p>
              </table:table-cell>
              <table:table-cell office:value-type="float" office:value="0.00305050462136901">
                <text:p>0.00305050462136901</text:p>
              </table:table-cell>
              <table:table-cell office:value-type="float" office:value="0.00305050462136901">
                <text:p>0.00305050462136901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106177799585661">
                <text:p>0.0106177799585661</text:p>
              </table:table-cell>
              <table:table-cell office:value-type="float" office:value="0.0106177799585661">
                <text:p>0.01061777995856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4000">
                <text:p>254000</text:p>
              </table:table-cell>
              <table:table-cell office:value-type="float" office:value="0.979890705859904">
                <text:p>0.979890705859904</text:p>
              </table:table-cell>
              <table:table-cell office:value-type="float" office:value="0.00264674289939954">
                <text:p>0.00264674289939954</text:p>
              </table:table-cell>
              <table:table-cell office:value-type="float" office:value="0.00264674289939954">
                <text:p>0.00264674289939954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806802836057887">
                <text:p>0.00806802836057887</text:p>
              </table:table-cell>
              <table:table-cell office:value-type="float" office:value="0.00806802836057887">
                <text:p>0.008068028360578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">
                <text:p>265000</text:p>
              </table:table-cell>
              <table:table-cell office:value-type="float" office:value="0.983603005244004">
                <text:p>0.983603005244004</text:p>
              </table:table-cell>
              <table:table-cell office:value-type="float" office:value="0.00189494459335908">
                <text:p>0.00189494459335908</text:p>
              </table:table-cell>
              <table:table-cell office:value-type="float" office:value="0.00189494459335908">
                <text:p>0.00189494459335908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910120015992183">
                <text:p>0.00910120015992183</text:p>
              </table:table-cell>
              <table:table-cell office:value-type="float" office:value="0.00910120015992183">
                <text:p>0.009101200159921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1000">
                <text:p>271000</text:p>
              </table:table-cell>
              <table:table-cell office:value-type="float" office:value="0.979269977676775">
                <text:p>0.979269977676775</text:p>
              </table:table-cell>
              <table:table-cell office:value-type="float" office:value="0.00115372933564344">
                <text:p>0.00115372933564344</text:p>
              </table:table-cell>
              <table:table-cell office:value-type="float" office:value="0.00115372933564344">
                <text:p>0.00115372933564344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758467331424289">
                <text:p>0.00758467331424289</text:p>
              </table:table-cell>
              <table:table-cell office:value-type="float" office:value="0.00758467331424289">
                <text:p>0.00758467331424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3000">
                <text:p>273000</text:p>
              </table:table-cell>
              <table:table-cell office:value-type="float" office:value="0.978344632885259">
                <text:p>0.978344632885259</text:p>
              </table:table-cell>
              <table:table-cell office:value-type="float" office:value="0.00356511966366619">
                <text:p>0.00356511966366619</text:p>
              </table:table-cell>
              <table:table-cell office:value-type="float" office:value="0.00356511966366619">
                <text:p>0.0035651196636661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846559549608343">
                <text:p>0.00846559549608343</text:p>
              </table:table-cell>
              <table:table-cell office:value-type="float" office:value="0.00846559549608343">
                <text:p>0.008465595496083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000">
                <text:p>276000</text:p>
              </table:table-cell>
              <table:table-cell office:value-type="float" office:value="0.982056932269359">
                <text:p>0.982056932269359</text:p>
              </table:table-cell>
              <table:table-cell office:value-type="float" office:value="0.00285545318313596">
                <text:p>0.00285545318313596</text:p>
              </table:table-cell>
              <table:table-cell office:value-type="float" office:value="0.00285545318313596">
                <text:p>0.0028554531831359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666253243071485">
                <text:p>0.00666253243071485</text:p>
              </table:table-cell>
              <table:table-cell office:value-type="float" office:value="0.00666253243071485">
                <text:p>0.006662532430714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0000">
                <text:p>290000</text:p>
              </table:table-cell>
              <table:table-cell office:value-type="float" office:value="0.983294365397393">
                <text:p>0.983294365397393</text:p>
              </table:table-cell>
              <table:table-cell office:value-type="float" office:value="0.00460072267908169">
                <text:p>0.00460072267908169</text:p>
              </table:table-cell>
              <table:table-cell office:value-type="float" office:value="0.00460072267908169">
                <text:p>0.0046007226790816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943580665672248">
                <text:p>0.00943580665672248</text:p>
              </table:table-cell>
              <table:table-cell office:value-type="float" office:value="0.00943580665672248">
                <text:p>0.009435806656722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5000">
                <text:p>295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29725571791089">
                <text:p>0.00129725571791089</text:p>
              </table:table-cell>
              <table:table-cell office:value-type="float" office:value="0.00129725571791089">
                <text:p>0.0012972557179108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109682753244001">
                <text:p>0.0109682753244001</text:p>
              </table:table-cell>
              <table:table-cell office:value-type="float" office:value="0.0109682753244001">
                <text:p>0.0109682753244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6000">
                <text:p>296000</text:p>
              </table:table-cell>
              <table:table-cell office:value-type="float" office:value="0.979890131111586">
                <text:p>0.979890131111586</text:p>
              </table:table-cell>
              <table:table-cell office:value-type="float" office:value="0.0023022981409302">
                <text:p>0.0023022981409302</text:p>
              </table:table-cell>
              <table:table-cell office:value-type="float" office:value="0.0023022981409302">
                <text:p>0.002302298140930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95567046176375">
                <text:p>0.0095567046176375</text:p>
              </table:table-cell>
              <table:table-cell office:value-type="float" office:value="0.0095567046176375">
                <text:p>0.0095567046176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000">
                <text:p>50000</text:p>
              </table:table-cell>
              <table:table-cell office:value-type="float" office:value="0.980818924393008">
                <text:p>0.980818924393008</text:p>
              </table:table-cell>
              <table:table-cell office:value-type="float" office:value="0.00242110939776063">
                <text:p>0.00242110939776063</text:p>
              </table:table-cell>
              <table:table-cell office:value-type="float" office:value="0.00242110939776063">
                <text:p>0.00242110939776063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666253243071485">
                <text:p>0.00666253243071485</text:p>
              </table:table-cell>
              <table:table-cell office:value-type="float" office:value="0.00666253243071485">
                <text:p>0.006662532430714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000">
                <text:p>52000</text:p>
              </table:table-cell>
              <table:table-cell office:value-type="float" office:value="0.982673637214264">
                <text:p>0.982673637214264</text:p>
              </table:table-cell>
              <table:table-cell office:value-type="float" office:value="0.00157269624696454">
                <text:p>0.00157269624696454</text:p>
              </table:table-cell>
              <table:table-cell office:value-type="float" office:value="0.00157269624696454">
                <text:p>0.00157269624696454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388059730860594">
                <text:p>0.00388059730860594</text:p>
              </table:table-cell>
              <table:table-cell office:value-type="float" office:value="0.00388059730860594">
                <text:p>0.00388059730860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000">
                <text:p>57000</text:p>
              </table:table-cell>
              <table:table-cell office:value-type="float" office:value="0.979581491264975">
                <text:p>0.979581491264975</text:p>
              </table:table-cell>
              <table:table-cell office:value-type="float" office:value="0.00271685566380201">
                <text:p>0.00271685566380201</text:p>
              </table:table-cell>
              <table:table-cell office:value-type="float" office:value="0.00271685566380201">
                <text:p>0.00271685566380201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543849390126892">
                <text:p>0.00543849390126892</text:p>
              </table:table-cell>
              <table:table-cell office:value-type="float" office:value="0.00543849390126892">
                <text:p>0.00543849390126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000">
                <text:p>60000</text:p>
              </table:table-cell>
              <table:table-cell office:value-type="float" office:value="0.980817774896373">
                <text:p>0.980817774896373</text:p>
              </table:table-cell>
              <table:table-cell office:value-type="float" office:value="0.0011423935024305">
                <text:p>0.0011423935024305</text:p>
              </table:table-cell>
              <table:table-cell office:value-type="float" office:value="0.0011423935024305">
                <text:p>0.0011423935024305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109682753244001">
                <text:p>0.0109682753244001</text:p>
              </table:table-cell>
              <table:table-cell office:value-type="float" office:value="0.0109682753244001">
                <text:p>0.01096827532440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000">
                <text:p>67000</text:p>
              </table:table-cell>
              <table:table-cell office:value-type="float" office:value="0.980199920454833">
                <text:p>0.980199920454833</text:p>
              </table:table-cell>
              <table:table-cell office:value-type="float" office:value="0.00264795126767446">
                <text:p>0.00264795126767446</text:p>
              </table:table-cell>
              <table:table-cell office:value-type="float" office:value="0.00264795126767446">
                <text:p>0.0026479512676744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758467331424289">
                <text:p>0.00758467331424289</text:p>
              </table:table-cell>
              <table:table-cell office:value-type="float" office:value="0.00758467331424289">
                <text:p>0.007584673314242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000">
                <text:p>71000</text:p>
              </table:table-cell>
              <table:table-cell office:value-type="float" office:value="0.980816625399738">
                <text:p>0.980816625399738</text:p>
              </table:table-cell>
              <table:table-cell office:value-type="float" office:value="0.00190816008687378">
                <text:p>0.00190816008687378</text:p>
              </table:table-cell>
              <table:table-cell office:value-type="float" office:value="0.00190816008687378">
                <text:p>0.00190816008687378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518875876802121">
                <text:p>0.00518875876802121</text:p>
              </table:table-cell>
              <table:table-cell office:value-type="float" office:value="0.00518875876802121">
                <text:p>0.005188758768021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000">
                <text:p>109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99439223194969">
                <text:p>0.00199439223194969</text:p>
              </table:table-cell>
              <table:table-cell office:value-type="float" office:value="0.00199439223194969">
                <text:p>0.0019943922319496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140435926022146">
                <text:p>0.00140435926022146</text:p>
              </table:table-cell>
              <table:table-cell office:value-type="float" office:value="0.00140435926022146">
                <text:p>0.001404359260221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000">
                <text:p>115000</text:p>
              </table:table-cell>
              <table:table-cell office:value-type="float" office:value="0.98019819620988">
                <text:p>0.98019819620988</text:p>
              </table:table-cell>
              <table:table-cell office:value-type="float" office:value="0.00115387105527289">
                <text:p>0.00115387105527289</text:p>
              </table:table-cell>
              <table:table-cell office:value-type="float" office:value="0.00115387105527289">
                <text:p>0.0011538710552728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39717402260161">
                <text:p>0.0039717402260161</text:p>
              </table:table-cell>
              <table:table-cell office:value-type="float" office:value="0.0039717402260161">
                <text:p>0.00397174022601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6000">
                <text:p>136000</text:p>
              </table:table-cell>
              <table:table-cell office:value-type="float" office:value="0.981128713736255">
                <text:p>0.981128713736255</text:p>
              </table:table-cell>
              <table:table-cell office:value-type="float" office:value="0.0028546475486679">
                <text:p>0.0028546475486679</text:p>
              </table:table-cell>
              <table:table-cell office:value-type="float" office:value="0.0028546475486679">
                <text:p>0.002854647548667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842524197799053">
                <text:p>0.00842524197799053</text:p>
              </table:table-cell>
              <table:table-cell office:value-type="float" office:value="0.00842524197799053">
                <text:p>0.008425241977990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2000">
                <text:p>142000</text:p>
              </table:table-cell>
              <table:table-cell office:value-type="float" office:value="0.978960763081846">
                <text:p>0.978960763081846</text:p>
              </table:table-cell>
              <table:table-cell office:value-type="float" office:value="0.000865788473369286">
                <text:p>0.000865788473369286</text:p>
              </table:table-cell>
              <table:table-cell office:value-type="float" office:value="0.000865788473369286">
                <text:p>0.00086578847336928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109682753244001">
                <text:p>0.0109682753244001</text:p>
              </table:table-cell>
              <table:table-cell office:value-type="float" office:value="0.0109682753244001">
                <text:p>0.01096827532440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000">
                <text:p>143000</text:p>
              </table:table-cell>
              <table:table-cell office:value-type="float" office:value="0.982054633276089">
                <text:p>0.982054633276089</text:p>
              </table:table-cell>
              <table:table-cell office:value-type="float" office:value="0.00115415615961141">
                <text:p>0.00115415615961141</text:p>
              </table:table-cell>
              <table:table-cell office:value-type="float" office:value="0.00115415615961141">
                <text:p>0.00115415615961141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00846559549608343">
                <text:p>0.00846559549608343</text:p>
              </table:table-cell>
              <table:table-cell office:value-type="float" office:value="0.00846559549608343">
                <text:p>0.008465595496083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000">
                <text:p>39000</text:p>
              </table:table-cell>
              <table:table-cell office:value-type="float" office:value="0.981127564239619">
                <text:p>0.981127564239619</text:p>
              </table:table-cell>
              <table:table-cell office:value-type="float" office:value="0.00189439905287568">
                <text:p>0.00189439905287568</text:p>
              </table:table-cell>
              <table:table-cell office:value-type="float" office:value="0.00189439905287568">
                <text:p>0.00189439905287568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49564863505158">
                <text:p>0.0049564863505158</text:p>
              </table:table-cell>
              <table:table-cell office:value-type="float" office:value="0.0049564863505158">
                <text:p>0.00495648635051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000">
                <text:p>45000</text:p>
              </table:table-cell>
              <table:table-cell office:value-type="float" office:value="0.982984001305828">
                <text:p>0.982984001305828</text:p>
              </table:table-cell>
              <table:table-cell office:value-type="float" office:value="0.00156407002183319">
                <text:p>0.00156407002183319</text:p>
              </table:table-cell>
              <table:table-cell office:value-type="float" office:value="0.00156407002183319">
                <text:p>0.0015640700218331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566066327096402">
                <text:p>0.00566066327096402</text:p>
              </table:table-cell>
              <table:table-cell office:value-type="float" office:value="0.00566066327096402">
                <text:p>0.005660663270964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000">
                <text:p>48000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8131548888154">
                <text:p>0.0078131548888154</text:p>
              </table:table-cell>
              <table:table-cell office:value-type="float" office:value="0.0078131548888154">
                <text:p>0.00781315488881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6000">
                <text:p>56000</text:p>
              </table:table-cell>
              <table:table-cell office:value-type="float" office:value="0.982055782772724">
                <text:p>0.982055782772724</text:p>
              </table:table-cell>
              <table:table-cell office:value-type="float" office:value="0.00156328140377645">
                <text:p>0.00156328140377645</text:p>
              </table:table-cell>
              <table:table-cell office:value-type="float" office:value="0.00156328140377645">
                <text:p>0.00156328140377645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46105004113055">
                <text:p>0.0046105004113055</text:p>
              </table:table-cell>
              <table:table-cell office:value-type="float" office:value="0.0046105004113055">
                <text:p>0.00461050041130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000">
                <text:p>73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00150218320851845">
                <text:p>0.00150218320851845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61993232816458">
                <text:p>0.00761993232816458</text:p>
              </table:table-cell>
              <table:table-cell office:value-type="float" office:value="0.00761993232816458">
                <text:p>0.007619932328164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000">
                <text:p>79000</text:p>
              </table:table-cell>
              <table:table-cell office:value-type="float" office:value="0.979271127173411">
                <text:p>0.979271127173411</text:p>
              </table:table-cell>
              <table:table-cell office:value-type="float" office:value="0.00242457208262608">
                <text:p>0.00242457208262608</text:p>
              </table:table-cell>
              <table:table-cell office:value-type="float" office:value="0.00242457208262608">
                <text:p>0.00242457208262608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12801083711231">
                <text:p>0.00712801083711231</text:p>
              </table:table-cell>
              <table:table-cell office:value-type="float" office:value="0.00712801083711231">
                <text:p>0.007128010837112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000">
                <text:p>80000</text:p>
              </table:table-cell>
              <table:table-cell office:value-type="float" office:value="0.981128713736255">
                <text:p>0.981128713736255</text:p>
              </table:table-cell>
              <table:table-cell office:value-type="float" office:value="0.0028546475486679">
                <text:p>0.0028546475486679</text:p>
              </table:table-cell>
              <table:table-cell office:value-type="float" office:value="0.0028546475486679">
                <text:p>0.002854647548667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619429192354008">
                <text:p>0.00619429192354008</text:p>
              </table:table-cell>
              <table:table-cell office:value-type="float" office:value="0.00619429192354008">
                <text:p>0.006194291923540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5000">
                <text:p>105000</text:p>
              </table:table-cell>
              <table:table-cell office:value-type="float" office:value="0.980201644699786">
                <text:p>0.980201644699786</text:p>
              </table:table-cell>
              <table:table-cell office:value-type="float" office:value="0.00415939119194529">
                <text:p>0.00415939119194529</text:p>
              </table:table-cell>
              <table:table-cell office:value-type="float" office:value="0.00415939119194529">
                <text:p>0.0041593911919452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533882235849072">
                <text:p>0.00533882235849072</text:p>
              </table:table-cell>
              <table:table-cell office:value-type="float" office:value="0.00533882235849072">
                <text:p>0.00533882235849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7000">
                <text:p>107000</text:p>
              </table:table-cell>
              <table:table-cell office:value-type="float" office:value="0.982674786710899">
                <text:p>0.982674786710899</text:p>
              </table:table-cell>
              <table:table-cell office:value-type="float" office:value="0.0018941995574959">
                <text:p>0.0018941995574959</text:p>
              </table:table-cell>
              <table:table-cell office:value-type="float" office:value="0.0018941995574959">
                <text:p>0.001894199557495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61993232816458">
                <text:p>0.00761993232816458</text:p>
              </table:table-cell>
              <table:table-cell office:value-type="float" office:value="0.00761993232816458">
                <text:p>0.007619932328164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2000">
                <text:p>112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29725571791089">
                <text:p>0.00129725571791089</text:p>
              </table:table-cell>
              <table:table-cell office:value-type="float" office:value="0.00129725571791089">
                <text:p>0.0012972557179108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84562415824819">
                <text:p>0.0084562415824819</text:p>
              </table:table-cell>
              <table:table-cell office:value-type="float" office:value="0.0084562415824819">
                <text:p>0.00845624158248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0000">
                <text:p>120000</text:p>
              </table:table-cell>
              <table:table-cell office:value-type="float" office:value="0.9789624873268">
                <text:p>0.9789624873268</text:p>
              </table:table-cell>
              <table:table-cell office:value-type="float" office:value="0.00304894908863134">
                <text:p>0.00304894908863134</text:p>
              </table:table-cell>
              <table:table-cell office:value-type="float" office:value="0.00304894908863134">
                <text:p>0.00304894908863134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53475810863321">
                <text:p>0.00753475810863321</text:p>
              </table:table-cell>
              <table:table-cell office:value-type="float" office:value="0.00753475810863321">
                <text:p>0.007534758108633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3000">
                <text:p>133000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285913032076102">
                <text:p>0.00285913032076102</text:p>
              </table:table-cell>
              <table:table-cell office:value-type="float" office:value="0.00285913032076102">
                <text:p>0.00285913032076102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6848821175728">
                <text:p>0.006848821175728</text:p>
              </table:table-cell>
              <table:table-cell office:value-type="float" office:value="0.006848821175728">
                <text:p>0.0068488211757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6000">
                <text:p>176000</text:p>
              </table:table-cell>
              <table:table-cell office:value-type="float" office:value="0.98019819620988">
                <text:p>0.98019819620988</text:p>
              </table:table-cell>
              <table:table-cell office:value-type="float" office:value="0.00115387105527289">
                <text:p>0.00115387105527289</text:p>
              </table:table-cell>
              <table:table-cell office:value-type="float" office:value="0.00115387105527289">
                <text:p>0.0011538710552728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492328494741674">
                <text:p>0.00492328494741674</text:p>
              </table:table-cell>
              <table:table-cell office:value-type="float" office:value="0.00492328494741674">
                <text:p>0.004923284947416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8000">
                <text:p>188000</text:p>
              </table:table-cell>
              <table:table-cell office:value-type="float" office:value="0.982364997367653">
                <text:p>0.982364997367653</text:p>
              </table:table-cell>
              <table:table-cell office:value-type="float" office:value="0.00150288519697268">
                <text:p>0.00150288519697268</text:p>
              </table:table-cell>
              <table:table-cell office:value-type="float" office:value="0.00150288519697268">
                <text:p>0.00150288519697268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929246815349891">
                <text:p>0.00929246815349891</text:p>
              </table:table-cell>
              <table:table-cell office:value-type="float" office:value="0.00929246815349891">
                <text:p>0.009292468153498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0000">
                <text:p>190000</text:p>
              </table:table-cell>
              <table:table-cell office:value-type="float" office:value="0.982366721612606">
                <text:p>0.982366721612606</text:p>
              </table:table-cell>
              <table:table-cell office:value-type="float" office:value="0.00329020436213987">
                <text:p>0.00329020436213987</text:p>
              </table:table-cell>
              <table:table-cell office:value-type="float" office:value="0.00329020436213987">
                <text:p>0.00329020436213987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101691387256496">
                <text:p>0.0101691387256496</text:p>
              </table:table-cell>
              <table:table-cell office:value-type="float" office:value="0.0101691387256496">
                <text:p>0.01016913872564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000">
                <text:p>191000</text:p>
              </table:table-cell>
              <table:table-cell office:value-type="float" office:value="0.983293790649075">
                <text:p>0.983293790649075</text:p>
              </table:table-cell>
              <table:table-cell office:value-type="float" office:value="0.00329425590829671">
                <text:p>0.00329425590829671</text:p>
              </table:table-cell>
              <table:table-cell office:value-type="float" office:value="0.00329425590829671">
                <text:p>0.00329425590829671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893178251569016">
                <text:p>0.00893178251569016</text:p>
              </table:table-cell>
              <table:table-cell office:value-type="float" office:value="0.00893178251569016">
                <text:p>0.008931782515690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3000">
                <text:p>203000</text:p>
              </table:table-cell>
              <table:table-cell office:value-type="float" office:value="0.982985150802464">
                <text:p>0.982985150802464</text:p>
              </table:table-cell>
              <table:table-cell office:value-type="float" office:value="0.00305050462136901">
                <text:p>0.00305050462136901</text:p>
              </table:table-cell>
              <table:table-cell office:value-type="float" office:value="0.00305050462136901">
                <text:p>0.00305050462136901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6848821175728">
                <text:p>0.006848821175728</text:p>
              </table:table-cell>
              <table:table-cell office:value-type="float" office:value="0.006848821175728">
                <text:p>0.0068488211757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1000">
                <text:p>221000</text:p>
              </table:table-cell>
              <table:table-cell office:value-type="float" office:value="0.981128138987937">
                <text:p>0.981128138987937</text:p>
              </table:table-cell>
              <table:table-cell office:value-type="float" office:value="0.00264861797997555">
                <text:p>0.00264861797997555</text:p>
              </table:table-cell>
              <table:table-cell office:value-type="float" office:value="0.00264861797997555">
                <text:p>0.00264861797997555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635150738642742">
                <text:p>0.00635150738642742</text:p>
              </table:table-cell>
              <table:table-cell office:value-type="float" office:value="0.00635150738642742">
                <text:p>0.006351507386427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0000">
                <text:p>270000</text:p>
              </table:table-cell>
              <table:table-cell office:value-type="float" office:value="0.979580916516657">
                <text:p>0.979580916516657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53475810863321">
                <text:p>0.00753475810863321</text:p>
              </table:table-cell>
              <table:table-cell office:value-type="float" office:value="0.00753475810863321">
                <text:p>0.007534758108633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9000">
                <text:p>279000</text:p>
              </table:table-cell>
              <table:table-cell office:value-type="float" office:value="0.980195897216609">
                <text:p>0.980195897216609</text:p>
              </table:table-cell>
              <table:table-cell office:value-type="float" office:value="0.00245483329505853">
                <text:p>0.00245483329505853</text:p>
              </table:table-cell>
              <table:table-cell office:value-type="float" office:value="0.00245483329505853">
                <text:p>0.00245483329505853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893178251569016">
                <text:p>0.00893178251569016</text:p>
              </table:table-cell>
              <table:table-cell office:value-type="float" office:value="0.00893178251569016">
                <text:p>0.008931782515690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3000">
                <text:p>293000</text:p>
              </table:table-cell>
              <table:table-cell office:value-type="float" office:value="0.978960763081846">
                <text:p>0.978960763081846</text:p>
              </table:table-cell>
              <table:table-cell office:value-type="float" office:value="0.00305856495683057">
                <text:p>0.00305856495683057</text:p>
              </table:table-cell>
              <table:table-cell office:value-type="float" office:value="0.00305856495683057">
                <text:p>0.00305856495683057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619429192354008">
                <text:p>0.00619429192354008</text:p>
              </table:table-cell>
              <table:table-cell office:value-type="float" office:value="0.00619429192354008">
                <text:p>0.00619429192354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8000">
                <text:p>298000</text:p>
              </table:table-cell>
              <table:table-cell office:value-type="float" office:value="0.979888406866633">
                <text:p>0.979888406866633</text:p>
              </table:table-cell>
              <table:table-cell office:value-type="float" office:value="0.00341657821326679">
                <text:p>0.00341657821326679</text:p>
              </table:table-cell>
              <table:table-cell office:value-type="float" office:value="0.00341657821326679">
                <text:p>0.0034165782132667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00753475810863321">
                <text:p>0.00753475810863321</text:p>
              </table:table-cell>
              <table:table-cell office:value-type="float" office:value="0.00753475810863321">
                <text:p>0.007534758108633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000">
                <text:p>29000</text:p>
              </table:table-cell>
              <table:table-cell office:value-type="float" office:value="0.98391279458725">
                <text:p>0.98391279458725</text:p>
              </table:table-cell>
              <table:table-cell office:value-type="float" office:value="0.00265061860619695">
                <text:p>0.00265061860619695</text:p>
              </table:table-cell>
              <table:table-cell office:value-type="float" office:value="0.00265061860619695">
                <text:p>0.00265061860619695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627867537134254">
                <text:p>0.00627867537134254</text:p>
              </table:table-cell>
              <table:table-cell office:value-type="float" office:value="0.00627867537134254">
                <text:p>0.006278675371342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000">
                <text:p>81000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579272853109394">
                <text:p>0.00579272853109394</text:p>
              </table:table-cell>
              <table:table-cell office:value-type="float" office:value="0.00579272853109394">
                <text:p>0.005792728531093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6000">
                <text:p>96000</text:p>
              </table:table-cell>
              <table:table-cell office:value-type="float" office:value="0.978649824241964">
                <text:p>0.978649824241964</text:p>
              </table:table-cell>
              <table:table-cell office:value-type="float" office:value="0.00133220684314286">
                <text:p>0.00133220684314286</text:p>
              </table:table-cell>
              <table:table-cell office:value-type="float" office:value="0.00133220684314286">
                <text:p>0.00133220684314286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10284538076854">
                <text:p>0.010284538076854</text:p>
              </table:table-cell>
              <table:table-cell office:value-type="float" office:value="0.010284538076854">
                <text:p>0.0102845380768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000">
                <text:p>98000</text:p>
              </table:table-cell>
              <table:table-cell office:value-type="float" office:value="0.982054058527771">
                <text:p>0.982054058527771</text:p>
              </table:table-cell>
              <table:table-cell office:value-type="float" office:value="0.000882831376707361">
                <text:p>0.000882831376707361</text:p>
              </table:table-cell>
              <table:table-cell office:value-type="float" office:value="0.000882831376707361">
                <text:p>0.000882831376707361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11746384391251">
                <text:p>0.011746384391251</text:p>
              </table:table-cell>
              <table:table-cell office:value-type="float" office:value="0.011746384391251">
                <text:p>0.0117463843912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000">
                <text:p>100000</text:p>
              </table:table-cell>
              <table:table-cell office:value-type="float" office:value="0.9789624873268">
                <text:p>0.9789624873268</text:p>
              </table:table-cell>
              <table:table-cell office:value-type="float" office:value="0.00264600879965599">
                <text:p>0.00264600879965599</text:p>
              </table:table-cell>
              <table:table-cell office:value-type="float" office:value="0.00264600879965599">
                <text:p>0.00264600879965599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110281019714313">
                <text:p>0.0110281019714313</text:p>
              </table:table-cell>
              <table:table-cell office:value-type="float" office:value="0.0110281019714313">
                <text:p>0.01102810197143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0000">
                <text:p>130000</text:p>
              </table:table-cell>
              <table:table-cell office:value-type="float" office:value="0.979891280608222">
                <text:p>0.979891280608222</text:p>
              </table:table-cell>
              <table:table-cell office:value-type="float" office:value="0.00304725043010529">
                <text:p>0.00304725043010529</text:p>
              </table:table-cell>
              <table:table-cell office:value-type="float" office:value="0.00304725043010529">
                <text:p>0.00304725043010529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683202712308144">
                <text:p>0.00683202712308144</text:p>
              </table:table-cell>
              <table:table-cell office:value-type="float" office:value="0.00683202712308144">
                <text:p>0.006832027123081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6000">
                <text:p>156000</text:p>
              </table:table-cell>
              <table:table-cell office:value-type="float" office:value="0.979579767020022">
                <text:p>0.979579767020022</text:p>
              </table:table-cell>
              <table:table-cell office:value-type="float" office:value="0.000742684696710204">
                <text:p>0.000742684696710204</text:p>
              </table:table-cell>
              <table:table-cell office:value-type="float" office:value="0.000742684696710204">
                <text:p>0.000742684696710204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915578023114138">
                <text:p>0.00915578023114138</text:p>
              </table:table-cell>
              <table:table-cell office:value-type="float" office:value="0.00915578023114138">
                <text:p>0.009155780231141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2000">
                <text:p>172000</text:p>
              </table:table-cell>
              <table:table-cell office:value-type="float" office:value="0.981437928331184">
                <text:p>0.98143792833118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101896589744093">
                <text:p>0.0101896589744093</text:p>
              </table:table-cell>
              <table:table-cell office:value-type="float" office:value="0.0101896589744093">
                <text:p>0.01018965897440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2000">
                <text:p>222000</text:p>
              </table:table-cell>
              <table:table-cell office:value-type="float" office:value="0.981437928331184">
                <text:p>0.981437928331184</text:p>
              </table:table-cell>
              <table:table-cell office:value-type="float" office:value="0.00399937748582153">
                <text:p>0.00399937748582153</text:p>
              </table:table-cell>
              <table:table-cell office:value-type="float" office:value="0.00399937748582153">
                <text:p>0.00399937748582153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842673619843071">
                <text:p>0.00842673619843071</text:p>
              </table:table-cell>
              <table:table-cell office:value-type="float" office:value="0.00842673619843071">
                <text:p>0.008426736198430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7000">
                <text:p>257000</text:p>
              </table:table-cell>
              <table:table-cell office:value-type="float" office:value="0.980507985553126">
                <text:p>0.980507985553126</text:p>
              </table:table-cell>
              <table:table-cell office:value-type="float" office:value="0.00199867750285751">
                <text:p>0.00199867750285751</text:p>
              </table:table-cell>
              <table:table-cell office:value-type="float" office:value="0.00199867750285751">
                <text:p>0.00199867750285751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707012287804968">
                <text:p>0.00707012287804968</text:p>
              </table:table-cell>
              <table:table-cell office:value-type="float" office:value="0.00707012287804968">
                <text:p>0.007070122878049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6000">
                <text:p>266000</text:p>
              </table:table-cell>
              <table:table-cell office:value-type="float" office:value="0.981437353582866">
                <text:p>0.981437353582866</text:p>
              </table:table-cell>
              <table:table-cell office:value-type="float" office:value="0.0027209693798421">
                <text:p>0.0027209693798421</text:p>
              </table:table-cell>
              <table:table-cell office:value-type="float" office:value="0.0027209693798421">
                <text:p>0.0027209693798421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138069370444067">
                <text:p>0.0138069370444067</text:p>
              </table:table-cell>
              <table:table-cell office:value-type="float" office:value="0.0138069370444067">
                <text:p>0.01380693704440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1000">
                <text:p>281000</text:p>
              </table:table-cell>
              <table:table-cell office:value-type="float" office:value="0.981435629337913">
                <text:p>0.981435629337913</text:p>
              </table:table-cell>
              <table:table-cell office:value-type="float" office:value="0.0000162563373171598">
                <text:p>0.0000162563373171598</text:p>
              </table:table-cell>
              <table:table-cell office:value-type="float" office:value="0.0000162563373171598">
                <text:p>0.0000162563373171598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00842673619843071">
                <text:p>0.00842673619843071</text:p>
              </table:table-cell>
              <table:table-cell office:value-type="float" office:value="0.00842673619843071">
                <text:p>0.008426736198430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000">
                <text:p>36000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00189345457740009">
                <text:p>0.00189345457740009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692624554081025">
                <text:p>0.00692624554081025</text:p>
              </table:table-cell>
              <table:table-cell office:value-type="float" office:value="0.00692624554081025">
                <text:p>0.006926245540810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9000">
                <text:p>69000</text:p>
              </table:table-cell>
              <table:table-cell office:value-type="float" office:value="0.981745993429477">
                <text:p>0.981745993429477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00156658215994111">
                <text:p>0.00156658215994111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606830949786108">
                <text:p>0.00606830949786108</text:p>
              </table:table-cell>
              <table:table-cell office:value-type="float" office:value="0.00606830949786108">
                <text:p>0.006068309497861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000">
                <text:p>70000</text:p>
              </table:table-cell>
              <table:table-cell office:value-type="float" office:value="0.98174541868116">
                <text:p>0.98174541868116</text:p>
              </table:table-cell>
              <table:table-cell office:value-type="float" office:value="0.000421851953380813">
                <text:p>0.000421851953380813</text:p>
              </table:table-cell>
              <table:table-cell office:value-type="float" office:value="0.000421851953380813">
                <text:p>0.000421851953380813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758472961934761">
                <text:p>0.00758472961934761</text:p>
              </table:table-cell>
              <table:table-cell office:value-type="float" office:value="0.00758472961934761">
                <text:p>0.007584729619347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000">
                <text:p>77000</text:p>
              </table:table-cell>
              <table:table-cell office:value-type="float" office:value="0.979581491264975">
                <text:p>0.979581491264975</text:p>
              </table:table-cell>
              <table:table-cell office:value-type="float" office:value="0.00271685566380201">
                <text:p>0.00271685566380201</text:p>
              </table:table-cell>
              <table:table-cell office:value-type="float" office:value="0.00271685566380201">
                <text:p>0.00271685566380201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842478702660005">
                <text:p>0.00842478702660005</text:p>
              </table:table-cell>
              <table:table-cell office:value-type="float" office:value="0.00842478702660005">
                <text:p>0.008424787026600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2000">
                <text:p>92000</text:p>
              </table:table-cell>
              <table:table-cell office:value-type="float" office:value="0.982055208024406">
                <text:p>0.98205520802440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00174191262657026">
                <text:p>0.00174191262657026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810916150657073">
                <text:p>0.00810916150657073</text:p>
              </table:table-cell>
              <table:table-cell office:value-type="float" office:value="0.00810916150657073">
                <text:p>0.008109161506570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000">
                <text:p>137000</text:p>
              </table:table-cell>
              <table:table-cell office:value-type="float" office:value="0.978961337830164">
                <text:p>0.978961337830164</text:p>
              </table:table-cell>
              <table:table-cell office:value-type="float" office:value="0.00114085991985478">
                <text:p>0.00114085991985478</text:p>
              </table:table-cell>
              <table:table-cell office:value-type="float" office:value="0.00114085991985478">
                <text:p>0.00114085991985478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163193254184999">
                <text:p>0.00163193254184999</text:p>
              </table:table-cell>
              <table:table-cell office:value-type="float" office:value="0.00163193254184999">
                <text:p>0.00163193254184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9000">
                <text:p>139000</text:p>
              </table:table-cell>
              <table:table-cell office:value-type="float" office:value="0.978961912578482">
                <text:p>0.978961912578482</text:p>
              </table:table-cell>
              <table:table-cell office:value-type="float" office:value="0.00189121997237528">
                <text:p>0.00189121997237528</text:p>
              </table:table-cell>
              <table:table-cell office:value-type="float" office:value="0.00189121997237528">
                <text:p>0.00189121997237528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758472961934761">
                <text:p>0.00758472961934761</text:p>
              </table:table-cell>
              <table:table-cell office:value-type="float" office:value="0.00758472961934761">
                <text:p>0.007584729619347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0000">
                <text:p>150000</text:p>
              </table:table-cell>
              <table:table-cell office:value-type="float" office:value="0.978343483388624">
                <text:p>0.978343483388624</text:p>
              </table:table-cell>
              <table:table-cell office:value-type="float" office:value="0.00217022103184348">
                <text:p>0.00217022103184348</text:p>
              </table:table-cell>
              <table:table-cell office:value-type="float" office:value="0.00217022103184348">
                <text:p>0.00217022103184348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928131140335139">
                <text:p>0.00928131140335139</text:p>
              </table:table-cell>
              <table:table-cell office:value-type="float" office:value="0.00928131140335139">
                <text:p>0.00928131140335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000">
                <text:p>157000</text:p>
              </table:table-cell>
              <table:table-cell office:value-type="float" office:value="0.98329494014571">
                <text:p>0.98329494014571</text:p>
              </table:table-cell>
              <table:table-cell office:value-type="float" office:value="0.00420891226508633">
                <text:p>0.00420891226508633</text:p>
              </table:table-cell>
              <table:table-cell office:value-type="float" office:value="0.00420891226508633">
                <text:p>0.00420891226508633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668844188824478">
                <text:p>0.00668844188824478</text:p>
              </table:table-cell>
              <table:table-cell office:value-type="float" office:value="0.00668844188824478">
                <text:p>0.006688441888244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000">
                <text:p>183000</text:p>
              </table:table-cell>
              <table:table-cell office:value-type="float" office:value="0.980198770958197">
                <text:p>0.980198770958197</text:p>
              </table:table-cell>
              <table:table-cell office:value-type="float" office:value="0.00174111064568814">
                <text:p>0.00174111064568814</text:p>
              </table:table-cell>
              <table:table-cell office:value-type="float" office:value="0.00174111064568814">
                <text:p>0.00174111064568814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955897785112609">
                <text:p>0.00955897785112609</text:p>
              </table:table-cell>
              <table:table-cell office:value-type="float" office:value="0.00955897785112609">
                <text:p>0.009558977851126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6000">
                <text:p>236000</text:p>
              </table:table-cell>
              <table:table-cell office:value-type="float" office:value="0.981127564239619">
                <text:p>0.981127564239619</text:p>
              </table:table-cell>
              <table:table-cell office:value-type="float" office:value="0.00242558771202881">
                <text:p>0.00242558771202881</text:p>
              </table:table-cell>
              <table:table-cell office:value-type="float" office:value="0.00242558771202881">
                <text:p>0.00242558771202881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532018056241099">
                <text:p>0.00532018056241099</text:p>
              </table:table-cell>
              <table:table-cell office:value-type="float" office:value="0.00532018056241099">
                <text:p>0.005320180562410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5000">
                <text:p>245000</text:p>
              </table:table-cell>
              <table:table-cell office:value-type="float" office:value="0.9789624873268">
                <text:p>0.9789624873268</text:p>
              </table:table-cell>
              <table:table-cell office:value-type="float" office:value="0.00241950378781532">
                <text:p>0.00241950378781532</text:p>
              </table:table-cell>
              <table:table-cell office:value-type="float" office:value="0.00241950378781532">
                <text:p>0.00241950378781532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532018056241099">
                <text:p>0.00532018056241099</text:p>
              </table:table-cell>
              <table:table-cell office:value-type="float" office:value="0.00532018056241099">
                <text:p>0.005320180562410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3000">
                <text:p>263000</text:p>
              </table:table-cell>
              <table:table-cell office:value-type="float" office:value="0.979271701921728">
                <text:p>0.979271701921728</text:p>
              </table:table-cell>
              <table:table-cell office:value-type="float" office:value="0.00217103384870935">
                <text:p>0.00217103384870935</text:p>
              </table:table-cell>
              <table:table-cell office:value-type="float" office:value="0.00217103384870935">
                <text:p>0.00217103384870935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120811239196159">
                <text:p>0.0120811239196159</text:p>
              </table:table-cell>
              <table:table-cell office:value-type="float" office:value="0.0120811239196159">
                <text:p>0.01208112391961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1000">
                <text:p>291000</text:p>
              </table:table-cell>
              <table:table-cell office:value-type="float" office:value="0.980817774896373">
                <text:p>0.980817774896373</text:p>
              </table:table-cell>
              <table:table-cell office:value-type="float" office:value="0.0011423935024305">
                <text:p>0.0011423935024305</text:p>
              </table:table-cell>
              <table:table-cell office:value-type="float" office:value="0.0011423935024305">
                <text:p>0.0011423935024305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00269518749840225">
                <text:p>0.00269518749840225</text:p>
              </table:table-cell>
              <table:table-cell office:value-type="float" office:value="0.00269518749840225">
                <text:p>0.002695187498402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4000">
                <text:p>54000</text:p>
              </table:table-cell>
              <table:table-cell office:value-type="float" office:value="0.981437928331184">
                <text:p>0.98143792833118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00271841688479954">
                <text:p>0.00271841688479954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781393694239878">
                <text:p>0.00781393694239878</text:p>
              </table:table-cell>
              <table:table-cell office:value-type="float" office:value="0.00781393694239878">
                <text:p>0.007813936942398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8000">
                <text:p>78000</text:p>
              </table:table-cell>
              <table:table-cell office:value-type="float" office:value="0.982363847871017">
                <text:p>0.982363847871017</text:p>
              </table:table-cell>
              <table:table-cell office:value-type="float" office:value="0.00075757540656105">
                <text:p>0.00075757540656105</text:p>
              </table:table-cell>
              <table:table-cell office:value-type="float" office:value="0.00075757540656105">
                <text:p>0.00075757540656105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787665394364589">
                <text:p>0.00787665394364589</text:p>
              </table:table-cell>
              <table:table-cell office:value-type="float" office:value="0.00787665394364589">
                <text:p>0.007876653943645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000">
                <text:p>86000</text:p>
              </table:table-cell>
              <table:table-cell office:value-type="float" office:value="0.979580916516658">
                <text:p>0.979580916516658</text:p>
              </table:table-cell>
              <table:table-cell office:value-type="float" office:value="0.00198877651537291">
                <text:p>0.00198877651537291</text:p>
              </table:table-cell>
              <table:table-cell office:value-type="float" office:value="0.00198877651537291">
                <text:p>0.00198877651537291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859065531215722">
                <text:p>0.00859065531215722</text:p>
              </table:table-cell>
              <table:table-cell office:value-type="float" office:value="0.00859065531215722">
                <text:p>0.008590655312157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1000">
                <text:p>91000</text:p>
              </table:table-cell>
              <table:table-cell office:value-type="float" office:value="0.9786509737386">
                <text:p>0.9786509737386</text:p>
              </table:table-cell>
              <table:table-cell office:value-type="float" office:value="0.000757648658282576">
                <text:p>0.000757648658282576</text:p>
              </table:table-cell>
              <table:table-cell office:value-type="float" office:value="0.000757648658282576">
                <text:p>0.000757648658282576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781393694239878">
                <text:p>0.00781393694239878</text:p>
              </table:table-cell>
              <table:table-cell office:value-type="float" office:value="0.00781393694239878">
                <text:p>0.007813936942398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3000">
                <text:p>123000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314437907774717">
                <text:p>0.00314437907774717</text:p>
              </table:table-cell>
              <table:table-cell office:value-type="float" office:value="0.00314437907774717">
                <text:p>0.00314437907774717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635246938623145">
                <text:p>0.00635246938623145</text:p>
              </table:table-cell>
              <table:table-cell office:value-type="float" office:value="0.00635246938623145">
                <text:p>0.006352469386231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000">
                <text:p>140000</text:p>
              </table:table-cell>
              <table:table-cell office:value-type="float" office:value="0.980507410804809">
                <text:p>0.980507410804809</text:p>
              </table:table-cell>
              <table:table-cell office:value-type="float" office:value="0.00151493212165867">
                <text:p>0.00151493212165867</text:p>
              </table:table-cell>
              <table:table-cell office:value-type="float" office:value="0.00151493212165867">
                <text:p>0.00151493212165867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533916897463832">
                <text:p>0.00533916897463832</text:p>
              </table:table-cell>
              <table:table-cell office:value-type="float" office:value="0.00533916897463832">
                <text:p>0.005339168974638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000">
                <text:p>177000</text:p>
              </table:table-cell>
              <table:table-cell office:value-type="float" office:value="0.979890131111586">
                <text:p>0.979890131111586</text:p>
              </table:table-cell>
              <table:table-cell office:value-type="float" office:value="0.00173373837487719">
                <text:p>0.00173373837487719</text:p>
              </table:table-cell>
              <table:table-cell office:value-type="float" office:value="0.00173373837487719">
                <text:p>0.00173373837487719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896911392889687">
                <text:p>0.00896911392889687</text:p>
              </table:table-cell>
              <table:table-cell office:value-type="float" office:value="0.00896911392889687">
                <text:p>0.008969113928896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7000">
                <text:p>187000</text:p>
              </table:table-cell>
              <table:table-cell office:value-type="float" office:value="0.980506836056491">
                <text:p>0.980506836056491</text:p>
              </table:table-cell>
              <table:table-cell office:value-type="float" office:value="0.000772955932896201">
                <text:p>0.000772955932896201</text:p>
              </table:table-cell>
              <table:table-cell office:value-type="float" office:value="0.000772955932896201">
                <text:p>0.000772955932896201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129437748449435">
                <text:p>0.0129437748449435</text:p>
              </table:table-cell>
              <table:table-cell office:value-type="float" office:value="0.0129437748449435">
                <text:p>0.01294377484494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8000">
                <text:p>198000</text:p>
              </table:table-cell>
              <table:table-cell office:value-type="float" office:value="0.979891280608222">
                <text:p>0.979891280608222</text:p>
              </table:table-cell>
              <table:table-cell office:value-type="float" office:value="0.00304725043010529">
                <text:p>0.00304725043010529</text:p>
              </table:table-cell>
              <table:table-cell office:value-type="float" office:value="0.00304725043010529">
                <text:p>0.00304725043010529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533916897463832">
                <text:p>0.00533916897463832</text:p>
              </table:table-cell>
              <table:table-cell office:value-type="float" office:value="0.00533916897463832">
                <text:p>0.00533916897463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2000">
                <text:p>232000</text:p>
              </table:table-cell>
              <table:table-cell office:value-type="float" office:value="0.978342333891989">
                <text:p>0.978342333891989</text:p>
              </table:table-cell>
              <table:table-cell office:value-type="float" office:value="0.0011435174965498">
                <text:p>0.0011435174965498</text:p>
              </table:table-cell>
              <table:table-cell office:value-type="float" office:value="0.0011435174965498">
                <text:p>0.0011435174965498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896911392889687">
                <text:p>0.00896911392889687</text:p>
              </table:table-cell>
              <table:table-cell office:value-type="float" office:value="0.00896911392889687">
                <text:p>0.008969113928896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3000">
                <text:p>243000</text:p>
              </table:table-cell>
              <table:table-cell office:value-type="float" office:value="0.981438503079501">
                <text:p>0.981438503079501</text:p>
              </table:table-cell>
              <table:table-cell office:value-type="float" office:value="0.00345940692542347">
                <text:p>0.00345940692542347</text:p>
              </table:table-cell>
              <table:table-cell office:value-type="float" office:value="0.00345940692542347">
                <text:p>0.00345940692542347</text:p>
              </table:table-cell>
              <table:table-cell office:value-type="float" office:value="0.923267326732673">
                <text:p>0.923267326732673</text:p>
              </table:table-cell>
              <table:table-cell office:value-type="float" office:value="0.00640456336534593">
                <text:p>0.00640456336534593</text:p>
              </table:table-cell>
              <table:table-cell office:value-type="float" office:value="0.00640456336534593">
                <text:p>0.006404563365345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000">
                <text:p>62000</text:p>
              </table:table-cell>
              <table:table-cell office:value-type="float" office:value="0.978963636823435">
                <text:p>0.978963636823435</text:p>
              </table:table-cell>
              <table:table-cell office:value-type="float" office:value="0.00387355490845781">
                <text:p>0.00387355490845781</text:p>
              </table:table-cell>
              <table:table-cell office:value-type="float" office:value="0.00387355490845781">
                <text:p>0.00387355490845781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915613782413629">
                <text:p>0.00915613782413629</text:p>
              </table:table-cell>
              <table:table-cell office:value-type="float" office:value="0.00915613782413629">
                <text:p>0.009156137824136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7000">
                <text:p>87000</text:p>
              </table:table-cell>
              <table:table-cell office:value-type="float" office:value="0.982364422619335">
                <text:p>0.982364422619335</text:p>
              </table:table-cell>
              <table:table-cell office:value-type="float" office:value="0.000744783344617">
                <text:p>0.000744783344617</text:p>
              </table:table-cell>
              <table:table-cell office:value-type="float" office:value="0.000744783344617">
                <text:p>0.000744783344617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840915983193378">
                <text:p>0.00840915983193378</text:p>
              </table:table-cell>
              <table:table-cell office:value-type="float" office:value="0.00840915983193378">
                <text:p>0.008409159831933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3000">
                <text:p>93000</text:p>
              </table:table-cell>
              <table:table-cell office:value-type="float" office:value="0.982364997367653">
                <text:p>0.982364997367653</text:p>
              </table:table-cell>
              <table:table-cell office:value-type="float" office:value="0.00261689126057946">
                <text:p>0.00261689126057946</text:p>
              </table:table-cell>
              <table:table-cell office:value-type="float" office:value="0.00261689126057946">
                <text:p>0.00261689126057946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10128338934072">
                <text:p>0.010128338934072</text:p>
              </table:table-cell>
              <table:table-cell office:value-type="float" office:value="0.010128338934072">
                <text:p>0.0101283389340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000">
                <text:p>108000</text:p>
              </table:table-cell>
              <table:table-cell office:value-type="float" office:value="0.982674211962581">
                <text:p>0.982674211962581</text:p>
              </table:table-cell>
              <table:table-cell office:value-type="float" office:value="0.00114392733922648">
                <text:p>0.00114392733922648</text:p>
              </table:table-cell>
              <table:table-cell office:value-type="float" office:value="0.00114392733922648">
                <text:p>0.00114392733922648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720930644577512">
                <text:p>0.00720930644577512</text:p>
              </table:table-cell>
              <table:table-cell office:value-type="float" office:value="0.00720930644577512">
                <text:p>0.007209306445775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9000">
                <text:p>179000</text:p>
              </table:table-cell>
              <table:table-cell office:value-type="float" office:value="0.981437928331184">
                <text:p>0.981437928331184</text:p>
              </table:table-cell>
              <table:table-cell office:value-type="float" office:value="0.00346110478228858">
                <text:p>0.00346110478228858</text:p>
              </table:table-cell>
              <table:table-cell office:value-type="float" office:value="0.00346110478228858">
                <text:p>0.00346110478228858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969773945310827">
                <text:p>0.00969773945310827</text:p>
              </table:table-cell>
              <table:table-cell office:value-type="float" office:value="0.00969773945310827">
                <text:p>0.009697739453108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6000">
                <text:p>186000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30166544705274">
                <text:p>0.00230166544705274</text:p>
              </table:table-cell>
              <table:table-cell office:value-type="float" office:value="0.00230166544705274">
                <text:p>0.00230166544705274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531707583579692">
                <text:p>0.00531707583579692</text:p>
              </table:table-cell>
              <table:table-cell office:value-type="float" office:value="0.00531707583579692">
                <text:p>0.005317075835796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2000">
                <text:p>192000</text:p>
              </table:table-cell>
              <table:table-cell office:value-type="float" office:value="0.977726203695402">
                <text:p>0.977726203695402</text:p>
              </table:table-cell>
              <table:table-cell office:value-type="float" office:value="0.00453184321486768">
                <text:p>0.00453184321486768</text:p>
              </table:table-cell>
              <table:table-cell office:value-type="float" office:value="0.00453184321486768">
                <text:p>0.00453184321486768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579402900471816">
                <text:p>0.00579402900471816</text:p>
              </table:table-cell>
              <table:table-cell office:value-type="float" office:value="0.00579402900471816">
                <text:p>0.005794029004718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1000">
                <text:p>241000</text:p>
              </table:table-cell>
              <table:table-cell office:value-type="float" office:value="0.979887257369998">
                <text:p>0.979887257369998</text:p>
              </table:table-cell>
              <table:table-cell office:value-type="float" office:value="0.00244706802766726">
                <text:p>0.00244706802766726</text:p>
              </table:table-cell>
              <table:table-cell office:value-type="float" office:value="0.00244706802766726">
                <text:p>0.00244706802766726</text:p>
              </table:table-cell>
              <table:table-cell office:value-type="float" office:value="0.922648514851485">
                <text:p>0.922648514851485</text:p>
              </table:table-cell>
              <table:table-cell office:value-type="float" office:value="0.0092422719511158">
                <text:p>0.0092422719511158</text:p>
              </table:table-cell>
              <table:table-cell office:value-type="float" office:value="0.0092422719511158">
                <text:p>0.00924227195111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8000">
                <text:p>88000</text:p>
              </table:table-cell>
              <table:table-cell office:value-type="float" office:value="0.979272851418364">
                <text:p>0.979272851418364</text:p>
              </table:table-cell>
              <table:table-cell office:value-type="float" office:value="0.00356591392926821">
                <text:p>0.00356591392926821</text:p>
              </table:table-cell>
              <table:table-cell office:value-type="float" office:value="0.00356591392926821">
                <text:p>0.00356591392926821</text:p>
              </table:table-cell>
              <table:table-cell office:value-type="float" office:value="0.922029702970297">
                <text:p>0.922029702970297</text:p>
              </table:table-cell>
              <table:table-cell office:value-type="float" office:value="0.00550250761621817">
                <text:p>0.00550250761621817</text:p>
              </table:table-cell>
              <table:table-cell office:value-type="float" office:value="0.00550250761621817">
                <text:p>0.005502507616218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3000">
                <text:p>113000</text:p>
              </table:table-cell>
              <table:table-cell office:value-type="float" office:value="0.979272851418364">
                <text:p>0.979272851418364</text:p>
              </table:table-cell>
              <table:table-cell office:value-type="float" office:value="0.0037995773625307">
                <text:p>0.0037995773625307</text:p>
              </table:table-cell>
              <table:table-cell office:value-type="float" office:value="0.0037995773625307">
                <text:p>0.0037995773625307</text:p>
              </table:table-cell>
              <table:table-cell office:value-type="float" office:value="0.922029702970297">
                <text:p>0.922029702970297</text:p>
              </table:table-cell>
              <table:table-cell office:value-type="float" office:value="0.00655696408730543">
                <text:p>0.00655696408730543</text:p>
              </table:table-cell>
              <table:table-cell office:value-type="float" office:value="0.00655696408730543">
                <text:p>0.006556964087305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000">
                <text:p>72000</text:p>
              </table:table-cell>
              <table:table-cell office:value-type="float" office:value="0.980508560301444">
                <text:p>0.980508560301444</text:p>
              </table:table-cell>
              <table:table-cell office:value-type="float" office:value="0.0019938636294589">
                <text:p>0.0019938636294589</text:p>
              </table:table-cell>
              <table:table-cell office:value-type="float" office:value="0.0019938636294589">
                <text:p>0.0019938636294589</text:p>
              </table:table-cell>
              <table:table-cell office:value-type="float" office:value="0.921410891089109">
                <text:p>0.921410891089109</text:p>
              </table:table-cell>
              <table:table-cell office:value-type="float" office:value="0.00712614072804521">
                <text:p>0.00712614072804521</text:p>
              </table:table-cell>
              <table:table-cell office:value-type="float" office:value="0.00712614072804521">
                <text:p>0.007126140728045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9000">
                <text:p>199000</text:p>
              </table:table-cell>
              <table:table-cell office:value-type="float" office:value="0.981435054589595">
                <text:p>0.981435054589595</text:p>
              </table:table-cell>
              <table:table-cell office:value-type="float" office:value="0.00200959152758442">
                <text:p>0.00200959152758442</text:p>
              </table:table-cell>
              <table:table-cell office:value-type="float" office:value="0.00200959152758442">
                <text:p>0.00200959152758442</text:p>
              </table:table-cell>
              <table:table-cell office:value-type="float" office:value="0.922029702970297">
                <text:p>0.922029702970297</text:p>
              </table:table-cell>
              <table:table-cell office:value-type="float" office:value="0.00910129516441782">
                <text:p>0.00910129516441782</text:p>
              </table:table-cell>
              <table:table-cell office:value-type="float" office:value="0.00910129516441782">
                <text:p>0.009101295164417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9000">
                <text:p>119000</text:p>
              </table:table-cell>
              <table:table-cell office:value-type="float" office:value="0.982673637214264">
                <text:p>0.982673637214264</text:p>
              </table:table-cell>
              <table:table-cell office:value-type="float" office:value="0.000867368146930625">
                <text:p>0.000867368146930625</text:p>
              </table:table-cell>
              <table:table-cell office:value-type="float" office:value="0.000867368146930625">
                <text:p>0.000867368146930625</text:p>
              </table:table-cell>
              <table:table-cell office:value-type="float" office:value="0.920792079207921">
                <text:p>0.920792079207921</text:p>
              </table:table-cell>
              <table:table-cell office:value-type="float" office:value="0.00615086261052101">
                <text:p>0.00615086261052101</text:p>
              </table:table-cell>
              <table:table-cell office:value-type="float" office:value="0.00615086261052101">
                <text:p>0.006150862610521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5000">
                <text:p>185000</text:p>
              </table:table-cell>
              <table:table-cell office:value-type="float" office:value="0.979580916516657">
                <text:p>0.979580916516657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921410891089109">
                <text:p>0.921410891089109</text:p>
              </table:table-cell>
              <table:table-cell office:value-type="float" office:value="0.00684936310285818">
                <text:p>0.00684936310285818</text:p>
              </table:table-cell>
              <table:table-cell office:value-type="float" office:value="0.00684936310285818">
                <text:p>0.006849363102858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000">
                <text:p>197000</text:p>
              </table:table-cell>
              <table:table-cell office:value-type="float" office:value="0.979890131111586">
                <text:p>0.979890131111586</text:p>
              </table:table-cell>
              <table:table-cell office:value-type="float" office:value="0.0023022981409302">
                <text:p>0.0023022981409302</text:p>
              </table:table-cell>
              <table:table-cell office:value-type="float" office:value="0.0023022981409302">
                <text:p>0.0023022981409302</text:p>
              </table:table-cell>
              <table:table-cell office:value-type="float" office:value="0.921410891089109">
                <text:p>0.921410891089109</text:p>
              </table:table-cell>
              <table:table-cell office:value-type="float" office:value="0.0113898528463674">
                <text:p>0.0113898528463674</text:p>
              </table:table-cell>
              <table:table-cell office:value-type="float" office:value="0.0113898528463674">
                <text:p>0.01138985284636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000">
                <text:p>64000</text:p>
              </table:table-cell>
              <table:table-cell office:value-type="float" office:value="0.981436778834548">
                <text:p>0.981436778834548</text:p>
              </table:table-cell>
              <table:table-cell office:value-type="float" office:value="0.00199439223194969">
                <text:p>0.00199439223194969</text:p>
              </table:table-cell>
              <table:table-cell office:value-type="float" office:value="0.00199439223194969">
                <text:p>0.00199439223194969</text:p>
              </table:table-cell>
              <table:table-cell office:value-type="float" office:value="0.920173267326733">
                <text:p>0.920173267326733</text:p>
              </table:table-cell>
              <table:table-cell office:value-type="float" office:value="0.005436384952294">
                <text:p>0.005436384952294</text:p>
              </table:table-cell>
              <table:table-cell office:value-type="float" office:value="0.005436384952294">
                <text:p>0.005436384952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